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89cm"/>
    </style:style>
    <style:style style:name="co3" style:family="table-column">
      <style:table-column-properties fo:break-before="auto" style:column-width="18.20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3" table:default-cell-style-name="ce2"/>
        <table:table-column table:style-name="co2" table:number-columns-repeated="4" table:default-cell-style-name="ce2"/>
        <table:table-column table:style-name="co1" table:number-columns-repeated="7" table:default-cell-style-name="ce2"/>
        <table:table-column table:style-name="co3" table:default-cell-style-name="ce2"/>
        <table:table-row table:style-name="ro1"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bug_id&amp;query_based_on=">ID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creation_ts,bugs.bug_status%2Cbugs.priority%2Cmap_assigned_to.login_name%2Cbugs.bug_id&amp;query_based_on=">Opened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delta_ts,bugs.bug_status%2Cbugs.priority%2Cmap_assigned_to.login_name%2Cbugs.bug_id&amp;query_based_on=">Changed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bug_severity,bugs.bug_status%2Cbugs.priority%2Cmap_assigned_to.login_name%2Cbugs.bug_id&amp;query_based_on=">Sev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priority,bugs.bug_status%2Cbugs.priority%2Cmap_assigned_to.login_name%2Cbugs.bug_id&amp;query_based_on=">Pri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rep_platform,bugs.bug_status%2Cbugs.priority%2Cmap_assigned_to.login_name%2Cbugs.bug_id&amp;query_based_on=">Plt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assigned_to.login_name,bugs.bug_status%2Cbugs.priority%2Cmap_assigned_to.login_name%2Cbugs.bug_id&amp;query_based_on=">Assignee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assigned_to_realname,bugs.bug_status%2Cbugs.priority%2Cmap_assigned_to.login_name%2Cbugs.bug_id&amp;query_based_on=">Assignee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reporter.login_name,bugs.bug_status%2Cbugs.priority%2Cmap_assigned_to.login_name%2Cbugs.bug_id&amp;query_based_on=">Reporter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reporter_realname,bugs.bug_status%2Cbugs.priority%2Cmap_assigned_to.login_name%2Cbugs.bug_id&amp;query_based_on=">Reporter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bug_status,bugs.bug_status%2Cbugs.priority%2Cmap_assigned_to.login_name%2Cbugs.bug_id&amp;query_based_on=">Statu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resolution,bugs.bug_status%2Cbugs.priority%2Cmap_assigned_to.login_name%2Cbugs.bug_id&amp;query_based_on=">Resolution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products.name,bugs.bug_status%2Cbugs.priority%2Cmap_assigned_to.login_name%2Cbugs.bug_id&amp;query_based_on=">Product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components.name,bugs.bug_status%2Cbugs.priority%2Cmap_assigned_to.login_name%2Cbugs.bug_id&amp;query_based_on=">Comp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version,bugs.bug_status%2Cbugs.priority%2Cmap_assigned_to.login_name%2Cbugs.bug_id&amp;query_based_on=">Ver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op_sys,bugs.bug_status%2Cbugs.priority%2Cmap_assigned_to.login_name%2Cbugs.bug_id&amp;query_based_on=">O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votes,bugs.bug_status%2Cbugs.priority%2Cmap_assigned_to.login_name%2Cbugs.bug_id&amp;query_based_on=">Vote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short_desc,bugs.bug_status%2Cbugs.priority%2Cmap_assigned_to.login_name%2Cbugs.bug_id&amp;query_based_on=">Summary</text:a> </text:p>
          </table:table-cell>
        </table:table-row>
        <table:table-row table:style-name="ro1">
          <table:table-cell office:value-type="string">
            <text:p><text:a xlink:href="http://bugs.tol-project.org/show_bug.cgi?id=584">584</text:a> </text:p>
          </table:table-cell>
          <table:table-cell table:number-columns-repeated="2" office:value-type="date" office:date-value="2008-05-20">
            <text:p>20/05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jconde@bayesinf.com </text:p>
          </table:table-cell>
          <table:table-cell office:value-type="string">
            <text:p>Jorge Conde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ombination error </text:p>
          </table:table-cell>
        </table:table-row>
        <table:table-row table:style-name="ro1">
          <table:table-cell office:value-type="string">
            <text:p><text:a xlink:href="http://bugs.tol-project.org/show_bug.cgi?id=550">550</text:a> </text:p>
          </table:table-cell>
          <table:table-cell office:value-type="date" office:date-value="2008-01-17">
            <text:p>17/01/08</text:p>
          </table:table-cell>
          <table:table-cell office:value-type="date" office:date-value="2008-03-27">
            <text:p>27/03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 </text:p>
          </table:table-cell>
          <table:table-cell office:value-type="string">
            <text:p>TYPE_Set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BTableColumn function does not work </text:p>
          </table:table-cell>
        </table:table-row>
        <table:table-row table:style-name="ro1">
          <table:table-cell office:value-type="string">
            <text:p><text:a xlink:href="http://bugs.tol-project.org/show_bug.cgi?id=571">571</text:a> </text:p>
          </table:table-cell>
          <table:table-cell office:value-type="date" office:date-value="2008-04-08">
            <text:p>08/04/08</text:p>
          </table:table-cell>
          <table:table-cell office:value-type="date" office:date-value="2008-04-09">
            <text:p>09/04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robles@bayesinf.com </text:p>
          </table:table-cell>
          <table:table-cell office:value-type="string">
            <text:p>Iván Robles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DBD </text:p>
          </table:table-cell>
          <table:table-cell office:value-type="string">
            <text:p>Tol-ODBC </text:p>
          </table:table-cell>
          <table:table-cell office:value-type="string">
            <text:p>unspe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Query don´t run in Tol </text:p>
          </table:table-cell>
        </table:table-row>
        <table:table-row table:style-name="ro1">
          <table:table-cell office:value-type="string">
            <text:p><text:a xlink:href="http://bugs.tol-project.org/show_bug.cgi?id=452">452</text:a> </text:p>
          </table:table-cell>
          <table:table-cell table:number-columns-repeated="2" office:value-type="date" office:date-value="2006-11-23">
            <text:p>23/11/06</text:p>
          </table:table-cell>
          <table:table-cell office:value-type="string">
            <text:p>enh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undef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Save just when needed </text:p>
          </table:table-cell>
        </table:table-row>
        <table:table-row table:style-name="ro1">
          <table:table-cell office:value-type="string">
            <text:p><text:a xlink:href="http://bugs.tol-project.org/show_bug.cgi?id=569">569</text:a> </text:p>
          </table:table-cell>
          <table:table-cell table:number-columns-repeated="2" office:value-type="date" office:date-value="2008-04-07">
            <text:p>07/04/08</text:p>
          </table:table-cell>
          <table:table-cell office:value-type="string">
            <text:p>enh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Function </text:p>
          </table:table-cell>
          <table:table-cell office:value-type="string">
            <text:p>undef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Searching </text:p>
          </table:table-cell>
        </table:table-row>
        <table:table-row table:style-name="ro1">
          <table:table-cell office:value-type="string">
            <text:p><text:a xlink:href="http://bugs.tol-project.org/show_bug.cgi?id=575">575</text:a> </text:p>
          </table:table-cell>
          <table:table-cell table:number-columns-repeated="2" office:value-type="date" office:date-value="2008-04-24">
            <text:p>24/04/08</text:p>
          </table:table-cell>
          <table:table-cell office:value-type="string">
            <text:p>enh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Matrix z(x,y) charts </text:p>
          </table:table-cell>
        </table:table-row>
        <table:table-row table:style-name="ro1">
          <table:table-cell office:value-type="string">
            <text:p><text:a xlink:href="http://bugs.tol-project.org/show_bug.cgi?id=598">598</text:a> </text:p>
          </table:table-cell>
          <table:table-cell table:number-columns-repeated="2" office:value-type="date" office:date-value="2008-07-22">
            <text:p>22/07/08</text:p>
          </table:table-cell>
          <table:table-cell office:value-type="string">
            <text:p>maj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hart and GCFFile </text:p>
          </table:table-cell>
        </table:table-row>
        <table:table-row table:style-name="ro1">
          <table:table-cell office:value-type="string">
            <text:p><text:a xlink:href="http://bugs.tol-project.org/show_bug.cgi?id=581">581</text:a> </text:p>
          </table:table-cell>
          <table:table-cell table:number-columns-repeated="2" office:value-type="date" office:date-value="2008-05-15">
            <text:p>15/05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mdedios@bayesinf.com </text:p>
          </table:table-cell>
          <table:table-cell office:value-type="string">
            <text:p>Jose Maria de Dios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Projec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Wrong including when including a project with IncludePrj </text:p>
          </table:table-cell>
        </table:table-row>
        <table:table-row table:style-name="ro1">
          <table:table-cell office:value-type="string">
            <text:p><text:a xlink:href="http://bugs.tol-project.org/show_bug.cgi?id=552">552</text:a> </text:p>
          </table:table-cell>
          <table:table-cell table:number-columns-repeated="2" office:value-type="date" office:date-value="2008-01-21">
            <text:p>21/01/08</text:p>
          </table:table-cell>
          <table:table-cell office:value-type="string">
            <text:p>nor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 Cons </text:p>
          </table:table-cell>
          <table:table-cell office:value-type="string">
            <text:p>Unclassi </text:p>
          </table:table-cell>
          <table:table-cell office:value-type="string">
            <text:p>v1.0.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Arrow keys doesn't work in unix tolcon </text:p>
          </table:table-cell>
        </table:table-row>
        <table:table-row table:style-name="ro1">
          <table:table-cell office:value-type="string">
            <text:p><text:a xlink:href="http://bugs.tol-project.org/show_bug.cgi?id=557">557</text:a> </text:p>
          </table:table-cell>
          <table:table-cell table:number-columns-repeated="2" office:value-type="date" office:date-value="2008-02-21">
            <text:p>21/02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undef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Right button menu fails </text:p>
          </table:table-cell>
        </table:table-row>
        <table:table-row table:style-name="ro1">
          <table:table-cell office:value-type="string">
            <text:p><text:a xlink:href="http://bugs.tol-project.org/show_bug.cgi?id=586">586</text:a> </text:p>
          </table:table-cell>
          <table:table-cell table:number-columns-repeated="2" office:value-type="date" office:date-value="2008-05-31">
            <text:p>31/05/08</text:p>
          </table:table-cell>
          <table:table-cell office:value-type="string">
            <text:p>enh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Object 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pplying Matrix methods to VMatrix </text:p>
          </table:table-cell>
        </table:table-row>
        <table:table-row table:style-name="ro1">
          <table:table-cell office:value-type="string">
            <text:p><text:a xlink:href="http://bugs.tol-project.org/show_bug.cgi?id=474">474</text:a> </text:p>
          </table:table-cell>
          <table:table-cell table:number-columns-repeated="2" office:value-type="date" office:date-value="2007-02-27">
            <text:p>27/02/07</text:p>
          </table:table-cell>
          <table:table-cell office:value-type="string">
            <text:p>t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livanr68@gmail.com </text:p>
          </table:table-cell>
          <table:table-cell office:value-type="string">
            <text:p>Livan Ramirez Dorta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Splash decides not to die </text:p>
          </table:table-cell>
        </table:table-row>
        <table:table-row table:style-name="ro1">
          <table:table-cell office:value-type="string">
            <text:p><text:a xlink:href="http://bugs.tol-project.org/show_bug.cgi?id=420">420</text:a> </text:p>
          </table:table-cell>
          <table:table-cell table:number-columns-repeated="2" office:value-type="date" office:date-value="2006-07-21">
            <text:p>21/07/06</text:p>
          </table:table-cell>
          <table:table-cell office:value-type="string">
            <text:p>enh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To be able to hide the Tol-Inspector with the Magnifying Glass button. </text:p>
          </table:table-cell>
        </table:table-row>
        <table:table-row table:style-name="ro1">
          <table:table-cell office:value-type="string">
            <text:p><text:a xlink:href="http://bugs.tol-project.org/show_bug.cgi?id=429">429</text:a> </text:p>
          </table:table-cell>
          <table:table-cell table:number-columns-repeated="2" office:value-type="date" office:date-value="2006-09-12">
            <text:p>12/09/06</text:p>
          </table:table-cell>
          <table:table-cell office:value-type="string">
            <text:p>enh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Object 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rowsing tools for object inspector </text:p>
          </table:table-cell>
        </table:table-row>
        <table:table-row table:style-name="ro1">
          <table:table-cell office:value-type="string">
            <text:p><text:a xlink:href="http://bugs.tol-project.org/show_bug.cgi?id=477">477</text:a> </text:p>
          </table:table-cell>
          <table:table-cell table:number-columns-repeated="2" office:value-type="date" office:date-value="2007-03-09">
            <text:p>09/03/07</text:p>
          </table:table-cell>
          <table:table-cell office:value-type="string">
            <text:p>min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manton@bayesinf.com </text:p>
          </table:table-cell>
          <table:table-cell office:value-type="string">
            <text:p>Miguel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Graphics </text:p>
          </table:table-cell>
        </table:table-row>
        <table:table-row table:style-name="ro1">
          <table:table-cell office:value-type="string">
            <text:p><text:a xlink:href="http://bugs.tol-project.org/show_bug.cgi?id=546">546</text:a> </text:p>
          </table:table-cell>
          <table:table-cell table:number-columns-repeated="2" office:value-type="date" office:date-value="2008-01-09">
            <text:p>09/01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Unexpected message of corrupted BBM file </text:p>
          </table:table-cell>
        </table:table-row>
        <table:table-row table:style-name="ro1">
          <table:table-cell office:value-type="string">
            <text:p><text:a xlink:href="http://bugs.tol-project.org/show_bug.cgi?id=585">585</text:a> </text:p>
          </table:table-cell>
          <table:table-cell table:number-columns-repeated="2" office:value-type="date" office:date-value="2008-05-31">
            <text:p>31/05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CholeskiSolve fails with a Cholmod.R.Factor L system </text:p>
          </table:table-cell>
        </table:table-row>
        <table:table-row table:style-name="ro1">
          <table:table-cell office:value-type="string">
            <text:p><text:a xlink:href="http://bugs.tol-project.org/show_bug.cgi?id=593">593</text:a> </text:p>
          </table:table-cell>
          <table:table-cell table:number-columns-repeated="2" office:value-type="date" office:date-value="2008-06-19">
            <text:p>19/06/08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mdiaz@bayesinf.com </text:p>
          </table:table-cell>
          <table:table-cell office:value-type="float" office:value="20070820">
            <text:p>20070820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 </text:p>
          </table:table-cell>
          <table:table-cell office:value-type="string">
            <text:p>TYPE_Set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osen't work with null </text:p>
          </table:table-cell>
        </table:table-row>
        <table:table-row table:style-name="ro1">
          <table:table-cell office:value-type="string">
            <text:p><text:a xlink:href="http://bugs.tol-project.org/show_bug.cgi?id=465">465</text:a> </text:p>
          </table:table-cell>
          <table:table-cell table:number-columns-repeated="2" office:value-type="date" office:date-value="2007-02-02">
            <text:p>02/02/07</text:p>
          </table:table-cell>
          <table:table-cell office:value-type="string">
            <text:p>enh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azamorano@tol-project.org </text:p>
          </table:table-cell>
          <table:table-cell office:value-type="string">
            <text:p>Antonio Zamorano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Tables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ome proposals of improvements for tables </text:p>
          </table:table-cell>
        </table:table-row>
        <table:table-row table:style-name="ro1">
          <table:table-cell office:value-type="string">
            <text:p><text:a xlink:href="http://bugs.tol-project.org/show_bug.cgi?id=337">337</text:a> </text:p>
          </table:table-cell>
          <table:table-cell table:number-columns-repeated="2" office:value-type="date" office:date-value="2005-11-23">
            <text:p>23/11/05</text:p>
          </table:table-cell>
          <table:table-cell office:value-type="string">
            <text:p>blo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ODBC Types and Databases in Teradata </text:p>
          </table:table-cell>
        </table:table-row>
        <table:table-row table:style-name="ro1">
          <table:table-cell office:value-type="string">
            <text:p><text:a xlink:href="http://bugs.tol-project.org/show_bug.cgi?id=460">460</text:a> </text:p>
          </table:table-cell>
          <table:table-cell office:value-type="date" office:date-value="2006-12-17">
            <text:p>17/12/06</text:p>
          </table:table-cell>
          <table:table-cell office:value-type="date" office:date-value="2007-02-27">
            <text:p>27/02/07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 after occulting a series line </text:p>
          </table:table-cell>
        </table:table-row>
        <table:table-row table:style-name="ro1">
          <table:table-cell office:value-type="string">
            <text:p><text:a xlink:href="http://bugs.tol-project.org/show_bug.cgi?id=519">519</text:a> </text:p>
          </table:table-cell>
          <table:table-cell table:number-columns-repeated="2" office:value-type="date" office:date-value="2007-11-02">
            <text:p>02/11/07</text:p>
          </table:table-cell>
          <table:table-cell office:value-type="string">
            <text:p>nor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lmartiles@bayesinf.com </text:p>
          </table:table-cell>
          <table:table-cell office:value-type="string">
            <text:p>L.M. Artiles Mart...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when pussing the statistics button in a series chart </text:p>
          </table:table-cell>
        </table:table-row>
        <table:table-row table:style-name="ro1">
          <table:table-cell office:value-type="string">
            <text:p><text:a xlink:href="http://bugs.tol-project.org/show_bug.cgi?id=466">466</text:a> </text:p>
          </table:table-cell>
          <table:table-cell table:number-columns-repeated="2" office:value-type="date" office:date-value="2007-02-02">
            <text:p>02/02/07</text:p>
          </table:table-cell>
          <table:table-cell office:value-type="string">
            <text:p>enh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ome proposals of improvements for graphics </text:p>
          </table:table-cell>
        </table:table-row>
        <table:table-row table:style-name="ro1">
          <table:table-cell office:value-type="string">
            <text:p><text:a xlink:href="http://bugs.tol-project.org/show_bug.cgi?id=509">509</text:a> </text:p>
          </table:table-cell>
          <table:table-cell table:number-columns-repeated="2" office:value-type="date" office:date-value="2007-09-27">
            <text:p>27/09/07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Object i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Log reload on Object Inspector -&gt; Output </text:p>
          </table:table-cell>
        </table:table-row>
        <table:table-row table:style-name="ro1">
          <table:table-cell office:value-type="string">
            <text:p><text:a xlink:href="http://bugs.tol-project.org/show_bug.cgi?id=510">510</text:a> </text:p>
          </table:table-cell>
          <table:table-cell table:number-columns-repeated="2" office:value-type="date" office:date-value="2007-09-27">
            <text:p>27/09/07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Object i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ee "Object" Definition </text:p>
          </table:table-cell>
        </table:table-row>
        <table:table-row table:style-name="ro1">
          <table:table-cell office:value-type="string">
            <text:p><text:a xlink:href="http://bugs.tol-project.org/show_bug.cgi?id=306">306</text:a> </text:p>
          </table:table-cell>
          <table:table-cell office:value-type="date" office:date-value="2005-09-15">
            <text:p>15/09/05</text:p>
          </table:table-cell>
          <table:table-cell office:value-type="date" office:date-value="2008-03-27">
            <text:p>27/03/08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in DBTableColumn? </text:p>
          </table:table-cell>
        </table:table-row>
        <table:table-row table:style-name="ro1">
          <table:table-cell office:value-type="string">
            <text:p><text:a xlink:href="http://bugs.tol-project.org/show_bug.cgi?id=381">381</text:a> </text:p>
          </table:table-cell>
          <table:table-cell table:number-columns-repeated="2" office:value-type="date" office:date-value="2006-04-06">
            <text:p>06/04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pegarcia@bayesinf.com </text:p>
          </table:table-cell>
          <table:table-cell office:value-type="string">
            <text:p>Pedro Ernesto García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BTable function fails when accessing real fields of an Oracle92 table </text:p>
          </table:table-cell>
        </table:table-row>
        <table:table-row table:style-name="ro1">
          <table:table-cell office:value-type="string">
            <text:p><text:a xlink:href="http://bugs.tol-project.org/show_bug.cgi?id=489">489</text:a> </text:p>
          </table:table-cell>
          <table:table-cell table:number-columns-repeated="2" office:value-type="date" office:date-value="2007-05-28">
            <text:p>28/05/07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All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auto-save-recover </text:p>
          </table:table-cell>
        </table:table-row>
        <table:table-row table:style-name="ro1">
          <table:table-cell office:value-type="string">
            <text:p><text:a xlink:href="http://bugs.tol-project.org/show_bug.cgi?id=538">538</text:a> </text:p>
          </table:table-cell>
          <table:table-cell table:number-columns-repeated="2" office:value-type="date" office:date-value="2007-12-28">
            <text:p>28/12/07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Editor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he function's help has disappeared </text:p>
          </table:table-cell>
        </table:table-row>
        <table:table-row table:style-name="ro1">
          <table:table-cell office:value-type="string">
            <text:p><text:a xlink:href="http://bugs.tol-project.org/show_bug.cgi?id=595">595</text:a> </text:p>
          </table:table-cell>
          <table:table-cell table:number-columns-repeated="2" office:value-type="date" office:date-value="2008-07-07">
            <text:p>07/07/08</text:p>
          </table:table-cell>
          <table:table-cell office:value-type="string">
            <text:p>blo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cperales@bayesinf.com </text:p>
          </table:table-cell>
          <table:table-cell office:value-type="string">
            <text:p>Carlos Perales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artial Autocorrelation graphic extends too long </text:p>
          </table:table-cell>
        </table:table-row>
        <table:table-row table:style-name="ro1">
          <table:table-cell office:value-type="string">
            <text:p><text:a xlink:href="http://bugs.tol-project.org/show_bug.cgi?id=395">395</text:a> </text:p>
          </table:table-cell>
          <table:table-cell office:value-type="date" office:date-value="2006-05-09">
            <text:p>09/05/06</text:p>
          </table:table-cell>
          <table:table-cell office:value-type="date" office:date-value="2006-05-10">
            <text:p>10/05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Tables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ditMaster Problem </text:p>
          </table:table-cell>
        </table:table-row>
        <table:table-row table:style-name="ro1">
          <table:table-cell office:value-type="string">
            <text:p><text:a xlink:href="http://bugs.tol-project.org/show_bug.cgi?id=410">410</text:a> </text:p>
          </table:table-cell>
          <table:table-cell office:value-type="date" office:date-value="2006-06-27">
            <text:p>27/06/06</text:p>
          </table:table-cell>
          <table:table-cell office:value-type="date" office:date-value="2006-07-11">
            <text:p>11/07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Unclassi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ind option doesn't work rigth </text:p>
          </table:table-cell>
        </table:table-row>
        <table:table-row table:style-name="ro1">
          <table:table-cell office:value-type="string">
            <text:p><text:a xlink:href="http://bugs.tol-project.org/show_bug.cgi?id=412">412</text:a> </text:p>
          </table:table-cell>
          <table:table-cell table:number-columns-repeated="2" office:value-type="date" office:date-value="2006-06-29">
            <text:p>29/06/06</text:p>
          </table:table-cell>
          <table:table-cell office:value-type="string">
            <text:p>maj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fmunoz@bayesinf.com </text:p>
          </table:table-cell>
          <table:table-cell office:value-type="string">
            <text:p>Francisco Muñoz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rash if hit options twice in a graphic </text:p>
          </table:table-cell>
        </table:table-row>
        <table:table-row table:style-name="ro1">
          <table:table-cell office:value-type="string">
            <text:p><text:a xlink:href="http://bugs.tol-project.org/show_bug.cgi?id=422">422</text:a> </text:p>
          </table:table-cell>
          <table:table-cell table:number-columns-repeated="2" office:value-type="date" office:date-value="2006-07-25">
            <text:p>25/07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asalafranca@bayesinf.com </text:p>
          </table:table-cell>
          <table:table-cell office:value-type="string">
            <text:p>Alfonso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Object i </text:p>
          </table:table-cell>
          <table:table-cell office:value-type="string">
            <text:p>undef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Right button on an named included file doesn`t work </text:p>
          </table:table-cell>
        </table:table-row>
        <table:table-row table:style-name="ro1">
          <table:table-cell office:value-type="string">
            <text:p><text:a xlink:href="http://bugs.tol-project.org/show_bug.cgi?id=576">576</text:a> </text:p>
          </table:table-cell>
          <table:table-cell table:number-columns-repeated="2" office:value-type="date" office:date-value="2008-04-24">
            <text:p>24/04/08</text:p>
          </table:table-cell>
          <table:table-cell office:value-type="string">
            <text:p>maj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 </text:p>
          </table:table-cell>
          <table:table-cell office:value-type="string">
            <text:p>TYPE_Set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DBOpen can not be used without a Structure Name of field register </text:p>
          </table:table-cell>
        </table:table-row>
        <table:table-row table:style-name="ro1">
          <table:table-cell office:value-type="string">
            <text:p><text:a xlink:href="http://bugs.tol-project.org/show_bug.cgi?id=587">587</text:a> </text:p>
          </table:table-cell>
          <table:table-cell table:number-columns-repeated="2" office:value-type="date" office:date-value="2008-06-11">
            <text:p>11/06/08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lcereceda@bayesforecast.com </text:p>
          </table:table-cell>
          <table:table-cell office:value-type="string">
            <text:p>Luis Cereceda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 </text:p>
          </table:table-cell>
          <table:table-cell office:value-type="string">
            <text:p>TYPE_Set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Function 'FactorizePolyn' fails </text:p>
          </table:table-cell>
        </table:table-row>
        <table:table-row table:style-name="ro1">
          <table:table-cell office:value-type="string">
            <text:p><text:a xlink:href="http://bugs.tol-project.org/show_bug.cgi?id=606">606</text:a> </text:p>
          </table:table-cell>
          <table:table-cell table:style-name="ce2" office:value-type="string">
            <text:p>Thu 17:40 </text:p>
          </table:table-cell>
          <table:table-cell table:style-name="ce2" office:value-type="string">
            <text:p>Thu 17:40 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 </text:p>
          </table:table-cell>
          <table:table-cell office:value-type="string">
            <text:p>ENGINE_E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ObjectExist doesn't works fine with NameBlock members </text:p>
          </table:table-cell>
        </table:table-row>
        <table:table-row table:style-name="ro1">
          <table:table-cell office:value-type="string">
            <text:p><text:a xlink:href="http://bugs.tol-project.org/show_bug.cgi?id=532">532</text:a> </text:p>
          </table:table-cell>
          <table:table-cell table:number-columns-repeated="2" office:value-type="date" office:date-value="2007-12-12">
            <text:p>12/12/07</text:p>
          </table:table-cell>
          <table:table-cell office:value-type="string">
            <text:p>enh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INSTALL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Install options in Windows binary </text:p>
          </table:table-cell>
        </table:table-row>
        <table:table-row table:style-name="ro1">
          <table:table-cell office:value-type="string">
            <text:p><text:a xlink:href="http://bugs.tol-project.org/show_bug.cgi?id=529">529</text:a> </text:p>
          </table:table-cell>
          <table:table-cell office:value-type="date" office:date-value="2007-12-10">
            <text:p>10/12/07</text:p>
          </table:table-cell>
          <table:table-cell office:value-type="date" office:date-value="2007-12-11">
            <text:p>11/12/07</text:p>
          </table:table-cell>
          <table:table-cell office:value-type="string">
            <text:p>nor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cperales@bayesinf.com </text:p>
          </table:table-cell>
          <table:table-cell office:value-type="string">
            <text:p>Carlos Perales </text:p>
          </table:table-cell>
          <table:table-cell office:value-type="string">
            <text:p>NEW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Editor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Include Fails with / Slash </text:p>
          </table:table-cell>
        </table:table-row>
        <table:table-row table:style-name="ro1">
          <table:table-cell office:value-type="string">
            <text:p><text:a xlink:href="http://bugs.tol-project.org/show_bug.cgi?id=473">473</text:a> </text:p>
          </table:table-cell>
          <table:table-cell table:number-columns-repeated="2" office:value-type="date" office:date-value="2007-02-26">
            <text:p>26/02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Eval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error in edTableGeneric component </text:p>
          </table:table-cell>
        </table:table-row>
        <table:table-row table:style-name="ro1">
          <table:table-cell office:value-type="string">
            <text:p><text:a xlink:href="http://bugs.tol-project.org/show_bug.cgi?id=413">413</text:a> </text:p>
          </table:table-cell>
          <table:table-cell office:value-type="date" office:date-value="2006-07-01">
            <text:p>01/07/06</text:p>
          </table:table-cell>
          <table:table-cell office:value-type="date" office:date-value="2007-01-30">
            <text:p>30/01/07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Toltcl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"unimplemented" message </text:p>
          </table:table-cell>
        </table:table-row>
        <table:table-row table:style-name="ro1">
          <table:table-cell office:value-type="string">
            <text:p><text:a xlink:href="http://bugs.tol-project.org/show_bug.cgi?id=433">433</text:a> </text:p>
          </table:table-cell>
          <table:table-cell office:value-type="date" office:date-value="2006-10-06">
            <text:p>06/10/06</text:p>
          </table:table-cell>
          <table:table-cell office:value-type="date" office:date-value="2007-02-02">
            <text:p>02/02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giken019@yahoo.com </text:p>
          </table:table-cell>
          <table:table-cell office:value-type="string">
            <text:p>JC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ompile &amp; decompile </text:p>
          </table:table-cell>
        </table:table-row>
        <table:table-row table:style-name="ro1">
          <table:table-cell office:value-type="string">
            <text:p><text:a xlink:href="http://bugs.tol-project.org/show_bug.cgi?id=487">487</text:a> </text:p>
          </table:table-cell>
          <table:table-cell office:value-type="date" office:date-value="2007-05-17">
            <text:p>17/05/07</text:p>
          </table:table-cell>
          <table:table-cell office:value-type="date" office:date-value="2007-05-21">
            <text:p>21/05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mlreguero@bayesinf.com </text:p>
          </table:table-cell>
          <table:table-cell office:value-type="string">
            <text:p>Marisa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Graph special set </text:p>
          </table:table-cell>
        </table:table-row>
        <table:table-row table:style-name="ro1">
          <table:table-cell office:value-type="string">
            <text:p><text:a xlink:href="http://bugs.tol-project.org/show_bug.cgi?id=513">513</text:a> </text:p>
          </table:table-cell>
          <table:table-cell table:number-columns-repeated="2" office:value-type="date" office:date-value="2007-10-01">
            <text:p>01/10/07</text:p>
          </table:table-cell>
          <table:table-cell office:value-type="string">
            <text:p>enh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New function about LDLt transformation </text:p>
          </table:table-cell>
        </table:table-row>
        <table:table-row table:style-name="ro1">
          <table:table-cell office:value-type="string">
            <text:p><text:a xlink:href="http://bugs.tol-project.org/show_bug.cgi?id=518">518</text:a> </text:p>
          </table:table-cell>
          <table:table-cell table:number-columns-repeated="2" office:value-type="date" office:date-value="2007-10-30">
            <text:p>30/10/07</text:p>
          </table:table-cell>
          <table:table-cell office:value-type="string">
            <text:p>enh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lmartiles@bayesinf.com </text:p>
          </table:table-cell>
          <table:table-cell office:value-type="string">
            <text:p>L.M. Artiles Mart...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hold on functionality for graphics </text:p>
          </table:table-cell>
        </table:table-row>
        <table:table-row table:style-name="ro1">
          <table:table-cell office:value-type="string">
            <text:p><text:a xlink:href="http://bugs.tol-project.org/show_bug.cgi?id=521">521</text:a> </text:p>
          </table:table-cell>
          <table:table-cell table:number-columns-repeated="2" office:value-type="date" office:date-value="2007-11-15">
            <text:p>15/11/07</text:p>
          </table:table-cell>
          <table:table-cell office:value-type="string">
            <text:p>enh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-Doc </text:p>
          </table:table-cell>
          <table:table-cell office:value-type="string">
            <text:p>Unclassi </text:p>
          </table:table-cell>
          <table:table-cell office:value-type="string">
            <text:p>unspe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Insuficient description of built-in function SparseLinearRegression </text:p>
          </table:table-cell>
        </table:table-row>
        <table:table-row table:style-name="ro1">
          <table:table-cell office:value-type="string">
            <text:p><text:a xlink:href="http://bugs.tol-project.org/show_bug.cgi?id=551">551</text:a> </text:p>
          </table:table-cell>
          <table:table-cell office:value-type="date" office:date-value="2008-01-21">
            <text:p>21/01/08</text:p>
          </table:table-cell>
          <table:table-cell office:value-type="date" office:date-value="2008-01-22">
            <text:p>22/01/08</text:p>
          </table:table-cell>
          <table:table-cell office:value-type="string">
            <text:p>nor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Object i </text:p>
          </table:table-cell>
          <table:table-cell office:value-type="string">
            <text:p>undef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TOLBase forget some configuration features after to close the session </text:p>
          </table:table-cell>
        </table:table-row>
        <table:table-row table:style-name="ro1">
          <table:table-cell office:value-type="string">
            <text:p><text:a xlink:href="http://bugs.tol-project.org/show_bug.cgi?id=508">508</text:a> </text:p>
          </table:table-cell>
          <table:table-cell table:number-columns-repeated="2" office:value-type="date" office:date-value="2007-09-14">
            <text:p>14/09/07</text:p>
          </table:table-cell>
          <table:table-cell office:value-type="string">
            <text:p>nor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lmperez@bayesinf.com </text:p>
          </table:table-cell>
          <table:table-cell office:value-type="string">
            <text:p>lmperez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 </text:p>
          </table:table-cell>
          <table:table-cell office:value-type="string">
            <text:p>ESTIMATE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Iterations number report </text:p>
          </table:table-cell>
        </table:table-row>
        <table:table-row table:style-name="ro1">
          <table:table-cell office:value-type="string">
            <text:p><text:a xlink:href="http://bugs.tol-project.org/show_bug.cgi?id=589">589</text:a> </text:p>
          </table:table-cell>
          <table:table-cell office:value-type="date" office:date-value="2008-06-13">
            <text:p>13/06/08</text:p>
          </table:table-cell>
          <table:table-cell office:value-type="date" office:date-value="2008-06-14">
            <text:p>14/06/08</text:p>
          </table:table-cell>
          <table:table-cell office:value-type="string">
            <text:p>nor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ldflores@gmail.com </text:p>
          </table:table-cell>
          <table:table-cell office:value-type="string">
            <text:p>Jorge Luis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 </text:p>
          </table:table-cell>
          <table:table-cell office:value-type="string">
            <text:p>TYPE_Ser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Función SubSer no devuelve el valor desconocido por cada fecha perdida </text:p>
          </table:table-cell>
        </table:table-row>
        <table:table-row table:style-name="ro1">
          <table:table-cell office:value-type="string">
            <text:p><text:a xlink:href="http://bugs.tol-project.org/show_bug.cgi?id=601">601</text:a> </text:p>
          </table:table-cell>
          <table:table-cell office:value-type="date" office:date-value="2008-08-06">
            <text:p>06/08/08</text:p>
          </table:table-cell>
          <table:table-cell office:value-type="date" office:date-value="2008-08-07">
            <text:p>07/08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avipor@bayesinf.com </text:p>
          </table:table-cell>
          <table:table-cell office:value-type="string">
            <text:p>Javier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 </text:p>
          </table:table-cell>
          <table:table-cell office:value-type="string">
            <text:p>Unclassi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MakeGlobal does not work </text:p>
          </table:table-cell>
        </table:table-row>
        <table:table-row table:style-name="ro1">
          <table:table-cell office:value-type="string">
            <text:p><text:a xlink:href="http://bugs.tol-project.org/show_bug.cgi?id=602">602</text:a> </text:p>
          </table:table-cell>
          <table:table-cell table:number-columns-repeated="2" office:value-type="date" office:date-value="2008-08-08">
            <text:p>08/08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robles@bayesinf.com </text:p>
          </table:table-cell>
          <table:table-cell office:value-type="string">
            <text:p>Iván Robles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 </text:p>
          </table:table-cell>
          <table:table-cell office:value-type="string">
            <text:p>ESTIMAT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unctions estimate doesn't always run in the same way </text:p>
          </table:table-cell>
        </table:table-row>
        <table:table-row table:style-name="ro1">
          <table:table-cell office:value-type="string">
            <text:p><text:a xlink:href="http://bugs.tol-project.org/show_bug.cgi?id=604">604</text:a> </text:p>
          </table:table-cell>
          <table:table-cell table:number-columns-repeated="2" office:value-type="date" office:date-value="2008-08-25">
            <text:p>25/08/08</text:p>
          </table:table-cell>
          <table:table-cell office:value-type="string">
            <text:p>min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annot make a PutDescription on Structs </text:p>
          </table:table-cell>
        </table:table-row>
        <table:table-row table:style-name="ro1">
          <table:table-cell office:value-type="string">
            <text:p><text:a xlink:href="http://bugs.tol-project.org/show_bug.cgi?id=175">175</text:a> </text:p>
          </table:table-cell>
          <table:table-cell office:value-type="date" office:date-value="2004-10-07">
            <text:p>07/10/04</text:p>
          </table:table-cell>
          <table:table-cell office:value-type="date" office:date-value="2006-02-27">
            <text:p>27/02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azamorano@tol-project.org </text:p>
          </table:table-cell>
          <table:table-cell office:value-type="string">
            <text:p>Antonio Zamorano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Tables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ome utilities for tables </text:p>
          </table:table-cell>
        </table:table-row>
        <table:table-row table:style-name="ro1">
          <table:table-cell office:value-type="string">
            <text:p><text:a xlink:href="http://bugs.tol-project.org/show_bug.cgi?id=75">75</text:a> </text:p>
          </table:table-cell>
          <table:table-cell office:value-type="date" office:date-value="2004-06-22">
            <text:p>22/06/04</text:p>
          </table:table-cell>
          <table:table-cell office:value-type="date" office:date-value="2006-02-27">
            <text:p>27/0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Eval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ome wrong utilities of Ctrl </text:p>
          </table:table-cell>
        </table:table-row>
        <table:table-row table:style-name="ro1">
          <table:table-cell office:value-type="string">
            <text:p><text:a xlink:href="http://bugs.tol-project.org/show_bug.cgi?id=111">111</text:a> </text:p>
          </table:table-cell>
          <table:table-cell office:value-type="date" office:date-value="2004-08-09">
            <text:p>09/08/04</text:p>
          </table:table-cell>
          <table:table-cell office:value-type="date" office:date-value="2006-02-27">
            <text:p>27/02/06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 single quote in a remmark -&gt; next remmark not in green </text:p>
          </table:table-cell>
        </table:table-row>
        <table:table-row table:style-name="ro1">
          <table:table-cell office:value-type="string">
            <text:p><text:a xlink:href="http://bugs.tol-project.org/show_bug.cgi?id=289">289</text:a> </text:p>
          </table:table-cell>
          <table:table-cell office:value-type="date" office:date-value="2005-08-05">
            <text:p>05/08/05</text:p>
          </table:table-cell>
          <table:table-cell office:value-type="date" office:date-value="2006-02-27">
            <text:p>27/0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ditor Enhancement </text:p>
          </table:table-cell>
        </table:table-row>
        <table:table-row table:style-name="ro1">
          <table:table-cell office:value-type="string">
            <text:p><text:a xlink:href="http://bugs.tol-project.org/show_bug.cgi?id=282">282</text:a> </text:p>
          </table:table-cell>
          <table:table-cell office:value-type="date" office:date-value="2005-07-13">
            <text:p>13/07/05</text:p>
          </table:table-cell>
          <table:table-cell office:value-type="date" office:date-value="2006-02-27">
            <text:p>27/0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Unclassi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Gui Functions... </text:p>
          </table:table-cell>
        </table:table-row>
        <table:table-row table:style-name="ro1">
          <table:table-cell office:value-type="string">
            <text:p><text:a xlink:href="http://bugs.tol-project.org/show_bug.cgi?id=329">329</text:a> </text:p>
          </table:table-cell>
          <table:table-cell office:value-type="date" office:date-value="2005-10-25">
            <text:p>25/10/05</text:p>
          </table:table-cell>
          <table:table-cell office:value-type="date" office:date-value="2005-11-10">
            <text:p>10/11/05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in retrieving Oracle Integer data </text:p>
          </table:table-cell>
        </table:table-row>
        <table:table-row table:style-name="ro1">
          <table:table-cell office:value-type="string">
            <text:p><text:a xlink:href="http://bugs.tol-project.org/show_bug.cgi?id=372">372</text:a> </text:p>
          </table:table-cell>
          <table:table-cell office:value-type="date" office:date-value="2006-03-27">
            <text:p>27/03/06</text:p>
          </table:table-cell>
          <table:table-cell office:value-type="date" office:date-value="2006-05-09">
            <text:p>09/05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azamorano@tol-project.org </text:p>
          </table:table-cell>
          <table:table-cell office:value-type="string">
            <text:p>Antonio Zamorano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Toltcl </text:p>
          </table:table-cell>
          <table:table-cell office:value-type="string">
            <text:p>undef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Set column types </text:p>
          </table:table-cell>
        </table:table-row>
        <table:table-row table:style-name="ro1">
          <table:table-cell office:value-type="string">
            <text:p><text:a xlink:href="http://bugs.tol-project.org/show_bug.cgi?id=105">105</text:a> </text:p>
          </table:table-cell>
          <table:table-cell office:value-type="date" office:date-value="2004-08-04">
            <text:p>04/08/04</text:p>
          </table:table-cell>
          <table:table-cell office:value-type="date" office:date-value="2004-08-18">
            <text:p>18/08/04</text:p>
          </table:table-cell>
          <table:table-cell office:value-type="string">
            <text:p>maj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 </text:p>
          </table:table-cell>
          <table:table-cell office:value-type="string">
            <text:p>TYPE_Set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DBReg() loses one character in some lines </text:p>
          </table:table-cell>
        </table:table-row>
        <table:table-row table:style-name="ro1">
          <table:table-cell office:value-type="string">
            <text:p><text:a xlink:href="http://bugs.tol-project.org/show_bug.cgi?id=343">343</text:a> </text:p>
          </table:table-cell>
          <table:table-cell office:value-type="date" office:date-value="2005-12-29">
            <text:p>29/12/05</text:p>
          </table:table-cell>
          <table:table-cell office:value-type="date" office:date-value="2006-02-27">
            <text:p>27/0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-Base </text:p>
          </table:table-cell>
          <table:table-cell office:value-type="string">
            <text:p>Project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.prj files are not well formed to be readable by TOL </text:p>
          </table:table-cell>
        </table:table-row>
        <table:table-row table:style-name="ro1">
          <table:table-cell office:value-type="string">
            <text:p><text:a xlink:href="http://bugs.tol-project.org/show_bug.cgi?id=531">531</text:a> </text:p>
          </table:table-cell>
          <table:table-cell office:value-type="date" office:date-value="2007-12-11">
            <text:p>11/12/07</text:p>
          </table:table-cell>
          <table:table-cell office:value-type="date" office:date-value="2008-03-14">
            <text:p>14/03/08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 </text:p>
          </table:table-cell>
          <table:table-cell office:value-type="string">
            <text:p>OIS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New API for partialLoad option in Ois.Load </text:p>
          </table:table-cell>
        </table:table-row>
        <table:table-row table:style-name="ro1">
          <table:table-cell office:value-type="string">
            <text:p><text:a xlink:href="http://bugs.tol-project.org/show_bug.cgi?id=349">349</text:a> </text:p>
          </table:table-cell>
          <table:table-cell office:value-type="date" office:date-value="2006-02-07">
            <text:p>07/02/06</text:p>
          </table:table-cell>
          <table:table-cell office:value-type="date" office:date-value="2006-10-24">
            <text:p>24/10/06</text:p>
          </table:table-cell>
          <table:table-cell office:value-type="string">
            <text:p>blo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s selecting integral values from oracle database. </text:p>
          </table:table-cell>
        </table:table-row>
        <table:table-row table:style-name="ro1">
          <table:table-cell office:value-type="string">
            <text:p><text:a xlink:href="http://bugs.tol-project.org/show_bug.cgi?id=446">446</text:a> </text:p>
          </table:table-cell>
          <table:table-cell table:number-columns-repeated="2" office:value-type="date" office:date-value="2006-11-06">
            <text:p>06/11/06</text:p>
          </table:table-cell>
          <table:table-cell office:value-type="string">
            <text:p>tri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ASSI </text:p>
          </table:table-cell>
          <table:table-cell table:style-name="ce4"/>
          <table:table-cell office:value-type="string">
            <text:p>TOL </text:p>
          </table:table-cell>
          <table:table-cell office:value-type="string">
            <text:p>TYPE_Mat </text:p>
          </table:table-cell>
          <table:table-cell table:style-name="ce3" office:value-type="date" office:date-value="2004-01-01">
            <text:p>01/01/04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uplicated functions </text:p>
          </table:table-cell>
        </table:table-row>
        <table:table-row table:style-name="ro1">
          <table:table-cell office:value-type="string">
            <text:p><text:a xlink:href="http://bugs.tol-project.org/show_bug.cgi?id=3">3</text:a> </text:p>
          </table:table-cell>
          <table:table-cell office:value-type="date" office:date-value="2004-03-05">
            <text:p>05/03/04</text:p>
          </table:table-cell>
          <table:table-cell office:value-type="date" office:date-value="2006-12-02">
            <text:p>02/12/06</text:p>
          </table:table-cell>
          <table:table-cell office:value-type="string">
            <text:p>maj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holeskiInverse doesn't return the inverse matrix of the argument </text:p>
          </table:table-cell>
        </table:table-row>
        <table:table-row table:style-name="ro1">
          <table:table-cell office:value-type="string">
            <text:p><text:a xlink:href="http://bugs.tol-project.org/show_bug.cgi?id=18">18</text:a> </text:p>
          </table:table-cell>
          <table:table-cell office:value-type="date" office:date-value="2004-04-01">
            <text:p>01/04/04</text:p>
          </table:table-cell>
          <table:table-cell office:value-type="date" office:date-value="2006-12-04">
            <text:p>04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libarra@bayesinf.com </text:p>
          </table:table-cell>
          <table:table-cell office:value-type="string">
            <text:p>Lander Ibarr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aída en compilación por la función IF </text:p>
          </table:table-cell>
        </table:table-row>
        <table:table-row table:style-name="ro1">
          <table:table-cell office:value-type="string">
            <text:p><text:a xlink:href="http://bugs.tol-project.org/show_bug.cgi?id=24">24</text:a> </text:p>
          </table:table-cell>
          <table:table-cell office:value-type="date" office:date-value="2004-04-06">
            <text:p>06/04/04</text:p>
          </table:table-cell>
          <table:table-cell office:value-type="date" office:date-value="2006-12-04">
            <text:p>04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libarra@bayesinf.com </text:p>
          </table:table-cell>
          <table:table-cell office:value-type="string">
            <text:p>Lander Ibarr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RationExpand to RatioExpand </text:p>
          </table:table-cell>
        </table:table-row>
        <table:table-row table:style-name="ro1">
          <table:table-cell office:value-type="string">
            <text:p><text:a xlink:href="http://bugs.tol-project.org/show_bug.cgi?id=25">25</text:a> </text:p>
          </table:table-cell>
          <table:table-cell office:value-type="date" office:date-value="2004-04-07">
            <text:p>07/04/04</text:p>
          </table:table-cell>
          <table:table-cell office:value-type="date" office:date-value="2006-12-04">
            <text:p>04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libarra@bayesinf.com </text:p>
          </table:table-cell>
          <table:table-cell office:value-type="string">
            <text:p>Lander Ibarr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Real MinOutlierLikelyhood </text:p>
          </table:table-cell>
        </table:table-row>
        <table:table-row table:style-name="ro1">
          <table:table-cell office:value-type="string">
            <text:p><text:a xlink:href="http://bugs.tol-project.org/show_bug.cgi?id=60">60</text:a> </text:p>
          </table:table-cell>
          <table:table-cell office:value-type="date" office:date-value="2004-06-01">
            <text:p>01/06/04</text:p>
          </table:table-cell>
          <table:table-cell office:value-type="date" office:date-value="2006-12-04">
            <text:p>04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 get blocked when compling a file or just doing the syntax check </text:p>
          </table:table-cell>
        </table:table-row>
        <table:table-row table:style-name="ro1">
          <table:table-cell office:value-type="string">
            <text:p><text:a xlink:href="http://bugs.tol-project.org/show_bug.cgi?id=65">65</text:a> </text:p>
          </table:table-cell>
          <table:table-cell office:value-type="date" office:date-value="2004-06-08">
            <text:p>08/06/04</text:p>
          </table:table-cell>
          <table:table-cell office:value-type="date" office:date-value="2006-12-04">
            <text:p>04/12/06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 does not give ERROR... </text:p>
          </table:table-cell>
        </table:table-row>
        <table:table-row table:style-name="ro1">
          <table:table-cell office:value-type="string">
            <text:p><text:a xlink:href="http://bugs.tol-project.org/show_bug.cgi?id=72">72</text:a> </text:p>
          </table:table-cell>
          <table:table-cell office:value-type="date" office:date-value="2004-06-16">
            <text:p>16/06/04</text:p>
          </table:table-cell>
          <table:table-cell office:value-type="date" office:date-value="2006-12-04">
            <text:p>04/12/06</text:p>
          </table:table-cell>
          <table:table-cell office:value-type="string">
            <text:p>nor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Any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nything is not Anything </text:p>
          </table:table-cell>
        </table:table-row>
        <table:table-row table:style-name="ro1">
          <table:table-cell office:value-type="string">
            <text:p><text:a xlink:href="http://bugs.tol-project.org/show_bug.cgi?id=84">84</text:a> </text:p>
          </table:table-cell>
          <table:table-cell office:value-type="date" office:date-value="2004-07-12">
            <text:p>12/07/04</text:p>
          </table:table-cell>
          <table:table-cell office:value-type="date" office:date-value="2006-12-04">
            <text:p>04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atCh doesn't work </text:p>
          </table:table-cell>
        </table:table-row>
        <table:table-row table:style-name="ro1">
          <table:table-cell office:value-type="string">
            <text:p><text:a xlink:href="http://bugs.tol-project.org/show_bug.cgi?id=87">87</text:a> </text:p>
          </table:table-cell>
          <table:table-cell office:value-type="date" office:date-value="2004-07-15">
            <text:p>15/07/04</text:p>
          </table:table-cell>
          <table:table-cell office:value-type="date" office:date-value="2006-12-04">
            <text:p>04/12/06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libarra@bayesinf.com </text:p>
          </table:table-cell>
          <table:table-cell office:value-type="string">
            <text:p>Lander Ibarr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arser problem </text:p>
          </table:table-cell>
        </table:table-row>
        <table:table-row table:style-name="ro1">
          <table:table-cell office:value-type="string">
            <text:p><text:a xlink:href="http://bugs.tol-project.org/show_bug.cgi?id=95">95</text:a> </text:p>
          </table:table-cell>
          <table:table-cell office:value-type="date" office:date-value="2004-07-20">
            <text:p>20/07/04</text:p>
          </table:table-cell>
          <table:table-cell office:value-type="date" office:date-value="2004-08-09">
            <text:p>09/08/04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Undestroyed global objects </text:p>
          </table:table-cell>
        </table:table-row>
        <table:table-row table:style-name="ro1">
          <table:table-cell office:value-type="string">
            <text:p><text:a xlink:href="http://bugs.tol-project.org/show_bug.cgi?id=145">145</text:a> </text:p>
          </table:table-cell>
          <table:table-cell office:value-type="date" office:date-value="2004-09-13">
            <text:p>13/09/04</text:p>
          </table:table-cell>
          <table:table-cell office:value-type="date" office:date-value="2006-12-05">
            <text:p>05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libarra@bayesinf.com </text:p>
          </table:table-cell>
          <table:table-cell office:value-type="string">
            <text:p>Lander Ibarr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Inposible to re-assing local variables. </text:p>
          </table:table-cell>
        </table:table-row>
        <table:table-row table:style-name="ro1">
          <table:table-cell office:value-type="string">
            <text:p><text:a xlink:href="http://bugs.tol-project.org/show_bug.cgi?id=154">154</text:a> </text:p>
          </table:table-cell>
          <table:table-cell office:value-type="date" office:date-value="2004-09-17">
            <text:p>17/09/04</text:p>
          </table:table-cell>
          <table:table-cell office:value-type="date" office:date-value="2006-12-05">
            <text:p>05/12/06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atCh doesnt work correctly again </text:p>
          </table:table-cell>
        </table:table-row>
        <table:table-row table:style-name="ro1">
          <table:table-cell office:value-type="string">
            <text:p><text:a xlink:href="http://bugs.tol-project.org/show_bug.cgi?id=165">165</text:a> </text:p>
          </table:table-cell>
          <table:table-cell office:value-type="date" office:date-value="2004-10-04">
            <text:p>04/10/04</text:p>
          </table:table-cell>
          <table:table-cell office:value-type="date" office:date-value="2006-12-05">
            <text:p>05/12/06</text:p>
          </table:table-cell>
          <table:table-cell office:value-type="string">
            <text:p>maj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 random error in AIA function </text:p>
          </table:table-cell>
        </table:table-row>
        <table:table-row table:style-name="ro1">
          <table:table-cell office:value-type="string">
            <text:p><text:a xlink:href="http://bugs.tol-project.org/show_bug.cgi?id=180">180</text:a> </text:p>
          </table:table-cell>
          <table:table-cell office:value-type="date" office:date-value="2004-10-13">
            <text:p>13/10/04</text:p>
          </table:table-cell>
          <table:table-cell office:value-type="date" office:date-value="2006-12-05">
            <text:p>05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Cod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unction doesn't exist </text:p>
          </table:table-cell>
        </table:table-row>
        <table:table-row table:style-name="ro1">
          <table:table-cell office:value-type="string">
            <text:p><text:a xlink:href="http://bugs.tol-project.org/show_bug.cgi?id=181">181</text:a> </text:p>
          </table:table-cell>
          <table:table-cell table:number-columns-repeated="2" office:value-type="date" office:date-value="2004-10-13">
            <text:p>13/10/04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 </text:p>
          </table:table-cell>
          <table:table-cell office:value-type="string">
            <text:p>TYPE_Cod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valuation in different level </text:p>
          </table:table-cell>
        </table:table-row>
        <table:table-row table:style-name="ro1">
          <table:table-cell office:value-type="string">
            <text:p><text:a xlink:href="http://bugs.tol-project.org/show_bug.cgi?id=197">197</text:a> </text:p>
          </table:table-cell>
          <table:table-cell office:value-type="date" office:date-value="2004-11-16">
            <text:p>16/11/04</text:p>
          </table:table-cell>
          <table:table-cell office:value-type="date" office:date-value="2006-12-07">
            <text:p>07/12/06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ime causes a syntax error (TC alpha version) </text:p>
          </table:table-cell>
        </table:table-row>
        <table:table-row table:style-name="ro1">
          <table:table-cell office:value-type="string">
            <text:p><text:a xlink:href="http://bugs.tol-project.org/show_bug.cgi?id=199">199</text:a> </text:p>
          </table:table-cell>
          <table:table-cell office:value-type="date" office:date-value="2004-11-20">
            <text:p>20/11/04</text:p>
          </table:table-cell>
          <table:table-cell office:value-type="date" office:date-value="2006-12-05">
            <text:p>05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INSTALL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in compile tol.dll project </text:p>
          </table:table-cell>
        </table:table-row>
        <table:table-row table:style-name="ro1">
          <table:table-cell office:value-type="string">
            <text:p><text:a xlink:href="http://bugs.tol-project.org/show_bug.cgi?id=205">205</text:a> </text:p>
          </table:table-cell>
          <table:table-cell office:value-type="date" office:date-value="2004-12-03">
            <text:p>03/12/04</text:p>
          </table:table-cell>
          <table:table-cell office:value-type="date" office:date-value="2006-12-07">
            <text:p>07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INSTALL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when we compile tol.dll </text:p>
          </table:table-cell>
        </table:table-row>
        <table:table-row table:style-name="ro1">
          <table:table-cell office:value-type="string">
            <text:p><text:a xlink:href="http://bugs.tol-project.org/show_bug.cgi?id=217">217</text:a> </text:p>
          </table:table-cell>
          <table:table-cell office:value-type="date" office:date-value="2005-01-21">
            <text:p>21/01/05</text:p>
          </table:table-cell>
          <table:table-cell office:value-type="date" office:date-value="2006-12-07">
            <text:p>07/12/06</text:p>
          </table:table-cell>
          <table:table-cell office:value-type="string">
            <text:p>maj </text:p>
          </table:table-cell>
          <table:table-cell office:value-type="string">
            <text:p>P1 </text:p>
          </table:table-cell>
          <table:table-cell office:value-type="string">
            <text:p>All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ESO </text:p>
          </table:table-cell>
          <table:table-cell office:value-type="string">
            <text:p>REMI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A variable's name can start with a number and only be a number </text:p>
          </table:table-cell>
        </table:table-row>
        <table:table-row table:style-name="ro1">
          <table:table-cell office:value-type="string">
            <text:p><text:a xlink:href="http://bugs.tol-project.org/show_bug.cgi?id=237">237</text:a> </text:p>
          </table:table-cell>
          <table:table-cell office:value-type="date" office:date-value="2005-02-09">
            <text:p>09/02/05</text:p>
          </table:table-cell>
          <table:table-cell office:value-type="date" office:date-value="2006-12-05">
            <text:p>05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earch for existing functions </text:p>
          </table:table-cell>
        </table:table-row>
        <table:table-row table:style-name="ro1">
          <table:table-cell office:value-type="string">
            <text:p><text:a xlink:href="http://bugs.tol-project.org/show_bug.cgi?id=240">240</text:a> </text:p>
          </table:table-cell>
          <table:table-cell office:value-type="date" office:date-value="2005-02-09">
            <text:p>09/02/05</text:p>
          </table:table-cell>
          <table:table-cell office:value-type="date" office:date-value="2006-12-05">
            <text:p>05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 crashes with common code lines </text:p>
          </table:table-cell>
        </table:table-row>
        <table:table-row table:style-name="ro1">
          <table:table-cell office:value-type="string">
            <text:p><text:a xlink:href="http://bugs.tol-project.org/show_bug.cgi?id=245">245</text:a> </text:p>
          </table:table-cell>
          <table:table-cell office:value-type="date" office:date-value="2005-03-10">
            <text:p>10/03/05</text:p>
          </table:table-cell>
          <table:table-cell office:value-type="date" office:date-value="2007-11-06">
            <text:p>06/11/07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table:style-name="ce3" office:value-type="date" office:date-value="2002-01-01">
            <text:p>01/01/02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in ObjectExist </text:p>
          </table:table-cell>
        </table:table-row>
        <table:table-row table:style-name="ro1">
          <table:table-cell office:value-type="string">
            <text:p><text:a xlink:href="http://bugs.tol-project.org/show_bug.cgi?id=249">249</text:a> </text:p>
          </table:table-cell>
          <table:table-cell office:value-type="date" office:date-value="2005-03-17">
            <text:p>17/03/05</text:p>
          </table:table-cell>
          <table:table-cell office:value-type="date" office:date-value="2006-12-05">
            <text:p>05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asalafranca@bayesinf.com </text:p>
          </table:table-cell>
          <table:table-cell office:value-type="string">
            <text:p>Alfons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table:style-name="ce3" office:value-type="date" office:date-value="2002-01-01">
            <text:p>01/01/02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ubSer returns nulls at the end of an estimated residuals </text:p>
          </table:table-cell>
        </table:table-row>
        <table:table-row table:style-name="ro1">
          <table:table-cell office:value-type="string">
            <text:p><text:a xlink:href="http://bugs.tol-project.org/show_bug.cgi?id=274">274</text:a> </text:p>
          </table:table-cell>
          <table:table-cell office:value-type="date" office:date-value="2005-06-19">
            <text:p>19/06/05</text:p>
          </table:table-cell>
          <table:table-cell office:value-type="date" office:date-value="2006-12-07">
            <text:p>07/12/06</text:p>
          </table:table-cell>
          <table:table-cell office:value-type="string">
            <text:p>maj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ry to access a no declare variable causes TOL to break down </text:p>
          </table:table-cell>
        </table:table-row>
        <table:table-row table:style-name="ro1">
          <table:table-cell office:value-type="string">
            <text:p><text:a xlink:href="http://bugs.tol-project.org/show_bug.cgi?id=287">287</text:a> </text:p>
          </table:table-cell>
          <table:table-cell office:value-type="date" office:date-value="2005-07-18">
            <text:p>18/07/05</text:p>
          </table:table-cell>
          <table:table-cell office:value-type="date" office:date-value="2006-12-07">
            <text:p>07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Include and IncludeMatrix dont work </text:p>
          </table:table-cell>
        </table:table-row>
        <table:table-row table:style-name="ro1">
          <table:table-cell office:value-type="string">
            <text:p><text:a xlink:href="http://bugs.tol-project.org/show_bug.cgi?id=294">294</text:a> </text:p>
          </table:table-cell>
          <table:table-cell office:value-type="date" office:date-value="2005-09-06">
            <text:p>06/09/05</text:p>
          </table:table-cell>
          <table:table-cell office:value-type="date" office:date-value="2007-02-16">
            <text:p>16/02/07</text:p>
          </table:table-cell>
          <table:table-cell office:value-type="string">
            <text:p>nor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ypes nonrecognized in MySql </text:p>
          </table:table-cell>
        </table:table-row>
        <table:table-row table:style-name="ro1">
          <table:table-cell office:value-type="string">
            <text:p><text:a xlink:href="http://bugs.tol-project.org/show_bug.cgi?id=295">295</text:a> </text:p>
          </table:table-cell>
          <table:table-cell office:value-type="date" office:date-value="2005-09-06">
            <text:p>06/09/05</text:p>
          </table:table-cell>
          <table:table-cell office:value-type="date" office:date-value="2007-02-16">
            <text:p>16/02/07</text:p>
          </table:table-cell>
          <table:table-cell office:value-type="string">
            <text:p>nor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ypes nonrecognized in MySql </text:p>
          </table:table-cell>
        </table:table-row>
        <table:table-row table:style-name="ro1">
          <table:table-cell office:value-type="string">
            <text:p><text:a xlink:href="http://bugs.tol-project.org/show_bug.cgi?id=296">296</text:a> </text:p>
          </table:table-cell>
          <table:table-cell office:value-type="date" office:date-value="2005-09-06">
            <text:p>06/09/05</text:p>
          </table:table-cell>
          <table:table-cell office:value-type="date" office:date-value="2007-02-16">
            <text:p>16/02/07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non-recognized types of fields in a query to MySql </text:p>
          </table:table-cell>
        </table:table-row>
        <table:table-row table:style-name="ro1">
          <table:table-cell office:value-type="string">
            <text:p><text:a xlink:href="http://bugs.tol-project.org/show_bug.cgi?id=299">299</text:a> </text:p>
          </table:table-cell>
          <table:table-cell office:value-type="date" office:date-value="2005-09-06">
            <text:p>06/09/05</text:p>
          </table:table-cell>
          <table:table-cell office:value-type="date" office:date-value="2006-07-18">
            <text:p>18/07/06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faghloumi@bayesinf.com </text:p>
          </table:table-cell>
          <table:table-cell office:value-type="string">
            <text:p>Chakib Faghloumi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TYPE_Cod </text:p>
          </table:table-cell>
          <table:table-cell table:style-name="ce3" office:value-type="date" office:date-value="2003-01-01">
            <text:p>01/01/03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ont connecting by tol to mysql database </text:p>
          </table:table-cell>
        </table:table-row>
        <table:table-row table:style-name="ro1">
          <table:table-cell office:value-type="string">
            <text:p><text:a xlink:href="http://bugs.tol-project.org/show_bug.cgi?id=300">300</text:a> </text:p>
          </table:table-cell>
          <table:table-cell office:value-type="date" office:date-value="2005-09-07">
            <text:p>07/09/05</text:p>
          </table:table-cell>
          <table:table-cell office:value-type="date" office:date-value="2006-11-21">
            <text:p>21/11/06</text:p>
          </table:table-cell>
          <table:table-cell office:value-type="string">
            <text:p>nor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Unknow data type bigint in ODBC to MySQL </text:p>
          </table:table-cell>
        </table:table-row>
        <table:table-row table:style-name="ro1">
          <table:table-cell office:value-type="string">
            <text:p><text:a xlink:href="http://bugs.tol-project.org/show_bug.cgi?id=310">310</text:a> </text:p>
          </table:table-cell>
          <table:table-cell office:value-type="date" office:date-value="2005-09-28">
            <text:p>28/09/05</text:p>
          </table:table-cell>
          <table:table-cell office:value-type="date" office:date-value="2006-10-24">
            <text:p>24/10/06</text:p>
          </table:table-cell>
          <table:table-cell office:value-type="string">
            <text:p>maj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Not Allowed Series names in DBSeries* functions </text:p>
          </table:table-cell>
        </table:table-row>
        <table:table-row table:style-name="ro1">
          <table:table-cell office:value-type="string">
            <text:p><text:a xlink:href="http://bugs.tol-project.org/show_bug.cgi?id=354">354</text:a> </text:p>
          </table:table-cell>
          <table:table-cell office:value-type="date" office:date-value="2006-02-14">
            <text:p>14/02/06</text:p>
          </table:table-cell>
          <table:table-cell office:value-type="date" office:date-value="2006-12-07">
            <text:p>07/12/06</text:p>
          </table:table-cell>
          <table:table-cell office:value-type="string">
            <text:p>maj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ad working of DatCh or SerTms function </text:p>
          </table:table-cell>
        </table:table-row>
        <table:table-row table:style-name="ro1">
          <table:table-cell office:value-type="string">
            <text:p><text:a xlink:href="http://bugs.tol-project.org/show_bug.cgi?id=396">396</text:a> </text:p>
          </table:table-cell>
          <table:table-cell office:value-type="date" office:date-value="2006-05-10">
            <text:p>10/05/06</text:p>
          </table:table-cell>
          <table:table-cell office:value-type="date" office:date-value="2007-11-06">
            <text:p>06/11/07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ex </text:p>
          </table:table-cell>
          <table:table-cell office:value-type="string">
            <text:p>night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FormatReal's enhancement: decimal symbol </text:p>
          </table:table-cell>
        </table:table-row>
        <table:table-row table:style-name="ro1">
          <table:table-cell office:value-type="string">
            <text:p><text:a xlink:href="http://bugs.tol-project.org/show_bug.cgi?id=455">455</text:a> </text:p>
          </table:table-cell>
          <table:table-cell table:number-columns-repeated="2" office:value-type="date" office:date-value="2006-12-04">
            <text:p>04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faghloumi@bayesinf.com </text:p>
          </table:table-cell>
          <table:table-cell office:value-type="string">
            <text:p>Chakib Faghloumi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table:style-name="ce3" office:value-type="date" office:date-value="2004-01-01">
            <text:p>01/01/04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DBTable falls </text:p>
          </table:table-cell>
        </table:table-row>
        <table:table-row table:style-name="ro1">
          <table:table-cell office:value-type="string">
            <text:p><text:a xlink:href="http://bugs.tol-project.org/show_bug.cgi?id=463">463</text:a> </text:p>
          </table:table-cell>
          <table:table-cell office:value-type="date" office:date-value="2007-01-29">
            <text:p>29/01/07</text:p>
          </table:table-cell>
          <table:table-cell office:value-type="date" office:date-value="2008-03-28">
            <text:p>28/03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jgonzalez@bayesinf.com </text:p>
          </table:table-cell>
          <table:table-cell office:value-type="string">
            <text:p>Iva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as DBOpen </text:p>
          </table:table-cell>
        </table:table-row>
        <table:table-row table:style-name="ro1">
          <table:table-cell office:value-type="string">
            <text:p><text:a xlink:href="http://bugs.tol-project.org/show_bug.cgi?id=486">486</text:a> </text:p>
          </table:table-cell>
          <table:table-cell table:number-columns-repeated="2" office:value-type="date" office:date-value="2007-05-17">
            <text:p>17/05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ifEq does not work well </text:p>
          </table:table-cell>
        </table:table-row>
        <table:table-row table:style-name="ro1"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bug_id&amp;query_based_on=">ID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creation_ts,bugs.bug_status%2Cbugs.priority%2Cmap_assigned_to.login_name%2Cbugs.bug_id&amp;query_based_on=">Opened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delta_ts,bugs.bug_status%2Cbugs.priority%2Cmap_assigned_to.login_name%2Cbugs.bug_id&amp;query_based_on=">Changed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bug_severity,bugs.bug_status%2Cbugs.priority%2Cmap_assigned_to.login_name%2Cbugs.bug_id&amp;query_based_on=">Sev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priority,bugs.bug_status%2Cbugs.priority%2Cmap_assigned_to.login_name%2Cbugs.bug_id&amp;query_based_on=">Pri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rep_platform,bugs.bug_status%2Cbugs.priority%2Cmap_assigned_to.login_name%2Cbugs.bug_id&amp;query_based_on=">Plt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assigned_to.login_name,bugs.bug_status%2Cbugs.priority%2Cmap_assigned_to.login_name%2Cbugs.bug_id&amp;query_based_on=">Assignee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assigned_to_realname,bugs.bug_status%2Cbugs.priority%2Cmap_assigned_to.login_name%2Cbugs.bug_id&amp;query_based_on=">Assignee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reporter.login_name,bugs.bug_status%2Cbugs.priority%2Cmap_assigned_to.login_name%2Cbugs.bug_id&amp;query_based_on=">Reporter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reporter_realname,bugs.bug_status%2Cbugs.priority%2Cmap_assigned_to.login_name%2Cbugs.bug_id&amp;query_based_on=">Reporter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bug_status,bugs.bug_status%2Cbugs.priority%2Cmap_assigned_to.login_name%2Cbugs.bug_id&amp;query_based_on=">Statu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resolution,bugs.bug_status%2Cbugs.priority%2Cmap_assigned_to.login_name%2Cbugs.bug_id&amp;query_based_on=">Resolution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products.name,bugs.bug_status%2Cbugs.priority%2Cmap_assigned_to.login_name%2Cbugs.bug_id&amp;query_based_on=">Product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components.name,bugs.bug_status%2Cbugs.priority%2Cmap_assigned_to.login_name%2Cbugs.bug_id&amp;query_based_on=">Comp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version,bugs.bug_status%2Cbugs.priority%2Cmap_assigned_to.login_name%2Cbugs.bug_id&amp;query_based_on=">Ver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op_sys,bugs.bug_status%2Cbugs.priority%2Cmap_assigned_to.login_name%2Cbugs.bug_id&amp;query_based_on=">O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votes,bugs.bug_status%2Cbugs.priority%2Cmap_assigned_to.login_name%2Cbugs.bug_id&amp;query_based_on=">Vote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short_desc,bugs.bug_status%2Cbugs.priority%2Cmap_assigned_to.login_name%2Cbugs.bug_id&amp;query_based_on=">Summary</text:a> </text:p>
          </table:table-cell>
        </table:table-row>
        <table:table-row table:style-name="ro1">
          <table:table-cell office:value-type="string">
            <text:p><text:a xlink:href="http://bugs.tol-project.org/show_bug.cgi?id=492">492</text:a> </text:p>
          </table:table-cell>
          <table:table-cell table:number-columns-repeated="2" office:value-type="date" office:date-value="2007-06-05">
            <text:p>05/06/07</text:p>
          </table:table-cell>
          <table:table-cell office:value-type="string">
            <text:p>nor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robles@bayesinf.com </text:p>
          </table:table-cell>
          <table:table-cell office:value-type="string">
            <text:p>Iván Robles </text:p>
          </table:table-cell>
          <table:table-cell office:value-type="string">
            <text:p>RESO </text:p>
          </table:table-cell>
          <table:table-cell office:value-type="string">
            <text:p>WORK </text:p>
          </table:table-cell>
          <table:table-cell office:value-type="string">
            <text:p>Tol-DBD </text:p>
          </table:table-cell>
          <table:table-cell office:value-type="string">
            <text:p>Tol-ODBC </text:p>
          </table:table-cell>
          <table:table-cell office:value-type="string">
            <text:p>unspe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Vars DBA,DBExec and DBWriteTime doesn't exists </text:p>
          </table:table-cell>
        </table:table-row>
        <table:table-row table:style-name="ro1">
          <table:table-cell office:value-type="string">
            <text:p><text:a xlink:href="http://bugs.tol-project.org/show_bug.cgi?id=502">502</text:a> </text:p>
          </table:table-cell>
          <table:table-cell office:value-type="date" office:date-value="2007-08-03">
            <text:p>03/08/07</text:p>
          </table:table-cell>
          <table:table-cell office:value-type="date" office:date-value="2007-08-27">
            <text:p>27/08/07</text:p>
          </table:table-cell>
          <table:table-cell office:value-type="string">
            <text:p>enh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Dat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utDateFormat functions doesn't works </text:p>
          </table:table-cell>
        </table:table-row>
        <table:table-row table:style-name="ro1">
          <table:table-cell office:value-type="string">
            <text:p><text:a xlink:href="http://bugs.tol-project.org/show_bug.cgi?id=522">522</text:a> </text:p>
          </table:table-cell>
          <table:table-cell office:value-type="date" office:date-value="2007-11-17">
            <text:p>17/11/07</text:p>
          </table:table-cell>
          <table:table-cell office:value-type="date" office:date-value="2007-12-12">
            <text:p>12/12/07</text:p>
          </table:table-cell>
          <table:table-cell office:value-type="string">
            <text:p>nor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lmartiles@bayesinf.com </text:p>
          </table:table-cell>
          <table:table-cell office:value-type="string">
            <text:p>L.M. Artiles Mart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rash when sub-ing matrices passing parameters of wrong dimensions </text:p>
          </table:table-cell>
        </table:table-row>
        <table:table-row table:style-name="ro1">
          <table:table-cell office:value-type="string">
            <text:p><text:a xlink:href="http://bugs.tol-project.org/show_bug.cgi?id=523">523</text:a> </text:p>
          </table:table-cell>
          <table:table-cell office:value-type="date" office:date-value="2007-11-24">
            <text:p>24/11/07</text:p>
          </table:table-cell>
          <table:table-cell office:value-type="date" office:date-value="2007-12-12">
            <text:p>12/12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ompile a file consecutive several times makes TOLBase to crash </text:p>
          </table:table-cell>
        </table:table-row>
        <table:table-row table:style-name="ro1">
          <table:table-cell office:value-type="string">
            <text:p><text:a xlink:href="http://bugs.tol-project.org/show_bug.cgi?id=528">528</text:a> </text:p>
          </table:table-cell>
          <table:table-cell office:value-type="date" office:date-value="2007-12-07">
            <text:p>07/12/07</text:p>
          </table:table-cell>
          <table:table-cell office:value-type="date" office:date-value="2007-12-11">
            <text:p>11/12/07</text:p>
          </table:table-cell>
          <table:table-cell office:value-type="string">
            <text:p>nor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fjmolina@bayesinf.com </text:p>
          </table:table-cell>
          <table:table-cell office:value-type="string">
            <text:p>Francisco Javier 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INSTALL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Shell start up </text:p>
          </table:table-cell>
        </table:table-row>
        <table:table-row table:style-name="ro1">
          <table:table-cell office:value-type="string">
            <text:p><text:a xlink:href="http://bugs.tol-project.org/show_bug.cgi?id=536">536</text:a> </text:p>
          </table:table-cell>
          <table:table-cell office:value-type="date" office:date-value="2007-12-21">
            <text:p>21/12/07</text:p>
          </table:table-cell>
          <table:table-cell office:value-type="date" office:date-value="2008-03-28">
            <text:p>28/03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fjmolina@bayesinf.com </text:p>
          </table:table-cell>
          <table:table-cell office:value-type="string">
            <text:p>Francisco Javier 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INSTALL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Dependency fault </text:p>
          </table:table-cell>
        </table:table-row>
        <table:table-row table:style-name="ro1">
          <table:table-cell office:value-type="string">
            <text:p><text:a xlink:href="http://bugs.tol-project.org/show_bug.cgi?id=537">537</text:a> </text:p>
          </table:table-cell>
          <table:table-cell office:value-type="date" office:date-value="2007-12-26">
            <text:p>26/12/07</text:p>
          </table:table-cell>
          <table:table-cell office:value-type="date" office:date-value="2008-03-27">
            <text:p>27/03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fjmolina@bayesinf.com </text:p>
          </table:table-cell>
          <table:table-cell office:value-type="string">
            <text:p>Francisco Javier 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INSTALL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Dependency missed </text:p>
          </table:table-cell>
        </table:table-row>
        <table:table-row table:style-name="ro1">
          <table:table-cell office:value-type="string">
            <text:p><text:a xlink:href="http://bugs.tol-project.org/show_bug.cgi?id=592">592</text:a> </text:p>
          </table:table-cell>
          <table:table-cell office:value-type="date" office:date-value="2008-06-19">
            <text:p>19/06/08</text:p>
          </table:table-cell>
          <table:table-cell office:value-type="date" office:date-value="2008-07-01">
            <text:p>01/07/08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mdiaz@bayesinf.com </text:p>
          </table:table-cell>
          <table:table-cell office:value-type="float" office:value="20070820">
            <text:p>20070820</text:p>
          </table:table-cell>
          <table:table-cell office:value-type="string">
            <text:p>RESO </text:p>
          </table:table-cell>
          <table:table-cell office:value-type="string">
            <text:p>WORK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osen't work with null </text:p>
          </table:table-cell>
        </table:table-row>
        <table:table-row table:style-name="ro1">
          <table:table-cell office:value-type="string">
            <text:p><text:a xlink:href="http://bugs.tol-project.org/show_bug.cgi?id=241">241</text:a> </text:p>
          </table:table-cell>
          <table:table-cell table:number-columns-repeated="2" office:value-type="date" office:date-value="2005-02-11">
            <text:p>11/02/05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Object 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lick right botton in object inspector fails </text:p>
          </table:table-cell>
        </table:table-row>
        <table:table-row table:style-name="ro1">
          <table:table-cell office:value-type="string">
            <text:p><text:a xlink:href="http://bugs.tol-project.org/show_bug.cgi?id=459">459</text:a> </text:p>
          </table:table-cell>
          <table:table-cell office:value-type="date" office:date-value="2006-12-17">
            <text:p>17/12/06</text:p>
          </table:table-cell>
          <table:table-cell office:value-type="date" office:date-value="2006-12-18">
            <text:p>18/12/06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Tables </text:p>
          </table:table-cell>
          <table:table-cell office:value-type="string">
            <text:p>undef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erasure of rows in btable.tcl </text:p>
          </table:table-cell>
        </table:table-row>
        <table:table-row table:style-name="ro1">
          <table:table-cell office:value-type="string">
            <text:p><text:a xlink:href="http://bugs.tol-project.org/show_bug.cgi?id=54">54</text:a> </text:p>
          </table:table-cell>
          <table:table-cell office:value-type="date" office:date-value="2004-05-28">
            <text:p>28/05/04</text:p>
          </table:table-cell>
          <table:table-cell office:value-type="date" office:date-value="2004-06-11">
            <text:p>11/06/04</text:p>
          </table:table-cell>
          <table:table-cell office:value-type="string">
            <text:p>maj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-Base </text:p>
          </table:table-cell>
          <table:table-cell office:value-type="string">
            <text:p>Projec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ject editor doesn't let include files with relative paths </text:p>
          </table:table-cell>
        </table:table-row>
        <table:table-row table:style-name="ro1">
          <table:table-cell office:value-type="string">
            <text:p><text:a xlink:href="http://bugs.tol-project.org/show_bug.cgi?id=46">46</text:a> </text:p>
          </table:table-cell>
          <table:table-cell office:value-type="date" office:date-value="2004-05-20">
            <text:p>20/05/04</text:p>
          </table:table-cell>
          <table:table-cell office:value-type="date" office:date-value="2004-06-03">
            <text:p>03/06/04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mthomas@bayesinf.com </text:p>
          </table:table-cell>
          <table:table-cell office:value-type="string">
            <text:p>Marta Thomas Garci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 crash the TolBase when the file is decompile </text:p>
          </table:table-cell>
        </table:table-row>
        <table:table-row table:style-name="ro1">
          <table:table-cell office:value-type="string">
            <text:p><text:a xlink:href="http://bugs.tol-project.org/show_bug.cgi?id=66">66</text:a> </text:p>
          </table:table-cell>
          <table:table-cell office:value-type="date" office:date-value="2004-06-08">
            <text:p>08/06/04</text:p>
          </table:table-cell>
          <table:table-cell office:value-type="date" office:date-value="2006-12-04">
            <text:p>04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use of -&gt; operator in select function </text:p>
          </table:table-cell>
        </table:table-row>
        <table:table-row table:style-name="ro1">
          <table:table-cell office:value-type="string">
            <text:p><text:a xlink:href="http://bugs.tol-project.org/show_bug.cgi?id=73">73</text:a> </text:p>
          </table:table-cell>
          <table:table-cell office:value-type="date" office:date-value="2004-06-19">
            <text:p>19/06/04</text:p>
          </table:table-cell>
          <table:table-cell office:value-type="date" office:date-value="2004-06-22">
            <text:p>22/06/04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-Base </text:p>
          </table:table-cell>
          <table:table-cell office:value-type="string">
            <text:p>Toltcl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xpresions not assigned to a explicit variable </text:p>
          </table:table-cell>
        </table:table-row>
        <table:table-row table:style-name="ro1">
          <table:table-cell office:value-type="string">
            <text:p><text:a xlink:href="http://bugs.tol-project.org/show_bug.cgi?id=153">153</text:a> </text:p>
          </table:table-cell>
          <table:table-cell office:value-type="date" office:date-value="2004-09-17">
            <text:p>17/09/04</text:p>
          </table:table-cell>
          <table:table-cell office:value-type="date" office:date-value="2006-12-05">
            <text:p>05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Probabil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istNormalInv DOES NOT WORK IN VERSION TolBase-CVS-20040913 </text:p>
          </table:table-cell>
        </table:table-row>
        <table:table-row table:style-name="ro1">
          <table:table-cell office:value-type="string">
            <text:p><text:a xlink:href="http://bugs.tol-project.org/show_bug.cgi?id=182">182</text:a> </text:p>
          </table:table-cell>
          <table:table-cell office:value-type="date" office:date-value="2004-10-18">
            <text:p>18/10/04</text:p>
          </table:table-cell>
          <table:table-cell office:value-type="date" office:date-value="2006-12-05">
            <text:p>05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INSTALL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tcl.dll doesn't compile in MSDev </text:p>
          </table:table-cell>
        </table:table-row>
        <table:table-row table:style-name="ro1">
          <table:table-cell office:value-type="string">
            <text:p><text:a xlink:href="http://bugs.tol-project.org/show_bug.cgi?id=364">364</text:a> </text:p>
          </table:table-cell>
          <table:table-cell office:value-type="date" office:date-value="2006-03-09">
            <text:p>09/03/06</text:p>
          </table:table-cell>
          <table:table-cell office:value-type="date" office:date-value="2006-03-16">
            <text:p>16/03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QL returned type is not readable </text:p>
          </table:table-cell>
        </table:table-row>
        <table:table-row table:style-name="ro1">
          <table:table-cell office:value-type="string">
            <text:p><text:a xlink:href="http://bugs.tol-project.org/show_bug.cgi?id=391">391</text:a> </text:p>
          </table:table-cell>
          <table:table-cell office:value-type="date" office:date-value="2006-05-03">
            <text:p>03/05/06</text:p>
          </table:table-cell>
          <table:table-cell office:value-type="date" office:date-value="2007-11-07">
            <text:p>07/11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night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An access to a function result (with SQL Server connection) produces a TOL crash </text:p>
          </table:table-cell>
        </table:table-row>
        <table:table-row table:style-name="ro1">
          <table:table-cell office:value-type="string">
            <text:p><text:a xlink:href="http://bugs.tol-project.org/show_bug.cgi?id=447">447</text:a> </text:p>
          </table:table-cell>
          <table:table-cell office:value-type="date" office:date-value="2006-11-10">
            <text:p>10/11/06</text:p>
          </table:table-cell>
          <table:table-cell office:value-type="date" office:date-value="2006-11-16">
            <text:p>16/11/06</text:p>
          </table:table-cell>
          <table:table-cell office:value-type="string">
            <text:p>enh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apuente@bayesinf.com </text:p>
          </table:table-cell>
          <table:table-cell office:value-type="string">
            <text:p>Antonio Puente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undef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Eliminar funcionalidad Ctrl-K sobre el editor </text:p>
          </table:table-cell>
        </table:table-row>
        <table:table-row table:style-name="ro1">
          <table:table-cell office:value-type="string">
            <text:p><text:a xlink:href="http://bugs.tol-project.org/show_bug.cgi?id=453">453</text:a> </text:p>
          </table:table-cell>
          <table:table-cell office:value-type="date" office:date-value="2006-11-29">
            <text:p>29/11/06</text:p>
          </table:table-cell>
          <table:table-cell office:value-type="date" office:date-value="2006-12-07">
            <text:p>07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E </text:p>
          </table:table-cell>
          <table:table-cell table:style-name="ce3" office:value-type="date" office:date-value="2004-01-01">
            <text:p>01/01/04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command line -c </text:p>
          </table:table-cell>
        </table:table-row>
        <table:table-row table:style-name="ro1">
          <table:table-cell office:value-type="string">
            <text:p><text:a xlink:href="http://bugs.tol-project.org/show_bug.cgi?id=470">470</text:a> </text:p>
          </table:table-cell>
          <table:table-cell office:value-type="date" office:date-value="2007-02-16">
            <text:p>16/02/07</text:p>
          </table:table-cell>
          <table:table-cell office:value-type="date" office:date-value="2007-03-16">
            <text:p>16/03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Eval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order of decompile matters </text:p>
          </table:table-cell>
        </table:table-row>
        <table:table-row table:style-name="ro1">
          <table:table-cell office:value-type="string">
            <text:p><text:a xlink:href="http://bugs.tol-project.org/show_bug.cgi?id=475">475</text:a> </text:p>
          </table:table-cell>
          <table:table-cell office:value-type="date" office:date-value="2007-02-28">
            <text:p>28/02/07</text:p>
          </table:table-cell>
          <table:table-cell office:value-type="date" office:date-value="2007-03-01">
            <text:p>01/03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lmartiles@bayesinf.com </text:p>
          </table:table-cell>
          <table:table-cell office:value-type="string">
            <text:p>L.M. Artiles Mart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Toltcl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problema en ACF </text:p>
          </table:table-cell>
        </table:table-row>
        <table:table-row table:style-name="ro1">
          <table:table-cell office:value-type="string">
            <text:p><text:a xlink:href="http://bugs.tol-project.org/show_bug.cgi?id=482">482</text:a> </text:p>
          </table:table-cell>
          <table:table-cell office:value-type="date" office:date-value="2007-03-15">
            <text:p>15/03/07</text:p>
          </table:table-cell>
          <table:table-cell office:value-type="date" office:date-value="2007-03-16">
            <text:p>16/03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Decompilation weirdness </text:p>
          </table:table-cell>
        </table:table-row>
        <table:table-row table:style-name="ro1">
          <table:table-cell office:value-type="string">
            <text:p><text:a xlink:href="http://bugs.tol-project.org/show_bug.cgi?id=483">483</text:a> </text:p>
          </table:table-cell>
          <table:table-cell office:value-type="date" office:date-value="2007-03-20">
            <text:p>20/03/07</text:p>
          </table:table-cell>
          <table:table-cell office:value-type="date" office:date-value="2007-03-21">
            <text:p>21/03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Toltcl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decompiling self references created with := </text:p>
          </table:table-cell>
        </table:table-row>
        <table:table-row table:style-name="ro1">
          <table:table-cell office:value-type="string">
            <text:p><text:a xlink:href="http://bugs.tol-project.org/show_bug.cgi?id=506">506</text:a> </text:p>
          </table:table-cell>
          <table:table-cell office:value-type="date" office:date-value="2007-09-02">
            <text:p>02/09/07</text:p>
          </table:table-cell>
          <table:table-cell office:value-type="date" office:date-value="2007-09-05">
            <text:p>05/09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Probabil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tol crash in constrained multinormal generation with an ill-conditioned covariance matrix </text:p>
          </table:table-cell>
        </table:table-row>
        <table:table-row table:style-name="ro1">
          <table:table-cell office:value-type="string">
            <text:p><text:a xlink:href="http://bugs.tol-project.org/show_bug.cgi?id=507">507</text:a> </text:p>
          </table:table-cell>
          <table:table-cell office:value-type="date" office:date-value="2007-09-04">
            <text:p>04/09/07</text:p>
          </table:table-cell>
          <table:table-cell office:value-type="date" office:date-value="2007-09-05">
            <text:p>05/09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Probabil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GibbsConstrainedMNormal fails when using SVD </text:p>
          </table:table-cell>
        </table:table-row>
        <table:table-row table:style-name="ro1">
          <table:table-cell office:value-type="string">
            <text:p><text:a xlink:href="http://bugs.tol-project.org/show_bug.cgi?id=512">512</text:a> </text:p>
          </table:table-cell>
          <table:table-cell office:value-type="date" office:date-value="2007-10-01">
            <text:p>01/10/07</text:p>
          </table:table-cell>
          <table:table-cell office:value-type="date" office:date-value="2007-11-06">
            <text:p>06/11/07</text:p>
          </table:table-cell>
          <table:table-cell office:value-type="string">
            <text:p>enh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escription of GibbsConstrainedMNormal </text:p>
          </table:table-cell>
        </table:table-row>
        <table:table-row table:style-name="ro1">
          <table:table-cell office:value-type="string">
            <text:p><text:a xlink:href="http://bugs.tol-project.org/show_bug.cgi?id=540">540</text:a> </text:p>
          </table:table-cell>
          <table:table-cell office:value-type="date" office:date-value="2008-01-02">
            <text:p>02/01/08</text:p>
          </table:table-cell>
          <table:table-cell office:value-type="date" office:date-value="2008-01-09">
            <text:p>09/01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Probabil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random crash in arms function </text:p>
          </table:table-cell>
        </table:table-row>
        <table:table-row table:style-name="ro1">
          <table:table-cell office:value-type="string">
            <text:p><text:a xlink:href="http://bugs.tol-project.org/show_bug.cgi?id=553">553</text:a> </text:p>
          </table:table-cell>
          <table:table-cell office:value-type="date" office:date-value="2008-01-25">
            <text:p>25/01/08</text:p>
          </table:table-cell>
          <table:table-cell office:value-type="date" office:date-value="2008-03-17">
            <text:p>17/03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undef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TOL crash due to a wrong handling with a big matrix </text:p>
          </table:table-cell>
        </table:table-row>
        <table:table-row table:style-name="ro1">
          <table:table-cell office:value-type="string">
            <text:p><text:a xlink:href="http://bugs.tol-project.org/show_bug.cgi?id=561">561</text:a> </text:p>
          </table:table-cell>
          <table:table-cell office:value-type="date" office:date-value="2008-02-29">
            <text:p>29/02/08</text:p>
          </table:table-cell>
          <table:table-cell office:value-type="date" office:date-value="2008-03-03">
            <text:p>03/03/08</text:p>
          </table:table-cell>
          <table:table-cell office:value-type="string">
            <text:p>nor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undef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Insuficient description of GibbsConstrainedMNormal </text:p>
          </table:table-cell>
        </table:table-row>
        <table:table-row table:style-name="ro1">
          <table:table-cell office:value-type="string">
            <text:p><text:a xlink:href="http://bugs.tol-project.org/show_bug.cgi?id=597">597</text:a> </text:p>
          </table:table-cell>
          <table:table-cell office:value-type="date" office:date-value="2008-07-17">
            <text:p>17/07/08</text:p>
          </table:table-cell>
          <table:table-cell office:value-type="date" office:date-value="2008-07-18">
            <text:p>18/07/08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Toltcl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base crash graphing series with a lot of data </text:p>
          </table:table-cell>
        </table:table-row>
        <table:table-row table:style-name="ro1">
          <table:table-cell office:value-type="string">
            <text:p><text:a xlink:href="http://bugs.tol-project.org/show_bug.cgi?id=605">605</text:a> </text:p>
          </table:table-cell>
          <table:table-cell office:value-type="date" office:date-value="2008-09-15">
            <text:p>15/09/08</text:p>
          </table:table-cell>
          <table:table-cell office:value-type="date" office:date-value="2008-09-16">
            <text:p>16/09/08</text:p>
          </table:table-cell>
          <table:table-cell office:value-type="string">
            <text:p>nor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pgea@bayesinf.com </text:p>
          </table:table-cell>
          <table:table-cell office:value-type="string">
            <text:p>Pedro Ge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Dat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extToDate doesn't work with month names </text:p>
          </table:table-cell>
        </table:table-row>
        <table:table-row table:style-name="ro1">
          <table:table-cell office:value-type="string">
            <text:p><text:a xlink:href="http://bugs.tol-project.org/show_bug.cgi?id=533">533</text:a> </text:p>
          </table:table-cell>
          <table:table-cell office:value-type="date" office:date-value="2007-12-12">
            <text:p>12/12/07</text:p>
          </table:table-cell>
          <table:table-cell office:value-type="date" office:date-value="2007-12-14">
            <text:p>14/12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livanr68@gmail.com </text:p>
          </table:table-cell>
          <table:table-cell office:value-type="string">
            <text:p>Livan Ramirez Dorta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InnerPoint crashes in a cycle </text:p>
          </table:table-cell>
        </table:table-row>
        <table:table-row table:style-name="ro1">
          <table:table-cell office:value-type="string">
            <text:p><text:a xlink:href="http://bugs.tol-project.org/show_bug.cgi?id=539">539</text:a> </text:p>
          </table:table-cell>
          <table:table-cell office:value-type="date" office:date-value="2007-12-28">
            <text:p>28/12/07</text:p>
          </table:table-cell>
          <table:table-cell office:value-type="date" office:date-value="2008-01-03">
            <text:p>03/01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livanr68@gmail.com </text:p>
          </table:table-cell>
          <table:table-cell office:value-type="string">
            <text:p>Livan Ramirez Dorta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InnerPoint finds a not valid point </text:p>
          </table:table-cell>
        </table:table-row>
        <table:table-row table:style-name="ro1">
          <table:table-cell office:value-type="string">
            <text:p><text:a xlink:href="http://bugs.tol-project.org/show_bug.cgi?id=80">80</text:a> </text:p>
          </table:table-cell>
          <table:table-cell office:value-type="date" office:date-value="2004-07-02">
            <text:p>02/07/04</text:p>
          </table:table-cell>
          <table:table-cell office:value-type="date" office:date-value="2004-07-06">
            <text:p>06/07/04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rash TOL when used functions of construción of series by SQL </text:p>
          </table:table-cell>
        </table:table-row>
        <table:table-row table:style-name="ro1">
          <table:table-cell office:value-type="string">
            <text:p><text:a xlink:href="http://bugs.tol-project.org/show_bug.cgi?id=144">144</text:a> </text:p>
          </table:table-cell>
          <table:table-cell table:number-columns-repeated="2" office:value-type="date" office:date-value="2004-09-08">
            <text:p>08/09/04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libarra@bayesinf.com </text:p>
          </table:table-cell>
          <table:table-cell office:value-type="string">
            <text:p>Lander Ibarr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 version compatibility </text:p>
          </table:table-cell>
        </table:table-row>
        <table:table-row table:style-name="ro1">
          <table:table-cell office:value-type="string">
            <text:p><text:a xlink:href="http://bugs.tol-project.org/show_bug.cgi?id=152">152</text:a> </text:p>
          </table:table-cell>
          <table:table-cell office:value-type="date" office:date-value="2004-09-16">
            <text:p>16/09/04</text:p>
          </table:table-cell>
          <table:table-cell office:value-type="date" office:date-value="2006-12-07">
            <text:p>07/12/06</text:p>
          </table:table-cell>
          <table:table-cell office:value-type="string">
            <text:p>maj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TOL Estimation seg faults when there is less data than variables. </text:p>
          </table:table-cell>
        </table:table-row>
        <table:table-row table:style-name="ro1">
          <table:table-cell office:value-type="string">
            <text:p><text:a xlink:href="http://bugs.tol-project.org/show_bug.cgi?id=185">185</text:a> </text:p>
          </table:table-cell>
          <table:table-cell office:value-type="date" office:date-value="2004-10-20">
            <text:p>20/10/04</text:p>
          </table:table-cell>
          <table:table-cell office:value-type="date" office:date-value="2006-12-05">
            <text:p>05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INSTALL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ompiling error </text:p>
          </table:table-cell>
        </table:table-row>
        <table:table-row table:style-name="ro1">
          <table:table-cell office:value-type="string">
            <text:p><text:a xlink:href="http://bugs.tol-project.org/show_bug.cgi?id=41">41</text:a> </text:p>
          </table:table-cell>
          <table:table-cell office:value-type="date" office:date-value="2004-05-13">
            <text:p>13/05/04</text:p>
          </table:table-cell>
          <table:table-cell office:value-type="date" office:date-value="2006-12-04">
            <text:p>04/12/06</text:p>
          </table:table-cell>
          <table:table-cell office:value-type="string">
            <text:p>enh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we need a function returning the activity of a process </text:p>
          </table:table-cell>
        </table:table-row>
        <table:table-row table:style-name="ro1">
          <table:table-cell office:value-type="string">
            <text:p><text:a xlink:href="http://bugs.tol-project.org/show_bug.cgi?id=59">59</text:a> </text:p>
          </table:table-cell>
          <table:table-cell office:value-type="date" office:date-value="2004-06-01">
            <text:p>01/06/04</text:p>
          </table:table-cell>
          <table:table-cell office:value-type="date" office:date-value="2004-06-07">
            <text:p>07/06/04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eries mapped to Y2 axis </text:p>
          </table:table-cell>
        </table:table-row>
        <table:table-row table:style-name="ro1">
          <table:table-cell office:value-type="string">
            <text:p><text:a xlink:href="http://bugs.tol-project.org/show_bug.cgi?id=499">499</text:a> </text:p>
          </table:table-cell>
          <table:table-cell office:value-type="date" office:date-value="2007-07-10">
            <text:p>10/07/07</text:p>
          </table:table-cell>
          <table:table-cell office:value-type="date" office:date-value="2007-11-06">
            <text:p>06/11/07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cfaghloumi@bayesinf.com </text:p>
          </table:table-cell>
          <table:table-cell office:value-type="string">
            <text:p>Chakib Faghloumi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Unclassi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Mistake in OIS </text:p>
          </table:table-cell>
        </table:table-row>
        <table:table-row table:style-name="ro1">
          <table:table-cell office:value-type="string">
            <text:p><text:a xlink:href="http://bugs.tol-project.org/show_bug.cgi?id=556">556</text:a> </text:p>
          </table:table-cell>
          <table:table-cell office:value-type="date" office:date-value="2008-02-13">
            <text:p>13/02/08</text:p>
          </table:table-cell>
          <table:table-cell office:value-type="date" office:date-value="2008-03-06">
            <text:p>06/03/08</text:p>
          </table:table-cell>
          <table:table-cell office:value-type="string">
            <text:p>min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fjmolina@bayesinf.com </text:p>
          </table:table-cell>
          <table:table-cell office:value-type="string">
            <text:p>Francisco Javier 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Bug in DefEq? </text:p>
          </table:table-cell>
        </table:table-row>
        <table:table-row table:style-name="ro1">
          <table:table-cell office:value-type="string">
            <text:p><text:a xlink:href="http://bugs.tol-project.org/show_bug.cgi?id=201">201</text:a> </text:p>
          </table:table-cell>
          <table:table-cell office:value-type="date" office:date-value="2004-11-24">
            <text:p>24/11/04</text:p>
          </table:table-cell>
          <table:table-cell office:value-type="date" office:date-value="2004-11-29">
            <text:p>29/11/04</text:p>
          </table:table-cell>
          <table:table-cell office:value-type="string">
            <text:p>maj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faghloumi@bayesinf.com </text:p>
          </table:table-cell>
          <table:table-cell office:value-type="string">
            <text:p>Chakib Faghloumi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what date should input start in Estimate function? </text:p>
          </table:table-cell>
        </table:table-row>
        <table:table-row table:style-name="ro1">
          <table:table-cell office:value-type="string">
            <text:p><text:a xlink:href="http://bugs.tol-project.org/show_bug.cgi?id=206">206</text:a> </text:p>
          </table:table-cell>
          <table:table-cell office:value-type="date" office:date-value="2004-12-03">
            <text:p>03/12/04</text:p>
          </table:table-cell>
          <table:table-cell office:value-type="date" office:date-value="2006-12-02">
            <text:p>02/12/06</text:p>
          </table:table-cell>
          <table:table-cell office:value-type="string">
            <text:p>maj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table:style-name="ce3" office:value-type="date" office:date-value="2002-01-01">
            <text:p>01/01/02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stimates fail when the name of the input timeset isn´t the the name of the output timeset </text:p>
          </table:table-cell>
        </table:table-row>
        <table:table-row table:style-name="ro1">
          <table:table-cell office:value-type="string">
            <text:p><text:a xlink:href="http://bugs.tol-project.org/show_bug.cgi?id=292">292</text:a> </text:p>
          </table:table-cell>
          <table:table-cell office:value-type="date" office:date-value="2005-08-26">
            <text:p>26/08/05</text:p>
          </table:table-cell>
          <table:table-cell office:value-type="date" office:date-value="2005-08-29">
            <text:p>29/08/05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asalafranca@bayesinf.com </text:p>
          </table:table-cell>
          <table:table-cell office:value-type="string">
            <text:p>Alfonso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stimate produces huge residuals when RelativeTolerance=0.0001 </text:p>
          </table:table-cell>
        </table:table-row>
        <table:table-row table:style-name="ro1">
          <table:table-cell office:value-type="string">
            <text:p><text:a xlink:href="http://bugs.tol-project.org/show_bug.cgi?id=313">313</text:a> </text:p>
          </table:table-cell>
          <table:table-cell office:value-type="date" office:date-value="2005-09-30">
            <text:p>30/09/05</text:p>
          </table:table-cell>
          <table:table-cell office:value-type="date" office:date-value="2006-05-02">
            <text:p>02/05/06</text:p>
          </table:table-cell>
          <table:table-cell office:value-type="string">
            <text:p>enh </text:p>
          </table:table-cell>
          <table:table-cell office:value-type="string">
            <text:p>P1 </text:p>
          </table:table-cell>
          <table:table-cell office:value-type="string">
            <text:p>All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pmguillem@bayesinf.com </text:p>
          </table:table-cell>
          <table:table-cell office:value-type="string">
            <text:p>Pedro Guillem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 </text:p>
          </table:table-cell>
          <table:table-cell office:value-type="string">
            <text:p>TYPE_Cod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BDTFile Function enchancement. Urgent </text:p>
          </table:table-cell>
        </table:table-row>
        <table:table-row table:style-name="ro1">
          <table:table-cell office:value-type="string">
            <text:p><text:a xlink:href="http://bugs.tol-project.org/show_bug.cgi?id=315">315</text:a> </text:p>
          </table:table-cell>
          <table:table-cell office:value-type="date" office:date-value="2005-10-04">
            <text:p>04/10/05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mamigo@bayesinf.com </text:p>
          </table:table-cell>
          <table:table-cell office:value-type="string">
            <text:p>Maria Amig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ucc(Succ ..) </text:p>
          </table:table-cell>
        </table:table-row>
        <table:table-row table:style-name="ro1">
          <table:table-cell office:value-type="string">
            <text:p><text:a xlink:href="http://bugs.tol-project.org/show_bug.cgi?id=317">317</text:a> </text:p>
          </table:table-cell>
          <table:table-cell office:value-type="date" office:date-value="2005-10-10">
            <text:p>10/10/05</text:p>
          </table:table-cell>
          <table:table-cell office:value-type="date" office:date-value="2006-12-02">
            <text:p>02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faghloumi@bayesinf.com </text:p>
          </table:table-cell>
          <table:table-cell office:value-type="string">
            <text:p>Chakib Faghloumi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table:style-name="ce3" office:value-type="date" office:date-value="2003-01-01">
            <text:p>01/01/03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ritical Error in tol </text:p>
          </table:table-cell>
        </table:table-row>
        <table:table-row table:style-name="ro1">
          <table:table-cell office:value-type="string">
            <text:p><text:a xlink:href="http://bugs.tol-project.org/show_bug.cgi?id=367">367</text:a> </text:p>
          </table:table-cell>
          <table:table-cell office:value-type="date" office:date-value="2006-03-17">
            <text:p>17/03/06</text:p>
          </table:table-cell>
          <table:table-cell office:value-type="date" office:date-value="2006-03-20">
            <text:p>20/03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 problem with Structs? TOLBase falls down </text:p>
          </table:table-cell>
        </table:table-row>
        <table:table-row table:style-name="ro1">
          <table:table-cell office:value-type="string">
            <text:p><text:a xlink:href="http://bugs.tol-project.org/show_bug.cgi?id=382">382</text:a> </text:p>
          </table:table-cell>
          <table:table-cell office:value-type="date" office:date-value="2006-04-11">
            <text:p>11/04/06</text:p>
          </table:table-cell>
          <table:table-cell office:value-type="date" office:date-value="2006-12-02">
            <text:p>02/12/06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izquierdo@bayesinf.com </text:p>
          </table:table-cell>
          <table:table-cell office:value-type="string">
            <text:p>Isabel Izd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table:style-name="ce3" office:value-type="date" office:date-value="2003-01-01">
            <text:p>01/01/03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 accessing Succ(Succ (TS, negative integer, TS),negative integer,TS) </text:p>
          </table:table-cell>
        </table:table-row>
        <table:table-row table:style-name="ro1">
          <table:table-cell office:value-type="string">
            <text:p><text:a xlink:href="http://bugs.tol-project.org/show_bug.cgi?id=398">398</text:a> </text:p>
          </table:table-cell>
          <table:table-cell office:value-type="date" office:date-value="2006-05-11">
            <text:p>11/05/06</text:p>
          </table:table-cell>
          <table:table-cell office:value-type="date" office:date-value="2006-12-02">
            <text:p>02/12/06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izquierdo@bayesinf.com </text:p>
          </table:table-cell>
          <table:table-cell office:value-type="string">
            <text:p>Isabel Izd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table:style-name="ce3" office:value-type="date" office:date-value="2003-01-01">
            <text:p>01/01/03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 operator malfunctioning </text:p>
          </table:table-cell>
        </table:table-row>
        <table:table-row table:style-name="ro1">
          <table:table-cell office:value-type="string">
            <text:p><text:a xlink:href="http://bugs.tol-project.org/show_bug.cgi?id=408">408</text:a> </text:p>
          </table:table-cell>
          <table:table-cell office:value-type="date" office:date-value="2006-06-26">
            <text:p>26/06/06</text:p>
          </table:table-cell>
          <table:table-cell office:value-type="date" office:date-value="2006-12-02">
            <text:p>02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 DatCh with W TimeSet makes TOL remain in suspense </text:p>
          </table:table-cell>
        </table:table-row>
        <table:table-row table:style-name="ro1">
          <table:table-cell office:value-type="string">
            <text:p><text:a xlink:href="http://bugs.tol-project.org/show_bug.cgi?id=418">418</text:a> </text:p>
          </table:table-cell>
          <table:table-cell office:value-type="date" office:date-value="2006-07-17">
            <text:p>17/07/06</text:p>
          </table:table-cell>
          <table:table-cell office:value-type="date" office:date-value="2006-12-02">
            <text:p>02/12/06</text:p>
          </table:table-cell>
          <table:table-cell office:value-type="string">
            <text:p>maj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abroncano@bayesinf.com </text:p>
          </table:table-cell>
          <table:table-cell office:value-type="string">
            <text:p>Alicia Broncan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s loading initial TOL file ./initlibrary/_inittol.tol </text:p>
          </table:table-cell>
        </table:table-row>
        <table:table-row table:style-name="ro1">
          <table:table-cell office:value-type="string">
            <text:p><text:a xlink:href="http://bugs.tol-project.org/show_bug.cgi?id=421">421</text:a> </text:p>
          </table:table-cell>
          <table:table-cell table:number-columns-repeated="2" office:value-type="date" office:date-value="2006-07-24">
            <text:p>24/07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s in _constant.tol </text:p>
          </table:table-cell>
        </table:table-row>
        <table:table-row table:style-name="ro1">
          <table:table-cell office:value-type="string">
            <text:p><text:a xlink:href="http://bugs.tol-project.org/show_bug.cgi?id=424">424</text:a> </text:p>
          </table:table-cell>
          <table:table-cell office:value-type="date" office:date-value="2006-08-08">
            <text:p>08/08/06</text:p>
          </table:table-cell>
          <table:table-cell office:value-type="date" office:date-value="2006-12-02">
            <text:p>02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ifference between noise in Estimate function and noise calculated with DifEq </text:p>
          </table:table-cell>
        </table:table-row>
        <table:table-row table:style-name="ro1">
          <table:table-cell office:value-type="string">
            <text:p><text:a xlink:href="http://bugs.tol-project.org/show_bug.cgi?id=425">425</text:a> </text:p>
          </table:table-cell>
          <table:table-cell office:value-type="date" office:date-value="2006-08-16">
            <text:p>16/08/06</text:p>
          </table:table-cell>
          <table:table-cell office:value-type="date" office:date-value="2006-12-02">
            <text:p>02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giken019@yahoo.com </text:p>
          </table:table-cell>
          <table:table-cell office:value-type="string">
            <text:p>JC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Com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omplex vs. Real </text:p>
          </table:table-cell>
        </table:table-row>
        <table:table-row table:style-name="ro1">
          <table:table-cell office:value-type="string">
            <text:p><text:a xlink:href="http://bugs.tol-project.org/show_bug.cgi?id=427">427</text:a> </text:p>
          </table:table-cell>
          <table:table-cell office:value-type="date" office:date-value="2006-08-29">
            <text:p>29/08/06</text:p>
          </table:table-cell>
          <table:table-cell office:value-type="date" office:date-value="2007-11-06">
            <text:p>06/11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Operations with unknown values don`t return unknown values </text:p>
          </table:table-cell>
        </table:table-row>
        <table:table-row table:style-name="ro1">
          <table:table-cell office:value-type="string">
            <text:p><text:a xlink:href="http://bugs.tol-project.org/show_bug.cgi?id=428">428</text:a> </text:p>
          </table:table-cell>
          <table:table-cell office:value-type="date" office:date-value="2006-09-04">
            <text:p>04/09/06</text:p>
          </table:table-cell>
          <table:table-cell office:value-type="date" office:date-value="2006-12-02">
            <text:p>02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erious problems with MA models </text:p>
          </table:table-cell>
        </table:table-row>
        <table:table-row table:style-name="ro1">
          <table:table-cell office:value-type="string">
            <text:p><text:a xlink:href="http://bugs.tol-project.org/show_bug.cgi?id=430">430</text:a> </text:p>
          </table:table-cell>
          <table:table-cell office:value-type="date" office:date-value="2006-09-27">
            <text:p>27/09/06</text:p>
          </table:table-cell>
          <table:table-cell office:value-type="date" office:date-value="2006-12-02">
            <text:p>02/12/06</text:p>
          </table:table-cell>
          <table:table-cell office:value-type="string">
            <text:p>maj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Estimate does not handle unknowns as it used to do </text:p>
          </table:table-cell>
        </table:table-row>
        <table:table-row table:style-name="ro1">
          <table:table-cell office:value-type="string">
            <text:p><text:a xlink:href="http://bugs.tol-project.org/show_bug.cgi?id=432">432</text:a> </text:p>
          </table:table-cell>
          <table:table-cell office:value-type="date" office:date-value="2006-10-05">
            <text:p>05/10/06</text:p>
          </table:table-cell>
          <table:table-cell office:value-type="date" office:date-value="2007-01-30">
            <text:p>30/01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E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tol crash after compiling a just decompiled file </text:p>
          </table:table-cell>
        </table:table-row>
        <table:table-row table:style-name="ro1">
          <table:table-cell office:value-type="string">
            <text:p><text:a xlink:href="http://bugs.tol-project.org/show_bug.cgi?id=434">434</text:a> </text:p>
          </table:table-cell>
          <table:table-cell office:value-type="date" office:date-value="2006-10-16">
            <text:p>16/10/06</text:p>
          </table:table-cell>
          <table:table-cell office:value-type="date" office:date-value="2006-12-02">
            <text:p>02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segmentation fault when indexing inline the result from IncludeBDT </text:p>
          </table:table-cell>
        </table:table-row>
        <table:table-row table:style-name="ro1">
          <table:table-cell office:value-type="string">
            <text:p><text:a xlink:href="http://bugs.tol-project.org/show_bug.cgi?id=436">436</text:a> </text:p>
          </table:table-cell>
          <table:table-cell office:value-type="date" office:date-value="2006-10-18">
            <text:p>18/10/06</text:p>
          </table:table-cell>
          <table:table-cell office:value-type="date" office:date-value="2007-11-07">
            <text:p>07/11/07</text:p>
          </table:table-cell>
          <table:table-cell office:value-type="string">
            <text:p>enh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lalonso@bayesinf.com </text:p>
          </table:table-cell>
          <table:table-cell office:value-type="string">
            <text:p>Lauri </text:p>
          </table:table-cell>
          <table:table-cell office:value-type="string">
            <text:p>RESO </text:p>
          </table:table-cell>
          <table:table-cell office:value-type="string">
            <text:p>REMI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ontrol de escritura en el log </text:p>
          </table:table-cell>
        </table:table-row>
        <table:table-row table:style-name="ro1">
          <table:table-cell office:value-type="string">
            <text:p><text:a xlink:href="http://bugs.tol-project.org/show_bug.cgi?id=437">437</text:a> </text:p>
          </table:table-cell>
          <table:table-cell office:value-type="date" office:date-value="2006-10-19">
            <text:p>19/10/06</text:p>
          </table:table-cell>
          <table:table-cell office:value-type="date" office:date-value="2006-12-02">
            <text:p>02/12/06</text:p>
          </table:table-cell>
          <table:table-cell office:value-type="string">
            <text:p>maj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E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some objects are not created when evaluating </text:p>
          </table:table-cell>
        </table:table-row>
        <table:table-row table:style-name="ro1">
          <table:table-cell office:value-type="string">
            <text:p><text:a xlink:href="http://bugs.tol-project.org/show_bug.cgi?id=438">438</text:a> </text:p>
          </table:table-cell>
          <table:table-cell table:number-columns-repeated="2" office:value-type="date" office:date-value="2006-10-19">
            <text:p>19/10/06</text:p>
          </table:table-cell>
          <table:table-cell office:value-type="string">
            <text:p>min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REMI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 crash reading corrupted BSI files </text:p>
          </table:table-cell>
        </table:table-row>
        <table:table-row table:style-name="ro1">
          <table:table-cell office:value-type="string">
            <text:p><text:a xlink:href="http://bugs.tol-project.org/show_bug.cgi?id=439">439</text:a> </text:p>
          </table:table-cell>
          <table:table-cell office:value-type="date" office:date-value="2006-10-19">
            <text:p>19/10/06</text:p>
          </table:table-cell>
          <table:table-cell office:value-type="date" office:date-value="2006-12-02">
            <text:p>02/12/06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Segmentation fault with local structs </text:p>
          </table:table-cell>
        </table:table-row>
        <table:table-row table:style-name="ro1">
          <table:table-cell office:value-type="string">
            <text:p><text:a xlink:href="http://bugs.tol-project.org/show_bug.cgi?id=440">440</text:a> </text:p>
          </table:table-cell>
          <table:table-cell office:value-type="date" office:date-value="2006-10-20">
            <text:p>20/10/06</text:p>
          </table:table-cell>
          <table:table-cell office:value-type="date" office:date-value="2007-11-06">
            <text:p>06/11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-Base </text:p>
          </table:table-cell>
          <table:table-cell office:value-type="string">
            <text:p>Toltcl </text:p>
          </table:table-cell>
          <table:table-cell office:value-type="string">
            <text:p>cvs-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MatSerSet does not work in year is less than 1583 </text:p>
          </table:table-cell>
        </table:table-row>
        <table:table-row table:style-name="ro1">
          <table:table-cell office:value-type="string">
            <text:p><text:a xlink:href="http://bugs.tol-project.org/show_bug.cgi?id=441">441</text:a> </text:p>
          </table:table-cell>
          <table:table-cell office:value-type="date" office:date-value="2006-10-24">
            <text:p>24/10/06</text:p>
          </table:table-cell>
          <table:table-cell office:value-type="date" office:date-value="2006-12-02">
            <text:p>02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Group function doesn't work upper 2^15=32768 elements </text:p>
          </table:table-cell>
        </table:table-row>
        <table:table-row table:style-name="ro1">
          <table:table-cell office:value-type="string">
            <text:p><text:a xlink:href="http://bugs.tol-project.org/show_bug.cgi?id=442">442</text:a> </text:p>
          </table:table-cell>
          <table:table-cell office:value-type="date" office:date-value="2006-10-24">
            <text:p>24/10/06</text:p>
          </table:table-cell>
          <table:table-cell office:value-type="date" office:date-value="2006-12-02">
            <text:p>02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Any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inGroup yields a crash with high number of elements </text:p>
          </table:table-cell>
        </table:table-row>
        <table:table-row table:style-name="ro1">
          <table:table-cell office:value-type="string">
            <text:p><text:a xlink:href="http://bugs.tol-project.org/show_bug.cgi?id=444">444</text:a> </text:p>
          </table:table-cell>
          <table:table-cell office:value-type="date" office:date-value="2006-11-06">
            <text:p>06/11/06</text:p>
          </table:table-cell>
          <table:table-cell office:value-type="date" office:date-value="2006-12-02">
            <text:p>02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s with MatSerSet </text:p>
          </table:table-cell>
        </table:table-row>
        <table:table-row table:style-name="ro1">
          <table:table-cell office:value-type="string">
            <text:p><text:a xlink:href="http://bugs.tol-project.org/show_bug.cgi?id=451">451</text:a> </text:p>
          </table:table-cell>
          <table:table-cell office:value-type="date" office:date-value="2006-11-22">
            <text:p>22/11/06</text:p>
          </table:table-cell>
          <table:table-cell office:value-type="date" office:date-value="2006-12-02">
            <text:p>02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faghloumi@bayesinf.com </text:p>
          </table:table-cell>
          <table:table-cell office:value-type="string">
            <text:p>Chakib Faghloumi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Cod </text:p>
          </table:table-cell>
          <table:table-cell table:style-name="ce3" office:value-type="date" office:date-value="2004-01-01">
            <text:p>01/01/04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all of the program executing the AIA function </text:p>
          </table:table-cell>
        </table:table-row>
        <table:table-row table:style-name="ro1">
          <table:table-cell office:value-type="string">
            <text:p><text:a xlink:href="http://bugs.tol-project.org/show_bug.cgi?id=456">456</text:a> </text:p>
          </table:table-cell>
          <table:table-cell table:number-columns-repeated="2" office:value-type="date" office:date-value="2006-12-04">
            <text:p>04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faghloumi@bayesinf.com </text:p>
          </table:table-cell>
          <table:table-cell office:value-type="string">
            <text:p>Chakib Faghloumi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table:style-name="ce3" office:value-type="date" office:date-value="2004-01-01">
            <text:p>01/01/04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eries return of Estimate </text:p>
          </table:table-cell>
        </table:table-row>
        <table:table-row table:style-name="ro1">
          <table:table-cell office:value-type="string">
            <text:p><text:a xlink:href="http://bugs.tol-project.org/show_bug.cgi?id=457">457</text:a> </text:p>
          </table:table-cell>
          <table:table-cell table:number-columns-repeated="2" office:value-type="date" office:date-value="2006-12-05">
            <text:p>05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 'DatCh' to 'SerTms' timeset makes TOL crash </text:p>
          </table:table-cell>
        </table:table-row>
        <table:table-row table:style-name="ro1">
          <table:table-cell office:value-type="string">
            <text:p><text:a xlink:href="http://bugs.tol-project.org/show_bug.cgi?id=458">458</text:a> </text:p>
          </table:table-cell>
          <table:table-cell office:value-type="date" office:date-value="2006-12-10">
            <text:p>10/12/06</text:p>
          </table:table-cell>
          <table:table-cell office:value-type="date" office:date-value="2007-02-20">
            <text:p>20/02/07</text:p>
          </table:table-cell>
          <table:table-cell office:value-type="string">
            <text:p>maj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E </text:p>
          </table:table-cell>
          <table:table-cell table:style-name="ce3" office:value-type="date" office:date-value="2004-01-01">
            <text:p>01/01/04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fail to resolve overloaded built-in operator </text:p>
          </table:table-cell>
        </table:table-row>
        <table:table-row table:style-name="ro1">
          <table:table-cell office:value-type="string">
            <text:p><text:a xlink:href="http://bugs.tol-project.org/show_bug.cgi?id=462">462</text:a> </text:p>
          </table:table-cell>
          <table:table-cell office:value-type="date" office:date-value="2007-01-24">
            <text:p>24/01/07</text:p>
          </table:table-cell>
          <table:table-cell office:value-type="date" office:date-value="2007-02-19">
            <text:p>19/02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night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Problems with Show </text:p>
          </table:table-cell>
        </table:table-row>
        <table:table-row table:style-name="ro1">
          <table:table-cell office:value-type="string">
            <text:p><text:a xlink:href="http://bugs.tol-project.org/show_bug.cgi?id=467">467</text:a> </text:p>
          </table:table-cell>
          <table:table-cell office:value-type="date" office:date-value="2007-02-07">
            <text:p>07/02/07</text:p>
          </table:table-cell>
          <table:table-cell office:value-type="date" office:date-value="2007-02-08">
            <text:p>08/02/07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apuente@bayesinf.com </text:p>
          </table:table-cell>
          <table:table-cell office:value-type="string">
            <text:p>Antonio Puente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undef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Ois.Store data loss </text:p>
          </table:table-cell>
        </table:table-row>
        <table:table-row table:style-name="ro1">
          <table:table-cell office:value-type="string">
            <text:p><text:a xlink:href="http://bugs.tol-project.org/show_bug.cgi?id=468">468</text:a> </text:p>
          </table:table-cell>
          <table:table-cell office:value-type="date" office:date-value="2007-02-09">
            <text:p>09/02/07</text:p>
          </table:table-cell>
          <table:table-cell office:value-type="date" office:date-value="2007-02-19">
            <text:p>19/02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sena@bayesinf.com </text:p>
          </table:table-cell>
          <table:table-cell office:value-type="string">
            <text:p>isena@bayesinf.com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Any </text:p>
          </table:table-cell>
          <table:table-cell office:value-type="string">
            <text:p>undef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WriteLn </text:p>
          </table:table-cell>
        </table:table-row>
        <table:table-row table:style-name="ro1">
          <table:table-cell office:value-type="string">
            <text:p><text:a xlink:href="http://bugs.tol-project.org/show_bug.cgi?id=469">469</text:a> </text:p>
          </table:table-cell>
          <table:table-cell office:value-type="date" office:date-value="2007-02-14">
            <text:p>14/02/07</text:p>
          </table:table-cell>
          <table:table-cell office:value-type="date" office:date-value="2007-02-15">
            <text:p>15/02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GSL solving on matrices with empty dimensions </text:p>
          </table:table-cell>
        </table:table-row>
        <table:table-row table:style-name="ro1">
          <table:table-cell office:value-type="string">
            <text:p><text:a xlink:href="http://bugs.tol-project.org/show_bug.cgi?id=471">471</text:a> </text:p>
          </table:table-cell>
          <table:table-cell table:number-columns-repeated="2" office:value-type="date" office:date-value="2007-02-19">
            <text:p>19/02/07</text:p>
          </table:table-cell>
          <table:table-cell office:value-type="string">
            <text:p>maj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giken019@yahoo.com </text:p>
          </table:table-cell>
          <table:table-cell office:value-type="string">
            <text:p>JC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E </text:p>
          </table:table-cell>
          <table:table-cell office:value-type="string">
            <text:p>undef </text:p>
          </table:table-cell>
          <table:table-cell office:value-type="string">
            <text:p>othe </text:p>
          </table:table-cell>
          <table:table-cell office:value-type="float" office:value="0">
            <text:p>0</text:p>
          </table:table-cell>
          <table:table-cell office:value-type="string">
            <text:p>Suma de TimeSet sin nombre </text:p>
          </table:table-cell>
        </table:table-row>
        <table:table-row table:style-name="ro1">
          <table:table-cell office:value-type="string">
            <text:p><text:a xlink:href="http://bugs.tol-project.org/show_bug.cgi?id=476">476</text:a> </text:p>
          </table:table-cell>
          <table:table-cell table:number-columns-repeated="2" office:value-type="date" office:date-value="2007-03-02">
            <text:p>02/03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lmartiles@bayesinf.com </text:p>
          </table:table-cell>
          <table:table-cell office:value-type="string">
            <text:p>L.M. Artiles Mart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Command involving Serie and TimeSet crashes TOL </text:p>
          </table:table-cell>
        </table:table-row>
        <table:table-row table:style-name="ro1">
          <table:table-cell office:value-type="string">
            <text:p><text:a xlink:href="http://bugs.tol-project.org/show_bug.cgi?id=478">478</text:a> </text:p>
          </table:table-cell>
          <table:table-cell office:value-type="date" office:date-value="2007-03-12">
            <text:p>12/03/07</text:p>
          </table:table-cell>
          <table:table-cell office:value-type="date" office:date-value="2007-11-06">
            <text:p>06/11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Real 1/0 = 1/0 returns ? </text:p>
          </table:table-cell>
        </table:table-row>
        <table:table-row table:style-name="ro1">
          <table:table-cell office:value-type="string">
            <text:p><text:a xlink:href="http://bugs.tol-project.org/show_bug.cgi?id=479">479</text:a> </text:p>
          </table:table-cell>
          <table:table-cell office:value-type="date" office:date-value="2007-03-13">
            <text:p>13/03/07</text:p>
          </table:table-cell>
          <table:table-cell office:value-type="date" office:date-value="2007-03-14">
            <text:p>14/03/07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E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text expression fail when used as Set index </text:p>
          </table:table-cell>
        </table:table-row>
        <table:table-row table:style-name="ro1">
          <table:table-cell office:value-type="string">
            <text:p><text:a xlink:href="http://bugs.tol-project.org/show_bug.cgi?id=496">496</text:a> </text:p>
          </table:table-cell>
          <table:table-cell office:value-type="date" office:date-value="2007-06-20">
            <text:p>20/06/07</text:p>
          </table:table-cell>
          <table:table-cell office:value-type="date" office:date-value="2007-11-07">
            <text:p>07/11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jcarriere@bayesinf.com </text:p>
          </table:table-cell>
          <table:table-cell office:value-type="string">
            <text:p>Jean C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E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 shutdown when editing inputs from inputs tree </text:p>
          </table:table-cell>
        </table:table-row>
        <table:table-row table:style-name="ro1">
          <table:table-cell office:value-type="string">
            <text:p><text:a xlink:href="http://bugs.tol-project.org/show_bug.cgi?id=500">500</text:a> </text:p>
          </table:table-cell>
          <table:table-cell office:value-type="date" office:date-value="2007-07-13">
            <text:p>13/07/07</text:p>
          </table:table-cell>
          <table:table-cell office:value-type="date" office:date-value="2007-07-16">
            <text:p>16/07/07</text:p>
          </table:table-cell>
          <table:table-cell office:value-type="string">
            <text:p>maj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izquierdo@bayesinf.com </text:p>
          </table:table-cell>
          <table:table-cell office:value-type="string">
            <text:p>Isabel Izd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unable to change graph options after including ois set </text:p>
          </table:table-cell>
        </table:table-row>
        <table:table-row table:style-name="ro1">
          <table:table-cell office:value-type="string">
            <text:p><text:a xlink:href="http://bugs.tol-project.org/show_bug.cgi?id=505">505</text:a> </text:p>
          </table:table-cell>
          <table:table-cell table:number-columns-repeated="2" office:value-type="date" office:date-value="2007-08-28">
            <text:p>28/08/07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pgea@bayesinf.com </text:p>
          </table:table-cell>
          <table:table-cell office:value-type="string">
            <text:p>Pedro Ge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Median() function and the unknown real number </text:p>
          </table:table-cell>
        </table:table-row>
        <table:table-row table:style-name="ro1">
          <table:table-cell office:value-type="string">
            <text:p><text:a xlink:href="http://bugs.tol-project.org/show_bug.cgi?id=515">515</text:a> </text:p>
          </table:table-cell>
          <table:table-cell office:value-type="date" office:date-value="2007-10-08">
            <text:p>08/10/07</text:p>
          </table:table-cell>
          <table:table-cell office:value-type="date" office:date-value="2007-10-09">
            <text:p>09/10/07</text:p>
          </table:table-cell>
          <table:table-cell office:value-type="string">
            <text:p>enh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New funcion Append in Set </text:p>
          </table:table-cell>
        </table:table-row>
        <table:table-row table:style-name="ro1">
          <table:table-cell office:value-type="string">
            <text:p><text:a xlink:href="http://bugs.tol-project.org/show_bug.cgi?id=516">516</text:a> </text:p>
          </table:table-cell>
          <table:table-cell table:number-columns-repeated="2" office:value-type="date" office:date-value="2007-10-09">
            <text:p>09/10/07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pgea@bayesinf.com </text:p>
          </table:table-cell>
          <table:table-cell office:value-type="string">
            <text:p>Pedro Gea </text:p>
          </table:table-cell>
          <table:table-cell office:value-type="string">
            <text:p>RESO </text:p>
          </table:table-cell>
          <table:table-cell office:value-type="string">
            <text:p>LATE </text:p>
          </table:table-cell>
          <table:table-cell office:value-type="string">
            <text:p>Tol-Base </text:p>
          </table:table-cell>
          <table:table-cell office:value-type="string">
            <text:p>INSTALL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Base 1.1.5 Installation </text:p>
          </table:table-cell>
        </table:table-row>
        <table:table-row table:style-name="ro1">
          <table:table-cell office:value-type="string">
            <text:p><text:a xlink:href="http://bugs.tol-project.org/show_bug.cgi?id=520">520</text:a> </text:p>
          </table:table-cell>
          <table:table-cell table:number-columns-repeated="2" office:value-type="date" office:date-value="2007-11-14">
            <text:p>14/11/07</text:p>
          </table:table-cell>
          <table:table-cell office:value-type="string">
            <text:p>maj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handling with series loaded from OIS </text:p>
          </table:table-cell>
        </table:table-row>
        <table:table-row table:style-name="ro1">
          <table:table-cell office:value-type="string">
            <text:p><text:a xlink:href="http://bugs.tol-project.org/show_bug.cgi?id=524">524</text:a> </text:p>
          </table:table-cell>
          <table:table-cell table:number-columns-repeated="2" office:value-type="date" office:date-value="2007-11-26">
            <text:p>26/11/07</text:p>
          </table:table-cell>
          <table:table-cell office:value-type="string">
            <text:p>nor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ex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Replace fails when Old and New are the same </text:p>
          </table:table-cell>
        </table:table-row>
        <table:table-row table:style-name="ro1">
          <table:table-cell office:value-type="string">
            <text:p><text:a xlink:href="http://bugs.tol-project.org/show_bug.cgi?id=525">525</text:a> </text:p>
          </table:table-cell>
          <table:table-cell office:value-type="date" office:date-value="2007-11-27">
            <text:p>27/11/07</text:p>
          </table:table-cell>
          <table:table-cell office:value-type="date" office:date-value="2008-03-14">
            <text:p>14/03/08</text:p>
          </table:table-cell>
          <table:table-cell office:value-type="string">
            <text:p>nor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 with Series Lazy Evaluation </text:p>
          </table:table-cell>
        </table:table-row>
        <table:table-row table:style-name="ro1">
          <table:table-cell office:value-type="string">
            <text:p><text:a xlink:href="http://bugs.tol-project.org/show_bug.cgi?id=526">526</text:a> </text:p>
          </table:table-cell>
          <table:table-cell office:value-type="date" office:date-value="2007-11-29">
            <text:p>29/11/07</text:p>
          </table:table-cell>
          <table:table-cell office:value-type="date" office:date-value="2007-12-12">
            <text:p>12/12/07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atCh still not working! </text:p>
          </table:table-cell>
        </table:table-row>
        <table:table-row table:style-name="ro1">
          <table:table-cell office:value-type="string">
            <text:p><text:a xlink:href="http://bugs.tol-project.org/show_bug.cgi?id=530">530</text:a> </text:p>
          </table:table-cell>
          <table:table-cell table:number-columns-repeated="2" office:value-type="date" office:date-value="2007-12-11">
            <text:p>11/12/07</text:p>
          </table:table-cell>
          <table:table-cell office:value-type="string">
            <text:p>enh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A new extended API for Classify </text:p>
          </table:table-cell>
        </table:table-row>
        <table:table-row table:style-name="ro1">
          <table:table-cell office:value-type="string">
            <text:p><text:a xlink:href="http://bugs.tol-project.org/show_bug.cgi?id=534">534</text:a> </text:p>
          </table:table-cell>
          <table:table-cell office:value-type="date" office:date-value="2007-12-12">
            <text:p>12/12/07</text:p>
          </table:table-cell>
          <table:table-cell office:value-type="date" office:date-value="2008-01-08">
            <text:p>08/01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fjmolina@bayesinf.com </text:p>
          </table:table-cell>
          <table:table-cell office:value-type="string">
            <text:p>Francisco Javier ... </text:p>
          </table:table-cell>
          <table:table-cell office:value-type="string">
            <text:p>RESO </text:p>
          </table:table-cell>
          <table:table-cell office:value-type="string">
            <text:p>WORK </text:p>
          </table:table-cell>
          <table:table-cell office:value-type="string">
            <text:p>TOL </text:p>
          </table:table-cell>
          <table:table-cell office:value-type="string">
            <text:p>OIS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Warning in the evaluation window </text:p>
          </table:table-cell>
        </table:table-row>
        <table:table-row table:style-name="ro1">
          <table:table-cell office:value-type="string">
            <text:p><text:a xlink:href="http://bugs.tol-project.org/show_bug.cgi?id=541">541</text:a> </text:p>
          </table:table-cell>
          <table:table-cell table:number-columns-repeated="2" office:value-type="date" office:date-value="2008-01-02">
            <text:p>02/01/08</text:p>
          </table:table-cell>
          <table:table-cell office:value-type="string">
            <text:p>nor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TOL Crash wrting a large parse error </text:p>
          </table:table-cell>
        </table:table-row>
        <table:table-row table:style-name="ro1">
          <table:table-cell office:value-type="string">
            <text:p><text:a xlink:href="http://bugs.tol-project.org/show_bug.cgi?id=542">542</text:a> </text:p>
          </table:table-cell>
          <table:table-cell office:value-type="date" office:date-value="2008-01-08">
            <text:p>08/01/08</text:p>
          </table:table-cell>
          <table:table-cell office:value-type="date" office:date-value="2008-01-09">
            <text:p>09/01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Any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nything type does not work well </text:p>
          </table:table-cell>
        </table:table-row>
        <table:table-row table:style-name="ro1">
          <table:table-cell office:value-type="string">
            <text:p><text:a xlink:href="http://bugs.tol-project.org/show_bug.cgi?id=543">543</text:a> </text:p>
          </table:table-cell>
          <table:table-cell office:value-type="date" office:date-value="2008-01-08">
            <text:p>08/01/08</text:p>
          </table:table-cell>
          <table:table-cell office:value-type="date" office:date-value="2008-03-19">
            <text:p>19/03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OIS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Ois.Store does not store </text:p>
          </table:table-cell>
        </table:table-row>
        <table:table-row table:style-name="ro1">
          <table:table-cell office:value-type="string">
            <text:p><text:a xlink:href="http://bugs.tol-project.org/show_bug.cgi?id=544">544</text:a> </text:p>
          </table:table-cell>
          <table:table-cell table:number-columns-repeated="2" office:value-type="date" office:date-value="2008-01-09">
            <text:p>09/01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 crash with FibonacciMin function </text:p>
          </table:table-cell>
        </table:table-row>
        <table:table-row table:style-name="ro1">
          <table:table-cell office:value-type="string">
            <text:p><text:a xlink:href="http://bugs.tol-project.org/show_bug.cgi?id=545">545</text:a> </text:p>
          </table:table-cell>
          <table:table-cell table:number-columns-repeated="2" office:value-type="date" office:date-value="2008-01-09">
            <text:p>09/01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ail in FibonacciMin function with low tolerance </text:p>
          </table:table-cell>
        </table:table-row>
        <table:table-row table:style-name="ro1">
          <table:table-cell office:value-type="string">
            <text:p><text:a xlink:href="http://bugs.tol-project.org/show_bug.cgi?id=554">554</text:a> </text:p>
          </table:table-cell>
          <table:table-cell office:value-type="date" office:date-value="2008-02-04">
            <text:p>04/02/08</text:p>
          </table:table-cell>
          <table:table-cell office:value-type="date" office:date-value="2008-02-05">
            <text:p>05/02/08</text:p>
          </table:table-cell>
          <table:table-cell office:value-type="string">
            <text:p>maj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ex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extToDate function does not convert properly </text:p>
          </table:table-cell>
        </table:table-row>
        <table:table-row table:style-name="ro1">
          <table:table-cell office:value-type="string">
            <text:p><text:a xlink:href="http://bugs.tol-project.org/show_bug.cgi?id=555">555</text:a> </text:p>
          </table:table-cell>
          <table:table-cell office:value-type="date" office:date-value="2008-02-08">
            <text:p>08/02/08</text:p>
          </table:table-cell>
          <table:table-cell office:value-type="date" office:date-value="2008-03-18">
            <text:p>18/03/08</text:p>
          </table:table-cell>
          <table:table-cell office:value-type="string">
            <text:p>enh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REMI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undef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New file handling functions </text:p>
          </table:table-cell>
        </table:table-row>
        <table:table-row table:style-name="ro1">
          <table:table-cell office:value-type="string">
            <text:p><text:a xlink:href="http://bugs.tol-project.org/show_bug.cgi?id=558">558</text:a> </text:p>
          </table:table-cell>
          <table:table-cell office:value-type="date" office:date-value="2008-02-26">
            <text:p>26/02/08</text:p>
          </table:table-cell>
          <table:table-cell office:value-type="date" office:date-value="2008-03-06">
            <text:p>06/03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lmartiles@bayesinf.com </text:p>
          </table:table-cell>
          <table:table-cell office:value-type="string">
            <text:p>L.M. Artiles Mart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Range bad functioning </text:p>
          </table:table-cell>
        </table:table-row>
        <table:table-row table:style-name="ro1"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bug_id&amp;query_based_on=">ID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creation_ts,bugs.bug_status%2Cbugs.priority%2Cmap_assigned_to.login_name%2Cbugs.bug_id&amp;query_based_on=">Opened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delta_ts,bugs.bug_status%2Cbugs.priority%2Cmap_assigned_to.login_name%2Cbugs.bug_id&amp;query_based_on=">Changed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bug_severity,bugs.bug_status%2Cbugs.priority%2Cmap_assigned_to.login_name%2Cbugs.bug_id&amp;query_based_on=">Sev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priority,bugs.bug_status%2Cbugs.priority%2Cmap_assigned_to.login_name%2Cbugs.bug_id&amp;query_based_on=">Pri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rep_platform,bugs.bug_status%2Cbugs.priority%2Cmap_assigned_to.login_name%2Cbugs.bug_id&amp;query_based_on=">Plt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assigned_to.login_name,bugs.bug_status%2Cbugs.priority%2Cmap_assigned_to.login_name%2Cbugs.bug_id&amp;query_based_on=">Assignee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assigned_to_realname,bugs.bug_status%2Cbugs.priority%2Cmap_assigned_to.login_name%2Cbugs.bug_id&amp;query_based_on=">Assignee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reporter.login_name,bugs.bug_status%2Cbugs.priority%2Cmap_assigned_to.login_name%2Cbugs.bug_id&amp;query_based_on=">Reporter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reporter_realname,bugs.bug_status%2Cbugs.priority%2Cmap_assigned_to.login_name%2Cbugs.bug_id&amp;query_based_on=">Reporter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bug_status,bugs.bug_status%2Cbugs.priority%2Cmap_assigned_to.login_name%2Cbugs.bug_id&amp;query_based_on=">Statu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resolution,bugs.bug_status%2Cbugs.priority%2Cmap_assigned_to.login_name%2Cbugs.bug_id&amp;query_based_on=">Resolution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products.name,bugs.bug_status%2Cbugs.priority%2Cmap_assigned_to.login_name%2Cbugs.bug_id&amp;query_based_on=">Product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components.name,bugs.bug_status%2Cbugs.priority%2Cmap_assigned_to.login_name%2Cbugs.bug_id&amp;query_based_on=">Comp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version,bugs.bug_status%2Cbugs.priority%2Cmap_assigned_to.login_name%2Cbugs.bug_id&amp;query_based_on=">Ver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op_sys,bugs.bug_status%2Cbugs.priority%2Cmap_assigned_to.login_name%2Cbugs.bug_id&amp;query_based_on=">O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votes,bugs.bug_status%2Cbugs.priority%2Cmap_assigned_to.login_name%2Cbugs.bug_id&amp;query_based_on=">Vote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short_desc,bugs.bug_status%2Cbugs.priority%2Cmap_assigned_to.login_name%2Cbugs.bug_id&amp;query_based_on=">Summary</text:a> </text:p>
          </table:table-cell>
        </table:table-row>
        <table:table-row table:style-name="ro1">
          <table:table-cell office:value-type="string">
            <text:p><text:a xlink:href="http://bugs.tol-project.org/show_bug.cgi?id=559">559</text:a> </text:p>
          </table:table-cell>
          <table:table-cell office:value-type="date" office:date-value="2008-02-27">
            <text:p>27/02/08</text:p>
          </table:table-cell>
          <table:table-cell office:value-type="date" office:date-value="2008-03-14">
            <text:p>14/03/08</text:p>
          </table:table-cell>
          <table:table-cell office:value-type="string">
            <text:p>nor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undef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MatReadFile causes TOL crash reading a bmt </text:p>
          </table:table-cell>
        </table:table-row>
        <table:table-row table:style-name="ro1">
          <table:table-cell office:value-type="string">
            <text:p><text:a xlink:href="http://bugs.tol-project.org/show_bug.cgi?id=560">560</text:a> </text:p>
          </table:table-cell>
          <table:table-cell office:value-type="date" office:date-value="2008-02-28">
            <text:p>28/02/08</text:p>
          </table:table-cell>
          <table:table-cell office:value-type="date" office:date-value="2008-03-14">
            <text:p>14/03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lmperez@bayesinf.com </text:p>
          </table:table-cell>
          <table:table-cell office:value-type="string">
            <text:p>lmperez </text:p>
          </table:table-cell>
          <table:table-cell office:value-type="string">
            <text:p>RESO </text:p>
          </table:table-cell>
          <table:table-cell office:value-type="string">
            <text:p>REMI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whit SubSer function </text:p>
          </table:table-cell>
        </table:table-row>
        <table:table-row table:style-name="ro1">
          <table:table-cell office:value-type="string">
            <text:p><text:a xlink:href="http://bugs.tol-project.org/show_bug.cgi?id=562">562</text:a> </text:p>
          </table:table-cell>
          <table:table-cell office:value-type="date" office:date-value="2008-03-05">
            <text:p>05/03/08</text:p>
          </table:table-cell>
          <table:table-cell office:value-type="date" office:date-value="2008-03-14">
            <text:p>14/03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livanr68@gmail.com </text:p>
          </table:table-cell>
          <table:table-cell office:value-type="string">
            <text:p>Livan Ramirez Dort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ail while including stdlib </text:p>
          </table:table-cell>
        </table:table-row>
        <table:table-row table:style-name="ro1">
          <table:table-cell office:value-type="string">
            <text:p><text:a xlink:href="http://bugs.tol-project.org/show_bug.cgi?id=564">564</text:a> </text:p>
          </table:table-cell>
          <table:table-cell office:value-type="date" office:date-value="2008-03-07">
            <text:p>07/03/08</text:p>
          </table:table-cell>
          <table:table-cell office:value-type="date" office:date-value="2008-05-19">
            <text:p>19/05/08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in Passing Code objects as parameters </text:p>
          </table:table-cell>
        </table:table-row>
        <table:table-row table:style-name="ro1">
          <table:table-cell office:value-type="string">
            <text:p><text:a xlink:href="http://bugs.tol-project.org/show_bug.cgi?id=565">565</text:a> </text:p>
          </table:table-cell>
          <table:table-cell office:value-type="date" office:date-value="2008-03-07">
            <text:p>07/03/08</text:p>
          </table:table-cell>
          <table:table-cell office:value-type="date" office:date-value="2008-03-14">
            <text:p>14/03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Probabil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in RSS calculus in LinReg function </text:p>
          </table:table-cell>
        </table:table-row>
        <table:table-row table:style-name="ro1">
          <table:table-cell office:value-type="string">
            <text:p><text:a xlink:href="http://bugs.tol-project.org/show_bug.cgi?id=566">566</text:a> </text:p>
          </table:table-cell>
          <table:table-cell office:value-type="date" office:date-value="2008-03-17">
            <text:p>17/03/08</text:p>
          </table:table-cell>
          <table:table-cell office:value-type="date" office:date-value="2008-03-18">
            <text:p>18/03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lmartiles@bayesinf.com </text:p>
          </table:table-cell>
          <table:table-cell office:value-type="string">
            <text:p>L.M. Artiles Mart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Matrix product does not recognize the unknown type </text:p>
          </table:table-cell>
        </table:table-row>
        <table:table-row table:style-name="ro1">
          <table:table-cell office:value-type="string">
            <text:p><text:a xlink:href="http://bugs.tol-project.org/show_bug.cgi?id=568">568</text:a> </text:p>
          </table:table-cell>
          <table:table-cell office:value-type="date" office:date-value="2008-04-04">
            <text:p>04/04/08</text:p>
          </table:table-cell>
          <table:table-cell office:value-type="date" office:date-value="2008-04-07">
            <text:p>07/04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conde@bayesinf.com </text:p>
          </table:table-cell>
          <table:table-cell office:value-type="string">
            <text:p>Jorge Conde </text:p>
          </table:table-cell>
          <table:table-cell office:value-type="string">
            <text:p>RESO </text:p>
          </table:table-cell>
          <table:table-cell office:value-type="string">
            <text:p>REMI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 variable which not compiles/decompiles correctly </text:p>
          </table:table-cell>
        </table:table-row>
        <table:table-row table:style-name="ro1">
          <table:table-cell office:value-type="string">
            <text:p><text:a xlink:href="http://bugs.tol-project.org/show_bug.cgi?id=570">570</text:a> </text:p>
          </table:table-cell>
          <table:table-cell office:value-type="date" office:date-value="2008-04-08">
            <text:p>08/04/08</text:p>
          </table:table-cell>
          <table:table-cell office:value-type="date" office:date-value="2008-04-09">
            <text:p>09/04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E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Function If cause mistaken funciton selection in ambiguous ambient </text:p>
          </table:table-cell>
        </table:table-row>
        <table:table-row table:style-name="ro1">
          <table:table-cell office:value-type="string">
            <text:p><text:a xlink:href="http://bugs.tol-project.org/show_bug.cgi?id=572">572</text:a> </text:p>
          </table:table-cell>
          <table:table-cell table:number-columns-repeated="2" office:value-type="date" office:date-value="2008-04-09">
            <text:p>09/04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E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False error of duplicate member of a NameBlock </text:p>
          </table:table-cell>
        </table:table-row>
        <table:table-row table:style-name="ro1">
          <table:table-cell office:value-type="string">
            <text:p><text:a xlink:href="http://bugs.tol-project.org/show_bug.cgi?id=573">573</text:a> </text:p>
          </table:table-cell>
          <table:table-cell office:value-type="date" office:date-value="2008-04-10">
            <text:p>10/04/08</text:p>
          </table:table-cell>
          <table:table-cell office:value-type="date" office:date-value="2008-05-16">
            <text:p>16/05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onfussion in Matrix * Matrix expression </text:p>
          </table:table-cell>
        </table:table-row>
        <table:table-row table:style-name="ro1">
          <table:table-cell office:value-type="string">
            <text:p><text:a xlink:href="http://bugs.tol-project.org/show_bug.cgi?id=579">579</text:a> </text:p>
          </table:table-cell>
          <table:table-cell office:value-type="date" office:date-value="2008-05-13">
            <text:p>13/05/08</text:p>
          </table:table-cell>
          <table:table-cell office:value-type="date" office:date-value="2008-05-16">
            <text:p>16/05/08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pgea@bayesinf.com </text:p>
          </table:table-cell>
          <table:table-cell office:value-type="string">
            <text:p>Pedro Ge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in PutValue for Series </text:p>
          </table:table-cell>
        </table:table-row>
        <table:table-row table:style-name="ro1">
          <table:table-cell office:value-type="string">
            <text:p><text:a xlink:href="http://bugs.tol-project.org/show_bug.cgi?id=580">580</text:a> </text:p>
          </table:table-cell>
          <table:table-cell office:value-type="date" office:date-value="2008-05-14">
            <text:p>14/05/08</text:p>
          </table:table-cell>
          <table:table-cell office:value-type="date" office:date-value="2008-07-10">
            <text:p>10/07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pgea@bayesinf.com </text:p>
          </table:table-cell>
          <table:table-cell office:value-type="string">
            <text:p>Pedro Ge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rash errors related to decompilation and MakeGlobal </text:p>
          </table:table-cell>
        </table:table-row>
        <table:table-row table:style-name="ro1">
          <table:table-cell office:value-type="string">
            <text:p><text:a xlink:href="http://bugs.tol-project.org/show_bug.cgi?id=582">582</text:a> </text:p>
          </table:table-cell>
          <table:table-cell table:number-columns-repeated="2" office:value-type="date" office:date-value="2008-05-16">
            <text:p>16/05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lmartiles@bayesinf.com </text:p>
          </table:table-cell>
          <table:table-cell office:value-type="string">
            <text:p>L.M. Artiles Mart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trange behaviour in CountS </text:p>
          </table:table-cell>
        </table:table-row>
        <table:table-row table:style-name="ro1">
          <table:table-cell office:value-type="string">
            <text:p><text:a xlink:href="http://bugs.tol-project.org/show_bug.cgi?id=583">583</text:a> </text:p>
          </table:table-cell>
          <table:table-cell office:value-type="date" office:date-value="2008-05-16">
            <text:p>16/05/08</text:p>
          </table:table-cell>
          <table:table-cell office:value-type="date" office:date-value="2008-05-17">
            <text:p>17/05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Matrix DifEq returns emty matrix </text:p>
          </table:table-cell>
        </table:table-row>
        <table:table-row table:style-name="ro1">
          <table:table-cell office:value-type="string">
            <text:p><text:a xlink:href="http://bugs.tol-project.org/show_bug.cgi?id=588">588</text:a> </text:p>
          </table:table-cell>
          <table:table-cell office:value-type="date" office:date-value="2008-06-13">
            <text:p>13/06/08</text:p>
          </table:table-cell>
          <table:table-cell office:value-type="date" office:date-value="2008-06-14">
            <text:p>14/06/08</text:p>
          </table:table-cell>
          <table:table-cell office:value-type="string">
            <text:p>nor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ldflores@gmail.com </text:p>
          </table:table-cell>
          <table:table-cell office:value-type="string">
            <text:p>Jorge Luis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Eliminación indebida de elementos desconocidos al final de una serie </text:p>
          </table:table-cell>
        </table:table-row>
        <table:table-row table:style-name="ro1">
          <table:table-cell office:value-type="string">
            <text:p><text:a xlink:href="http://bugs.tol-project.org/show_bug.cgi?id=591">591</text:a> </text:p>
          </table:table-cell>
          <table:table-cell office:value-type="date" office:date-value="2008-06-18">
            <text:p>18/06/08</text:p>
          </table:table-cell>
          <table:table-cell office:value-type="date" office:date-value="2008-07-10">
            <text:p>10/07/08</text:p>
          </table:table-cell>
          <table:table-cell office:value-type="string">
            <text:p>t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ldflores@gmail.com </text:p>
          </table:table-cell>
          <table:table-cell office:value-type="string">
            <text:p>Jorge Luis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Gazapo en el nombre de un parámetro de la función SubCol </text:p>
          </table:table-cell>
        </table:table-row>
        <table:table-row table:style-name="ro1">
          <table:table-cell office:value-type="string">
            <text:p><text:a xlink:href="http://bugs.tol-project.org/show_bug.cgi?id=594">594</text:a> </text:p>
          </table:table-cell>
          <table:table-cell office:value-type="date" office:date-value="2008-06-24">
            <text:p>24/06/08</text:p>
          </table:table-cell>
          <table:table-cell office:value-type="date" office:date-value="2008-07-10">
            <text:p>10/07/08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robles@bayesinf.com </text:p>
          </table:table-cell>
          <table:table-cell office:value-type="string">
            <text:p>Iván Robles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Runtime error re-compiling global variables </text:p>
          </table:table-cell>
        </table:table-row>
        <table:table-row table:style-name="ro1">
          <table:table-cell office:value-type="string">
            <text:p><text:a xlink:href="http://bugs.tol-project.org/show_bug.cgi?id=596">596</text:a> </text:p>
          </table:table-cell>
          <table:table-cell table:number-columns-repeated="2" office:value-type="date" office:date-value="2008-07-16">
            <text:p>16/07/08</text:p>
          </table:table-cell>
          <table:table-cell office:value-type="string">
            <text:p>maj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undef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Fail in low order ARMATACov (and ARMAACov) </text:p>
          </table:table-cell>
        </table:table-row>
        <table:table-row table:style-name="ro1">
          <table:table-cell office:value-type="string">
            <text:p><text:a xlink:href="http://bugs.tol-project.org/show_bug.cgi?id=599">599</text:a> </text:p>
          </table:table-cell>
          <table:table-cell table:number-columns-repeated="2" office:value-type="date" office:date-value="2008-07-23">
            <text:p>23/07/08</text:p>
          </table:table-cell>
          <table:table-cell office:value-type="string">
            <text:p>cri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robles@bayesinf.com </text:p>
          </table:table-cell>
          <table:table-cell office:value-type="string">
            <text:p>Iván Robles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iles Included in a loop </text:p>
          </table:table-cell>
        </table:table-row>
        <table:table-row table:style-name="ro1">
          <table:table-cell office:value-type="string">
            <text:p><text:a xlink:href="http://bugs.tol-project.org/show_bug.cgi?id=600">600</text:a> </text:p>
          </table:table-cell>
          <table:table-cell table:number-columns-repeated="2" office:value-type="date" office:date-value="2008-08-03">
            <text:p>03/08/08</text:p>
          </table:table-cell>
          <table:table-cell office:value-type="string">
            <text:p>nor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ldflores@gmail.com </text:p>
          </table:table-cell>
          <table:table-cell office:value-type="string">
            <text:p>Jorge Luis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uncion PutSerDat pone valor unknown en la serie </text:p>
          </table:table-cell>
        </table:table-row>
        <table:table-row table:style-name="ro1">
          <table:table-cell office:value-type="string">
            <text:p><text:a xlink:href="http://bugs.tol-project.org/show_bug.cgi?id=255">255</text:a> </text:p>
          </table:table-cell>
          <table:table-cell office:value-type="date" office:date-value="2005-04-26">
            <text:p>26/04/05</text:p>
          </table:table-cell>
          <table:table-cell office:value-type="date" office:date-value="2005-12-22">
            <text:p>22/12/05</text:p>
          </table:table-cell>
          <table:table-cell office:value-type="string">
            <text:p>enh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azamorano@tol-project.org </text:p>
          </table:table-cell>
          <table:table-cell office:value-type="string">
            <text:p>Antonio Zamorano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BTableColumn Prefix </text:p>
          </table:table-cell>
        </table:table-row>
        <table:table-row table:style-name="ro1">
          <table:table-cell office:value-type="string">
            <text:p><text:a xlink:href="http://bugs.tol-project.org/show_bug.cgi?id=2">2</text:a> </text:p>
          </table:table-cell>
          <table:table-cell office:value-type="date" office:date-value="2004-02-26">
            <text:p>26/02/04</text:p>
          </table:table-cell>
          <table:table-cell office:value-type="date" office:date-value="2006-12-02">
            <text:p>02/12/06</text:p>
          </table:table-cell>
          <table:table-cell office:value-type="string">
            <text:p>tri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MTFile(Set): Additional carry return </text:p>
          </table:table-cell>
        </table:table-row>
        <table:table-row table:style-name="ro1">
          <table:table-cell office:value-type="string">
            <text:p><text:a xlink:href="http://bugs.tol-project.org/show_bug.cgi?id=4">4</text:a> </text:p>
          </table:table-cell>
          <table:table-cell office:value-type="date" office:date-value="2004-03-08">
            <text:p>08/03/04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manuelb@bayesinf.com </text:p>
          </table:table-cell>
          <table:table-cell office:value-type="string">
            <text:p>Manuel Balderrába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*1.1.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allo en la funcion QuantileS() </text:p>
          </table:table-cell>
        </table:table-row>
        <table:table-row table:style-name="ro1">
          <table:table-cell office:value-type="string">
            <text:p><text:a xlink:href="http://bugs.tol-project.org/show_bug.cgi?id=5">5</text:a> </text:p>
          </table:table-cell>
          <table:table-cell office:value-type="date" office:date-value="2004-03-16">
            <text:p>16/03/04</text:p>
          </table:table-cell>
          <table:table-cell office:value-type="date" office:date-value="2006-12-04">
            <text:p>04/12/06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INSTALL </text:p>
          </table:table-cell>
          <table:table-cell office:value-type="string">
            <text:p>0.1.9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GSL libraries not correctly detected </text:p>
          </table:table-cell>
        </table:table-row>
        <table:table-row table:style-name="ro1">
          <table:table-cell office:value-type="string">
            <text:p><text:a xlink:href="http://bugs.tol-project.org/show_bug.cgi?id=10">10</text:a> </text:p>
          </table:table-cell>
          <table:table-cell office:value-type="date" office:date-value="2004-03-18">
            <text:p>18/03/04</text:p>
          </table:table-cell>
          <table:table-cell office:value-type="date" office:date-value="2006-12-04">
            <text:p>04/12/06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imeSet global &amp; TimeSet no global </text:p>
          </table:table-cell>
        </table:table-row>
        <table:table-row table:style-name="ro1">
          <table:table-cell office:value-type="string">
            <text:p><text:a xlink:href="http://bugs.tol-project.org/show_bug.cgi?id=23">23</text:a> </text:p>
          </table:table-cell>
          <table:table-cell office:value-type="date" office:date-value="2004-04-06">
            <text:p>06/04/04</text:p>
          </table:table-cell>
          <table:table-cell office:value-type="date" office:date-value="2006-12-04">
            <text:p>04/12/06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in funcctions Include </text:p>
          </table:table-cell>
        </table:table-row>
        <table:table-row table:style-name="ro1">
          <table:table-cell office:value-type="string">
            <text:p><text:a xlink:href="http://bugs.tol-project.org/show_bug.cgi?id=44">44</text:a> </text:p>
          </table:table-cell>
          <table:table-cell office:value-type="date" office:date-value="2004-05-19">
            <text:p>19/05/04</text:p>
          </table:table-cell>
          <table:table-cell office:value-type="date" office:date-value="2006-12-04">
            <text:p>04/12/06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asalafranca@bayesinf.com </text:p>
          </table:table-cell>
          <table:table-cell office:value-type="string">
            <text:p>Alfons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ubCol does not return the correct columns. </text:p>
          </table:table-cell>
        </table:table-row>
        <table:table-row table:style-name="ro1">
          <table:table-cell office:value-type="string">
            <text:p><text:a xlink:href="http://bugs.tol-project.org/show_bug.cgi?id=51">51</text:a> </text:p>
          </table:table-cell>
          <table:table-cell office:value-type="date" office:date-value="2004-05-25">
            <text:p>25/05/04</text:p>
          </table:table-cell>
          <table:table-cell office:value-type="date" office:date-value="2006-12-04">
            <text:p>04/12/06</text:p>
          </table:table-cell>
          <table:table-cell office:value-type="string">
            <text:p>cri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undef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tol crash </text:p>
          </table:table-cell>
        </table:table-row>
        <table:table-row table:style-name="ro1">
          <table:table-cell office:value-type="string">
            <text:p><text:a xlink:href="http://bugs.tol-project.org/show_bug.cgi?id=56">56</text:a> </text:p>
          </table:table-cell>
          <table:table-cell office:value-type="date" office:date-value="2004-05-28">
            <text:p>28/05/04</text:p>
          </table:table-cell>
          <table:table-cell office:value-type="date" office:date-value="2006-12-07">
            <text:p>07/12/06</text:p>
          </table:table-cell>
          <table:table-cell office:value-type="string">
            <text:p>enh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RESO </text:p>
          </table:table-cell>
          <table:table-cell office:value-type="string">
            <text:p>LAT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nhancement of 'Show' </text:p>
          </table:table-cell>
        </table:table-row>
        <table:table-row table:style-name="ro1">
          <table:table-cell office:value-type="string">
            <text:p><text:a xlink:href="http://bugs.tol-project.org/show_bug.cgi?id=57">57</text:a> </text:p>
          </table:table-cell>
          <table:table-cell office:value-type="date" office:date-value="2004-05-28">
            <text:p>28/05/04</text:p>
          </table:table-cell>
          <table:table-cell office:value-type="date" office:date-value="2006-12-04">
            <text:p>04/12/06</text:p>
          </table:table-cell>
          <table:table-cell office:value-type="string">
            <text:p>min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heck syntax errors blocks TOLBase </text:p>
          </table:table-cell>
        </table:table-row>
        <table:table-row table:style-name="ro1">
          <table:table-cell office:value-type="string">
            <text:p><text:a xlink:href="http://bugs.tol-project.org/show_bug.cgi?id=71">71</text:a> </text:p>
          </table:table-cell>
          <table:table-cell office:value-type="date" office:date-value="2004-06-10">
            <text:p>10/06/04</text:p>
          </table:table-cell>
          <table:table-cell office:value-type="date" office:date-value="2006-12-04">
            <text:p>04/12/06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libarra@bayesinf.com </text:p>
          </table:table-cell>
          <table:table-cell office:value-type="string">
            <text:p>Lander Ibarr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imeSet </text:p>
          </table:table-cell>
        </table:table-row>
        <table:table-row table:style-name="ro1">
          <table:table-cell office:value-type="string">
            <text:p><text:a xlink:href="http://bugs.tol-project.org/show_bug.cgi?id=150">150</text:a> </text:p>
          </table:table-cell>
          <table:table-cell office:value-type="date" office:date-value="2004-09-15">
            <text:p>15/09/04</text:p>
          </table:table-cell>
          <table:table-cell office:value-type="date" office:date-value="2006-12-05">
            <text:p>05/12/06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 with AutoCor functions </text:p>
          </table:table-cell>
        </table:table-row>
        <table:table-row table:style-name="ro1">
          <table:table-cell office:value-type="string">
            <text:p><text:a xlink:href="http://bugs.tol-project.org/show_bug.cgi?id=164">164</text:a> </text:p>
          </table:table-cell>
          <table:table-cell office:value-type="date" office:date-value="2004-10-01">
            <text:p>01/10/04</text:p>
          </table:table-cell>
          <table:table-cell office:value-type="date" office:date-value="2006-12-05">
            <text:p>05/12/06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 break down Serie out = (Real 0.8)* ser ; </text:p>
          </table:table-cell>
        </table:table-row>
        <table:table-row table:style-name="ro1">
          <table:table-cell office:value-type="string">
            <text:p><text:a xlink:href="http://bugs.tol-project.org/show_bug.cgi?id=225">225</text:a> </text:p>
          </table:table-cell>
          <table:table-cell office:value-type="date" office:date-value="2005-02-01">
            <text:p>01/02/05</text:p>
          </table:table-cell>
          <table:table-cell office:value-type="date" office:date-value="2006-12-05">
            <text:p>05/12/06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Maybe a collateral damage in PutDescription with the new overload property </text:p>
          </table:table-cell>
        </table:table-row>
        <table:table-row table:style-name="ro1">
          <table:table-cell office:value-type="string">
            <text:p><text:a xlink:href="http://bugs.tol-project.org/show_bug.cgi?id=226">226</text:a> </text:p>
          </table:table-cell>
          <table:table-cell office:value-type="date" office:date-value="2005-02-01">
            <text:p>01/02/05</text:p>
          </table:table-cell>
          <table:table-cell office:value-type="date" office:date-value="2006-12-05">
            <text:p>05/12/06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in SetOfAnything with a declare Code objects </text:p>
          </table:table-cell>
        </table:table-row>
        <table:table-row table:style-name="ro1">
          <table:table-cell office:value-type="string">
            <text:p><text:a xlink:href="http://bugs.tol-project.org/show_bug.cgi?id=230">230</text:a> </text:p>
          </table:table-cell>
          <table:table-cell office:value-type="date" office:date-value="2005-02-04">
            <text:p>04/02/05</text:p>
          </table:table-cell>
          <table:table-cell office:value-type="date" office:date-value="2006-12-05">
            <text:p>05/12/06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asalafranca@bayesinf.com </text:p>
          </table:table-cell>
          <table:table-cell office:value-type="string">
            <text:p>Alfons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ex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ReplaceTable goes into and endless loop. </text:p>
          </table:table-cell>
        </table:table-row>
        <table:table-row table:style-name="ro1">
          <table:table-cell office:value-type="string">
            <text:p><text:a xlink:href="http://bugs.tol-project.org/show_bug.cgi?id=272">272</text:a> </text:p>
          </table:table-cell>
          <table:table-cell office:value-type="date" office:date-value="2005-05-31">
            <text:p>31/05/05</text:p>
          </table:table-cell>
          <table:table-cell office:value-type="date" office:date-value="2005-06-01">
            <text:p>01/06/05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BSeries returns no named series </text:p>
          </table:table-cell>
        </table:table-row>
        <table:table-row table:style-name="ro1">
          <table:table-cell office:value-type="string">
            <text:p><text:a xlink:href="http://bugs.tol-project.org/show_bug.cgi?id=283">283</text:a> </text:p>
          </table:table-cell>
          <table:table-cell office:value-type="date" office:date-value="2005-07-14">
            <text:p>14/07/05</text:p>
          </table:table-cell>
          <table:table-cell office:value-type="date" office:date-value="2006-12-07">
            <text:p>07/12/06</text:p>
          </table:table-cell>
          <table:table-cell office:value-type="string">
            <text:p>blo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Base falls in error </text:p>
          </table:table-cell>
        </table:table-row>
        <table:table-row table:style-name="ro1">
          <table:table-cell office:value-type="string">
            <text:p><text:a xlink:href="http://bugs.tol-project.org/show_bug.cgi?id=303">303</text:a> </text:p>
          </table:table-cell>
          <table:table-cell office:value-type="date" office:date-value="2005-09-09">
            <text:p>09/09/05</text:p>
          </table:table-cell>
          <table:table-cell office:value-type="date" office:date-value="2006-12-07">
            <text:p>07/12/06</text:p>
          </table:table-cell>
          <table:table-cell office:value-type="string">
            <text:p>cri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when include a bmt file </text:p>
          </table:table-cell>
        </table:table-row>
        <table:table-row table:style-name="ro1">
          <table:table-cell office:value-type="string">
            <text:p><text:a xlink:href="http://bugs.tol-project.org/show_bug.cgi?id=335">335</text:a> </text:p>
          </table:table-cell>
          <table:table-cell office:value-type="date" office:date-value="2005-11-14">
            <text:p>14/11/05</text:p>
          </table:table-cell>
          <table:table-cell office:value-type="date" office:date-value="2006-12-07">
            <text:p>07/12/06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sdelfresno@bayesinf.com </text:p>
          </table:table-cell>
          <table:table-cell office:value-type="string">
            <text:p>Sergio Del Fresn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Include with F11 (Eval Window) </text:p>
          </table:table-cell>
        </table:table-row>
        <table:table-row table:style-name="ro1">
          <table:table-cell office:value-type="string">
            <text:p><text:a xlink:href="http://bugs.tol-project.org/show_bug.cgi?id=344">344</text:a> </text:p>
          </table:table-cell>
          <table:table-cell office:value-type="date" office:date-value="2006-01-20">
            <text:p>20/01/06</text:p>
          </table:table-cell>
          <table:table-cell office:value-type="date" office:date-value="2007-11-07">
            <text:p>07/11/07</text:p>
          </table:table-cell>
          <table:table-cell office:value-type="string">
            <text:p>blo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asalafranca@bayesinf.com </text:p>
          </table:table-cell>
          <table:table-cell office:value-type="string">
            <text:p>Alfons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 is unable to free memory </text:p>
          </table:table-cell>
        </table:table-row>
        <table:table-row table:style-name="ro1">
          <table:table-cell office:value-type="string">
            <text:p><text:a xlink:href="http://bugs.tol-project.org/show_bug.cgi?id=403">403</text:a> </text:p>
          </table:table-cell>
          <table:table-cell office:value-type="date" office:date-value="2006-06-06">
            <text:p>06/06/06</text:p>
          </table:table-cell>
          <table:table-cell office:value-type="date" office:date-value="2006-06-28">
            <text:p>28/06/06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everal problems with F7, F8 and F9 </text:p>
          </table:table-cell>
        </table:table-row>
        <table:table-row table:style-name="ro1">
          <table:table-cell office:value-type="string">
            <text:p><text:a xlink:href="http://bugs.tol-project.org/show_bug.cgi?id=404">404</text:a> </text:p>
          </table:table-cell>
          <table:table-cell office:value-type="date" office:date-value="2006-06-07">
            <text:p>07/06/06</text:p>
          </table:table-cell>
          <table:table-cell office:value-type="date" office:date-value="2006-12-07">
            <text:p>07/12/06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onfusion with the quotes when a Set contains comments </text:p>
          </table:table-cell>
        </table:table-row>
        <table:table-row table:style-name="ro1">
          <table:table-cell office:value-type="string">
            <text:p><text:a xlink:href="http://bugs.tol-project.org/show_bug.cgi?id=461">461</text:a> </text:p>
          </table:table-cell>
          <table:table-cell office:value-type="date" office:date-value="2007-01-17">
            <text:p>17/01/07</text:p>
          </table:table-cell>
          <table:table-cell office:value-type="date" office:date-value="2007-11-21">
            <text:p>21/11/07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table:style-name="ce3" office:value-type="date" office:date-value="2004-01-01">
            <text:p>01/01/04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WinRmtProcessAlive fails </text:p>
          </table:table-cell>
        </table:table-row>
        <table:table-row table:style-name="ro1">
          <table:table-cell office:value-type="string">
            <text:p><text:a xlink:href="http://bugs.tol-project.org/show_bug.cgi?id=464">464</text:a> </text:p>
          </table:table-cell>
          <table:table-cell office:value-type="date" office:date-value="2007-01-30">
            <text:p>30/01/07</text:p>
          </table:table-cell>
          <table:table-cell office:value-type="date" office:date-value="2007-01-31">
            <text:p>31/01/07</text:p>
          </table:table-cell>
          <table:table-cell office:value-type="string">
            <text:p>cri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Any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valArgs fails </text:p>
          </table:table-cell>
        </table:table-row>
        <table:table-row table:style-name="ro1">
          <table:table-cell office:value-type="string">
            <text:p><text:a xlink:href="http://bugs.tol-project.org/show_bug.cgi?id=494">494</text:a> </text:p>
          </table:table-cell>
          <table:table-cell table:number-columns-repeated="2" office:value-type="date" office:date-value="2007-06-06">
            <text:p>06/06/07</text:p>
          </table:table-cell>
          <table:table-cell office:value-type="string">
            <text:p>nor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imonthly and Bimensual TimeSet definition </text:p>
          </table:table-cell>
        </table:table-row>
        <table:table-row table:style-name="ro1">
          <table:table-cell office:value-type="string">
            <text:p><text:a xlink:href="http://bugs.tol-project.org/show_bug.cgi?id=497">497</text:a> </text:p>
          </table:table-cell>
          <table:table-cell table:number-columns-repeated="2" office:value-type="date" office:date-value="2007-07-01">
            <text:p>01/07/07</text:p>
          </table:table-cell>
          <table:table-cell office:value-type="string">
            <text:p>cri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ubRow breaks down TOLBase </text:p>
          </table:table-cell>
        </table:table-row>
        <table:table-row table:style-name="ro1">
          <table:table-cell office:value-type="string">
            <text:p><text:a xlink:href="http://bugs.tol-project.org/show_bug.cgi?id=498">498</text:a> </text:p>
          </table:table-cell>
          <table:table-cell office:value-type="date" office:date-value="2007-07-01">
            <text:p>01/07/07</text:p>
          </table:table-cell>
          <table:table-cell office:value-type="date" office:date-value="2007-07-02">
            <text:p>02/07/07</text:p>
          </table:table-cell>
          <table:table-cell office:value-type="string">
            <text:p>cri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s with variables asociates to e </text:p>
          </table:table-cell>
        </table:table-row>
        <table:table-row table:style-name="ro1">
          <table:table-cell office:value-type="string">
            <text:p><text:a xlink:href="http://bugs.tol-project.org/show_bug.cgi?id=334">334</text:a> </text:p>
          </table:table-cell>
          <table:table-cell office:value-type="date" office:date-value="2005-11-10">
            <text:p>10/11/05</text:p>
          </table:table-cell>
          <table:table-cell office:value-type="date" office:date-value="2006-04-19">
            <text:p>19/04/06</text:p>
          </table:table-cell>
          <table:table-cell office:value-type="string">
            <text:p>min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 with Replace All </text:p>
          </table:table-cell>
        </table:table-row>
        <table:table-row table:style-name="ro1">
          <table:table-cell office:value-type="string">
            <text:p><text:a xlink:href="http://bugs.tol-project.org/show_bug.cgi?id=1">1</text:a> </text:p>
          </table:table-cell>
          <table:table-cell office:value-type="date" office:date-value="2004-02-20">
            <text:p>20/02/04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manuelb@bayesinf.com </text:p>
          </table:table-cell>
          <table:table-cell office:value-type="string">
            <text:p>Manuel Balderrába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*1.1.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recuency function looses a unit after second period. </text:p>
          </table:table-cell>
        </table:table-row>
        <table:table-row table:style-name="ro1">
          <table:table-cell office:value-type="string">
            <text:p><text:a xlink:href="http://bugs.tol-project.org/show_bug.cgi?id=9">9</text:a> </text:p>
          </table:table-cell>
          <table:table-cell office:value-type="date" office:date-value="2004-03-17">
            <text:p>17/03/04</text:p>
          </table:table-cell>
          <table:table-cell office:value-type="date" office:date-value="2006-11-30">
            <text:p>30/11/06</text:p>
          </table:table-cell>
          <table:table-cell office:value-type="string">
            <text:p>enh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X Axis in Set's charts </text:p>
          </table:table-cell>
        </table:table-row>
        <table:table-row table:style-name="ro1">
          <table:table-cell office:value-type="string">
            <text:p><text:a xlink:href="http://bugs.tol-project.org/show_bug.cgi?id=61">61</text:a> </text:p>
          </table:table-cell>
          <table:table-cell office:value-type="date" office:date-value="2004-06-01">
            <text:p>01/06/04</text:p>
          </table:table-cell>
          <table:table-cell office:value-type="date" office:date-value="2006-12-04">
            <text:p>04/12/06</text:p>
          </table:table-cell>
          <table:table-cell office:value-type="string">
            <text:p>blo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Bayes SQ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Using a TimeSet created from DatesOfSet for X Marker </text:p>
          </table:table-cell>
        </table:table-row>
        <table:table-row table:style-name="ro1">
          <table:table-cell office:value-type="string">
            <text:p><text:a xlink:href="http://bugs.tol-project.org/show_bug.cgi?id=67">67</text:a> </text:p>
          </table:table-cell>
          <table:table-cell office:value-type="date" office:date-value="2004-06-09">
            <text:p>09/06/04</text:p>
          </table:table-cell>
          <table:table-cell office:value-type="date" office:date-value="2006-12-04">
            <text:p>04/12/06</text:p>
          </table:table-cell>
          <table:table-cell office:value-type="string">
            <text:p>cri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hamoros@bayesinf.com </text:p>
          </table:table-cell>
          <table:table-cell office:value-type="string">
            <text:p>Hug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tolbase crashes during evaluation </text:p>
          </table:table-cell>
        </table:table-row>
        <table:table-row table:style-name="ro1">
          <table:table-cell office:value-type="string">
            <text:p><text:a xlink:href="http://bugs.tol-project.org/show_bug.cgi?id=68">68</text:a> </text:p>
          </table:table-cell>
          <table:table-cell office:value-type="date" office:date-value="2004-06-09">
            <text:p>09/06/04</text:p>
          </table:table-cell>
          <table:table-cell office:value-type="date" office:date-value="2006-12-04">
            <text:p>04/12/06</text:p>
          </table:table-cell>
          <table:table-cell office:value-type="string">
            <text:p>cri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segmentation fault in Select evaluation </text:p>
          </table:table-cell>
        </table:table-row>
        <table:table-row table:style-name="ro1">
          <table:table-cell office:value-type="string">
            <text:p><text:a xlink:href="http://bugs.tol-project.org/show_bug.cgi?id=83">83</text:a> </text:p>
          </table:table-cell>
          <table:table-cell table:number-columns-repeated="2" office:value-type="date" office:date-value="2004-07-12">
            <text:p>12/07/04</text:p>
          </table:table-cell>
          <table:table-cell office:value-type="string">
            <text:p>cri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Toltcl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::tol::forallchild </text:p>
          </table:table-cell>
        </table:table-row>
        <table:table-row table:style-name="ro1">
          <table:table-cell office:value-type="string">
            <text:p><text:a xlink:href="http://bugs.tol-project.org/show_bug.cgi?id=200">200</text:a> </text:p>
          </table:table-cell>
          <table:table-cell office:value-type="date" office:date-value="2004-11-23">
            <text:p>23/11/04</text:p>
          </table:table-cell>
          <table:table-cell office:value-type="date" office:date-value="2004-12-14">
            <text:p>14/12/04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majalvo@bayesinf.com </text:p>
          </table:table-cell>
          <table:table-cell office:value-type="string">
            <text:p>Mª Ángeles Jalvo </text:p>
          </table:table-cell>
          <table:table-cell office:value-type="string">
            <text:p>RESO </text:p>
          </table:table-cell>
          <table:table-cell office:value-type="string">
            <text:p>REMI </text:p>
          </table:table-cell>
          <table:table-cell office:value-type="string">
            <text:p>Tol-Base </text:p>
          </table:table-cell>
          <table:table-cell office:value-type="string">
            <text:p>Toltcl </text:p>
          </table:table-cell>
          <table:table-cell office:value-type="string">
            <text:p>cvs-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Functions Matrix SetDiag , Matrix Diag </text:p>
          </table:table-cell>
        </table:table-row>
        <table:table-row table:style-name="ro1">
          <table:table-cell office:value-type="string">
            <text:p><text:a xlink:href="http://bugs.tol-project.org/show_bug.cgi?id=448">448</text:a> </text:p>
          </table:table-cell>
          <table:table-cell office:value-type="date" office:date-value="2006-11-14">
            <text:p>14/11/06</text:p>
          </table:table-cell>
          <table:table-cell office:value-type="date" office:date-value="2006-11-16">
            <text:p>16/11/06</text:p>
          </table:table-cell>
          <table:table-cell office:value-type="string">
            <text:p>nor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abroncano@bayesinf.com </text:p>
          </table:table-cell>
          <table:table-cell office:value-type="string">
            <text:p>Alicia Broncan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utocorrelación Errónea con "Tabular Autocorrelación" </text:p>
          </table:table-cell>
        </table:table-row>
        <table:table-row table:style-name="ro1">
          <table:table-cell office:value-type="string">
            <text:p><text:a xlink:href="http://bugs.tol-project.org/show_bug.cgi?id=514">514</text:a> </text:p>
          </table:table-cell>
          <table:table-cell office:value-type="date" office:date-value="2007-10-02">
            <text:p>02/10/07</text:p>
          </table:table-cell>
          <table:table-cell office:value-type="date" office:date-value="2007-10-25">
            <text:p>25/10/07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mafernandez@bayesinf.com </text:p>
          </table:table-cell>
          <table:table-cell office:value-type="string">
            <text:p>Miguel Ángel Fern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RandConstrainedMNormal crashes Tol Base </text:p>
          </table:table-cell>
        </table:table-row>
        <table:table-row table:style-name="ro1">
          <table:table-cell office:value-type="string">
            <text:p><text:a xlink:href="http://bugs.tol-project.org/show_bug.cgi?id=143">143</text:a> </text:p>
          </table:table-cell>
          <table:table-cell office:value-type="date" office:date-value="2004-09-07">
            <text:p>07/09/04</text:p>
          </table:table-cell>
          <table:table-cell office:value-type="date" office:date-value="2006-12-05">
            <text:p>05/12/06</text:p>
          </table:table-cell>
          <table:table-cell office:value-type="string">
            <text:p>blo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asalafranca@bayesinf.com </text:p>
          </table:table-cell>
          <table:table-cell office:value-type="string">
            <text:p>Alfons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Range Doesn`t work properly </text:p>
          </table:table-cell>
        </table:table-row>
        <table:table-row table:style-name="ro1">
          <table:table-cell office:value-type="string">
            <text:p><text:a xlink:href="http://bugs.tol-project.org/show_bug.cgi?id=6">6</text:a> </text:p>
          </table:table-cell>
          <table:table-cell office:value-type="date" office:date-value="2004-03-17">
            <text:p>17/03/04</text:p>
          </table:table-cell>
          <table:table-cell office:value-type="date" office:date-value="2006-04-21">
            <text:p>21/04/06</text:p>
          </table:table-cell>
          <table:table-cell office:value-type="string">
            <text:p>enh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SO </text:p>
          </table:table-cell>
          <table:table-cell office:value-type="string">
            <text:p>LATE </text:p>
          </table:table-cell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*4.3.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Markers in graphs </text:p>
          </table:table-cell>
        </table:table-row>
        <table:table-row table:style-name="ro1">
          <table:table-cell office:value-type="string">
            <text:p><text:a xlink:href="http://bugs.tol-project.org/show_bug.cgi?id=7">7</text:a> </text:p>
          </table:table-cell>
          <table:table-cell table:number-columns-repeated="2" office:value-type="date" office:date-value="2004-03-17">
            <text:p>17/03/04</text:p>
          </table:table-cell>
          <table:table-cell office:value-type="string">
            <text:p>nor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Toltcl </text:p>
          </table:table-cell>
          <table:table-cell office:value-type="string">
            <text:p>*4.3.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able gets destroyed when created from graph. </text:p>
          </table:table-cell>
        </table:table-row>
        <table:table-row table:style-name="ro1">
          <table:table-cell office:value-type="string">
            <text:p><text:a xlink:href="http://bugs.tol-project.org/show_bug.cgi?id=8">8</text:a> </text:p>
          </table:table-cell>
          <table:table-cell office:value-type="date" office:date-value="2004-03-17">
            <text:p>17/03/04</text:p>
          </table:table-cell>
          <table:table-cell office:value-type="date" office:date-value="2004-04-29">
            <text:p>29/04/04</text:p>
          </table:table-cell>
          <table:table-cell office:value-type="string">
            <text:p>min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*4.3.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Line color and fillups in graph options </text:p>
          </table:table-cell>
        </table:table-row>
        <table:table-row table:style-name="ro1">
          <table:table-cell office:value-type="string">
            <text:p><text:a xlink:href="http://bugs.tol-project.org/show_bug.cgi?id=11">11</text:a> </text:p>
          </table:table-cell>
          <table:table-cell office:value-type="date" office:date-value="2004-03-24">
            <text:p>24/03/04</text:p>
          </table:table-cell>
          <table:table-cell office:value-type="date" office:date-value="2004-03-26">
            <text:p>26/03/04</text:p>
          </table:table-cell>
          <table:table-cell office:value-type="string">
            <text:p>nor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iferent trace in function "Estimate" </text:p>
          </table:table-cell>
        </table:table-row>
        <table:table-row table:style-name="ro1">
          <table:table-cell office:value-type="string">
            <text:p><text:a xlink:href="http://bugs.tol-project.org/show_bug.cgi?id=12">12</text:a> </text:p>
          </table:table-cell>
          <table:table-cell office:value-type="date" office:date-value="2004-03-24">
            <text:p>24/03/04</text:p>
          </table:table-cell>
          <table:table-cell office:value-type="date" office:date-value="2006-12-04">
            <text:p>04/12/06</text:p>
          </table:table-cell>
          <table:table-cell office:value-type="string">
            <text:p>nor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he Estimate function gives back a wrong standard deviation </text:p>
          </table:table-cell>
        </table:table-row>
        <table:table-row table:style-name="ro1">
          <table:table-cell office:value-type="string">
            <text:p><text:a xlink:href="http://bugs.tol-project.org/show_bug.cgi?id=195">195</text:a> </text:p>
          </table:table-cell>
          <table:table-cell office:value-type="date" office:date-value="2004-11-15">
            <text:p>15/11/04</text:p>
          </table:table-cell>
          <table:table-cell office:value-type="date" office:date-value="2006-10-24">
            <text:p>24/10/06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REMI </text:p>
          </table:table-cell>
          <table:table-cell office:value-type="string">
            <text:p>TOL </text:p>
          </table:table-cell>
          <table:table-cell office:value-type="string">
            <text:p>TYPE_Da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he mysterious dates </text:p>
          </table:table-cell>
        </table:table-row>
        <table:table-row table:style-name="ro1">
          <table:table-cell office:value-type="string">
            <text:p><text:a xlink:href="http://bugs.tol-project.org/show_bug.cgi?id=196">196</text:a> </text:p>
          </table:table-cell>
          <table:table-cell office:value-type="date" office:date-value="2004-11-15">
            <text:p>15/11/04</text:p>
          </table:table-cell>
          <table:table-cell office:value-type="date" office:date-value="2006-12-02">
            <text:p>02/12/06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Y(), M() and M() do not work properly </text:p>
          </table:table-cell>
        </table:table-row>
        <table:table-row table:style-name="ro1">
          <table:table-cell office:value-type="string">
            <text:p><text:a xlink:href="http://bugs.tol-project.org/show_bug.cgi?id=260">260</text:a> </text:p>
          </table:table-cell>
          <table:table-cell office:value-type="date" office:date-value="2005-05-12">
            <text:p>12/05/05</text:p>
          </table:table-cell>
          <table:table-cell office:value-type="date" office:date-value="2005-05-16">
            <text:p>16/05/05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ame TimeSet in input and output makes Estimate to crash </text:p>
          </table:table-cell>
        </table:table-row>
        <table:table-row table:style-name="ro1">
          <table:table-cell office:value-type="string">
            <text:p><text:a xlink:href="http://bugs.tol-project.org/show_bug.cgi?id=268">268</text:a> </text:p>
          </table:table-cell>
          <table:table-cell office:value-type="date" office:date-value="2005-05-23">
            <text:p>23/05/05</text:p>
          </table:table-cell>
          <table:table-cell office:value-type="date" office:date-value="2006-12-07">
            <text:p>07/12/06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 random fatal error makes to crash compilation of tol.dll </text:p>
          </table:table-cell>
        </table:table-row>
        <table:table-row table:style-name="ro1">
          <table:table-cell office:value-type="string">
            <text:p><text:a xlink:href="http://bugs.tol-project.org/show_bug.cgi?id=284">284</text:a> </text:p>
          </table:table-cell>
          <table:table-cell office:value-type="date" office:date-value="2005-07-14">
            <text:p>14/07/05</text:p>
          </table:table-cell>
          <table:table-cell office:value-type="date" office:date-value="2006-12-02">
            <text:p>02/12/06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cess to Set elements by name </text:p>
          </table:table-cell>
        </table:table-row>
        <table:table-row table:style-name="ro1">
          <table:table-cell office:value-type="string">
            <text:p><text:a xlink:href="http://bugs.tol-project.org/show_bug.cgi?id=290">290</text:a> </text:p>
          </table:table-cell>
          <table:table-cell office:value-type="date" office:date-value="2005-08-20">
            <text:p>20/08/05</text:p>
          </table:table-cell>
          <table:table-cell office:value-type="date" office:date-value="2006-12-02">
            <text:p>02/12/06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esuarez@bayesforecast.com </text:p>
          </table:table-cell>
          <table:table-cell office:value-type="string">
            <text:p>sua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in SetOfText </text:p>
          </table:table-cell>
        </table:table-row>
        <table:table-row table:style-name="ro1">
          <table:table-cell office:value-type="string">
            <text:p><text:a xlink:href="http://bugs.tol-project.org/show_bug.cgi?id=305">305</text:a> </text:p>
          </table:table-cell>
          <table:table-cell office:value-type="date" office:date-value="2005-09-13">
            <text:p>13/09/05</text:p>
          </table:table-cell>
          <table:table-cell office:value-type="date" office:date-value="2006-12-02">
            <text:p>02/12/06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ubSer error </text:p>
          </table:table-cell>
        </table:table-row>
        <table:table-row table:style-name="ro1">
          <table:table-cell office:value-type="string">
            <text:p><text:a xlink:href="http://bugs.tol-project.org/show_bug.cgi?id=323">323</text:a> </text:p>
          </table:table-cell>
          <table:table-cell office:value-type="date" office:date-value="2005-10-18">
            <text:p>18/10/05</text:p>
          </table:table-cell>
          <table:table-cell office:value-type="date" office:date-value="2006-05-02">
            <text:p>02/05/06</text:p>
          </table:table-cell>
          <table:table-cell office:value-type="string">
            <text:p>min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WONT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Operator precedence between [] and -&gt; </text:p>
          </table:table-cell>
        </table:table-row>
        <table:table-row table:style-name="ro1">
          <table:table-cell office:value-type="string">
            <text:p><text:a xlink:href="http://bugs.tol-project.org/show_bug.cgi?id=351">351</text:a> </text:p>
          </table:table-cell>
          <table:table-cell office:value-type="date" office:date-value="2006-02-08">
            <text:p>08/02/06</text:p>
          </table:table-cell>
          <table:table-cell office:value-type="date" office:date-value="2006-12-02">
            <text:p>02/12/06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Unknown crash in Serie function </text:p>
          </table:table-cell>
        </table:table-row>
        <table:table-row table:style-name="ro1">
          <table:table-cell office:value-type="string">
            <text:p><text:a xlink:href="http://bugs.tol-project.org/show_bug.cgi?id=394">394</text:a> </text:p>
          </table:table-cell>
          <table:table-cell office:value-type="date" office:date-value="2006-05-08">
            <text:p>08/05/06</text:p>
          </table:table-cell>
          <table:table-cell office:value-type="date" office:date-value="2007-01-30">
            <text:p>30/01/07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ecompile a TimeSet expression is not working </text:p>
          </table:table-cell>
        </table:table-row>
        <table:table-row table:style-name="ro1">
          <table:table-cell office:value-type="string">
            <text:p><text:a xlink:href="http://bugs.tol-project.org/show_bug.cgi?id=426">426</text:a> </text:p>
          </table:table-cell>
          <table:table-cell office:value-type="date" office:date-value="2006-08-29">
            <text:p>29/08/06</text:p>
          </table:table-cell>
          <table:table-cell office:value-type="date" office:date-value="2006-12-02">
            <text:p>02/12/06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in CountS </text:p>
          </table:table-cell>
        </table:table-row>
        <table:table-row table:style-name="ro1">
          <table:table-cell office:value-type="string">
            <text:p><text:a xlink:href="http://bugs.tol-project.org/show_bug.cgi?id=445">445</text:a> </text:p>
          </table:table-cell>
          <table:table-cell office:value-type="date" office:date-value="2006-11-06">
            <text:p>06/11/06</text:p>
          </table:table-cell>
          <table:table-cell office:value-type="date" office:date-value="2006-12-02">
            <text:p>02/12/06</text:p>
          </table:table-cell>
          <table:table-cell office:value-type="string">
            <text:p>cri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table:style-name="ce3" office:value-type="date" office:date-value="2004-01-01">
            <text:p>01/01/04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s in addition in matrix </text:p>
          </table:table-cell>
        </table:table-row>
        <table:table-row table:style-name="ro1">
          <table:table-cell office:value-type="string">
            <text:p><text:a xlink:href="http://bugs.tol-project.org/show_bug.cgi?id=450">450</text:a> </text:p>
          </table:table-cell>
          <table:table-cell office:value-type="date" office:date-value="2006-11-21">
            <text:p>21/11/06</text:p>
          </table:table-cell>
          <table:table-cell office:value-type="date" office:date-value="2006-12-07">
            <text:p>07/12/06</text:p>
          </table:table-cell>
          <table:table-cell office:value-type="string">
            <text:p>nor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table:style-name="ce3" office:value-type="date" office:date-value="2004-01-01">
            <text:p>01/01/04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Include a bdt file make me to do a mistake </text:p>
          </table:table-cell>
        </table:table-row>
        <table:table-row table:style-name="ro1">
          <table:table-cell office:value-type="string">
            <text:p><text:a xlink:href="http://bugs.tol-project.org/show_bug.cgi?id=472">472</text:a> </text:p>
          </table:table-cell>
          <table:table-cell office:value-type="date" office:date-value="2007-02-19">
            <text:p>19/02/07</text:p>
          </table:table-cell>
          <table:table-cell office:value-type="date" office:date-value="2007-11-30">
            <text:p>30/11/07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atCh doesn´t work right </text:p>
          </table:table-cell>
        </table:table-row>
        <table:table-row table:style-name="ro1">
          <table:table-cell office:value-type="string">
            <text:p><text:a xlink:href="http://bugs.tol-project.org/show_bug.cgi?id=480">480</text:a> </text:p>
          </table:table-cell>
          <table:table-cell office:value-type="date" office:date-value="2007-03-14">
            <text:p>14/03/07</text:p>
          </table:table-cell>
          <table:table-cell office:value-type="date" office:date-value="2007-03-15">
            <text:p>15/03/07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Wrong behaviour of some logic functions involving unknown values </text:p>
          </table:table-cell>
        </table:table-row>
        <table:table-row table:style-name="ro1">
          <table:table-cell office:value-type="string">
            <text:p><text:a xlink:href="http://bugs.tol-project.org/show_bug.cgi?id=484">484</text:a> </text:p>
          </table:table-cell>
          <table:table-cell office:value-type="date" office:date-value="2007-04-10">
            <text:p>10/04/07</text:p>
          </table:table-cell>
          <table:table-cell office:value-type="date" office:date-value="2007-11-07">
            <text:p>07/11/07</text:p>
          </table:table-cell>
          <table:table-cell office:value-type="string">
            <text:p>nor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DT File needs to finish with an empty line </text:p>
          </table:table-cell>
        </table:table-row>
        <table:table-row table:style-name="ro1">
          <table:table-cell office:value-type="string">
            <text:p><text:a xlink:href="http://bugs.tol-project.org/show_bug.cgi?id=488">488</text:a> </text:p>
          </table:table-cell>
          <table:table-cell table:number-columns-repeated="2" office:value-type="date" office:date-value="2007-05-18">
            <text:p>18/05/07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lmperez@bayesinf.com </text:p>
          </table:table-cell>
          <table:table-cell office:value-type="string">
            <text:p>lmpe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error message in estimation function </text:p>
          </table:table-cell>
        </table:table-row>
        <table:table-row table:style-name="ro1">
          <table:table-cell office:value-type="string">
            <text:p><text:a xlink:href="http://bugs.tol-project.org/show_bug.cgi?id=490">490</text:a> </text:p>
          </table:table-cell>
          <table:table-cell office:value-type="date" office:date-value="2007-05-28">
            <text:p>28/05/07</text:p>
          </table:table-cell>
          <table:table-cell office:value-type="date" office:date-value="2007-11-07">
            <text:p>07/11/07</text:p>
          </table:table-cell>
          <table:table-cell office:value-type="string">
            <text:p>enh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REMI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Solving fields indentification in parsing time </text:p>
          </table:table-cell>
        </table:table-row>
        <table:table-row table:style-name="ro1">
          <table:table-cell office:value-type="string">
            <text:p><text:a xlink:href="http://bugs.tol-project.org/show_bug.cgi?id=493">493</text:a> </text:p>
          </table:table-cell>
          <table:table-cell office:value-type="date" office:date-value="2007-06-06">
            <text:p>06/06/07</text:p>
          </table:table-cell>
          <table:table-cell office:value-type="date" office:date-value="2007-06-07">
            <text:p>07/06/07</text:p>
          </table:table-cell>
          <table:table-cell office:value-type="string">
            <text:p>nor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imonthly and Bimensual TimeSet definition </text:p>
          </table:table-cell>
        </table:table-row>
        <table:table-row table:style-name="ro1">
          <table:table-cell office:value-type="string">
            <text:p><text:a xlink:href="http://bugs.tol-project.org/show_bug.cgi?id=501">501</text:a> </text:p>
          </table:table-cell>
          <table:table-cell table:number-columns-repeated="2" office:value-type="date" office:date-value="2007-07-31">
            <text:p>31/07/07</text:p>
          </table:table-cell>
          <table:table-cell office:value-type="string">
            <text:p>cri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 crashes when L is a 0x0 matrix in RandTruncatedMultNormal </text:p>
          </table:table-cell>
        </table:table-row>
        <table:table-row table:style-name="ro1">
          <table:table-cell office:value-type="string">
            <text:p><text:a xlink:href="http://bugs.tol-project.org/show_bug.cgi?id=503">503</text:a> </text:p>
          </table:table-cell>
          <table:table-cell office:value-type="date" office:date-value="2007-08-27">
            <text:p>27/08/07</text:p>
          </table:table-cell>
          <table:table-cell office:value-type="date" office:date-value="2007-08-28">
            <text:p>28/08/07</text:p>
          </table:table-cell>
          <table:table-cell office:value-type="string">
            <text:p>cri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Kernel function makes TOL to crash </text:p>
          </table:table-cell>
        </table:table-row>
        <table:table-row table:style-name="ro1">
          <table:table-cell office:value-type="string">
            <text:p><text:a xlink:href="http://bugs.tol-project.org/show_bug.cgi?id=511">511</text:a> </text:p>
          </table:table-cell>
          <table:table-cell table:number-columns-repeated="2" office:value-type="date" office:date-value="2007-09-28">
            <text:p>28/09/07</text:p>
          </table:table-cell>
          <table:table-cell office:value-type="string">
            <text:p>cri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Include makes TOL to break down </text:p>
          </table:table-cell>
        </table:table-row>
        <table:table-row table:style-name="ro1">
          <table:table-cell office:value-type="string">
            <text:p><text:a xlink:href="http://bugs.tol-project.org/show_bug.cgi?id=535">535</text:a> </text:p>
          </table:table-cell>
          <table:table-cell office:value-type="date" office:date-value="2007-12-14">
            <text:p>14/12/07</text:p>
          </table:table-cell>
          <table:table-cell office:value-type="date" office:date-value="2007-12-26">
            <text:p>26/12/07</text:p>
          </table:table-cell>
          <table:table-cell office:value-type="string">
            <text:p>cri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Unknown crash with DifEq </text:p>
          </table:table-cell>
        </table:table-row>
        <table:table-row table:style-name="ro1">
          <table:table-cell office:value-type="string">
            <text:p><text:a xlink:href="http://bugs.tol-project.org/show_bug.cgi?id=548">548</text:a> </text:p>
          </table:table-cell>
          <table:table-cell office:value-type="date" office:date-value="2008-01-14">
            <text:p>14/01/08</text:p>
          </table:table-cell>
          <table:table-cell office:value-type="date" office:date-value="2008-03-14">
            <text:p>14/03/08</text:p>
          </table:table-cell>
          <table:table-cell office:value-type="string">
            <text:p>nor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ftakao@bayesforecast.com </text:p>
          </table:table-cell>
          <table:table-cell office:value-type="string">
            <text:p>Fabio Taka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Any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While command doesn't return a value </text:p>
          </table:table-cell>
        </table:table-row>
        <table:table-row table:style-name="ro1">
          <table:table-cell office:value-type="string">
            <text:p><text:a xlink:href="http://bugs.tol-project.org/show_bug.cgi?id=563">563</text:a> </text:p>
          </table:table-cell>
          <table:table-cell office:value-type="date" office:date-value="2008-03-07">
            <text:p>07/03/08</text:p>
          </table:table-cell>
          <table:table-cell office:value-type="date" office:date-value="2008-03-11">
            <text:p>11/03/08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OIS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Zip Error using Ois.UseModule </text:p>
          </table:table-cell>
        </table:table-row>
        <table:table-row table:style-name="ro1">
          <table:table-cell office:value-type="string">
            <text:p><text:a xlink:href="http://bugs.tol-project.org/show_bug.cgi?id=577">577</text:a> </text:p>
          </table:table-cell>
          <table:table-cell table:number-columns-repeated="2" office:value-type="date" office:date-value="2008-04-24">
            <text:p>24/04/08</text:p>
          </table:table-cell>
          <table:table-cell office:value-type="string">
            <text:p>maj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in CorrS function </text:p>
          </table:table-cell>
        </table:table-row>
        <table:table-row table:style-name="ro1">
          <table:table-cell office:value-type="string">
            <text:p><text:a xlink:href="http://bugs.tol-project.org/show_bug.cgi?id=590">590</text:a> </text:p>
          </table:table-cell>
          <table:table-cell table:number-columns-repeated="2" office:value-type="date" office:date-value="2008-06-16">
            <text:p>16/06/08</text:p>
          </table:table-cell>
          <table:table-cell office:value-type="string">
            <text:p>cri </text:p>
          </table:table-cell>
          <table:table-cell office:value-type="string">
            <text:p>P2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avipor@bayesinf.com </text:p>
          </table:table-cell>
          <table:table-cell office:value-type="string">
            <text:p>Javier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unction BDBOpen in Tol 1.1.6 </text:p>
          </table:table-cell>
        </table:table-row>
        <table:table-row table:style-name="ro1">
          <table:table-cell office:value-type="string">
            <text:p><text:a xlink:href="http://bugs.tol-project.org/show_bug.cgi?id=156">156</text:a> </text:p>
          </table:table-cell>
          <table:table-cell office:value-type="date" office:date-value="2004-09-24">
            <text:p>24/09/04</text:p>
          </table:table-cell>
          <table:table-cell office:value-type="date" office:date-value="2006-02-27">
            <text:p>27/0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azamorano@tol-project.org </text:p>
          </table:table-cell>
          <table:table-cell office:value-type="string">
            <text:p>Antonio Zamorano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Tables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Errors when resizing table columns by double-clicking on it's border. </text:p>
          </table:table-cell>
        </table:table-row>
        <table:table-row table:style-name="ro1">
          <table:table-cell office:value-type="string">
            <text:p><text:a xlink:href="http://bugs.tol-project.org/show_bug.cgi?id=157">157</text:a> </text:p>
          </table:table-cell>
          <table:table-cell office:value-type="date" office:date-value="2004-09-24">
            <text:p>24/09/04</text:p>
          </table:table-cell>
          <table:table-cell office:value-type="date" office:date-value="2006-02-27">
            <text:p>27/02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azamorano@tol-project.org </text:p>
          </table:table-cell>
          <table:table-cell office:value-type="string">
            <text:p>Antonio Zamorano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-Base </text:p>
          </table:table-cell>
          <table:table-cell office:value-type="string">
            <text:p>Tables </text:p>
          </table:table-cell>
          <table:table-cell office:value-type="string">
            <text:p>cvs-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Wish: Resizing table windows </text:p>
          </table:table-cell>
        </table:table-row>
        <table:table-row table:style-name="ro1">
          <table:table-cell office:value-type="string">
            <text:p><text:a xlink:href="http://bugs.tol-project.org/show_bug.cgi?id=158">158</text:a> </text:p>
          </table:table-cell>
          <table:table-cell office:value-type="date" office:date-value="2004-09-24">
            <text:p>24/09/04</text:p>
          </table:table-cell>
          <table:table-cell office:value-type="date" office:date-value="2006-02-27">
            <text:p>27/02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azamorano@tol-project.org </text:p>
          </table:table-cell>
          <table:table-cell office:value-type="string">
            <text:p>Antonio Zamorano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Tables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Wish: Table column names </text:p>
          </table:table-cell>
        </table:table-row>
        <table:table-row table:style-name="ro1">
          <table:table-cell office:value-type="string">
            <text:p><text:a xlink:href="http://bugs.tol-project.org/show_bug.cgi?id=302">302</text:a> </text:p>
          </table:table-cell>
          <table:table-cell office:value-type="date" office:date-value="2005-09-07">
            <text:p>07/09/05</text:p>
          </table:table-cell>
          <table:table-cell office:value-type="date" office:date-value="2005-10-04">
            <text:p>04/10/05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azamorano@tol-project.org </text:p>
          </table:table-cell>
          <table:table-cell office:value-type="string">
            <text:p>Antonio Zamorano </text:p>
          </table:table-cell>
          <table:table-cell office:value-type="string">
            <text:p>mjprieto@bayesinf.com </text:p>
          </table:table-cell>
          <table:table-cell office:value-type="string">
            <text:p>Mª Jesus Priet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Tables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rear una tabla copiando datos de Excel </text:p>
          </table:table-cell>
        </table:table-row>
        <table:table-row table:style-name="ro1">
          <table:table-cell office:value-type="string">
            <text:p><text:a xlink:href="http://bugs.tol-project.org/show_bug.cgi?id=338">338</text:a> </text:p>
          </table:table-cell>
          <table:table-cell office:value-type="date" office:date-value="2005-11-24">
            <text:p>24/11/05</text:p>
          </table:table-cell>
          <table:table-cell office:value-type="date" office:date-value="2006-12-07">
            <text:p>07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cpaz@tol-project.org </text:p>
          </table:table-cell>
          <table:table-cell office:value-type="string">
            <text:p>Christian Paz </text:p>
          </table:table-cell>
          <table:table-cell office:value-type="string">
            <text:p>jcolombo@bayesforecast.com </text:p>
          </table:table-cell>
          <table:table-cell office:value-type="string">
            <text:p>jones colomb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Com </text:p>
          </table:table-cell>
          <table:table-cell table:style-name="ce3" office:value-type="date" office:date-value="2003-01-01">
            <text:p>01/01/03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 with the conjugation complex </text:p>
          </table:table-cell>
        </table:table-row>
        <table:table-row table:style-name="ro1">
          <table:table-cell office:value-type="string">
            <text:p><text:a xlink:href="http://bugs.tol-project.org/show_bug.cgi?id=28">28</text:a> </text:p>
          </table:table-cell>
          <table:table-cell table:number-columns-repeated="2" office:value-type="date" office:date-value="2004-04-23">
            <text:p>23/04/04</text:p>
          </table:table-cell>
          <table:table-cell office:value-type="string">
            <text:p>tri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Group and BinGroup Values are wrong </text:p>
          </table:table-cell>
        </table:table-row>
        <table:table-row table:style-name="ro1">
          <table:table-cell office:value-type="string">
            <text:p><text:a xlink:href="http://bugs.tol-project.org/show_bug.cgi?id=29">29</text:a> </text:p>
          </table:table-cell>
          <table:table-cell office:value-type="date" office:date-value="2004-04-23">
            <text:p>23/04/04</text:p>
          </table:table-cell>
          <table:table-cell office:value-type="date" office:date-value="2006-12-04">
            <text:p>04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Base become blocked </text:p>
          </table:table-cell>
        </table:table-row>
        <table:table-row table:style-name="ro1">
          <table:table-cell office:value-type="string">
            <text:p><text:a xlink:href="http://bugs.tol-project.org/show_bug.cgi?id=35">35</text:a> </text:p>
          </table:table-cell>
          <table:table-cell office:value-type="date" office:date-value="2004-05-07">
            <text:p>07/05/04</text:p>
          </table:table-cell>
          <table:table-cell office:value-type="date" office:date-value="2006-12-07">
            <text:p>07/12/06</text:p>
          </table:table-cell>
          <table:table-cell office:value-type="string">
            <text:p>maj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LAT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ARSER ERROR </text:p>
          </table:table-cell>
        </table:table-row>
        <table:table-row table:style-name="ro1">
          <table:table-cell office:value-type="string">
            <text:p><text:a xlink:href="http://bugs.tol-project.org/show_bug.cgi?id=39">39</text:a> </text:p>
          </table:table-cell>
          <table:table-cell office:value-type="date" office:date-value="2004-05-12">
            <text:p>12/05/04</text:p>
          </table:table-cell>
          <table:table-cell office:value-type="date" office:date-value="2006-12-04">
            <text:p>04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arser returns a mistake always at the first line </text:p>
          </table:table-cell>
        </table:table-row>
        <table:table-row table:style-name="ro1"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bug_id&amp;query_based_on=">ID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creation_ts,bugs.bug_status%2Cbugs.priority%2Cmap_assigned_to.login_name%2Cbugs.bug_id&amp;query_based_on=">Opened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delta_ts,bugs.bug_status%2Cbugs.priority%2Cmap_assigned_to.login_name%2Cbugs.bug_id&amp;query_based_on=">Changed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bug_severity,bugs.bug_status%2Cbugs.priority%2Cmap_assigned_to.login_name%2Cbugs.bug_id&amp;query_based_on=">Sev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priority,bugs.bug_status%2Cbugs.priority%2Cmap_assigned_to.login_name%2Cbugs.bug_id&amp;query_based_on=">Pri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rep_platform,bugs.bug_status%2Cbugs.priority%2Cmap_assigned_to.login_name%2Cbugs.bug_id&amp;query_based_on=">Plt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assigned_to.login_name,bugs.bug_status%2Cbugs.priority%2Cmap_assigned_to.login_name%2Cbugs.bug_id&amp;query_based_on=">Assignee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assigned_to_realname,bugs.bug_status%2Cbugs.priority%2Cmap_assigned_to.login_name%2Cbugs.bug_id&amp;query_based_on=">Assignee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reporter.login_name,bugs.bug_status%2Cbugs.priority%2Cmap_assigned_to.login_name%2Cbugs.bug_id&amp;query_based_on=">Reporter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reporter_realname,bugs.bug_status%2Cbugs.priority%2Cmap_assigned_to.login_name%2Cbugs.bug_id&amp;query_based_on=">Reporter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bug_status,bugs.bug_status%2Cbugs.priority%2Cmap_assigned_to.login_name%2Cbugs.bug_id&amp;query_based_on=">Statu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resolution,bugs.bug_status%2Cbugs.priority%2Cmap_assigned_to.login_name%2Cbugs.bug_id&amp;query_based_on=">Resolution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products.name,bugs.bug_status%2Cbugs.priority%2Cmap_assigned_to.login_name%2Cbugs.bug_id&amp;query_based_on=">Product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components.name,bugs.bug_status%2Cbugs.priority%2Cmap_assigned_to.login_name%2Cbugs.bug_id&amp;query_based_on=">Comp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version,bugs.bug_status%2Cbugs.priority%2Cmap_assigned_to.login_name%2Cbugs.bug_id&amp;query_based_on=">Ver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op_sys,bugs.bug_status%2Cbugs.priority%2Cmap_assigned_to.login_name%2Cbugs.bug_id&amp;query_based_on=">O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votes,bugs.bug_status%2Cbugs.priority%2Cmap_assigned_to.login_name%2Cbugs.bug_id&amp;query_based_on=">Vote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short_desc,bugs.bug_status%2Cbugs.priority%2Cmap_assigned_to.login_name%2Cbugs.bug_id&amp;query_based_on=">Summary</text:a> </text:p>
          </table:table-cell>
        </table:table-row>
        <table:table-row table:style-name="ro1">
          <table:table-cell office:value-type="string">
            <text:p><text:a xlink:href="http://bugs.tol-project.org/show_bug.cgi?id=40">40</text:a> </text:p>
          </table:table-cell>
          <table:table-cell office:value-type="date" office:date-value="2004-05-12">
            <text:p>12/05/04</text:p>
          </table:table-cell>
          <table:table-cell office:value-type="date" office:date-value="2004-05-27">
            <text:p>27/05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arser mistakes when the code contains a Struct that hasn´t been defined previously </text:p>
          </table:table-cell>
        </table:table-row>
        <table:table-row table:style-name="ro1">
          <table:table-cell office:value-type="string">
            <text:p><text:a xlink:href="http://bugs.tol-project.org/show_bug.cgi?id=43">43</text:a> </text:p>
          </table:table-cell>
          <table:table-cell table:number-columns-repeated="2" office:value-type="date" office:date-value="2004-05-19">
            <text:p>19/05/04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Kronecker Matrix Product </text:p>
          </table:table-cell>
        </table:table-row>
        <table:table-row table:style-name="ro1">
          <table:table-cell office:value-type="string">
            <text:p><text:a xlink:href="http://bugs.tol-project.org/show_bug.cgi?id=47">47</text:a> </text:p>
          </table:table-cell>
          <table:table-cell office:value-type="date" office:date-value="2004-05-21">
            <text:p>21/05/04</text:p>
          </table:table-cell>
          <table:table-cell office:value-type="date" office:date-value="2006-12-07">
            <text:p>07/12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LAT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mechanisms of compilation halting </text:p>
          </table:table-cell>
        </table:table-row>
        <table:table-row table:style-name="ro1">
          <table:table-cell office:value-type="string">
            <text:p><text:a xlink:href="http://bugs.tol-project.org/show_bug.cgi?id=58">58</text:a> </text:p>
          </table:table-cell>
          <table:table-cell office:value-type="date" office:date-value="2004-05-31">
            <text:p>31/05/04</text:p>
          </table:table-cell>
          <table:table-cell office:value-type="date" office:date-value="2006-12-04">
            <text:p>04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sdelfresno@bayesinf.com </text:p>
          </table:table-cell>
          <table:table-cell office:value-type="string">
            <text:p>Sergio Del Fresn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SIFile doesn´t create the associated BSDFile </text:p>
          </table:table-cell>
        </table:table-row>
        <table:table-row table:style-name="ro1">
          <table:table-cell office:value-type="string">
            <text:p><text:a xlink:href="http://bugs.tol-project.org/show_bug.cgi?id=74">74</text:a> </text:p>
          </table:table-cell>
          <table:table-cell office:value-type="date" office:date-value="2004-06-22">
            <text:p>22/06/04</text:p>
          </table:table-cell>
          <table:table-cell office:value-type="date" office:date-value="2006-12-04">
            <text:p>04/12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libarra@bayesinf.com </text:p>
          </table:table-cell>
          <table:table-cell office:value-type="string">
            <text:p>Lander Ibarr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ompiling problem whit anything variable </text:p>
          </table:table-cell>
        </table:table-row>
        <table:table-row table:style-name="ro1">
          <table:table-cell office:value-type="string">
            <text:p><text:a xlink:href="http://bugs.tol-project.org/show_bug.cgi?id=78">78</text:a> </text:p>
          </table:table-cell>
          <table:table-cell office:value-type="date" office:date-value="2004-06-30">
            <text:p>30/06/04</text:p>
          </table:table-cell>
          <table:table-cell office:value-type="date" office:date-value="2006-12-04">
            <text:p>04/12/06</text:p>
          </table:table-cell>
          <table:table-cell office:value-type="string">
            <text:p>maj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hamoros@bayesinf.com </text:p>
          </table:table-cell>
          <table:table-cell office:value-type="string">
            <text:p>Hug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Tol crash trying to view a void timeset </text:p>
          </table:table-cell>
        </table:table-row>
        <table:table-row table:style-name="ro1">
          <table:table-cell office:value-type="string">
            <text:p><text:a xlink:href="http://bugs.tol-project.org/show_bug.cgi?id=79">79</text:a> </text:p>
          </table:table-cell>
          <table:table-cell office:value-type="date" office:date-value="2004-07-02">
            <text:p>02/07/04</text:p>
          </table:table-cell>
          <table:table-cell office:value-type="date" office:date-value="2006-12-04">
            <text:p>04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n error in SubSer and DatCh </text:p>
          </table:table-cell>
        </table:table-row>
        <table:table-row table:style-name="ro1">
          <table:table-cell office:value-type="string">
            <text:p><text:a xlink:href="http://bugs.tol-project.org/show_bug.cgi?id=82">82</text:a> </text:p>
          </table:table-cell>
          <table:table-cell table:number-columns-repeated="2" office:value-type="date" office:date-value="2004-07-06">
            <text:p>06/07/04</text:p>
          </table:table-cell>
          <table:table-cell office:value-type="string">
            <text:p>maj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amauri@bayesinf.com </text:p>
          </table:table-cell>
          <table:table-cell office:value-type="string">
            <text:p>amauri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*1.1.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ug in SVD with negative eigenvalue matrices </text:p>
          </table:table-cell>
        </table:table-row>
        <table:table-row table:style-name="ro1">
          <table:table-cell office:value-type="string">
            <text:p><text:a xlink:href="http://bugs.tol-project.org/show_bug.cgi?id=92">92</text:a> </text:p>
          </table:table-cell>
          <table:table-cell office:value-type="date" office:date-value="2004-07-19">
            <text:p>19/07/04</text:p>
          </table:table-cell>
          <table:table-cell office:value-type="date" office:date-value="2006-12-04">
            <text:p>04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Global Variables Warning </text:p>
          </table:table-cell>
        </table:table-row>
        <table:table-row table:style-name="ro1">
          <table:table-cell office:value-type="string">
            <text:p><text:a xlink:href="http://bugs.tol-project.org/show_bug.cgi?id=93">93</text:a> </text:p>
          </table:table-cell>
          <table:table-cell office:value-type="date" office:date-value="2004-07-20">
            <text:p>20/07/04</text:p>
          </table:table-cell>
          <table:table-cell office:value-type="date" office:date-value="2004-07-21">
            <text:p>21/07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 crashes in a user defined function of Serie grammar </text:p>
          </table:table-cell>
        </table:table-row>
        <table:table-row table:style-name="ro1">
          <table:table-cell office:value-type="string">
            <text:p><text:a xlink:href="http://bugs.tol-project.org/show_bug.cgi?id=96">96</text:a> </text:p>
          </table:table-cell>
          <table:table-cell office:value-type="date" office:date-value="2004-07-21">
            <text:p>21/07/04</text:p>
          </table:table-cell>
          <table:table-cell office:value-type="date" office:date-value="2006-12-07">
            <text:p>07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Variables out of scope </text:p>
          </table:table-cell>
        </table:table-row>
        <table:table-row table:style-name="ro1">
          <table:table-cell office:value-type="string">
            <text:p><text:a xlink:href="http://bugs.tol-project.org/show_bug.cgi?id=100">100</text:a> </text:p>
          </table:table-cell>
          <table:table-cell office:value-type="date" office:date-value="2004-07-28">
            <text:p>28/07/04</text:p>
          </table:table-cell>
          <table:table-cell office:value-type="date" office:date-value="2006-12-04">
            <text:p>04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Not recognize grammar inside structures </text:p>
          </table:table-cell>
        </table:table-row>
        <table:table-row table:style-name="ro1">
          <table:table-cell office:value-type="string">
            <text:p><text:a xlink:href="http://bugs.tol-project.org/show_bug.cgi?id=102">102</text:a> </text:p>
          </table:table-cell>
          <table:table-cell office:value-type="date" office:date-value="2004-07-29">
            <text:p>29/07/04</text:p>
          </table:table-cell>
          <table:table-cell office:value-type="date" office:date-value="2006-12-04">
            <text:p>04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Matrix definition </text:p>
          </table:table-cell>
        </table:table-row>
        <table:table-row table:style-name="ro1">
          <table:table-cell office:value-type="string">
            <text:p><text:a xlink:href="http://bugs.tol-project.org/show_bug.cgi?id=103">103</text:a> </text:p>
          </table:table-cell>
          <table:table-cell office:value-type="date" office:date-value="2004-08-04">
            <text:p>04/08/04</text:p>
          </table:table-cell>
          <table:table-cell office:value-type="date" office:date-value="2006-12-04">
            <text:p>04/12/06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Missing ending quotes in the error message </text:p>
          </table:table-cell>
        </table:table-row>
        <table:table-row table:style-name="ro1">
          <table:table-cell office:value-type="string">
            <text:p><text:a xlink:href="http://bugs.tol-project.org/show_bug.cgi?id=104">104</text:a> </text:p>
          </table:table-cell>
          <table:table-cell office:value-type="date" office:date-value="2004-08-04">
            <text:p>04/08/04</text:p>
          </table:table-cell>
          <table:table-cell office:value-type="date" office:date-value="2004-08-19">
            <text:p>19/08/04</text:p>
          </table:table-cell>
          <table:table-cell office:value-type="string">
            <text:p>blo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DBOpen() and file not found -&gt; TOL goes down </text:p>
          </table:table-cell>
        </table:table-row>
        <table:table-row table:style-name="ro1">
          <table:table-cell office:value-type="string">
            <text:p><text:a xlink:href="http://bugs.tol-project.org/show_bug.cgi?id=106">106</text:a> </text:p>
          </table:table-cell>
          <table:table-cell office:value-type="date" office:date-value="2004-08-04">
            <text:p>04/08/04</text:p>
          </table:table-cell>
          <table:table-cell office:value-type="date" office:date-value="2004-08-08">
            <text:p>08/08/04</text:p>
          </table:table-cell>
          <table:table-cell office:value-type="string">
            <text:p>blo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DBReg() crack (see bug 105) </text:p>
          </table:table-cell>
        </table:table-row>
        <table:table-row table:style-name="ro1">
          <table:table-cell office:value-type="string">
            <text:p><text:a xlink:href="http://bugs.tol-project.org/show_bug.cgi?id=107">107</text:a> </text:p>
          </table:table-cell>
          <table:table-cell office:value-type="date" office:date-value="2004-08-04">
            <text:p>04/08/04</text:p>
          </table:table-cell>
          <table:table-cell office:value-type="date" office:date-value="2006-12-04">
            <text:p>04/12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No clear error: Type mismatch Real / Set </text:p>
          </table:table-cell>
        </table:table-row>
        <table:table-row table:style-name="ro1">
          <table:table-cell office:value-type="string">
            <text:p><text:a xlink:href="http://bugs.tol-project.org/show_bug.cgi?id=108">108</text:a> </text:p>
          </table:table-cell>
          <table:table-cell office:value-type="date" office:date-value="2004-08-04">
            <text:p>04/08/04</text:p>
          </table:table-cell>
          <table:table-cell office:value-type="date" office:date-value="2004-08-08">
            <text:p>08/08/04</text:p>
          </table:table-cell>
          <table:table-cell office:value-type="string">
            <text:p>blo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GetDir() makes TOL crack inside a funtion </text:p>
          </table:table-cell>
        </table:table-row>
        <table:table-row table:style-name="ro1">
          <table:table-cell office:value-type="string">
            <text:p><text:a xlink:href="http://bugs.tol-project.org/show_bug.cgi?id=109">109</text:a> </text:p>
          </table:table-cell>
          <table:table-cell office:value-type="date" office:date-value="2004-08-04">
            <text:p>04/08/04</text:p>
          </table:table-cell>
          <table:table-cell office:value-type="date" office:date-value="2006-12-04">
            <text:p>04/12/06</text:p>
          </table:table-cell>
          <table:table-cell office:value-type="string">
            <text:p>blo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Any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 type in WriteLn() or Write() makes TOL Crack inside functions </text:p>
          </table:table-cell>
        </table:table-row>
        <table:table-row table:style-name="ro1">
          <table:table-cell office:value-type="string">
            <text:p><text:a xlink:href="http://bugs.tol-project.org/show_bug.cgi?id=114">114</text:a> </text:p>
          </table:table-cell>
          <table:table-cell office:value-type="date" office:date-value="2004-08-09">
            <text:p>09/08/04</text:p>
          </table:table-cell>
          <table:table-cell office:value-type="date" office:date-value="2006-12-04">
            <text:p>04/12/06</text:p>
          </table:table-cell>
          <table:table-cell office:value-type="string">
            <text:p>cri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 goes down with a erroneus (incomplete) series expresion </text:p>
          </table:table-cell>
        </table:table-row>
        <table:table-row table:style-name="ro1">
          <table:table-cell office:value-type="string">
            <text:p><text:a xlink:href="http://bugs.tol-project.org/show_bug.cgi?id=115">115</text:a> </text:p>
          </table:table-cell>
          <table:table-cell office:value-type="date" office:date-value="2004-08-10">
            <text:p>10/08/04</text:p>
          </table:table-cell>
          <table:table-cell office:value-type="date" office:date-value="2006-12-04">
            <text:p>04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n error in '==' function </text:p>
          </table:table-cell>
        </table:table-row>
        <table:table-row table:style-name="ro1">
          <table:table-cell office:value-type="string">
            <text:p><text:a xlink:href="http://bugs.tol-project.org/show_bug.cgi?id=118">118</text:a> </text:p>
          </table:table-cell>
          <table:table-cell office:value-type="date" office:date-value="2004-08-13">
            <text:p>13/08/04</text:p>
          </table:table-cell>
          <table:table-cell office:value-type="date" office:date-value="2004-08-18">
            <text:p>18/08/04</text:p>
          </table:table-cell>
          <table:table-cell office:value-type="string">
            <text:p>blo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 </text:p>
          </table:table-cell>
          <table:table-cell office:value-type="string">
            <text:p>TYPE_Any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 crashes when making a "WriteLn" assigned to a "Text" type variable without name </text:p>
          </table:table-cell>
        </table:table-row>
        <table:table-row table:style-name="ro1">
          <table:table-cell office:value-type="string">
            <text:p><text:a xlink:href="http://bugs.tol-project.org/show_bug.cgi?id=119">119</text:a> </text:p>
          </table:table-cell>
          <table:table-cell office:value-type="date" office:date-value="2004-08-13">
            <text:p>13/08/04</text:p>
          </table:table-cell>
          <table:table-cell office:value-type="date" office:date-value="2006-12-07">
            <text:p>07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hamoros@bayesinf.com </text:p>
          </table:table-cell>
          <table:table-cell office:value-type="string">
            <text:p>Hugo </text:p>
          </table:table-cell>
          <table:table-cell office:value-type="string">
            <text:p>RESO </text:p>
          </table:table-cell>
          <table:table-cell office:value-type="string">
            <text:p>LAT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checkear sintaxis no captura ciertos errores </text:p>
          </table:table-cell>
        </table:table-row>
        <table:table-row table:style-name="ro1">
          <table:table-cell office:value-type="string">
            <text:p><text:a xlink:href="http://bugs.tol-project.org/show_bug.cgi?id=120">120</text:a> </text:p>
          </table:table-cell>
          <table:table-cell office:value-type="date" office:date-value="2004-08-18">
            <text:p>18/08/04</text:p>
          </table:table-cell>
          <table:table-cell office:value-type="date" office:date-value="2006-12-04">
            <text:p>04/12/06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 redifinition in an internal variable is shown as redefinition in a global variable </text:p>
          </table:table-cell>
        </table:table-row>
        <table:table-row table:style-name="ro1">
          <table:table-cell office:value-type="string">
            <text:p><text:a xlink:href="http://bugs.tol-project.org/show_bug.cgi?id=130">130</text:a> </text:p>
          </table:table-cell>
          <table:table-cell office:value-type="date" office:date-value="2004-08-19">
            <text:p>19/08/04</text:p>
          </table:table-cell>
          <table:table-cell office:value-type="date" office:date-value="2006-12-04">
            <text:p>04/12/06</text:p>
          </table:table-cell>
          <table:table-cell office:value-type="string">
            <text:p>maj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atCh() can lose the initial period </text:p>
          </table:table-cell>
        </table:table-row>
        <table:table-row table:style-name="ro1">
          <table:table-cell office:value-type="string">
            <text:p><text:a xlink:href="http://bugs.tol-project.org/show_bug.cgi?id=132">132</text:a> </text:p>
          </table:table-cell>
          <table:table-cell office:value-type="date" office:date-value="2004-08-19">
            <text:p>19/08/04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he same serie can be defined twice without any error or warning message </text:p>
          </table:table-cell>
        </table:table-row>
        <table:table-row table:style-name="ro1">
          <table:table-cell office:value-type="string">
            <text:p><text:a xlink:href="http://bugs.tol-project.org/show_bug.cgi?id=134">134</text:a> </text:p>
          </table:table-cell>
          <table:table-cell office:value-type="date" office:date-value="2004-08-25">
            <text:p>25/08/04</text:p>
          </table:table-cell>
          <table:table-cell office:value-type="date" office:date-value="2004-08-30">
            <text:p>30/08/04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hart([[series]], file path) only works in TOLBase, not in TOL </text:p>
          </table:table-cell>
        </table:table-row>
        <table:table-row table:style-name="ro1">
          <table:table-cell office:value-type="string">
            <text:p><text:a xlink:href="http://bugs.tol-project.org/show_bug.cgi?id=139">139</text:a> </text:p>
          </table:table-cell>
          <table:table-cell office:value-type="date" office:date-value="2004-09-01">
            <text:p>01/09/04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unction Description when you don´t define PutDescription </text:p>
          </table:table-cell>
        </table:table-row>
        <table:table-row table:style-name="ro1">
          <table:table-cell office:value-type="string">
            <text:p><text:a xlink:href="http://bugs.tol-project.org/show_bug.cgi?id=142">142</text:a> </text:p>
          </table:table-cell>
          <table:table-cell office:value-type="date" office:date-value="2004-09-03">
            <text:p>03/09/04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asalafranca@bayesinf.com </text:p>
          </table:table-cell>
          <table:table-cell office:value-type="string">
            <text:p>Alfons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IsUnknown only takes reals </text:p>
          </table:table-cell>
        </table:table-row>
        <table:table-row table:style-name="ro1">
          <table:table-cell office:value-type="string">
            <text:p><text:a xlink:href="http://bugs.tol-project.org/show_bug.cgi?id=147">147</text:a> </text:p>
          </table:table-cell>
          <table:table-cell office:value-type="date" office:date-value="2004-09-13">
            <text:p>13/09/04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n error in "In" function when initial and final date are equal </text:p>
          </table:table-cell>
        </table:table-row>
        <table:table-row table:style-name="ro1">
          <table:table-cell office:value-type="string">
            <text:p><text:a xlink:href="http://bugs.tol-project.org/show_bug.cgi?id=148">148</text:a> </text:p>
          </table:table-cell>
          <table:table-cell office:value-type="date" office:date-value="2004-09-14">
            <text:p>14/09/04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or returned type wrong parsed? </text:p>
          </table:table-cell>
        </table:table-row>
        <table:table-row table:style-name="ro1">
          <table:table-cell office:value-type="string">
            <text:p><text:a xlink:href="http://bugs.tol-project.org/show_bug.cgi?id=160">160</text:a> </text:p>
          </table:table-cell>
          <table:table-cell office:value-type="date" office:date-value="2004-09-27">
            <text:p>27/09/04</text:p>
          </table:table-cell>
          <table:table-cell office:value-type="date" office:date-value="2004-10-13">
            <text:p>13/10/04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Wrong order when decompile the TIME SET </text:p>
          </table:table-cell>
        </table:table-row>
        <table:table-row table:style-name="ro1">
          <table:table-cell office:value-type="string">
            <text:p><text:a xlink:href="http://bugs.tol-project.org/show_bug.cgi?id=162">162</text:a> </text:p>
          </table:table-cell>
          <table:table-cell office:value-type="date" office:date-value="2004-09-28">
            <text:p>28/09/04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 break down Polyn p2 = B^(2)* Real x; </text:p>
          </table:table-cell>
        </table:table-row>
        <table:table-row table:style-name="ro1">
          <table:table-cell office:value-type="string">
            <text:p><text:a xlink:href="http://bugs.tol-project.org/show_bug.cgi?id=166">166</text:a> </text:p>
          </table:table-cell>
          <table:table-cell office:value-type="date" office:date-value="2004-10-04">
            <text:p>04/10/04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Dat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I can't modify default dates of Tol </text:p>
          </table:table-cell>
        </table:table-row>
        <table:table-row table:style-name="ro1">
          <table:table-cell office:value-type="string">
            <text:p><text:a xlink:href="http://bugs.tol-project.org/show_bug.cgi?id=172">172</text:a> </text:p>
          </table:table-cell>
          <table:table-cell office:value-type="date" office:date-value="2004-10-06">
            <text:p>06/10/04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All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ptejedor@bayesinf.com </text:p>
          </table:table-cell>
          <table:table-cell office:value-type="string">
            <text:p>Pedro Tejedor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La versión 1.1.1 no compila bajándola de linux </text:p>
          </table:table-cell>
        </table:table-row>
        <table:table-row table:style-name="ro1">
          <table:table-cell office:value-type="string">
            <text:p><text:a xlink:href="http://bugs.tol-project.org/show_bug.cgi?id=173">173</text:a> </text:p>
          </table:table-cell>
          <table:table-cell office:value-type="date" office:date-value="2004-10-07">
            <text:p>07/10/04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Serie serExp = Exp(1)*CalInd( C, Diario) does not work </text:p>
          </table:table-cell>
        </table:table-row>
        <table:table-row table:style-name="ro1">
          <table:table-cell office:value-type="string">
            <text:p><text:a xlink:href="http://bugs.tol-project.org/show_bug.cgi?id=174">174</text:a> </text:p>
          </table:table-cell>
          <table:table-cell office:value-type="date" office:date-value="2004-10-07">
            <text:p>07/10/04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erie ser_error = (a*b)*ser1 Does Not Work! </text:p>
          </table:table-cell>
        </table:table-row>
        <table:table-row table:style-name="ro1">
          <table:table-cell office:value-type="string">
            <text:p><text:a xlink:href="http://bugs.tol-project.org/show_bug.cgi?id=177">177</text:a> </text:p>
          </table:table-cell>
          <table:table-cell office:value-type="date" office:date-value="2004-10-08">
            <text:p>08/10/04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erie ser1 = (-a)*ser2 does not create the serie </text:p>
          </table:table-cell>
        </table:table-row>
        <table:table-row table:style-name="ro1">
          <table:table-cell office:value-type="string">
            <text:p><text:a xlink:href="http://bugs.tol-project.org/show_bug.cgi?id=178">178</text:a> </text:p>
          </table:table-cell>
          <table:table-cell office:value-type="date" office:date-value="2004-10-08">
            <text:p>08/10/04</text:p>
          </table:table-cell>
          <table:table-cell office:value-type="date" office:date-value="2004-10-09">
            <text:p>09/10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Real out2 =!fun(0)+!fun(1)+!fun(0); Error!! </text:p>
          </table:table-cell>
        </table:table-row>
        <table:table-row table:style-name="ro1">
          <table:table-cell office:value-type="string">
            <text:p><text:a xlink:href="http://bugs.tol-project.org/show_bug.cgi?id=179">179</text:a> </text:p>
          </table:table-cell>
          <table:table-cell office:value-type="date" office:date-value="2004-10-08">
            <text:p>08/10/04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Real out2 =!fun(0)+!fun(1)+!fun(0); Error!! </text:p>
          </table:table-cell>
        </table:table-row>
        <table:table-row table:style-name="ro1">
          <table:table-cell office:value-type="string">
            <text:p><text:a xlink:href="http://bugs.tol-project.org/show_bug.cgi?id=186">186</text:a> </text:p>
          </table:table-cell>
          <table:table-cell office:value-type="date" office:date-value="2004-10-22">
            <text:p>22/10/04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mercadona@bayesinf.com </text:p>
          </table:table-cell>
          <table:table-cell office:value-type="string">
            <text:p>Felix de la Muel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Infinite loop when creating a Set with "Dates" </text:p>
          </table:table-cell>
        </table:table-row>
        <table:table-row table:style-name="ro1">
          <table:table-cell office:value-type="string">
            <text:p><text:a xlink:href="http://bugs.tol-project.org/show_bug.cgi?id=191">191</text:a> </text:p>
          </table:table-cell>
          <table:table-cell office:value-type="date" office:date-value="2004-10-29">
            <text:p>29/10/04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All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Problems between BTsrFromReal and other Series </text:p>
          </table:table-cell>
        </table:table-row>
        <table:table-row table:style-name="ro1">
          <table:table-cell office:value-type="string">
            <text:p><text:a xlink:href="http://bugs.tol-project.org/show_bug.cgi?id=193">193</text:a> </text:p>
          </table:table-cell>
          <table:table-cell office:value-type="date" office:date-value="2004-11-10">
            <text:p>10/11/04</text:p>
          </table:table-cell>
          <table:table-cell office:value-type="date" office:date-value="2005-01-10">
            <text:p>10/01/05</text:p>
          </table:table-cell>
          <table:table-cell office:value-type="string">
            <text:p>cri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hamoros@bayesinf.com </text:p>
          </table:table-cell>
          <table:table-cell office:value-type="string">
            <text:p>Hugo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Local declaration treated as global into Set definitions </text:p>
          </table:table-cell>
        </table:table-row>
        <table:table-row table:style-name="ro1">
          <table:table-cell office:value-type="string">
            <text:p><text:a xlink:href="http://bugs.tol-project.org/show_bug.cgi?id=194">194</text:a> </text:p>
          </table:table-cell>
          <table:table-cell office:value-type="date" office:date-value="2004-11-12">
            <text:p>12/11/04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Any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ail in PutName function </text:p>
          </table:table-cell>
        </table:table-row>
        <table:table-row table:style-name="ro1">
          <table:table-cell office:value-type="string">
            <text:p><text:a xlink:href="http://bugs.tol-project.org/show_bug.cgi?id=202">202</text:a> </text:p>
          </table:table-cell>
          <table:table-cell office:value-type="date" office:date-value="2004-11-25">
            <text:p>25/11/04</text:p>
          </table:table-cell>
          <table:table-cell office:value-type="date" office:date-value="2006-12-05">
            <text:p>05/12/06</text:p>
          </table:table-cell>
          <table:table-cell office:value-type="string">
            <text:p>maj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hamoros@bayesinf.com </text:p>
          </table:table-cell>
          <table:table-cell office:value-type="string">
            <text:p>Hug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table:style-name="ce3" office:value-type="date" office:date-value="2002-01-01">
            <text:p>01/01/02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with timesets </text:p>
          </table:table-cell>
        </table:table-row>
        <table:table-row table:style-name="ro1">
          <table:table-cell office:value-type="string">
            <text:p><text:a xlink:href="http://bugs.tol-project.org/show_bug.cgi?id=212">212</text:a> </text:p>
          </table:table-cell>
          <table:table-cell office:value-type="date" office:date-value="2005-01-13">
            <text:p>13/01/05</text:p>
          </table:table-cell>
          <table:table-cell office:value-type="date" office:date-value="2005-01-18">
            <text:p>18/01/05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maarranz@tol-project.org </text:p>
          </table:table-cell>
          <table:table-cell office:value-type="string">
            <text:p>Miguel A. Arranz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a con series en minutal </text:p>
          </table:table-cell>
        </table:table-row>
        <table:table-row table:style-name="ro1">
          <table:table-cell office:value-type="string">
            <text:p><text:a xlink:href="http://bugs.tol-project.org/show_bug.cgi?id=215">215</text:a> </text:p>
          </table:table-cell>
          <table:table-cell office:value-type="date" office:date-value="2005-01-20">
            <text:p>20/01/05</text:p>
          </table:table-cell>
          <table:table-cell office:value-type="date" office:date-value="2006-12-05">
            <text:p>05/12/06</text:p>
          </table:table-cell>
          <table:table-cell office:value-type="string">
            <text:p>blo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Cod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eash with Arguments(), FindCode() and Struct </text:p>
          </table:table-cell>
        </table:table-row>
        <table:table-row table:style-name="ro1">
          <table:table-cell office:value-type="string">
            <text:p><text:a xlink:href="http://bugs.tol-project.org/show_bug.cgi?id=218">218</text:a> </text:p>
          </table:table-cell>
          <table:table-cell office:value-type="date" office:date-value="2005-01-23">
            <text:p>23/01/05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All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E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Field operator is evaluated in left-side of an assignment expression </text:p>
          </table:table-cell>
        </table:table-row>
        <table:table-row table:style-name="ro1">
          <table:table-cell office:value-type="string">
            <text:p><text:a xlink:href="http://bugs.tol-project.org/show_bug.cgi?id=219">219</text:a> </text:p>
          </table:table-cell>
          <table:table-cell office:value-type="date" office:date-value="2005-01-24">
            <text:p>24/01/05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All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E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Creating more than one function with the same Name but with different Type </text:p>
          </table:table-cell>
        </table:table-row>
        <table:table-row table:style-name="ro1">
          <table:table-cell office:value-type="string">
            <text:p><text:a xlink:href="http://bugs.tol-project.org/show_bug.cgi?id=220">220</text:a> </text:p>
          </table:table-cell>
          <table:table-cell office:value-type="date" office:date-value="2005-01-25">
            <text:p>25/01/05</text:p>
          </table:table-cell>
          <table:table-cell office:value-type="date" office:date-value="2006-12-07">
            <text:p>07/12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REMI </text:p>
          </table:table-cell>
          <table:table-cell office:value-type="string">
            <text:p>TOL </text:p>
          </table:table-cell>
          <table:table-cell office:value-type="string">
            <text:p>TYPE_Cod </text:p>
          </table:table-cell>
          <table:table-cell table:style-name="ce3" office:value-type="date" office:date-value="2002-01-01">
            <text:p>01/01/02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optional arguments in functions </text:p>
          </table:table-cell>
        </table:table-row>
        <table:table-row table:style-name="ro1">
          <table:table-cell office:value-type="string">
            <text:p><text:a xlink:href="http://bugs.tol-project.org/show_bug.cgi?id=227">227</text:a> </text:p>
          </table:table-cell>
          <table:table-cell office:value-type="date" office:date-value="2005-02-01">
            <text:p>01/02/05</text:p>
          </table:table-cell>
          <table:table-cell office:value-type="date" office:date-value="2006-12-05">
            <text:p>05/12/06</text:p>
          </table:table-cell>
          <table:table-cell office:value-type="string">
            <text:p>cri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Reasignation operator := crashes when object doesn't exist </text:p>
          </table:table-cell>
        </table:table-row>
        <table:table-row table:style-name="ro1">
          <table:table-cell office:value-type="string">
            <text:p><text:a xlink:href="http://bugs.tol-project.org/show_bug.cgi?id=233">233</text:a> </text:p>
          </table:table-cell>
          <table:table-cell office:value-type="date" office:date-value="2005-02-08">
            <text:p>08/02/05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table:style-name="ce3" office:value-type="date" office:date-value="2002-01-01">
            <text:p>01/01/02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et c = a-b don´t work with SetOfPolyn ( Ver. 1.1.2 Jan 13 2005 for WINDOWS) </text:p>
          </table:table-cell>
        </table:table-row>
        <table:table-row table:style-name="ro1">
          <table:table-cell office:value-type="string">
            <text:p><text:a xlink:href="http://bugs.tol-project.org/show_bug.cgi?id=235">235</text:a> </text:p>
          </table:table-cell>
          <table:table-cell office:value-type="date" office:date-value="2005-02-09">
            <text:p>09/02/05</text:p>
          </table:table-cell>
          <table:table-cell office:value-type="date" office:date-value="2007-11-07">
            <text:p>07/11/07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All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ESO </text:p>
          </table:table-cell>
          <table:table-cell office:value-type="string">
            <text:p>LAT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Parsing problems with Matrix Literal declaration in a SetOfMatrix </text:p>
          </table:table-cell>
        </table:table-row>
        <table:table-row table:style-name="ro1">
          <table:table-cell office:value-type="string">
            <text:p><text:a xlink:href="http://bugs.tol-project.org/show_bug.cgi?id=236">236</text:a> </text:p>
          </table:table-cell>
          <table:table-cell office:value-type="date" office:date-value="2005-02-09">
            <text:p>09/02/05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table:style-name="ce3" office:value-type="date" office:date-value="2002-01-01">
            <text:p>01/01/02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Range works bad </text:p>
          </table:table-cell>
        </table:table-row>
        <table:table-row table:style-name="ro1">
          <table:table-cell office:value-type="string">
            <text:p><text:a xlink:href="http://bugs.tol-project.org/show_bug.cgi?id=246">246</text:a> </text:p>
          </table:table-cell>
          <table:table-cell office:value-type="date" office:date-value="2005-03-11">
            <text:p>11/03/05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table:style-name="ce3" office:value-type="date" office:date-value="2002-01-01">
            <text:p>01/01/02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 doesn't recognize local structs </text:p>
          </table:table-cell>
        </table:table-row>
        <table:table-row table:style-name="ro1">
          <table:table-cell office:value-type="string">
            <text:p><text:a xlink:href="http://bugs.tol-project.org/show_bug.cgi?id=247">247</text:a> </text:p>
          </table:table-cell>
          <table:table-cell table:number-columns-repeated="2" office:value-type="date" office:date-value="2005-03-11">
            <text:p>11/03/05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Any </text:p>
          </table:table-cell>
          <table:table-cell table:style-name="ce3" office:value-type="date" office:date-value="2002-01-01">
            <text:p>01/01/02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MakeGlobal allows only left-evaluable expressions </text:p>
          </table:table-cell>
        </table:table-row>
        <table:table-row table:style-name="ro1">
          <table:table-cell office:value-type="string">
            <text:p><text:a xlink:href="http://bugs.tol-project.org/show_bug.cgi?id=254">254</text:a> </text:p>
          </table:table-cell>
          <table:table-cell office:value-type="date" office:date-value="2005-04-19">
            <text:p>19/04/05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capel@bayesinf.com </text:p>
          </table:table-cell>
          <table:table-cell office:value-type="string">
            <text:p>ismael capel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table:style-name="ce3" office:value-type="date" office:date-value="2002-01-01">
            <text:p>01/01/02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en la sentencia interseccion de conjuntos </text:p>
          </table:table-cell>
        </table:table-row>
        <table:table-row table:style-name="ro1">
          <table:table-cell office:value-type="string">
            <text:p><text:a xlink:href="http://bugs.tol-project.org/show_bug.cgi?id=257">257</text:a> </text:p>
          </table:table-cell>
          <table:table-cell table:number-columns-repeated="2" office:value-type="date" office:date-value="2005-05-09">
            <text:p>09/05/05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DBCreateSeriesTable doesn't work </text:p>
          </table:table-cell>
        </table:table-row>
        <table:table-row table:style-name="ro1">
          <table:table-cell office:value-type="string">
            <text:p><text:a xlink:href="http://bugs.tol-project.org/show_bug.cgi?id=259">259</text:a> </text:p>
          </table:table-cell>
          <table:table-cell office:value-type="date" office:date-value="2005-05-10">
            <text:p>10/05/05</text:p>
          </table:table-cell>
          <table:table-cell office:value-type="date" office:date-value="2005-05-12">
            <text:p>12/05/05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First date of any year, in any Serie, is not stored in DDBB </text:p>
          </table:table-cell>
        </table:table-row>
        <table:table-row table:style-name="ro1">
          <table:table-cell office:value-type="string">
            <text:p><text:a xlink:href="http://bugs.tol-project.org/show_bug.cgi?id=261">261</text:a> </text:p>
          </table:table-cell>
          <table:table-cell table:number-columns-repeated="2" office:value-type="date" office:date-value="2005-05-12">
            <text:p>12/05/05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Union of Sets doesn't work </text:p>
          </table:table-cell>
        </table:table-row>
        <table:table-row table:style-name="ro1">
          <table:table-cell office:value-type="string">
            <text:p><text:a xlink:href="http://bugs.tol-project.org/show_bug.cgi?id=263">263</text:a> </text:p>
          </table:table-cell>
          <table:table-cell office:value-type="date" office:date-value="2005-05-18">
            <text:p>18/05/05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asalafranca@bayesinf.com </text:p>
          </table:table-cell>
          <table:table-cell office:value-type="string">
            <text:p>Alfons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E </text:p>
          </table:table-cell>
          <table:table-cell table:style-name="ce3" office:value-type="date" office:date-value="2003-01-01">
            <text:p>01/01/03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No casting is performed over an element of a Set </text:p>
          </table:table-cell>
        </table:table-row>
        <table:table-row table:style-name="ro1">
          <table:table-cell office:value-type="string">
            <text:p><text:a xlink:href="http://bugs.tol-project.org/show_bug.cgi?id=264">264</text:a> </text:p>
          </table:table-cell>
          <table:table-cell office:value-type="date" office:date-value="2005-05-18">
            <text:p>18/05/05</text:p>
          </table:table-cell>
          <table:table-cell office:value-type="date" office:date-value="2006-12-05">
            <text:p>05/12/06</text:p>
          </table:table-cell>
          <table:table-cell office:value-type="string">
            <text:p>blo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faghloumi@bayesinf.com </text:p>
          </table:table-cell>
          <table:table-cell office:value-type="string">
            <text:p>Chakib Faghloumi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table:style-name="ce3" office:value-type="date" office:date-value="2003-01-01">
            <text:p>01/01/03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in the Estmate </text:p>
          </table:table-cell>
        </table:table-row>
        <table:table-row table:style-name="ro1">
          <table:table-cell office:value-type="string">
            <text:p><text:a xlink:href="http://bugs.tol-project.org/show_bug.cgi?id=265">265</text:a> </text:p>
          </table:table-cell>
          <table:table-cell table:number-columns-repeated="2" office:value-type="date" office:date-value="2005-05-18">
            <text:p>18/05/05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faghloumi@bayesinf.com </text:p>
          </table:table-cell>
          <table:table-cell office:value-type="string">
            <text:p>Chakib Faghloumi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table:style-name="ce3" office:value-type="date" office:date-value="2003-01-01">
            <text:p>01/01/03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et and SetOfPolyn </text:p>
          </table:table-cell>
        </table:table-row>
        <table:table-row table:style-name="ro1">
          <table:table-cell office:value-type="string">
            <text:p><text:a xlink:href="http://bugs.tol-project.org/show_bug.cgi?id=267">267</text:a> </text:p>
          </table:table-cell>
          <table:table-cell office:value-type="date" office:date-value="2005-05-23">
            <text:p>23/05/05</text:p>
          </table:table-cell>
          <table:table-cell office:value-type="date" office:date-value="2006-12-07">
            <text:p>07/12/06</text:p>
          </table:table-cell>
          <table:table-cell office:value-type="string">
            <text:p>cri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gallardo@bayesinf.com </text:p>
          </table:table-cell>
          <table:table-cell office:value-type="string">
            <text:p>Javier Gallard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ex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ormatDate() </text:p>
          </table:table-cell>
        </table:table-row>
        <table:table-row table:style-name="ro1">
          <table:table-cell office:value-type="string">
            <text:p><text:a xlink:href="http://bugs.tol-project.org/show_bug.cgi?id=270">270</text:a> </text:p>
          </table:table-cell>
          <table:table-cell office:value-type="date" office:date-value="2005-05-26">
            <text:p>26/05/05</text:p>
          </table:table-cell>
          <table:table-cell office:value-type="date" office:date-value="2006-12-07">
            <text:p>07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Include BST removes tailing spaces of text elements </text:p>
          </table:table-cell>
        </table:table-row>
        <table:table-row table:style-name="ro1">
          <table:table-cell office:value-type="string">
            <text:p><text:a xlink:href="http://bugs.tol-project.org/show_bug.cgi?id=276">276</text:a> </text:p>
          </table:table-cell>
          <table:table-cell office:value-type="date" office:date-value="2005-06-29">
            <text:p>29/06/05</text:p>
          </table:table-cell>
          <table:table-cell office:value-type="date" office:date-value="2007-11-07">
            <text:p>07/11/07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ecompilation ? </text:p>
          </table:table-cell>
        </table:table-row>
        <table:table-row table:style-name="ro1">
          <table:table-cell office:value-type="string">
            <text:p><text:a xlink:href="http://bugs.tol-project.org/show_bug.cgi?id=277">277</text:a> </text:p>
          </table:table-cell>
          <table:table-cell office:value-type="date" office:date-value="2005-06-29">
            <text:p>29/06/05</text:p>
          </table:table-cell>
          <table:table-cell office:value-type="date" office:date-value="2007-11-07">
            <text:p>07/11/07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cl_Eval (Tcl support with LoadLib) </text:p>
          </table:table-cell>
        </table:table-row>
        <table:table-row table:style-name="ro1">
          <table:table-cell office:value-type="string">
            <text:p><text:a xlink:href="http://bugs.tol-project.org/show_bug.cgi?id=280">280</text:a> </text:p>
          </table:table-cell>
          <table:table-cell office:value-type="date" office:date-value="2005-07-01">
            <text:p>01/07/05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capel@bayesinf.com </text:p>
          </table:table-cell>
          <table:table-cell office:value-type="string">
            <text:p>ismael capel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table:style-name="ce3" office:value-type="date" office:date-value="2003-01-01">
            <text:p>01/01/03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reparacion en IncludeBDT </text:p>
          </table:table-cell>
        </table:table-row>
        <table:table-row table:style-name="ro1">
          <table:table-cell office:value-type="string">
            <text:p><text:a xlink:href="http://bugs.tol-project.org/show_bug.cgi?id=281">281</text:a> </text:p>
          </table:table-cell>
          <table:table-cell office:value-type="date" office:date-value="2005-07-05">
            <text:p>05/07/05</text:p>
          </table:table-cell>
          <table:table-cell office:value-type="date" office:date-value="2005-07-07">
            <text:p>07/07/05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GlobalizeSeries enhancement </text:p>
          </table:table-cell>
        </table:table-row>
        <table:table-row table:style-name="ro1">
          <table:table-cell office:value-type="string">
            <text:p><text:a xlink:href="http://bugs.tol-project.org/show_bug.cgi?id=285">285</text:a> </text:p>
          </table:table-cell>
          <table:table-cell table:number-columns-repeated="2" office:value-type="date" office:date-value="2005-07-14">
            <text:p>14/07/05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ccess element of the Set by name </text:p>
          </table:table-cell>
        </table:table-row>
        <table:table-row table:style-name="ro1">
          <table:table-cell office:value-type="string">
            <text:p><text:a xlink:href="http://bugs.tol-project.org/show_bug.cgi?id=286">286</text:a> </text:p>
          </table:table-cell>
          <table:table-cell office:value-type="date" office:date-value="2005-07-18">
            <text:p>18/07/05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et function Range returns wrong number of elements </text:p>
          </table:table-cell>
        </table:table-row>
        <table:table-row table:style-name="ro1">
          <table:table-cell office:value-type="string">
            <text:p><text:a xlink:href="http://bugs.tol-project.org/show_bug.cgi?id=324">324</text:a> </text:p>
          </table:table-cell>
          <table:table-cell office:value-type="date" office:date-value="2005-10-20">
            <text:p>20/10/05</text:p>
          </table:table-cell>
          <table:table-cell office:value-type="date" office:date-value="2006-12-07">
            <text:p>07/12/06</text:p>
          </table:table-cell>
          <table:table-cell office:value-type="string">
            <text:p>blo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lalonso@bayesinf.com </text:p>
          </table:table-cell>
          <table:table-cell office:value-type="string">
            <text:p>Lauri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onstantes </text:p>
          </table:table-cell>
        </table:table-row>
        <table:table-row table:style-name="ro1">
          <table:table-cell office:value-type="string">
            <text:p><text:a xlink:href="http://bugs.tol-project.org/show_bug.cgi?id=326">326</text:a> </text:p>
          </table:table-cell>
          <table:table-cell office:value-type="date" office:date-value="2005-10-24">
            <text:p>24/10/05</text:p>
          </table:table-cell>
          <table:table-cell office:value-type="date" office:date-value="2006-12-07">
            <text:p>07/12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Any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nhancement for BinGroup function </text:p>
          </table:table-cell>
        </table:table-row>
        <table:table-row table:style-name="ro1">
          <table:table-cell office:value-type="string">
            <text:p><text:a xlink:href="http://bugs.tol-project.org/show_bug.cgi?id=328">328</text:a> </text:p>
          </table:table-cell>
          <table:table-cell office:value-type="date" office:date-value="2005-10-25">
            <text:p>25/10/05</text:p>
          </table:table-cell>
          <table:table-cell office:value-type="date" office:date-value="2006-12-07">
            <text:p>07/12/06</text:p>
          </table:table-cell>
          <table:table-cell office:value-type="string">
            <text:p>blo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lalonso@bayesinf.com </text:p>
          </table:table-cell>
          <table:table-cell office:value-type="string">
            <text:p>Lauri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no incluye las bsi </text:p>
          </table:table-cell>
        </table:table-row>
        <table:table-row table:style-name="ro1">
          <table:table-cell office:value-type="string">
            <text:p><text:a xlink:href="http://bugs.tol-project.org/show_bug.cgi?id=330">330</text:a> </text:p>
          </table:table-cell>
          <table:table-cell office:value-type="date" office:date-value="2005-11-02">
            <text:p>02/11/05</text:p>
          </table:table-cell>
          <table:table-cell office:value-type="date" office:date-value="2006-12-07">
            <text:p>07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ort function </text:p>
          </table:table-cell>
        </table:table-row>
        <table:table-row table:style-name="ro1">
          <table:table-cell office:value-type="string">
            <text:p><text:a xlink:href="http://bugs.tol-project.org/show_bug.cgi?id=332">332</text:a> </text:p>
          </table:table-cell>
          <table:table-cell office:value-type="date" office:date-value="2005-11-03">
            <text:p>03/11/05</text:p>
          </table:table-cell>
          <table:table-cell office:value-type="date" office:date-value="2006-12-07">
            <text:p>07/12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Any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olving some problem with BinGroup </text:p>
          </table:table-cell>
        </table:table-row>
        <table:table-row table:style-name="ro1">
          <table:table-cell office:value-type="string">
            <text:p><text:a xlink:href="http://bugs.tol-project.org/show_bug.cgi?id=336">336</text:a> </text:p>
          </table:table-cell>
          <table:table-cell office:value-type="date" office:date-value="2005-11-18">
            <text:p>18/11/05</text:p>
          </table:table-cell>
          <table:table-cell office:value-type="date" office:date-value="2006-05-23">
            <text:p>23/05/06</text:p>
          </table:table-cell>
          <table:table-cell office:value-type="string">
            <text:p>blo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majalvo@bayesinf.com </text:p>
          </table:table-cell>
          <table:table-cell office:value-type="string">
            <text:p>Mª Ángeles Jalv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: (Funcion DBSeriesTable) </text:p>
          </table:table-cell>
        </table:table-row>
        <table:table-row table:style-name="ro1">
          <table:table-cell office:value-type="string">
            <text:p><text:a xlink:href="http://bugs.tol-project.org/show_bug.cgi?id=363">363</text:a> </text:p>
          </table:table-cell>
          <table:table-cell office:value-type="date" office:date-value="2006-03-03">
            <text:p>03/03/06</text:p>
          </table:table-cell>
          <table:table-cell office:value-type="date" office:date-value="2007-11-07">
            <text:p>07/11/07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 with DBSeries </text:p>
          </table:table-cell>
        </table:table-row>
        <table:table-row table:style-name="ro1">
          <table:table-cell office:value-type="string">
            <text:p><text:a xlink:href="http://bugs.tol-project.org/show_bug.cgi?id=380">380</text:a> </text:p>
          </table:table-cell>
          <table:table-cell table:number-columns-repeated="2" office:value-type="date" office:date-value="2006-04-03">
            <text:p>03/04/06</text:p>
          </table:table-cell>
          <table:table-cell office:value-type="string">
            <text:p>cri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 when including a text </text:p>
          </table:table-cell>
        </table:table-row>
        <table:table-row table:style-name="ro1">
          <table:table-cell office:value-type="string">
            <text:p><text:a xlink:href="http://bugs.tol-project.org/show_bug.cgi?id=389">389</text:a> </text:p>
          </table:table-cell>
          <table:table-cell office:value-type="date" office:date-value="2006-04-25">
            <text:p>25/04/06</text:p>
          </table:table-cell>
          <table:table-cell office:value-type="date" office:date-value="2007-11-07">
            <text:p>07/11/07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night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strange error message in DBCreateSeriesTable </text:p>
          </table:table-cell>
        </table:table-row>
        <table:table-row table:style-name="ro1">
          <table:table-cell office:value-type="string">
            <text:p><text:a xlink:href="http://bugs.tol-project.org/show_bug.cgi?id=392">392</text:a> </text:p>
          </table:table-cell>
          <table:table-cell office:value-type="date" office:date-value="2006-05-04">
            <text:p>04/05/06</text:p>
          </table:table-cell>
          <table:table-cell office:value-type="date" office:date-value="2007-11-07">
            <text:p>07/11/07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Real Format in MetropolisHastings </text:p>
          </table:table-cell>
        </table:table-row>
        <table:table-row table:style-name="ro1">
          <table:table-cell office:value-type="string">
            <text:p><text:a xlink:href="http://bugs.tol-project.org/show_bug.cgi?id=393">393</text:a> </text:p>
          </table:table-cell>
          <table:table-cell office:value-type="date" office:date-value="2006-05-05">
            <text:p>05/05/06</text:p>
          </table:table-cell>
          <table:table-cell office:value-type="date" office:date-value="2007-11-07">
            <text:p>07/11/07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Messages provenient from Database </text:p>
          </table:table-cell>
        </table:table-row>
        <table:table-row table:style-name="ro1">
          <table:table-cell office:value-type="string">
            <text:p><text:a xlink:href="http://bugs.tol-project.org/show_bug.cgi?id=406">406</text:a> </text:p>
          </table:table-cell>
          <table:table-cell office:value-type="date" office:date-value="2006-06-14">
            <text:p>14/06/06</text:p>
          </table:table-cell>
          <table:table-cell office:value-type="date" office:date-value="2006-12-07">
            <text:p>07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_DEFAULT_HEADER in BSTFile </text:p>
          </table:table-cell>
        </table:table-row>
        <table:table-row table:style-name="ro1">
          <table:table-cell office:value-type="string">
            <text:p><text:a xlink:href="http://bugs.tol-project.org/show_bug.cgi?id=409">409</text:a> </text:p>
          </table:table-cell>
          <table:table-cell office:value-type="date" office:date-value="2006-06-26">
            <text:p>26/06/06</text:p>
          </table:table-cell>
          <table:table-cell office:value-type="date" office:date-value="2006-12-02">
            <text:p>02/12/06</text:p>
          </table:table-cell>
          <table:table-cell office:value-type="string">
            <text:p>maj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Annoying: PutMatDat does not work inside For... </text:p>
          </table:table-cell>
        </table:table-row>
        <table:table-row table:style-name="ro1">
          <table:table-cell office:value-type="string">
            <text:p><text:a xlink:href="http://bugs.tol-project.org/show_bug.cgi?id=416">416</text:a> </text:p>
          </table:table-cell>
          <table:table-cell office:value-type="date" office:date-value="2006-07-05">
            <text:p>05/07/06</text:p>
          </table:table-cell>
          <table:table-cell office:value-type="date" office:date-value="2006-10-23">
            <text:p>23/10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giken019@yahoo.com </text:p>
          </table:table-cell>
          <table:table-cell office:value-type="string">
            <text:p>JC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with IncludeBST </text:p>
          </table:table-cell>
        </table:table-row>
        <table:table-row table:style-name="ro1">
          <table:table-cell office:value-type="string">
            <text:p><text:a xlink:href="http://bugs.tol-project.org/show_bug.cgi?id=423">423</text:a> </text:p>
          </table:table-cell>
          <table:table-cell office:value-type="date" office:date-value="2006-08-08">
            <text:p>08/08/06</text:p>
          </table:table-cell>
          <table:table-cell office:value-type="date" office:date-value="2006-12-07">
            <text:p>07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egmentation fault when you using a BDB with a incorrent number fields in Structure argument </text:p>
          </table:table-cell>
        </table:table-row>
        <table:table-row table:style-name="ro1">
          <table:table-cell office:value-type="string">
            <text:p><text:a xlink:href="http://bugs.tol-project.org/show_bug.cgi?id=443">443</text:a> </text:p>
          </table:table-cell>
          <table:table-cell office:value-type="date" office:date-value="2006-10-25">
            <text:p>25/10/06</text:p>
          </table:table-cell>
          <table:table-cell office:value-type="date" office:date-value="2007-04-12">
            <text:p>12/04/07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azamorano@tol-project.org </text:p>
          </table:table-cell>
          <table:table-cell office:value-type="string">
            <text:p>Antonio Zamoran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INSTALL </text:p>
          </table:table-cell>
          <table:table-cell office:value-type="string">
            <text:p>undef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Tol/Tolbase binary package </text:p>
          </table:table-cell>
        </table:table-row>
        <table:table-row table:style-name="ro1">
          <table:table-cell office:value-type="string">
            <text:p><text:a xlink:href="http://bugs.tol-project.org/show_bug.cgi?id=495">495</text:a> </text:p>
          </table:table-cell>
          <table:table-cell table:number-columns-repeated="2" office:value-type="date" office:date-value="2007-06-06">
            <text:p>06/06/07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imonthly and Bimensual TimeSet definition </text:p>
          </table:table-cell>
        </table:table-row>
        <table:table-row table:style-name="ro1">
          <table:table-cell office:value-type="string">
            <text:p><text:a xlink:href="http://bugs.tol-project.org/show_bug.cgi?id=578">578</text:a> </text:p>
          </table:table-cell>
          <table:table-cell table:number-columns-repeated="2" office:value-type="date" office:date-value="2008-05-13">
            <text:p>13/05/08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ales@bayesinf.com </text:p>
          </table:table-cell>
          <table:table-cell office:value-type="string">
            <text:p>Carlos Perales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arameterInf </text:p>
          </table:table-cell>
        </table:table-row>
        <table:table-row table:style-name="ro1">
          <table:table-cell office:value-type="string">
            <text:p><text:a xlink:href="http://bugs.tol-project.org/show_bug.cgi?id=121">121</text:a> </text:p>
          </table:table-cell>
          <table:table-cell office:value-type="date" office:date-value="2004-08-18">
            <text:p>18/08/04</text:p>
          </table:table-cell>
          <table:table-cell office:value-type="date" office:date-value="2004-09-16">
            <text:p>16/09/04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hamoros@bayesinf.com </text:p>
          </table:table-cell>
          <table:table-cell office:value-type="string">
            <text:p>Hugo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Base error when close the main window before a complete startup </text:p>
          </table:table-cell>
        </table:table-row>
        <table:table-row table:style-name="ro1">
          <table:table-cell office:value-type="string">
            <text:p><text:a xlink:href="http://bugs.tol-project.org/show_bug.cgi?id=122">122</text:a> </text:p>
          </table:table-cell>
          <table:table-cell office:value-type="date" office:date-value="2004-08-19">
            <text:p>19/08/04</text:p>
          </table:table-cell>
          <table:table-cell office:value-type="date" office:date-value="2004-09-16">
            <text:p>16/09/04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hamoros@bayesinf.com </text:p>
          </table:table-cell>
          <table:table-cell office:value-type="string">
            <text:p>Hugo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Editor let open and edit the same file several times </text:p>
          </table:table-cell>
        </table:table-row>
        <table:table-row table:style-name="ro1">
          <table:table-cell office:value-type="string">
            <text:p><text:a xlink:href="http://bugs.tol-project.org/show_bug.cgi?id=125">125</text:a> </text:p>
          </table:table-cell>
          <table:table-cell office:value-type="date" office:date-value="2004-08-19">
            <text:p>19/08/04</text:p>
          </table:table-cell>
          <table:table-cell office:value-type="date" office:date-value="2004-09-07">
            <text:p>07/09/04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hamoros@bayesinf.com </text:p>
          </table:table-cell>
          <table:table-cell office:value-type="string">
            <text:p>Hugo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Editor not always open the Editor window </text:p>
          </table:table-cell>
        </table:table-row>
        <table:table-row table:style-name="ro1">
          <table:table-cell office:value-type="string">
            <text:p><text:a xlink:href="http://bugs.tol-project.org/show_bug.cgi?id=128">128</text:a> </text:p>
          </table:table-cell>
          <table:table-cell office:value-type="date" office:date-value="2004-08-19">
            <text:p>19/08/04</text:p>
          </table:table-cell>
          <table:table-cell office:value-type="date" office:date-value="2004-08-27">
            <text:p>27/08/04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hamoros@bayesinf.com </text:p>
          </table:table-cell>
          <table:table-cell office:value-type="string">
            <text:p>Hugo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Editor: insert a € -&gt; Select all text </text:p>
          </table:table-cell>
        </table:table-row>
        <table:table-row table:style-name="ro1">
          <table:table-cell office:value-type="string">
            <text:p><text:a xlink:href="http://bugs.tol-project.org/show_bug.cgi?id=149">149</text:a> </text:p>
          </table:table-cell>
          <table:table-cell office:value-type="date" office:date-value="2004-09-15">
            <text:p>15/09/04</text:p>
          </table:table-cell>
          <table:table-cell office:value-type="date" office:date-value="2004-10-01">
            <text:p>01/10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hamoros@bayesinf.com </text:p>
          </table:table-cell>
          <table:table-cell office:value-type="string">
            <text:p>Hugo </text:p>
          </table:table-cell>
          <table:table-cell office:value-type="string">
            <text:p>asalafranca@bayesinf.com </text:p>
          </table:table-cell>
          <table:table-cell office:value-type="string">
            <text:p>Alfons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ouble click/open file </text:p>
          </table:table-cell>
        </table:table-row>
        <table:table-row table:style-name="ro1">
          <table:table-cell office:value-type="string">
            <text:p><text:a xlink:href="http://bugs.tol-project.org/show_bug.cgi?id=34">34</text:a> </text:p>
          </table:table-cell>
          <table:table-cell office:value-type="date" office:date-value="2004-05-07">
            <text:p>07/05/04</text:p>
          </table:table-cell>
          <table:table-cell office:value-type="date" office:date-value="2005-10-19">
            <text:p>19/10/05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opy' and 'paste' don´t work </text:p>
          </table:table-cell>
        </table:table-row>
        <table:table-row table:style-name="ro1">
          <table:table-cell office:value-type="string">
            <text:p><text:a xlink:href="http://bugs.tol-project.org/show_bug.cgi?id=63">63</text:a> </text:p>
          </table:table-cell>
          <table:table-cell office:value-type="date" office:date-value="2004-06-03">
            <text:p>03/06/04</text:p>
          </table:table-cell>
          <table:table-cell office:value-type="date" office:date-value="2004-08-27">
            <text:p>27/08/04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RESO </text:p>
          </table:table-cell>
          <table:table-cell office:value-type="string">
            <text:p>LATE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till problems on highlighting </text:p>
          </table:table-cell>
        </table:table-row>
        <table:table-row table:style-name="ro1">
          <table:table-cell office:value-type="string">
            <text:p><text:a xlink:href="http://bugs.tol-project.org/show_bug.cgi?id=168">168</text:a> </text:p>
          </table:table-cell>
          <table:table-cell table:number-columns-repeated="2" office:value-type="date" office:date-value="2004-10-05">
            <text:p>05/10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asalafranca@bayesinf.com </text:p>
          </table:table-cell>
          <table:table-cell office:value-type="string">
            <text:p>Alfons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Object i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right click doesn`t work on Ratio objects </text:p>
          </table:table-cell>
        </table:table-row>
        <table:table-row table:style-name="ro1">
          <table:table-cell office:value-type="string">
            <text:p><text:a xlink:href="http://bugs.tol-project.org/show_bug.cgi?id=304">304</text:a> </text:p>
          </table:table-cell>
          <table:table-cell office:value-type="date" office:date-value="2005-09-09">
            <text:p>09/09/05</text:p>
          </table:table-cell>
          <table:table-cell office:value-type="date" office:date-value="2005-10-18">
            <text:p>18/10/05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jcolombo@bayesforecast.com </text:p>
          </table:table-cell>
          <table:table-cell office:value-type="string">
            <text:p>jones colomb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Unclassi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ADD TCL/TK projeto prjTelespTrafico </text:p>
          </table:table-cell>
        </table:table-row>
        <table:table-row table:style-name="ro1">
          <table:table-cell office:value-type="string">
            <text:p><text:a xlink:href="http://bugs.tol-project.org/show_bug.cgi?id=311">311</text:a> </text:p>
          </table:table-cell>
          <table:table-cell office:value-type="date" office:date-value="2005-09-28">
            <text:p>28/09/05</text:p>
          </table:table-cell>
          <table:table-cell office:value-type="date" office:date-value="2005-10-27">
            <text:p>27/10/05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Object 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decompiling file and including a file with blankspace </text:p>
          </table:table-cell>
        </table:table-row>
        <table:table-row table:style-name="ro1">
          <table:table-cell office:value-type="string">
            <text:p><text:a xlink:href="http://bugs.tol-project.org/show_bug.cgi?id=316">316</text:a> </text:p>
          </table:table-cell>
          <table:table-cell office:value-type="date" office:date-value="2005-10-05">
            <text:p>05/10/05</text:p>
          </table:table-cell>
          <table:table-cell office:value-type="date" office:date-value="2005-10-27">
            <text:p>27/10/05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lmartiles@bayesinf.com </text:p>
          </table:table-cell>
          <table:table-cell office:value-type="string">
            <text:p>L.M. Artiles Mart...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-Base </text:p>
          </table:table-cell>
          <table:table-cell office:value-type="string">
            <text:p>Object i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Removal of Inserted File </text:p>
          </table:table-cell>
        </table:table-row>
        <table:table-row table:style-name="ro1"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bug_id&amp;query_based_on=">ID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creation_ts,bugs.bug_status%2Cbugs.priority%2Cmap_assigned_to.login_name%2Cbugs.bug_id&amp;query_based_on=">Opened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delta_ts,bugs.bug_status%2Cbugs.priority%2Cmap_assigned_to.login_name%2Cbugs.bug_id&amp;query_based_on=">Changed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bug_severity,bugs.bug_status%2Cbugs.priority%2Cmap_assigned_to.login_name%2Cbugs.bug_id&amp;query_based_on=">Sev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priority,bugs.bug_status%2Cbugs.priority%2Cmap_assigned_to.login_name%2Cbugs.bug_id&amp;query_based_on=">Pri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rep_platform,bugs.bug_status%2Cbugs.priority%2Cmap_assigned_to.login_name%2Cbugs.bug_id&amp;query_based_on=">Plt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assigned_to.login_name,bugs.bug_status%2Cbugs.priority%2Cmap_assigned_to.login_name%2Cbugs.bug_id&amp;query_based_on=">Assignee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assigned_to_realname,bugs.bug_status%2Cbugs.priority%2Cmap_assigned_to.login_name%2Cbugs.bug_id&amp;query_based_on=">Assignee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reporter.login_name,bugs.bug_status%2Cbugs.priority%2Cmap_assigned_to.login_name%2Cbugs.bug_id&amp;query_based_on=">Reporter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reporter_realname,bugs.bug_status%2Cbugs.priority%2Cmap_assigned_to.login_name%2Cbugs.bug_id&amp;query_based_on=">Reporter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bug_status,bugs.bug_status%2Cbugs.priority%2Cmap_assigned_to.login_name%2Cbugs.bug_id&amp;query_based_on=">Statu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resolution,bugs.bug_status%2Cbugs.priority%2Cmap_assigned_to.login_name%2Cbugs.bug_id&amp;query_based_on=">Resolution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products.name,bugs.bug_status%2Cbugs.priority%2Cmap_assigned_to.login_name%2Cbugs.bug_id&amp;query_based_on=">Product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components.name,bugs.bug_status%2Cbugs.priority%2Cmap_assigned_to.login_name%2Cbugs.bug_id&amp;query_based_on=">Comp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version,bugs.bug_status%2Cbugs.priority%2Cmap_assigned_to.login_name%2Cbugs.bug_id&amp;query_based_on=">Ver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op_sys,bugs.bug_status%2Cbugs.priority%2Cmap_assigned_to.login_name%2Cbugs.bug_id&amp;query_based_on=">O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votes,bugs.bug_status%2Cbugs.priority%2Cmap_assigned_to.login_name%2Cbugs.bug_id&amp;query_based_on=">Vote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short_desc,bugs.bug_status%2Cbugs.priority%2Cmap_assigned_to.login_name%2Cbugs.bug_id&amp;query_based_on=">Summary</text:a> </text:p>
          </table:table-cell>
        </table:table-row>
        <table:table-row table:style-name="ro1">
          <table:table-cell office:value-type="string">
            <text:p><text:a xlink:href="http://bugs.tol-project.org/show_bug.cgi?id=320">320</text:a> </text:p>
          </table:table-cell>
          <table:table-cell office:value-type="date" office:date-value="2005-10-17">
            <text:p>17/10/05</text:p>
          </table:table-cell>
          <table:table-cell office:value-type="date" office:date-value="2005-10-23">
            <text:p>23/10/05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Tables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Last row is not showed in a query with text </text:p>
          </table:table-cell>
        </table:table-row>
        <table:table-row table:style-name="ro1">
          <table:table-cell office:value-type="string">
            <text:p><text:a xlink:href="http://bugs.tol-project.org/show_bug.cgi?id=321">321</text:a> </text:p>
          </table:table-cell>
          <table:table-cell office:value-type="date" office:date-value="2005-10-17">
            <text:p>17/10/05</text:p>
          </table:table-cell>
          <table:table-cell office:value-type="date" office:date-value="2005-10-18">
            <text:p>18/10/05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cfaghloumi@bayesinf.com </text:p>
          </table:table-cell>
          <table:table-cell office:value-type="string">
            <text:p>Chakib Faghloumi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Grammar in DBTable </text:p>
          </table:table-cell>
        </table:table-row>
        <table:table-row table:style-name="ro1">
          <table:table-cell office:value-type="string">
            <text:p><text:a xlink:href="http://bugs.tol-project.org/show_bug.cgi?id=333">333</text:a> </text:p>
          </table:table-cell>
          <table:table-cell office:value-type="date" office:date-value="2005-11-07">
            <text:p>07/11/05</text:p>
          </table:table-cell>
          <table:table-cell office:value-type="date" office:date-value="2005-11-15">
            <text:p>15/11/05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Object 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unctions associated to Object Inspector elements </text:p>
          </table:table-cell>
        </table:table-row>
        <table:table-row table:style-name="ro1">
          <table:table-cell office:value-type="string">
            <text:p><text:a xlink:href="http://bugs.tol-project.org/show_bug.cgi?id=183">183</text:a> </text:p>
          </table:table-cell>
          <table:table-cell office:value-type="date" office:date-value="2004-10-20">
            <text:p>20/10/04</text:p>
          </table:table-cell>
          <table:table-cell office:value-type="date" office:date-value="2006-04-19">
            <text:p>19/04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Base doesn't ask for saving files before being closed </text:p>
          </table:table-cell>
        </table:table-row>
        <table:table-row table:style-name="ro1">
          <table:table-cell office:value-type="string">
            <text:p><text:a xlink:href="http://bugs.tol-project.org/show_bug.cgi?id=189">189</text:a> </text:p>
          </table:table-cell>
          <table:table-cell office:value-type="date" office:date-value="2004-10-25">
            <text:p>25/10/04</text:p>
          </table:table-cell>
          <table:table-cell office:value-type="date" office:date-value="2006-04-19">
            <text:p>19/04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jnavarro@bayesinf.com </text:p>
          </table:table-cell>
          <table:table-cell office:value-type="string">
            <text:p>Julio Navarro Ser...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bout file Name in TOL Interface Editor... </text:p>
          </table:table-cell>
        </table:table-row>
        <table:table-row table:style-name="ro1">
          <table:table-cell office:value-type="string">
            <text:p><text:a xlink:href="http://bugs.tol-project.org/show_bug.cgi?id=308">308</text:a> </text:p>
          </table:table-cell>
          <table:table-cell office:value-type="date" office:date-value="2005-09-26">
            <text:p>26/09/05</text:p>
          </table:table-cell>
          <table:table-cell office:value-type="date" office:date-value="2006-04-19">
            <text:p>19/04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 with replace all </text:p>
          </table:table-cell>
        </table:table-row>
        <table:table-row table:style-name="ro1">
          <table:table-cell office:value-type="string">
            <text:p><text:a xlink:href="http://bugs.tol-project.org/show_bug.cgi?id=345">345</text:a> </text:p>
          </table:table-cell>
          <table:table-cell office:value-type="date" office:date-value="2006-01-24">
            <text:p>24/01/06</text:p>
          </table:table-cell>
          <table:table-cell office:value-type="date" office:date-value="2006-04-19">
            <text:p>19/04/06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asalafranca@bayesinf.com </text:p>
          </table:table-cell>
          <table:table-cell office:value-type="string">
            <text:p>Alfons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3 search again only searchs for the first word </text:p>
          </table:table-cell>
        </table:table-row>
        <table:table-row table:style-name="ro1">
          <table:table-cell office:value-type="string">
            <text:p><text:a xlink:href="http://bugs.tol-project.org/show_bug.cgi?id=348">348</text:a> </text:p>
          </table:table-cell>
          <table:table-cell office:value-type="date" office:date-value="2006-02-07">
            <text:p>07/02/06</text:p>
          </table:table-cell>
          <table:table-cell office:value-type="date" office:date-value="2006-04-19">
            <text:p>19/04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ompiling New File without saving </text:p>
          </table:table-cell>
        </table:table-row>
        <table:table-row table:style-name="ro1">
          <table:table-cell office:value-type="string">
            <text:p><text:a xlink:href="http://bugs.tol-project.org/show_bug.cgi?id=411">411</text:a> </text:p>
          </table:table-cell>
          <table:table-cell table:number-columns-repeated="2" office:value-type="date" office:date-value="2006-06-29">
            <text:p>29/06/06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fmunoz@bayesinf.com </text:p>
          </table:table-cell>
          <table:table-cell office:value-type="string">
            <text:p>Francisco Muño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Eval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Replce doesn't work in the Eval tab </text:p>
          </table:table-cell>
        </table:table-row>
        <table:table-row table:style-name="ro1">
          <table:table-cell office:value-type="string">
            <text:p><text:a xlink:href="http://bugs.tol-project.org/show_bug.cgi?id=414">414</text:a> </text:p>
          </table:table-cell>
          <table:table-cell office:value-type="date" office:date-value="2006-07-03">
            <text:p>03/07/06</text:p>
          </table:table-cell>
          <table:table-cell office:value-type="date" office:date-value="2006-07-04">
            <text:p>04/07/06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Verifying Syntax </text:p>
          </table:table-cell>
        </table:table-row>
        <table:table-row table:style-name="ro1">
          <table:table-cell office:value-type="string">
            <text:p><text:a xlink:href="http://bugs.tol-project.org/show_bug.cgi?id=70">70</text:a> </text:p>
          </table:table-cell>
          <table:table-cell office:value-type="date" office:date-value="2004-06-09">
            <text:p>09/06/04</text:p>
          </table:table-cell>
          <table:table-cell office:value-type="date" office:date-value="2004-06-17">
            <text:p>17/06/04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Projec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everal enhancements for projects </text:p>
          </table:table-cell>
        </table:table-row>
        <table:table-row table:style-name="ro1">
          <table:table-cell office:value-type="string">
            <text:p><text:a xlink:href="http://bugs.tol-project.org/show_bug.cgi?id=385">385</text:a> </text:p>
          </table:table-cell>
          <table:table-cell office:value-type="date" office:date-value="2006-04-25">
            <text:p>25/04/06</text:p>
          </table:table-cell>
          <table:table-cell office:value-type="date" office:date-value="2006-04-26">
            <text:p>26/04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mdedios@bayesinf.com </text:p>
          </table:table-cell>
          <table:table-cell office:value-type="string">
            <text:p>Jose Maria de Dios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Project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Compile till node enhancement </text:p>
          </table:table-cell>
        </table:table-row>
        <table:table-row table:style-name="ro1">
          <table:table-cell office:value-type="string">
            <text:p><text:a xlink:href="http://bugs.tol-project.org/show_bug.cgi?id=15">15</text:a> </text:p>
          </table:table-cell>
          <table:table-cell office:value-type="date" office:date-value="2004-03-25">
            <text:p>25/03/04</text:p>
          </table:table-cell>
          <table:table-cell office:value-type="date" office:date-value="2006-12-04">
            <text:p>04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Timing traces are not working </text:p>
          </table:table-cell>
        </table:table-row>
        <table:table-row table:style-name="ro1">
          <table:table-cell office:value-type="string">
            <text:p><text:a xlink:href="http://bugs.tol-project.org/show_bug.cgi?id=22">22</text:a> </text:p>
          </table:table-cell>
          <table:table-cell office:value-type="date" office:date-value="2004-04-02">
            <text:p>02/04/04</text:p>
          </table:table-cell>
          <table:table-cell office:value-type="date" office:date-value="2004-05-21">
            <text:p>21/05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Syntax checking, Bayes SQL and connect fails </text:p>
          </table:table-cell>
        </table:table-row>
        <table:table-row table:style-name="ro1">
          <table:table-cell office:value-type="string">
            <text:p><text:a xlink:href="http://bugs.tol-project.org/show_bug.cgi?id=31">31</text:a> </text:p>
          </table:table-cell>
          <table:table-cell office:value-type="date" office:date-value="2004-04-26">
            <text:p>26/04/04</text:p>
          </table:table-cell>
          <table:table-cell office:value-type="date" office:date-value="2004-04-29">
            <text:p>29/04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Toltcl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Inspecting an unamed TimeSet expression </text:p>
          </table:table-cell>
        </table:table-row>
        <table:table-row table:style-name="ro1">
          <table:table-cell office:value-type="string">
            <text:p><text:a xlink:href="http://bugs.tol-project.org/show_bug.cgi?id=52">52</text:a> </text:p>
          </table:table-cell>
          <table:table-cell office:value-type="date" office:date-value="2004-05-27">
            <text:p>27/05/04</text:p>
          </table:table-cell>
          <table:table-cell office:value-type="date" office:date-value="2006-12-04">
            <text:p>04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caballero@bayesinf.com </text:p>
          </table:table-cell>
          <table:table-cell office:value-type="string">
            <text:p>Jorge Caballer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Probabil </text:p>
          </table:table-cell>
          <table:table-cell office:value-type="string">
            <text:p>undef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Density Functions Correction </text:p>
          </table:table-cell>
        </table:table-row>
        <table:table-row table:style-name="ro1">
          <table:table-cell office:value-type="string">
            <text:p><text:a xlink:href="http://bugs.tol-project.org/show_bug.cgi?id=55">55</text:a> </text:p>
          </table:table-cell>
          <table:table-cell office:value-type="date" office:date-value="2004-05-28">
            <text:p>28/05/04</text:p>
          </table:table-cell>
          <table:table-cell office:value-type="date" office:date-value="2006-12-04">
            <text:p>04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All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navarro@bayesinf.com </text:p>
          </table:table-cell>
          <table:table-cell office:value-type="string">
            <text:p>Julio Navarro Ser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Any </text:p>
          </table:table-cell>
          <table:table-cell office:value-type="string">
            <text:p>*1.1.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Sobrecarga de operadores </text:p>
          </table:table-cell>
        </table:table-row>
        <table:table-row table:style-name="ro1">
          <table:table-cell office:value-type="string">
            <text:p><text:a xlink:href="http://bugs.tol-project.org/show_bug.cgi?id=62">62</text:a> </text:p>
          </table:table-cell>
          <table:table-cell office:value-type="date" office:date-value="2004-06-02">
            <text:p>02/06/04</text:p>
          </table:table-cell>
          <table:table-cell office:value-type="date" office:date-value="2006-12-07">
            <text:p>07/12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caballero@bayesinf.com </text:p>
          </table:table-cell>
          <table:table-cell office:value-type="string">
            <text:p>Jorge Caballero </text:p>
          </table:table-cell>
          <table:table-cell office:value-type="string">
            <text:p>RESO </text:p>
          </table:table-cell>
          <table:table-cell office:value-type="string">
            <text:p>LATE </text:p>
          </table:table-cell>
          <table:table-cell office:value-type="string">
            <text:p>TOL </text:p>
          </table:table-cell>
          <table:table-cell office:value-type="string">
            <text:p>Probabil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Problema de la funciï¿½ GibbsSampler </text:p>
          </table:table-cell>
        </table:table-row>
        <table:table-row table:style-name="ro1">
          <table:table-cell office:value-type="string">
            <text:p><text:a xlink:href="http://bugs.tol-project.org/show_bug.cgi?id=64">64</text:a> </text:p>
          </table:table-cell>
          <table:table-cell office:value-type="date" office:date-value="2004-06-03">
            <text:p>03/06/04</text:p>
          </table:table-cell>
          <table:table-cell office:value-type="date" office:date-value="2006-12-04">
            <text:p>04/12/06</text:p>
          </table:table-cell>
          <table:table-cell office:value-type="string">
            <text:p>cri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ill behaviour in assign operator </text:p>
          </table:table-cell>
        </table:table-row>
        <table:table-row table:style-name="ro1">
          <table:table-cell office:value-type="string">
            <text:p><text:a xlink:href="http://bugs.tol-project.org/show_bug.cgi?id=91">91</text:a> </text:p>
          </table:table-cell>
          <table:table-cell office:value-type="date" office:date-value="2004-07-16">
            <text:p>16/07/04</text:p>
          </table:table-cell>
          <table:table-cell office:value-type="date" office:date-value="2006-05-09">
            <text:p>09/05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WONT </text:p>
          </table:table-cell>
          <table:table-cell office:value-type="string">
            <text:p>TOL </text:p>
          </table:table-cell>
          <table:table-cell office:value-type="string">
            <text:p>Probabil </text:p>
          </table:table-cell>
          <table:table-cell office:value-type="string">
            <text:p>undef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hidden virtual function </text:p>
          </table:table-cell>
        </table:table-row>
        <table:table-row table:style-name="ro1">
          <table:table-cell office:value-type="string">
            <text:p><text:a xlink:href="http://bugs.tol-project.org/show_bug.cgi?id=116">116</text:a> </text:p>
          </table:table-cell>
          <table:table-cell office:value-type="date" office:date-value="2004-08-11">
            <text:p>11/08/04</text:p>
          </table:table-cell>
          <table:table-cell office:value-type="date" office:date-value="2004-08-30">
            <text:p>30/08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SGI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Eval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no named objects can't be created </text:p>
          </table:table-cell>
        </table:table-row>
        <table:table-row table:style-name="ro1">
          <table:table-cell office:value-type="string">
            <text:p><text:a xlink:href="http://bugs.tol-project.org/show_bug.cgi?id=131">131</text:a> </text:p>
          </table:table-cell>
          <table:table-cell office:value-type="date" office:date-value="2004-08-19">
            <text:p>19/08/04</text:p>
          </table:table-cell>
          <table:table-cell office:value-type="date" office:date-value="2004-09-10">
            <text:p>10/09/04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Base: The last open file is not a recent file </text:p>
          </table:table-cell>
        </table:table-row>
        <table:table-row table:style-name="ro1">
          <table:table-cell office:value-type="string">
            <text:p><text:a xlink:href="http://bugs.tol-project.org/show_bug.cgi?id=135">135</text:a> </text:p>
          </table:table-cell>
          <table:table-cell office:value-type="date" office:date-value="2004-08-25">
            <text:p>25/08/04</text:p>
          </table:table-cell>
          <table:table-cell office:value-type="date" office:date-value="2006-12-07">
            <text:p>07/12/06</text:p>
          </table:table-cell>
          <table:table-cell office:value-type="string">
            <text:p>tri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LAT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hart() Description don't say that the file is in gif format </text:p>
          </table:table-cell>
        </table:table-row>
        <table:table-row table:style-name="ro1">
          <table:table-cell office:value-type="string">
            <text:p><text:a xlink:href="http://bugs.tol-project.org/show_bug.cgi?id=155">155</text:a> </text:p>
          </table:table-cell>
          <table:table-cell office:value-type="date" office:date-value="2004-09-24">
            <text:p>24/09/04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 when accessing set elements by name </text:p>
          </table:table-cell>
        </table:table-row>
        <table:table-row table:style-name="ro1">
          <table:table-cell office:value-type="string">
            <text:p><text:a xlink:href="http://bugs.tol-project.org/show_bug.cgi?id=159">159</text:a> </text:p>
          </table:table-cell>
          <table:table-cell office:value-type="date" office:date-value="2004-09-27">
            <text:p>27/09/04</text:p>
          </table:table-cell>
          <table:table-cell office:value-type="date" office:date-value="2004-10-01">
            <text:p>01/10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SO </text:p>
          </table:table-cell>
          <table:table-cell office:value-type="string">
            <text:p>WORK </text:p>
          </table:table-cell>
          <table:table-cell office:value-type="string">
            <text:p>Tol-Base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Calendar expert does not work </text:p>
          </table:table-cell>
        </table:table-row>
        <table:table-row table:style-name="ro1">
          <table:table-cell office:value-type="string">
            <text:p><text:a xlink:href="http://bugs.tol-project.org/show_bug.cgi?id=169">169</text:a> </text:p>
          </table:table-cell>
          <table:table-cell office:value-type="date" office:date-value="2004-10-06">
            <text:p>06/10/04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mercadona@bayesinf.com </text:p>
          </table:table-cell>
          <table:table-cell office:value-type="string">
            <text:p>Felix de la Muela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et result in estimate does not take odd names </text:p>
          </table:table-cell>
        </table:table-row>
        <table:table-row table:style-name="ro1">
          <table:table-cell office:value-type="string">
            <text:p><text:a xlink:href="http://bugs.tol-project.org/show_bug.cgi?id=176">176</text:a> </text:p>
          </table:table-cell>
          <table:table-cell office:value-type="date" office:date-value="2004-10-07">
            <text:p>07/10/04</text:p>
          </table:table-cell>
          <table:table-cell office:value-type="date" office:date-value="2004-11-30">
            <text:p>30/11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ptejedor@bayesinf.com </text:p>
          </table:table-cell>
          <table:table-cell office:value-type="string">
            <text:p>Pedro Tejedor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Unclassi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 Base se cae cuando se intenta dibujar intersección vacía </text:p>
          </table:table-cell>
        </table:table-row>
        <table:table-row table:style-name="ro1">
          <table:table-cell office:value-type="string">
            <text:p><text:a xlink:href="http://bugs.tol-project.org/show_bug.cgi?id=198">198</text:a> </text:p>
          </table:table-cell>
          <table:table-cell office:value-type="date" office:date-value="2004-11-19">
            <text:p>19/11/04</text:p>
          </table:table-cell>
          <table:table-cell office:value-type="date" office:date-value="2004-11-22">
            <text:p>22/11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Toltcl </text:p>
          </table:table-cell>
          <table:table-cell office:value-type="string">
            <text:p>cvs-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Matrix out = EQ(a, b); Does not work. </text:p>
          </table:table-cell>
        </table:table-row>
        <table:table-row table:style-name="ro1">
          <table:table-cell office:value-type="string">
            <text:p><text:a xlink:href="http://bugs.tol-project.org/show_bug.cgi?id=204">204</text:a> </text:p>
          </table:table-cell>
          <table:table-cell office:value-type="date" office:date-value="2004-11-29">
            <text:p>29/11/04</text:p>
          </table:table-cell>
          <table:table-cell office:value-type="date" office:date-value="2004-11-30">
            <text:p>30/11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agutierrez@bayesinf.com </text:p>
          </table:table-cell>
          <table:table-cell office:value-type="string">
            <text:p>Jorge Gutierrez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-Base </text:p>
          </table:table-cell>
          <table:table-cell office:value-type="string">
            <text:p>Unclassi </text:p>
          </table:table-cell>
          <table:table-cell table:style-name="ce3" office:value-type="date" office:date-value="2002-01-01">
            <text:p>01/01/02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Intersecciones vacías en TimeSet </text:p>
          </table:table-cell>
        </table:table-row>
        <table:table-row table:style-name="ro1">
          <table:table-cell office:value-type="string">
            <text:p><text:a xlink:href="http://bugs.tol-project.org/show_bug.cgi?id=209">209</text:a> </text:p>
          </table:table-cell>
          <table:table-cell office:value-type="date" office:date-value="2004-12-16">
            <text:p>16/12/04</text:p>
          </table:table-cell>
          <table:table-cell office:value-type="date" office:date-value="2004-12-21">
            <text:p>21/12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rawing only points </text:p>
          </table:table-cell>
        </table:table-row>
        <table:table-row table:style-name="ro1">
          <table:table-cell office:value-type="string">
            <text:p><text:a xlink:href="http://bugs.tol-project.org/show_bug.cgi?id=210">210</text:a> </text:p>
          </table:table-cell>
          <table:table-cell office:value-type="date" office:date-value="2004-12-16">
            <text:p>16/12/04</text:p>
          </table:table-cell>
          <table:table-cell office:value-type="date" office:date-value="2004-12-20">
            <text:p>20/12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rawing only points </text:p>
          </table:table-cell>
        </table:table-row>
        <table:table-row table:style-name="ro1">
          <table:table-cell office:value-type="string">
            <text:p><text:a xlink:href="http://bugs.tol-project.org/show_bug.cgi?id=213">213</text:a> </text:p>
          </table:table-cell>
          <table:table-cell office:value-type="date" office:date-value="2005-01-18">
            <text:p>18/01/05</text:p>
          </table:table-cell>
          <table:table-cell office:value-type="date" office:date-value="2005-03-21">
            <text:p>21/03/05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ofernandez@bayesinf.com </text:p>
          </table:table-cell>
          <table:table-cell office:value-type="string">
            <text:p>Oscar Fernández G...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-Base </text:p>
          </table:table-cell>
          <table:table-cell office:value-type="string">
            <text:p>Toltcl </text:p>
          </table:table-cell>
          <table:table-cell office:value-type="string">
            <text:p>*4.3.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::tol::info functions fails with function Recalc </text:p>
          </table:table-cell>
        </table:table-row>
        <table:table-row table:style-name="ro1">
          <table:table-cell office:value-type="string">
            <text:p><text:a xlink:href="http://bugs.tol-project.org/show_bug.cgi?id=221">221</text:a> </text:p>
          </table:table-cell>
          <table:table-cell office:value-type="date" office:date-value="2005-01-26">
            <text:p>26/01/05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lalonso@bayesinf.com </text:p>
          </table:table-cell>
          <table:table-cell office:value-type="string">
            <text:p>Lauri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as con SumS </text:p>
          </table:table-cell>
        </table:table-row>
        <table:table-row table:style-name="ro1">
          <table:table-cell office:value-type="string">
            <text:p><text:a xlink:href="http://bugs.tol-project.org/show_bug.cgi?id=222">222</text:a> </text:p>
          </table:table-cell>
          <table:table-cell office:value-type="date" office:date-value="2005-01-27">
            <text:p>27/01/05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navarro@bayesinf.com </text:p>
          </table:table-cell>
          <table:table-cell office:value-type="string">
            <text:p>Julio Navarro Ser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Cod </text:p>
          </table:table-cell>
          <table:table-cell table:style-name="ce3" office:value-type="date" office:date-value="2002-01-01">
            <text:p>01/01/02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bout NIntegrate function... </text:p>
          </table:table-cell>
        </table:table-row>
        <table:table-row table:style-name="ro1">
          <table:table-cell office:value-type="string">
            <text:p><text:a xlink:href="http://bugs.tol-project.org/show_bug.cgi?id=223">223</text:a> </text:p>
          </table:table-cell>
          <table:table-cell office:value-type="date" office:date-value="2005-01-27">
            <text:p>27/01/05</text:p>
          </table:table-cell>
          <table:table-cell office:value-type="date" office:date-value="2006-12-05">
            <text:p>05/12/06</text:p>
          </table:table-cell>
          <table:table-cell office:value-type="string">
            <text:p>maj </text:p>
          </table:table-cell>
          <table:table-cell office:value-type="string">
            <text:p>P3 </text:p>
          </table:table-cell>
          <table:table-cell office:value-type="string">
            <text:p>All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IntegrateQAG does not work! </text:p>
          </table:table-cell>
        </table:table-row>
        <table:table-row table:style-name="ro1">
          <table:table-cell office:value-type="string">
            <text:p><text:a xlink:href="http://bugs.tol-project.org/show_bug.cgi?id=224">224</text:a> </text:p>
          </table:table-cell>
          <table:table-cell office:value-type="date" office:date-value="2005-01-28">
            <text:p>28/01/05</text:p>
          </table:table-cell>
          <table:table-cell office:value-type="date" office:date-value="2006-12-05">
            <text:p>05/12/06</text:p>
          </table:table-cell>
          <table:table-cell office:value-type="string">
            <text:p>cri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error when estimating with a bad defined AR or MA set of Polyn </text:p>
          </table:table-cell>
        </table:table-row>
        <table:table-row table:style-name="ro1">
          <table:table-cell office:value-type="string">
            <text:p><text:a xlink:href="http://bugs.tol-project.org/show_bug.cgi?id=228">228</text:a> </text:p>
          </table:table-cell>
          <table:table-cell table:number-columns-repeated="2" office:value-type="date" office:date-value="2005-02-03">
            <text:p>03/02/05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Toltcl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his code does not work. </text:p>
          </table:table-cell>
        </table:table-row>
        <table:table-row table:style-name="ro1">
          <table:table-cell office:value-type="string">
            <text:p><text:a xlink:href="http://bugs.tol-project.org/show_bug.cgi?id=229">229</text:a> </text:p>
          </table:table-cell>
          <table:table-cell office:value-type="date" office:date-value="2005-02-03">
            <text:p>03/02/05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Probabil </text:p>
          </table:table-cell>
          <table:table-cell table:style-name="ce3" office:value-type="date" office:date-value="2002-01-01">
            <text:p>01/01/02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MonteCarloPlain does not work in Versión 1.1.2 Jan 13 2005 for WINDOWS </text:p>
          </table:table-cell>
        </table:table-row>
        <table:table-row table:style-name="ro1">
          <table:table-cell office:value-type="string">
            <text:p><text:a xlink:href="http://bugs.tol-project.org/show_bug.cgi?id=231">231</text:a> </text:p>
          </table:table-cell>
          <table:table-cell office:value-type="date" office:date-value="2005-02-07">
            <text:p>07/02/05</text:p>
          </table:table-cell>
          <table:table-cell office:value-type="date" office:date-value="2005-02-11">
            <text:p>11/02/05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-Base </text:p>
          </table:table-cell>
          <table:table-cell office:value-type="string">
            <text:p>Toltcl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or(1,0, Real(Real i) {i}) don´t give an error message </text:p>
          </table:table-cell>
        </table:table-row>
        <table:table-row table:style-name="ro1">
          <table:table-cell office:value-type="string">
            <text:p><text:a xlink:href="http://bugs.tol-project.org/show_bug.cgi?id=242">242</text:a> </text:p>
          </table:table-cell>
          <table:table-cell office:value-type="date" office:date-value="2005-02-14">
            <text:p>14/02/05</text:p>
          </table:table-cell>
          <table:table-cell office:value-type="date" office:date-value="2006-05-15">
            <text:p>15/05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Toltcl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apture information of a destroyed object </text:p>
          </table:table-cell>
        </table:table-row>
        <table:table-row table:style-name="ro1">
          <table:table-cell office:value-type="string">
            <text:p><text:a xlink:href="http://bugs.tol-project.org/show_bug.cgi?id=248">248</text:a> </text:p>
          </table:table-cell>
          <table:table-cell office:value-type="date" office:date-value="2005-03-11">
            <text:p>11/03/05</text:p>
          </table:table-cell>
          <table:table-cell office:value-type="date" office:date-value="2005-03-21">
            <text:p>21/03/05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Toltcl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: Forbidden BText access 0 &lt; -1 &lt; 0 </text:p>
          </table:table-cell>
        </table:table-row>
        <table:table-row table:style-name="ro1">
          <table:table-cell office:value-type="string">
            <text:p><text:a xlink:href="http://bugs.tol-project.org/show_bug.cgi?id=252">252</text:a> </text:p>
          </table:table-cell>
          <table:table-cell office:value-type="date" office:date-value="2005-04-18">
            <text:p>18/04/05</text:p>
          </table:table-cell>
          <table:table-cell office:value-type="date" office:date-value="2007-01-30">
            <text:p>30/01/07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Toltcl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bug when "decompiling" </text:p>
          </table:table-cell>
        </table:table-row>
        <table:table-row table:style-name="ro1">
          <table:table-cell office:value-type="string">
            <text:p><text:a xlink:href="http://bugs.tol-project.org/show_bug.cgi?id=362">362</text:a> </text:p>
          </table:table-cell>
          <table:table-cell office:value-type="date" office:date-value="2006-03-01">
            <text:p>01/03/06</text:p>
          </table:table-cell>
          <table:table-cell office:value-type="date" office:date-value="2006-05-05">
            <text:p>05/05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Toltcl </text:p>
          </table:table-cell>
          <table:table-cell office:value-type="string">
            <text:p>cvs-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crash in tol::info reference </text:p>
          </table:table-cell>
        </table:table-row>
        <table:table-row table:style-name="ro1">
          <table:table-cell office:value-type="string">
            <text:p><text:a xlink:href="http://bugs.tol-project.org/show_bug.cgi?id=387">387</text:a> </text:p>
          </table:table-cell>
          <table:table-cell office:value-type="date" office:date-value="2006-04-25">
            <text:p>25/04/06</text:p>
          </table:table-cell>
          <table:table-cell office:value-type="date" office:date-value="2006-12-07">
            <text:p>07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ex </text:p>
          </table:table-cell>
          <table:table-cell office:value-type="string">
            <text:p>night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Segmentation fault in FormatReal </text:p>
          </table:table-cell>
        </table:table-row>
        <table:table-row table:style-name="ro1">
          <table:table-cell office:value-type="string">
            <text:p><text:a xlink:href="http://bugs.tol-project.org/show_bug.cgi?id=401">401</text:a> </text:p>
          </table:table-cell>
          <table:table-cell office:value-type="date" office:date-value="2006-05-26">
            <text:p>26/05/06</text:p>
          </table:table-cell>
          <table:table-cell office:value-type="date" office:date-value="2006-12-07">
            <text:p>07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night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fail in IncludeBST with 10 fields or more </text:p>
          </table:table-cell>
        </table:table-row>
        <table:table-row table:style-name="ro1">
          <table:table-cell office:value-type="string">
            <text:p><text:a xlink:href="http://bugs.tol-project.org/show_bug.cgi?id=407">407</text:a> </text:p>
          </table:table-cell>
          <table:table-cell office:value-type="date" office:date-value="2006-06-22">
            <text:p>22/06/06</text:p>
          </table:table-cell>
          <table:table-cell office:value-type="date" office:date-value="2007-01-30">
            <text:p>30/01/07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Toltcl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decompile is not working </text:p>
          </table:table-cell>
        </table:table-row>
        <table:table-row table:style-name="ro1">
          <table:table-cell office:value-type="string">
            <text:p><text:a xlink:href="http://bugs.tol-project.org/show_bug.cgi?id=449">449</text:a> </text:p>
          </table:table-cell>
          <table:table-cell office:value-type="date" office:date-value="2006-11-17">
            <text:p>17/11/06</text:p>
          </table:table-cell>
          <table:table-cell office:value-type="date" office:date-value="2006-11-20">
            <text:p>20/11/06</text:p>
          </table:table-cell>
          <table:table-cell office:value-type="string">
            <text:p>maj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abroncano@bayesinf.com </text:p>
          </table:table-cell>
          <table:table-cell office:value-type="string">
            <text:p>Alicia Broncan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Unreadeable .gif figures </text:p>
          </table:table-cell>
        </table:table-row>
        <table:table-row table:style-name="ro1">
          <table:table-cell office:value-type="string">
            <text:p><text:a xlink:href="http://bugs.tol-project.org/show_bug.cgi?id=275">275</text:a> </text:p>
          </table:table-cell>
          <table:table-cell office:value-type="date" office:date-value="2005-06-20">
            <text:p>20/06/05</text:p>
          </table:table-cell>
          <table:table-cell office:value-type="date" office:date-value="2007-11-07">
            <text:p>07/11/07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maarranz@tol-project.org </text:p>
          </table:table-cell>
          <table:table-cell office:value-type="string">
            <text:p>Miguel A. Arranz </text:p>
          </table:table-cell>
          <table:table-cell office:value-type="string">
            <text:p>azamorano@tol-project.org </text:p>
          </table:table-cell>
          <table:table-cell office:value-type="string">
            <text:p>Antonio Zamoran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Probabil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ACF, PACF, IACF and IPACF in 64bits architecture </text:p>
          </table:table-cell>
        </table:table-row>
        <table:table-row table:style-name="ro1">
          <table:table-cell office:value-type="string">
            <text:p><text:a xlink:href="http://bugs.tol-project.org/show_bug.cgi?id=21">21</text:a> </text:p>
          </table:table-cell>
          <table:table-cell office:value-type="date" office:date-value="2004-04-02">
            <text:p>02/04/04</text:p>
          </table:table-cell>
          <table:table-cell office:value-type="date" office:date-value="2004-08-27">
            <text:p>27/08/04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All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Text code highlighting in TolBase Editor </text:p>
          </table:table-cell>
        </table:table-row>
        <table:table-row table:style-name="ro1">
          <table:table-cell office:value-type="string">
            <text:p><text:a xlink:href="http://bugs.tol-project.org/show_bug.cgi?id=33">33</text:a> </text:p>
          </table:table-cell>
          <table:table-cell office:value-type="date" office:date-value="2004-05-07">
            <text:p>07/05/04</text:p>
          </table:table-cell>
          <table:table-cell office:value-type="date" office:date-value="2004-05-10">
            <text:p>10/05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bout what 'DBOpen' and 'DBClose' functions should return </text:p>
          </table:table-cell>
        </table:table-row>
        <table:table-row table:style-name="ro1">
          <table:table-cell office:value-type="string">
            <text:p><text:a xlink:href="http://bugs.tol-project.org/show_bug.cgi?id=36">36</text:a> </text:p>
          </table:table-cell>
          <table:table-cell office:value-type="date" office:date-value="2004-05-10">
            <text:p>10/05/04</text:p>
          </table:table-cell>
          <table:table-cell office:value-type="date" office:date-value="2004-08-27">
            <text:p>27/08/04</text:p>
          </table:table-cell>
          <table:table-cell office:value-type="string">
            <text:p>tri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LATE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quotes have priority with respect to double slashes </text:p>
          </table:table-cell>
        </table:table-row>
        <table:table-row table:style-name="ro1">
          <table:table-cell office:value-type="string">
            <text:p><text:a xlink:href="http://bugs.tol-project.org/show_bug.cgi?id=38">38</text:a> </text:p>
          </table:table-cell>
          <table:table-cell office:value-type="date" office:date-value="2004-05-10">
            <text:p>10/05/04</text:p>
          </table:table-cell>
          <table:table-cell office:value-type="date" office:date-value="2006-12-07">
            <text:p>07/12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 new DBTable function </text:p>
          </table:table-cell>
        </table:table-row>
        <table:table-row table:style-name="ro1">
          <table:table-cell office:value-type="string">
            <text:p><text:a xlink:href="http://bugs.tol-project.org/show_bug.cgi?id=76">76</text:a> </text:p>
          </table:table-cell>
          <table:table-cell table:number-columns-repeated="2" office:value-type="date" office:date-value="2004-06-24">
            <text:p>24/06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entences with queries altering the tables of a database return an error </text:p>
          </table:table-cell>
        </table:table-row>
        <table:table-row table:style-name="ro1">
          <table:table-cell office:value-type="string">
            <text:p><text:a xlink:href="http://bugs.tol-project.org/show_bug.cgi?id=88">88</text:a> </text:p>
          </table:table-cell>
          <table:table-cell office:value-type="date" office:date-value="2004-07-15">
            <text:p>15/07/04</text:p>
          </table:table-cell>
          <table:table-cell office:value-type="date" office:date-value="2006-12-04">
            <text:p>04/12/06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nd with one argument </text:p>
          </table:table-cell>
        </table:table-row>
        <table:table-row table:style-name="ro1">
          <table:table-cell office:value-type="string">
            <text:p><text:a xlink:href="http://bugs.tol-project.org/show_bug.cgi?id=94">94</text:a> </text:p>
          </table:table-cell>
          <table:table-cell table:number-columns-repeated="2" office:value-type="date" office:date-value="2004-07-20">
            <text:p>20/07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Undestroyed global objects </text:p>
          </table:table-cell>
        </table:table-row>
        <table:table-row table:style-name="ro1">
          <table:table-cell office:value-type="string">
            <text:p><text:a xlink:href="http://bugs.tol-project.org/show_bug.cgi?id=99">99</text:a> </text:p>
          </table:table-cell>
          <table:table-cell office:value-type="date" office:date-value="2004-07-26">
            <text:p>26/07/04</text:p>
          </table:table-cell>
          <table:table-cell office:value-type="date" office:date-value="2004-10-05">
            <text:p>05/10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unctions with variable number of arguments: WinRmtSystem </text:p>
          </table:table-cell>
        </table:table-row>
        <table:table-row table:style-name="ro1">
          <table:table-cell office:value-type="string">
            <text:p><text:a xlink:href="http://bugs.tol-project.org/show_bug.cgi?id=101">101</text:a> </text:p>
          </table:table-cell>
          <table:table-cell office:value-type="date" office:date-value="2004-07-28">
            <text:p>28/07/04</text:p>
          </table:table-cell>
          <table:table-cell office:value-type="date" office:date-value="2006-12-04">
            <text:p>04/12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sdelfresno@bayesinf.com </text:p>
          </table:table-cell>
          <table:table-cell office:value-type="string">
            <text:p>Sergio Del Fresn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When multiplying wrong-sized matrix TOL does not give a warning. </text:p>
          </table:table-cell>
        </table:table-row>
        <table:table-row table:style-name="ro1">
          <table:table-cell office:value-type="string">
            <text:p><text:a xlink:href="http://bugs.tol-project.org/show_bug.cgi?id=123">123</text:a> </text:p>
          </table:table-cell>
          <table:table-cell office:value-type="date" office:date-value="2004-08-19">
            <text:p>19/08/04</text:p>
          </table:table-cell>
          <table:table-cell office:value-type="date" office:date-value="2006-12-02">
            <text:p>02/12/06</text:p>
          </table:table-cell>
          <table:table-cell office:value-type="string">
            <text:p>blo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More than 2 empty lines at the end of BDT -&gt; infinite loop </text:p>
          </table:table-cell>
        </table:table-row>
        <table:table-row table:style-name="ro1">
          <table:table-cell office:value-type="string">
            <text:p><text:a xlink:href="http://bugs.tol-project.org/show_bug.cgi?id=124">124</text:a> </text:p>
          </table:table-cell>
          <table:table-cell office:value-type="date" office:date-value="2004-08-19">
            <text:p>19/08/04</text:p>
          </table:table-cell>
          <table:table-cell office:value-type="date" office:date-value="2004-08-30">
            <text:p>30/08/04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ometimes TOL and sometimes Tol </text:p>
          </table:table-cell>
        </table:table-row>
        <table:table-row table:style-name="ro1">
          <table:table-cell office:value-type="string">
            <text:p><text:a xlink:href="http://bugs.tol-project.org/show_bug.cgi?id=127">127</text:a> </text:p>
          </table:table-cell>
          <table:table-cell office:value-type="date" office:date-value="2004-08-19">
            <text:p>19/08/04</text:p>
          </table:table-cell>
          <table:table-cell office:value-type="date" office:date-value="2004-08-27">
            <text:p>27/08/04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DBOpen() and file not found -&gt; a new empty file is created </text:p>
          </table:table-cell>
        </table:table-row>
        <table:table-row table:style-name="ro1">
          <table:table-cell office:value-type="string">
            <text:p><text:a xlink:href="http://bugs.tol-project.org/show_bug.cgi?id=137">137</text:a> </text:p>
          </table:table-cell>
          <table:table-cell office:value-type="date" office:date-value="2004-08-26">
            <text:p>26/08/04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ex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ad ReadFile behaviour </text:p>
          </table:table-cell>
        </table:table-row>
        <table:table-row table:style-name="ro1">
          <table:table-cell office:value-type="string">
            <text:p><text:a xlink:href="http://bugs.tol-project.org/show_bug.cgi?id=140">140</text:a> </text:p>
          </table:table-cell>
          <table:table-cell office:value-type="date" office:date-value="2004-09-01">
            <text:p>01/09/04</text:p>
          </table:table-cell>
          <table:table-cell office:value-type="date" office:date-value="2006-10-10">
            <text:p>10/10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jgallardo@bayesinf.com </text:p>
          </table:table-cell>
          <table:table-cell office:value-type="string">
            <text:p>Javier Gallardo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of the 'Eval' </text:p>
          </table:table-cell>
        </table:table-row>
        <table:table-row table:style-name="ro1">
          <table:table-cell office:value-type="string">
            <text:p><text:a xlink:href="http://bugs.tol-project.org/show_bug.cgi?id=141">141</text:a> </text:p>
          </table:table-cell>
          <table:table-cell table:number-columns-repeated="2" office:value-type="date" office:date-value="2004-09-01">
            <text:p>01/09/04</text:p>
          </table:table-cell>
          <table:table-cell office:value-type="string">
            <text:p>maj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val dosen´t work </text:p>
          </table:table-cell>
        </table:table-row>
        <table:table-row table:style-name="ro1">
          <table:table-cell office:value-type="string">
            <text:p><text:a xlink:href="http://bugs.tol-project.org/show_bug.cgi?id=151">151</text:a> </text:p>
          </table:table-cell>
          <table:table-cell table:number-columns-repeated="2" office:value-type="date" office:date-value="2004-09-16">
            <text:p>16/09/04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Open tol file given as argument </text:p>
          </table:table-cell>
        </table:table-row>
        <table:table-row table:style-name="ro1">
          <table:table-cell office:value-type="string">
            <text:p><text:a xlink:href="http://bugs.tol-project.org/show_bug.cgi?id=163">163</text:a> </text:p>
          </table:table-cell>
          <table:table-cell office:value-type="date" office:date-value="2004-09-28">
            <text:p>28/09/04</text:p>
          </table:table-cell>
          <table:table-cell office:value-type="date" office:date-value="2004-09-29">
            <text:p>29/09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in values "null" in the functions of access to Base of data </text:p>
          </table:table-cell>
        </table:table-row>
        <table:table-row table:style-name="ro1">
          <table:table-cell office:value-type="string">
            <text:p><text:a xlink:href="http://bugs.tol-project.org/show_bug.cgi?id=171">171</text:a> </text:p>
          </table:table-cell>
          <table:table-cell office:value-type="date" office:date-value="2004-10-06">
            <text:p>06/10/04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IncludeBMT is not able to load files with more than 4693 rows. </text:p>
          </table:table-cell>
        </table:table-row>
        <table:table-row table:style-name="ro1">
          <table:table-cell office:value-type="string">
            <text:p><text:a xlink:href="http://bugs.tol-project.org/show_bug.cgi?id=184">184</text:a> </text:p>
          </table:table-cell>
          <table:table-cell office:value-type="date" office:date-value="2004-10-20">
            <text:p>20/10/04</text:p>
          </table:table-cell>
          <table:table-cell office:value-type="date" office:date-value="2006-12-05">
            <text:p>05/12/06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ex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 "white" character is included in FormatPolyn function </text:p>
          </table:table-cell>
        </table:table-row>
        <table:table-row table:style-name="ro1">
          <table:table-cell office:value-type="string">
            <text:p><text:a xlink:href="http://bugs.tol-project.org/show_bug.cgi?id=192">192</text:a> </text:p>
          </table:table-cell>
          <table:table-cell office:value-type="date" office:date-value="2004-11-02">
            <text:p>02/11/04</text:p>
          </table:table-cell>
          <table:table-cell office:value-type="date" office:date-value="2004-11-04">
            <text:p>04/11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Using DbTable() </text:p>
          </table:table-cell>
        </table:table-row>
        <table:table-row table:style-name="ro1">
          <table:table-cell office:value-type="string">
            <text:p><text:a xlink:href="http://bugs.tol-project.org/show_bug.cgi?id=288">288</text:a> </text:p>
          </table:table-cell>
          <table:table-cell office:value-type="date" office:date-value="2005-07-26">
            <text:p>26/07/05</text:p>
          </table:table-cell>
          <table:table-cell office:value-type="date" office:date-value="2005-08-08">
            <text:p>08/08/05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ofernandez@tol-project.org </text:p>
          </table:table-cell>
          <table:table-cell office:value-type="string">
            <text:p>Oscar Fernandez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 detect when a file has been changed </text:p>
          </table:table-cell>
        </table:table-row>
        <table:table-row table:style-name="ro1">
          <table:table-cell office:value-type="string">
            <text:p><text:a xlink:href="http://bugs.tol-project.org/show_bug.cgi?id=30">30</text:a> </text:p>
          </table:table-cell>
          <table:table-cell office:value-type="date" office:date-value="2004-04-23">
            <text:p>23/04/04</text:p>
          </table:table-cell>
          <table:table-cell office:value-type="date" office:date-value="2006-04-25">
            <text:p>25/04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LATE </text:p>
          </table:table-cell>
          <table:table-cell office:value-type="string">
            <text:p>Tol-Base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raw more than one timeset with a calendar </text:p>
          </table:table-cell>
        </table:table-row>
        <table:table-row table:style-name="ro1">
          <table:table-cell office:value-type="string">
            <text:p><text:a xlink:href="http://bugs.tol-project.org/show_bug.cgi?id=77">77</text:a> </text:p>
          </table:table-cell>
          <table:table-cell office:value-type="date" office:date-value="2004-06-29">
            <text:p>29/06/04</text:p>
          </table:table-cell>
          <table:table-cell office:value-type="date" office:date-value="2004-07-08">
            <text:p>08/07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maalamo@cohispania.com </text:p>
          </table:table-cell>
          <table:table-cell office:value-type="string">
            <text:p>Alam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Bayes SQ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ayes Sql don´t permit to use of numeric and text data </text:p>
          </table:table-cell>
        </table:table-row>
        <table:table-row table:style-name="ro1">
          <table:table-cell office:value-type="string">
            <text:p><text:a xlink:href="http://bugs.tol-project.org/show_bug.cgi?id=98">98</text:a> </text:p>
          </table:table-cell>
          <table:table-cell office:value-type="date" office:date-value="2004-07-23">
            <text:p>23/07/04</text:p>
          </table:table-cell>
          <table:table-cell office:value-type="date" office:date-value="2007-11-06">
            <text:p>06/11/07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Bayes SQ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dd a shortcut to clear log in log window of tolbase </text:p>
          </table:table-cell>
        </table:table-row>
        <table:table-row table:style-name="ro1">
          <table:table-cell office:value-type="string">
            <text:p><text:a xlink:href="http://bugs.tol-project.org/show_bug.cgi?id=113">113</text:a> </text:p>
          </table:table-cell>
          <table:table-cell office:value-type="date" office:date-value="2004-08-09">
            <text:p>09/08/04</text:p>
          </table:table-cell>
          <table:table-cell office:value-type="date" office:date-value="2004-09-29">
            <text:p>29/09/04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LATE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ayes Editor: stranges movements with Alt + numeric keys </text:p>
          </table:table-cell>
        </table:table-row>
        <table:table-row table:style-name="ro1">
          <table:table-cell office:value-type="string">
            <text:p><text:a xlink:href="http://bugs.tol-project.org/show_bug.cgi?id=126">126</text:a> </text:p>
          </table:table-cell>
          <table:table-cell office:value-type="date" office:date-value="2004-08-19">
            <text:p>19/08/04</text:p>
          </table:table-cell>
          <table:table-cell office:value-type="date" office:date-value="2006-04-25">
            <text:p>25/04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-Base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Base: resize internal windows -&gt; a lot of shadow (wake?) </text:p>
          </table:table-cell>
        </table:table-row>
        <table:table-row table:style-name="ro1">
          <table:table-cell office:value-type="string">
            <text:p><text:a xlink:href="http://bugs.tol-project.org/show_bug.cgi?id=129">129</text:a> </text:p>
          </table:table-cell>
          <table:table-cell office:value-type="date" office:date-value="2004-08-19">
            <text:p>19/08/04</text:p>
          </table:table-cell>
          <table:table-cell office:value-type="date" office:date-value="2006-04-20">
            <text:p>20/04/06</text:p>
          </table:table-cell>
          <table:table-cell office:value-type="string">
            <text:p>maj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Base: Copy &amp; close -&gt; lose the clipboard </text:p>
          </table:table-cell>
        </table:table-row>
        <table:table-row table:style-name="ro1">
          <table:table-cell office:value-type="string">
            <text:p><text:a xlink:href="http://bugs.tol-project.org/show_bug.cgi?id=136">136</text:a> </text:p>
          </table:table-cell>
          <table:table-cell office:value-type="date" office:date-value="2004-08-25">
            <text:p>25/08/04</text:p>
          </table:table-cell>
          <table:table-cell office:value-type="date" office:date-value="2004-09-13">
            <text:p>13/09/04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hart() permanent black border </text:p>
          </table:table-cell>
        </table:table-row>
        <table:table-row table:style-name="ro1">
          <table:table-cell office:value-type="string">
            <text:p><text:a xlink:href="http://bugs.tol-project.org/show_bug.cgi?id=208">208</text:a> </text:p>
          </table:table-cell>
          <table:table-cell office:value-type="date" office:date-value="2004-12-16">
            <text:p>16/12/04</text:p>
          </table:table-cell>
          <table:table-cell office:value-type="date" office:date-value="2006-04-20">
            <text:p>20/04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mlopez@bayesinf.com </text:p>
          </table:table-cell>
          <table:table-cell office:value-type="string">
            <text:p>mart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Project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oesn`t exist the option "Save as" in the Project Editor </text:p>
          </table:table-cell>
        </table:table-row>
        <table:table-row table:style-name="ro1">
          <table:table-cell office:value-type="string">
            <text:p><text:a xlink:href="http://bugs.tol-project.org/show_bug.cgi?id=211">211</text:a> </text:p>
          </table:table-cell>
          <table:table-cell office:value-type="date" office:date-value="2004-12-17">
            <text:p>17/12/04</text:p>
          </table:table-cell>
          <table:table-cell office:value-type="date" office:date-value="2005-01-13">
            <text:p>13/01/05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LATE </text:p>
          </table:table-cell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ifferences between "snapshot" or "filed" graphics </text:p>
          </table:table-cell>
        </table:table-row>
        <table:table-row table:style-name="ro1">
          <table:table-cell office:value-type="string">
            <text:p><text:a xlink:href="http://bugs.tol-project.org/show_bug.cgi?id=243">243</text:a> </text:p>
          </table:table-cell>
          <table:table-cell office:value-type="date" office:date-value="2005-02-24">
            <text:p>24/02/05</text:p>
          </table:table-cell>
          <table:table-cell office:value-type="date" office:date-value="2005-03-21">
            <text:p>21/03/05</text:p>
          </table:table-cell>
          <table:table-cell office:value-type="string">
            <text:p>maj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javipor@tol-project.org </text:p>
          </table:table-cell>
          <table:table-cell office:value-type="string">
            <text:p>Javier Portugal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xit from TolBase without saving edited files </text:p>
          </table:table-cell>
        </table:table-row>
        <table:table-row table:style-name="ro1">
          <table:table-cell office:value-type="string">
            <text:p><text:a xlink:href="http://bugs.tol-project.org/show_bug.cgi?id=256">256</text:a> </text:p>
          </table:table-cell>
          <table:table-cell office:value-type="date" office:date-value="2005-05-09">
            <text:p>09/05/05</text:p>
          </table:table-cell>
          <table:table-cell office:value-type="date" office:date-value="2005-06-23">
            <text:p>23/06/05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New graphic options </text:p>
          </table:table-cell>
        </table:table-row>
        <table:table-row table:style-name="ro1">
          <table:table-cell office:value-type="string">
            <text:p><text:a xlink:href="http://bugs.tol-project.org/show_bug.cgi?id=278">278</text:a> </text:p>
          </table:table-cell>
          <table:table-cell office:value-type="date" office:date-value="2005-06-30">
            <text:p>30/06/05</text:p>
          </table:table-cell>
          <table:table-cell office:value-type="date" office:date-value="2005-07-22">
            <text:p>22/07/05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LATE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Indentation </text:p>
          </table:table-cell>
        </table:table-row>
        <table:table-row table:style-name="ro1">
          <table:table-cell office:value-type="string">
            <text:p><text:a xlink:href="http://bugs.tol-project.org/show_bug.cgi?id=279">279</text:a> </text:p>
          </table:table-cell>
          <table:table-cell office:value-type="date" office:date-value="2005-06-30">
            <text:p>30/06/05</text:p>
          </table:table-cell>
          <table:table-cell office:value-type="date" office:date-value="2006-04-21">
            <text:p>21/04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LATE </text:p>
          </table:table-cell>
          <table:table-cell office:value-type="string">
            <text:p>Tol-Base </text:p>
          </table:table-cell>
          <table:table-cell office:value-type="string">
            <text:p>Object i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ontextual menu on the left side of the inspector </text:p>
          </table:table-cell>
        </table:table-row>
        <table:table-row table:style-name="ro1">
          <table:table-cell office:value-type="string">
            <text:p><text:a xlink:href="http://bugs.tol-project.org/show_bug.cgi?id=314">314</text:a> </text:p>
          </table:table-cell>
          <table:table-cell office:value-type="date" office:date-value="2005-10-03">
            <text:p>03/10/05</text:p>
          </table:table-cell>
          <table:table-cell office:value-type="date" office:date-value="2005-10-18">
            <text:p>18/10/05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LATE </text:p>
          </table:table-cell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esactivate series of a graph </text:p>
          </table:table-cell>
        </table:table-row>
        <table:table-row table:style-name="ro1">
          <table:table-cell office:value-type="string">
            <text:p><text:a xlink:href="http://bugs.tol-project.org/show_bug.cgi?id=339">339</text:a> </text:p>
          </table:table-cell>
          <table:table-cell office:value-type="date" office:date-value="2005-11-25">
            <text:p>25/11/05</text:p>
          </table:table-cell>
          <table:table-cell office:value-type="date" office:date-value="2006-02-17">
            <text:p>17/0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jcolombo@bayesforecast.com </text:p>
          </table:table-cell>
          <table:table-cell office:value-type="string">
            <text:p>jones colomb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 matrix graphic </text:p>
          </table:table-cell>
        </table:table-row>
        <table:table-row table:style-name="ro1">
          <table:table-cell office:value-type="string">
            <text:p><text:a xlink:href="http://bugs.tol-project.org/show_bug.cgi?id=356">356</text:a> </text:p>
          </table:table-cell>
          <table:table-cell office:value-type="date" office:date-value="2006-02-16">
            <text:p>16/02/06</text:p>
          </table:table-cell>
          <table:table-cell office:value-type="date" office:date-value="2006-04-21">
            <text:p>21/04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Object 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s sending series to spool </text:p>
          </table:table-cell>
        </table:table-row>
        <table:table-row table:style-name="ro1">
          <table:table-cell office:value-type="string">
            <text:p><text:a xlink:href="http://bugs.tol-project.org/show_bug.cgi?id=365">365</text:a> </text:p>
          </table:table-cell>
          <table:table-cell office:value-type="date" office:date-value="2006-03-10">
            <text:p>10/03/06</text:p>
          </table:table-cell>
          <table:table-cell office:value-type="date" office:date-value="2006-03-28">
            <text:p>28/03/06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LATE </text:p>
          </table:table-cell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ars Graphic in two Y axis </text:p>
          </table:table-cell>
        </table:table-row>
        <table:table-row table:style-name="ro1">
          <table:table-cell office:value-type="string">
            <text:p><text:a xlink:href="http://bugs.tol-project.org/show_bug.cgi?id=369">369</text:a> </text:p>
          </table:table-cell>
          <table:table-cell office:value-type="date" office:date-value="2006-03-24">
            <text:p>24/03/06</text:p>
          </table:table-cell>
          <table:table-cell office:value-type="date" office:date-value="2006-04-25">
            <text:p>25/04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All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Unclassi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ind window can't remember the option "fit captial and small letters" </text:p>
          </table:table-cell>
        </table:table-row>
        <table:table-row table:style-name="ro1">
          <table:table-cell office:value-type="string">
            <text:p><text:a xlink:href="http://bugs.tol-project.org/show_bug.cgi?id=386">386</text:a> </text:p>
          </table:table-cell>
          <table:table-cell office:value-type="date" office:date-value="2006-04-25">
            <text:p>25/04/06</text:p>
          </table:table-cell>
          <table:table-cell office:value-type="date" office:date-value="2006-04-26">
            <text:p>26/04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Projec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annot compile </text:p>
          </table:table-cell>
        </table:table-row>
        <table:table-row table:style-name="ro1">
          <table:table-cell office:value-type="string">
            <text:p><text:a xlink:href="http://bugs.tol-project.org/show_bug.cgi?id=402">402</text:a> </text:p>
          </table:table-cell>
          <table:table-cell office:value-type="date" office:date-value="2006-05-29">
            <text:p>29/05/06</text:p>
          </table:table-cell>
          <table:table-cell office:value-type="date" office:date-value="2007-02-27">
            <text:p>27/02/07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Object 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trange Variable Names in TolBase after executing a BinGroup </text:p>
          </table:table-cell>
        </table:table-row>
        <table:table-row table:style-name="ro1">
          <table:table-cell office:value-type="string">
            <text:p><text:a xlink:href="http://bugs.tol-project.org/show_bug.cgi?id=19">19</text:a> </text:p>
          </table:table-cell>
          <table:table-cell office:value-type="date" office:date-value="2004-04-01">
            <text:p>01/04/04</text:p>
          </table:table-cell>
          <table:table-cell office:value-type="date" office:date-value="2006-12-04">
            <text:p>04/12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Oth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undef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Round function and decimal number </text:p>
          </table:table-cell>
        </table:table-row>
        <table:table-row table:style-name="ro1">
          <table:table-cell office:value-type="string">
            <text:p><text:a xlink:href="http://bugs.tol-project.org/show_bug.cgi?id=27">27</text:a> </text:p>
          </table:table-cell>
          <table:table-cell table:number-columns-repeated="2" office:value-type="date" office:date-value="2004-04-22">
            <text:p>22/04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mamigo@bayesinf.com </text:p>
          </table:table-cell>
          <table:table-cell office:value-type="string">
            <text:p>Maria Amigo </text:p>
          </table:table-cell>
          <table:table-cell office:value-type="string">
            <text:p>RESO </text:p>
          </table:table-cell>
          <table:table-cell office:value-type="string">
            <text:p>WONT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office:value-type="string">
            <text:p>*1.1.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¿Series internas de Estimate globales? </text:p>
          </table:table-cell>
        </table:table-row>
        <table:table-row table:style-name="ro1">
          <table:table-cell office:value-type="string">
            <text:p><text:a xlink:href="http://bugs.tol-project.org/show_bug.cgi?id=32">32</text:a> </text:p>
          </table:table-cell>
          <table:table-cell office:value-type="date" office:date-value="2004-04-30">
            <text:p>30/04/04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agutierrez@bayesinf.com </text:p>
          </table:table-cell>
          <table:table-cell office:value-type="string">
            <text:p>Jorge Gutier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ailure in Tol. It blocks when timeset is created. </text:p>
          </table:table-cell>
        </table:table-row>
        <table:table-row table:style-name="ro1">
          <table:table-cell office:value-type="string">
            <text:p><text:a xlink:href="http://bugs.tol-project.org/show_bug.cgi?id=45">45</text:a> </text:p>
          </table:table-cell>
          <table:table-cell office:value-type="date" office:date-value="2004-05-20">
            <text:p>20/05/04</text:p>
          </table:table-cell>
          <table:table-cell office:value-type="date" office:date-value="2004-06-17">
            <text:p>17/06/04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agutierrez@bayesinf.com </text:p>
          </table:table-cell>
          <table:table-cell office:value-type="string">
            <text:p>Jorge Gutierrez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unction Estimate sometimes doesn't work </text:p>
          </table:table-cell>
        </table:table-row>
        <table:table-row table:style-name="ro1">
          <table:table-cell office:value-type="string">
            <text:p><text:a xlink:href="http://bugs.tol-project.org/show_bug.cgi?id=49">49</text:a> </text:p>
          </table:table-cell>
          <table:table-cell office:value-type="date" office:date-value="2004-05-24">
            <text:p>24/05/04</text:p>
          </table:table-cell>
          <table:table-cell office:value-type="date" office:date-value="2006-12-02">
            <text:p>02/12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LATE </text:p>
          </table:table-cell>
          <table:table-cell office:value-type="string">
            <text:p>TOL </text:p>
          </table:table-cell>
          <table:table-cell office:value-type="string">
            <text:p>TYPE_Tex </text:p>
          </table:table-cell>
          <table:table-cell office:value-type="string">
            <text:p>undef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LIKE function </text:p>
          </table:table-cell>
        </table:table-row>
        <table:table-row table:style-name="ro1">
          <table:table-cell office:value-type="string">
            <text:p><text:a xlink:href="http://bugs.tol-project.org/show_bug.cgi?id=50">50</text:a> </text:p>
          </table:table-cell>
          <table:table-cell office:value-type="date" office:date-value="2004-05-25">
            <text:p>25/05/04</text:p>
          </table:table-cell>
          <table:table-cell office:value-type="date" office:date-value="2006-12-04">
            <text:p>04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ex </text:p>
          </table:table-cell>
          <table:table-cell office:value-type="string">
            <text:p>undef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PutTableDateFormat' 'PutTableRealFormat' </text:p>
          </table:table-cell>
        </table:table-row>
        <table:table-row table:style-name="ro1">
          <table:table-cell office:value-type="string">
            <text:p><text:a xlink:href="http://bugs.tol-project.org/show_bug.cgi?id=81">81</text:a> </text:p>
          </table:table-cell>
          <table:table-cell office:value-type="date" office:date-value="2004-07-06">
            <text:p>06/07/04</text:p>
          </table:table-cell>
          <table:table-cell office:value-type="date" office:date-value="2006-12-04">
            <text:p>04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ates of Estimate </text:p>
          </table:table-cell>
        </table:table-row>
        <table:table-row table:style-name="ro1">
          <table:table-cell office:value-type="string">
            <text:p><text:a xlink:href="http://bugs.tol-project.org/show_bug.cgi?id=85">85</text:a> </text:p>
          </table:table-cell>
          <table:table-cell office:value-type="date" office:date-value="2004-07-14">
            <text:p>14/07/04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Druiz@bayesinf.com </text:p>
          </table:table-cell>
          <table:table-cell office:value-type="string">
            <text:p>rui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-Snedecor Distribution </text:p>
          </table:table-cell>
        </table:table-row>
        <table:table-row table:style-name="ro1">
          <table:table-cell office:value-type="string">
            <text:p><text:a xlink:href="http://bugs.tol-project.org/show_bug.cgi?id=97">97</text:a> </text:p>
          </table:table-cell>
          <table:table-cell office:value-type="date" office:date-value="2004-07-21">
            <text:p>21/07/04</text:p>
          </table:table-cell>
          <table:table-cell office:value-type="date" office:date-value="2007-11-06">
            <text:p>06/11/07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office:value-type="string">
            <text:p>undef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Time sets C, Daily and Diario don't work with higher frequencies </text:p>
          </table:table-cell>
        </table:table-row>
        <table:table-row table:style-name="ro1">
          <table:table-cell office:value-type="string">
            <text:p><text:a xlink:href="http://bugs.tol-project.org/show_bug.cgi?id=110">110</text:a> </text:p>
          </table:table-cell>
          <table:table-cell office:value-type="date" office:date-value="2004-08-09">
            <text:p>09/08/04</text:p>
          </table:table-cell>
          <table:table-cell office:value-type="date" office:date-value="2006-12-02">
            <text:p>02/12/06</text:p>
          </table:table-cell>
          <table:table-cell office:value-type="string">
            <text:p>blo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imeSet Crack in succesor and intersection (Non progressive TimeSet?) </text:p>
          </table:table-cell>
        </table:table-row>
        <table:table-row table:style-name="ro1">
          <table:table-cell office:value-type="string">
            <text:p><text:a xlink:href="http://bugs.tol-project.org/show_bug.cgi?id=112">112</text:a> </text:p>
          </table:table-cell>
          <table:table-cell office:value-type="date" office:date-value="2004-08-09">
            <text:p>09/08/04</text:p>
          </table:table-cell>
          <table:table-cell office:value-type="date" office:date-value="2006-12-02">
            <text:p>02/12/06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quest@bayesforecast.com </text:p>
          </table:table-cell>
          <table:table-cell office:value-type="string">
            <text:p>Antonio Salmero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ex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ometimes A is not equal to ASCII(Char(A)) </text:p>
          </table:table-cell>
        </table:table-row>
        <table:table-row table:style-name="ro1"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bug_id&amp;query_based_on=">ID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creation_ts,bugs.bug_status%2Cbugs.priority%2Cmap_assigned_to.login_name%2Cbugs.bug_id&amp;query_based_on=">Opened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delta_ts,bugs.bug_status%2Cbugs.priority%2Cmap_assigned_to.login_name%2Cbugs.bug_id&amp;query_based_on=">Changed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bug_severity,bugs.bug_status%2Cbugs.priority%2Cmap_assigned_to.login_name%2Cbugs.bug_id&amp;query_based_on=">Sev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priority,bugs.bug_status%2Cbugs.priority%2Cmap_assigned_to.login_name%2Cbugs.bug_id&amp;query_based_on=">Pri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rep_platform,bugs.bug_status%2Cbugs.priority%2Cmap_assigned_to.login_name%2Cbugs.bug_id&amp;query_based_on=">Plt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assigned_to.login_name,bugs.bug_status%2Cbugs.priority%2Cmap_assigned_to.login_name%2Cbugs.bug_id&amp;query_based_on=">Assignee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assigned_to_realname,bugs.bug_status%2Cbugs.priority%2Cmap_assigned_to.login_name%2Cbugs.bug_id&amp;query_based_on=">Assignee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reporter.login_name,bugs.bug_status%2Cbugs.priority%2Cmap_assigned_to.login_name%2Cbugs.bug_id&amp;query_based_on=">Reporter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reporter_realname,bugs.bug_status%2Cbugs.priority%2Cmap_assigned_to.login_name%2Cbugs.bug_id&amp;query_based_on=">Reporter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bug_status,bugs.bug_status%2Cbugs.priority%2Cmap_assigned_to.login_name%2Cbugs.bug_id&amp;query_based_on=">Statu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resolution,bugs.bug_status%2Cbugs.priority%2Cmap_assigned_to.login_name%2Cbugs.bug_id&amp;query_based_on=">Resolution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products.name,bugs.bug_status%2Cbugs.priority%2Cmap_assigned_to.login_name%2Cbugs.bug_id&amp;query_based_on=">Product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map_components.name,bugs.bug_status%2Cbugs.priority%2Cmap_assigned_to.login_name%2Cbugs.bug_id&amp;query_based_on=">Comp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version,bugs.bug_status%2Cbugs.priority%2Cmap_assigned_to.login_name%2Cbugs.bug_id&amp;query_based_on=">Ver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op_sys,bugs.bug_status%2Cbugs.priority%2Cmap_assigned_to.login_name%2Cbugs.bug_id&amp;query_based_on=">O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votes,bugs.bug_status%2Cbugs.priority%2Cmap_assigned_to.login_name%2Cbugs.bug_id&amp;query_based_on=">Votes</text:a> </text:p>
          </table:table-cell>
          <table:table-cell table:style-name="ce1" office:value-type="string">
            <text:p><text:a xlink:href="http://bugs.tol-project.org/buglist.cgi?bug_file_loc=&amp;bug_file_loc_type=allwordssubstr&amp;bug_id=&amp;bugidtype=include&amp;chfieldfrom=&amp;chfieldto=Now&amp;chfieldvalue=&amp;component=Bayes%20SQL&amp;component=Calendar%20Expert&amp;component=CTimeSet%20Viewer&amp;component=Database_API&amp;component=Editor&amp;component=ENGINE_Evaluator&amp;component=ENGINE_Parser&amp;component=ESTIMATE&amp;component=Eval&amp;component=Function%20search&amp;component=Graphics&amp;component=Initialization&amp;component=INSTALL&amp;component=Matrix%20Viewer&amp;component=Object%20inspector&amp;component=OIS&amp;component=Probability&amp;component=Probability_Functions&amp;component=Probability_Variates&amp;component=Project%20editor&amp;component=Serie%20Viewer&amp;component=Set%20Viewer&amp;component=Tables&amp;component=TimeSet%20Viewer&amp;component=Tol-MySQL&amp;component=Tol-ODBC&amp;component=Tol-PostgreSQL&amp;component=Toltcl&amp;component=Toolbar&amp;component=TYPE_Anything&amp;component=TYPE_Code&amp;component=TYPE_Complex&amp;component=TYPE_Date&amp;component=TYPE_Matrix&amp;component=TYPE_Polyn&amp;component=TYPE_Ratio&amp;component=TYPE_Real&amp;component=TYPE_Serie&amp;component=TYPE_Set&amp;component=TYPE_Text&amp;component=TYPE_TimeSet&amp;component=Unclassified&amp;component=Variables%20and%20Functions%20Viewer%20%28F2%2C%20F3%2C%20F4%29&amp;email1=&amp;email2=&amp;emailassigned_to1=1&amp;emailassigned_to2=1&amp;emailcc2=1&amp;emailreporter2=1&amp;emailtype1=substring&amp;emailtype2=substring&amp;field-1-0-0=component&amp;field-1-1-0=product&amp;field-1-2-0=version&amp;field0-0-0=noop&amp;long_desc=&amp;long_desc_type=substring&amp;product=TOL&amp;product=Tol%20Console&amp;product=Tol-Base&amp;product=Tol-DBD&amp;product=Tol-Doc&amp;query_format=advanced&amp;remaction=&amp;short_desc=&amp;short_desc_type=allwordssubstr&amp;type-1-0-0=anyexact&amp;type-1-1-0=anyexact&amp;type-1-2-0=anyexact&amp;type0-0-0=noop&amp;value-1-0-0=Bayes%20SQL%2CCalendar%20Expert%2CCTimeSet%20Viewer%2CDatabase_API%2CEditor%2CENGINE_Evaluator%2CENGINE_Parser%2CESTIMATE%2CEval%2CFunction%20search%2CGraphics%2CInitialization%2CINSTALL%2CMatrix%20Viewer%2CObject%20inspector%2COIS%2CProbability%2CProbability_Functions%2CProbability_Variates%2CProject%20editor%2CSerie%20Viewer%2CSet%20Viewer%2CTables%2CTimeSet%20Viewer%2CTol-MySQL%2CTol-ODBC%2CTol-PostgreSQL%2CToltcl%2CToolbar%2CTYPE_Anything%2CTYPE_Code%2CTYPE_Complex%2CTYPE_Date%2CTYPE_Matrix%2CTYPE_Polyn%2CTYPE_Ratio%2CTYPE_Real%2CTYPE_Serie%2CTYPE_Set%2CTYPE_Text%2CTYPE_TimeSet%2CUnclassified%2CVariables%20and%20Functions%20Viewer%20%28F2%2C%20F3%2C%20F4%29&amp;value-1-1-0=TOL%2CTol%20Console%2CTol-Base%2CTol-DBD%2CTol-Doc&amp;value-1-2-0=%2A1.1.10%2C%2A1.1.10a%2C%2A1.1.10b%2C%2A4.3.7%2C%2A4.3.7a%2C%2A4.3.7b%2C%2A4.3.7c%2C0.1.9%2C1.0a%2C1.1.1%2C1.1.1%20%28Snapshot%29%2C1.1.2%2C1.1.2%20%28snapshot%29%2C1.1.3%2C1.1.4%2C1.1.5%2C1.1.6%2Ccvs%2Ccvs-snapshot%2Cnightly%20built%2Cundefined%2Cunspecified%2Cv1.0.0&amp;value0-0-0=&amp;version=%2A1.1.10&amp;version=%2A1.1.10a&amp;version=%2A1.1.10b&amp;version=%2A4.3.7&amp;version=%2A4.3.7a&amp;version=%2A4.3.7b&amp;version=%2A4.3.7c&amp;version=0.1.9&amp;version=1.0a&amp;version=1.1.1&amp;version=1.1.1%20%28Snapshot%29&amp;version=1.1.2&amp;version=1.1.2%20%28snapshot%29&amp;version=1.1.3&amp;version=1.1.4&amp;version=1.1.5&amp;version=1.1.6&amp;version=cvs&amp;version=cvs-snapshot&amp;version=nightly%20built&amp;version=undefined&amp;version=unspecified&amp;version=v1.0.0&amp;votes=&amp;order=bugs.short_desc,bugs.bug_status%2Cbugs.priority%2Cmap_assigned_to.login_name%2Cbugs.bug_id&amp;query_based_on=">Summary</text:a> </text:p>
          </table:table-cell>
        </table:table-row>
        <table:table-row table:style-name="ro1">
          <table:table-cell office:value-type="string">
            <text:p><text:a xlink:href="http://bugs.tol-project.org/show_bug.cgi?id=161">161</text:a> </text:p>
          </table:table-cell>
          <table:table-cell office:value-type="date" office:date-value="2004-09-27">
            <text:p>27/09/04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stimating series with different datings produces an error but no warnings </text:p>
          </table:table-cell>
        </table:table-row>
        <table:table-row table:style-name="ro1">
          <table:table-cell office:value-type="string">
            <text:p><text:a xlink:href="http://bugs.tol-project.org/show_bug.cgi?id=167">167</text:a> </text:p>
          </table:table-cell>
          <table:table-cell office:value-type="date" office:date-value="2004-10-04">
            <text:p>04/10/04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fficiency problem when dealing with some TimeSet operations ? </text:p>
          </table:table-cell>
        </table:table-row>
        <table:table-row table:style-name="ro1">
          <table:table-cell office:value-type="string">
            <text:p><text:a xlink:href="http://bugs.tol-project.org/show_bug.cgi?id=170">170</text:a> </text:p>
          </table:table-cell>
          <table:table-cell office:value-type="date" office:date-value="2004-10-06">
            <text:p>06/10/04</text:p>
          </table:table-cell>
          <table:table-cell office:value-type="date" office:date-value="2007-11-06">
            <text:p>06/11/07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Probabil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s with DifEq and Estimate when using Gaussian </text:p>
          </table:table-cell>
        </table:table-row>
        <table:table-row table:style-name="ro1">
          <table:table-cell office:value-type="string">
            <text:p><text:a xlink:href="http://bugs.tol-project.org/show_bug.cgi?id=187">187</text:a> </text:p>
          </table:table-cell>
          <table:table-cell office:value-type="date" office:date-value="2004-10-25">
            <text:p>25/10/04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ome errors with "Range" function </text:p>
          </table:table-cell>
        </table:table-row>
        <table:table-row table:style-name="ro1">
          <table:table-cell office:value-type="string">
            <text:p><text:a xlink:href="http://bugs.tol-project.org/show_bug.cgi?id=207">207</text:a> </text:p>
          </table:table-cell>
          <table:table-cell office:value-type="date" office:date-value="2004-12-14">
            <text:p>14/12/04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table:style-name="ce3" office:value-type="date" office:date-value="2002-01-01">
            <text:p>01/01/02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he special character \ (back slash) yields an error </text:p>
          </table:table-cell>
        </table:table-row>
        <table:table-row table:style-name="ro1">
          <table:table-cell office:value-type="string">
            <text:p><text:a xlink:href="http://bugs.tol-project.org/show_bug.cgi?id=232">232</text:a> </text:p>
          </table:table-cell>
          <table:table-cell office:value-type="date" office:date-value="2005-02-08">
            <text:p>08/02/05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olyn d = 1; Real bin = (Polyn 1 == Polyn d) ; Does not work ersión 1.1.2 Jan 13 2005 for WINDOWS </text:p>
          </table:table-cell>
        </table:table-row>
        <table:table-row table:style-name="ro1">
          <table:table-cell office:value-type="string">
            <text:p><text:a xlink:href="http://bugs.tol-project.org/show_bug.cgi?id=234">234</text:a> </text:p>
          </table:table-cell>
          <table:table-cell office:value-type="date" office:date-value="2005-02-08">
            <text:p>08/02/05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E </text:p>
          </table:table-cell>
          <table:table-cell table:style-name="ce3" office:value-type="date" office:date-value="2002-01-01">
            <text:p>01/01/02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truct St ( Polyn a) fails evaluating polynomies (V 1.1.2 Jan 13 2005 for WINDOWS) </text:p>
          </table:table-cell>
        </table:table-row>
        <table:table-row table:style-name="ro1">
          <table:table-cell office:value-type="string">
            <text:p><text:a xlink:href="http://bugs.tol-project.org/show_bug.cgi?id=238">238</text:a> </text:p>
          </table:table-cell>
          <table:table-cell office:value-type="date" office:date-value="2005-02-09">
            <text:p>09/02/05</text:p>
          </table:table-cell>
          <table:table-cell office:value-type="date" office:date-value="2006-12-05">
            <text:p>05/12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sdelfresno@bayesinf.com </text:p>
          </table:table-cell>
          <table:table-cell office:value-type="string">
            <text:p>Sergio Del Fresn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ileRename </text:p>
          </table:table-cell>
        </table:table-row>
        <table:table-row table:style-name="ro1">
          <table:table-cell office:value-type="string">
            <text:p><text:a xlink:href="http://bugs.tol-project.org/show_bug.cgi?id=239">239</text:a> </text:p>
          </table:table-cell>
          <table:table-cell office:value-type="date" office:date-value="2005-02-09">
            <text:p>09/02/05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ptejedor@bayesinf.com </text:p>
          </table:table-cell>
          <table:table-cell office:value-type="string">
            <text:p>Pedro Tejedor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table:style-name="ce3" office:value-type="date" office:date-value="2002-01-01">
            <text:p>01/01/02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mbedded TimeSet functions causes TOL to die </text:p>
          </table:table-cell>
        </table:table-row>
        <table:table-row table:style-name="ro1">
          <table:table-cell office:value-type="string">
            <text:p><text:a xlink:href="http://bugs.tol-project.org/show_bug.cgi?id=244">244</text:a> </text:p>
          </table:table-cell>
          <table:table-cell office:value-type="date" office:date-value="2005-03-01">
            <text:p>01/03/05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lalonso@bayesinf.com </text:p>
          </table:table-cell>
          <table:table-cell office:value-type="string">
            <text:p>Lauri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table:style-name="ce3" office:value-type="date" office:date-value="2002-01-01">
            <text:p>01/01/02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Inclusion de matrices columnas </text:p>
          </table:table-cell>
        </table:table-row>
        <table:table-row table:style-name="ro1">
          <table:table-cell office:value-type="string">
            <text:p><text:a xlink:href="http://bugs.tol-project.org/show_bug.cgi?id=251">251</text:a> </text:p>
          </table:table-cell>
          <table:table-cell office:value-type="date" office:date-value="2005-04-01">
            <text:p>01/04/05</text:p>
          </table:table-cell>
          <table:table-cell office:value-type="date" office:date-value="2006-12-05">
            <text:p>05/12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lalonso@bayesinf.com </text:p>
          </table:table-cell>
          <table:table-cell office:value-type="string">
            <text:p>Lauri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Probabil </text:p>
          </table:table-cell>
          <table:table-cell table:style-name="ce3" office:value-type="date" office:date-value="2002-01-01">
            <text:p>01/01/02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Quantiles </text:p>
          </table:table-cell>
        </table:table-row>
        <table:table-row table:style-name="ro1">
          <table:table-cell office:value-type="string">
            <text:p><text:a xlink:href="http://bugs.tol-project.org/show_bug.cgi?id=253">253</text:a> </text:p>
          </table:table-cell>
          <table:table-cell office:value-type="date" office:date-value="2005-04-19">
            <text:p>19/04/05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fmunoz@bayesinf.com </text:p>
          </table:table-cell>
          <table:table-cell office:value-type="string">
            <text:p>José Francisc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Com </text:p>
          </table:table-cell>
          <table:table-cell table:style-name="ce3" office:value-type="date" office:date-value="2002-01-01">
            <text:p>01/01/02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en Complex </text:p>
          </table:table-cell>
        </table:table-row>
        <table:table-row table:style-name="ro1">
          <table:table-cell office:value-type="string">
            <text:p><text:a xlink:href="http://bugs.tol-project.org/show_bug.cgi?id=258">258</text:a> </text:p>
          </table:table-cell>
          <table:table-cell office:value-type="date" office:date-value="2005-05-10">
            <text:p>10/05/05</text:p>
          </table:table-cell>
          <table:table-cell office:value-type="date" office:date-value="2006-04-18">
            <text:p>18/04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laybar@bayesinf.com </text:p>
          </table:table-cell>
          <table:table-cell office:value-type="string">
            <text:p>Jaime Lopez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-Base </text:p>
          </table:table-cell>
          <table:table-cell office:value-type="string">
            <text:p>Unclassi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imeSet tm = WD(6)*WD(7); Calendar Expert breaks down TOL. </text:p>
          </table:table-cell>
        </table:table-row>
        <table:table-row table:style-name="ro1">
          <table:table-cell office:value-type="string">
            <text:p><text:a xlink:href="http://bugs.tol-project.org/show_bug.cgi?id=269">269</text:a> </text:p>
          </table:table-cell>
          <table:table-cell office:value-type="date" office:date-value="2005-05-24">
            <text:p>24/05/05</text:p>
          </table:table-cell>
          <table:table-cell office:value-type="date" office:date-value="2006-04-18">
            <text:p>18/04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capel@bayesinf.com </text:p>
          </table:table-cell>
          <table:table-cell office:value-type="string">
            <text:p>ismael capel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table:style-name="ce3" office:value-type="date" office:date-value="2003-01-01">
            <text:p>01/01/03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de interseccion en TimeSets </text:p>
          </table:table-cell>
        </table:table-row>
        <table:table-row table:style-name="ro1">
          <table:table-cell office:value-type="string">
            <text:p><text:a xlink:href="http://bugs.tol-project.org/show_bug.cgi?id=273">273</text:a> </text:p>
          </table:table-cell>
          <table:table-cell office:value-type="date" office:date-value="2005-06-17">
            <text:p>17/06/05</text:p>
          </table:table-cell>
          <table:table-cell office:value-type="date" office:date-value="2006-12-02">
            <text:p>02/12/06</text:p>
          </table:table-cell>
          <table:table-cell office:value-type="string">
            <text:p>maj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gallardo@bayesinf.com </text:p>
          </table:table-cell>
          <table:table-cell office:value-type="string">
            <text:p>Javier Gallard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Da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ate Succ(date, timeSet, -k), with k&gt;0 </text:p>
          </table:table-cell>
        </table:table-row>
        <table:table-row table:style-name="ro1">
          <table:table-cell office:value-type="string">
            <text:p><text:a xlink:href="http://bugs.tol-project.org/show_bug.cgi?id=293">293</text:a> </text:p>
          </table:table-cell>
          <table:table-cell office:value-type="date" office:date-value="2005-08-31">
            <text:p>31/08/05</text:p>
          </table:table-cell>
          <table:table-cell office:value-type="date" office:date-value="2006-12-02">
            <text:p>02/12/06</text:p>
          </table:table-cell>
          <table:table-cell office:value-type="string">
            <text:p>cri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lalonso@bayesinf.com </text:p>
          </table:table-cell>
          <table:table-cell office:value-type="string">
            <text:p>Lauri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en el fechado Mes 445 </text:p>
          </table:table-cell>
        </table:table-row>
        <table:table-row table:style-name="ro1">
          <table:table-cell office:value-type="string">
            <text:p><text:a xlink:href="http://bugs.tol-project.org/show_bug.cgi?id=297">297</text:a> </text:p>
          </table:table-cell>
          <table:table-cell office:value-type="date" office:date-value="2005-09-06">
            <text:p>06/09/05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fdelamuela@bayesinf.com </text:p>
          </table:table-cell>
          <table:table-cell office:value-type="string">
            <text:p>Felix </text:p>
          </table:table-cell>
          <table:table-cell office:value-type="string">
            <text:p>RESO </text:p>
          </table:table-cell>
          <table:table-cell office:value-type="string">
            <text:p>DUPL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en la función TextMatch </text:p>
          </table:table-cell>
        </table:table-row>
        <table:table-row table:style-name="ro1">
          <table:table-cell office:value-type="string">
            <text:p><text:a xlink:href="http://bugs.tol-project.org/show_bug.cgi?id=298">298</text:a> </text:p>
          </table:table-cell>
          <table:table-cell office:value-type="date" office:date-value="2005-09-06">
            <text:p>06/09/05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fdelamuela@bayesinf.com </text:p>
          </table:table-cell>
          <table:table-cell office:value-type="string">
            <text:p>Felix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en la inserción de ficheros bst </text:p>
          </table:table-cell>
        </table:table-row>
        <table:table-row table:style-name="ro1">
          <table:table-cell office:value-type="string">
            <text:p><text:a xlink:href="http://bugs.tol-project.org/show_bug.cgi?id=301">301</text:a> </text:p>
          </table:table-cell>
          <table:table-cell office:value-type="date" office:date-value="2005-09-07">
            <text:p>07/09/05</text:p>
          </table:table-cell>
          <table:table-cell office:value-type="date" office:date-value="2006-12-02">
            <text:p>02/12/06</text:p>
          </table:table-cell>
          <table:table-cell office:value-type="string">
            <text:p>maj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Conjunto temporal no progresivo </text:p>
          </table:table-cell>
        </table:table-row>
        <table:table-row table:style-name="ro1">
          <table:table-cell office:value-type="string">
            <text:p><text:a xlink:href="http://bugs.tol-project.org/show_bug.cgi?id=307">307</text:a> </text:p>
          </table:table-cell>
          <table:table-cell office:value-type="date" office:date-value="2005-09-16">
            <text:p>16/09/05</text:p>
          </table:table-cell>
          <table:table-cell office:value-type="date" office:date-value="2006-12-07">
            <text:p>07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in DatCh </text:p>
          </table:table-cell>
        </table:table-row>
        <table:table-row table:style-name="ro1">
          <table:table-cell office:value-type="string">
            <text:p><text:a xlink:href="http://bugs.tol-project.org/show_bug.cgi?id=318">318</text:a> </text:p>
          </table:table-cell>
          <table:table-cell office:value-type="date" office:date-value="2005-10-10">
            <text:p>10/10/05</text:p>
          </table:table-cell>
          <table:table-cell office:value-type="date" office:date-value="2006-12-02">
            <text:p>02/12/06</text:p>
          </table:table-cell>
          <table:table-cell office:value-type="string">
            <text:p>maj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compiling </text:p>
          </table:table-cell>
        </table:table-row>
        <table:table-row table:style-name="ro1">
          <table:table-cell office:value-type="string">
            <text:p><text:a xlink:href="http://bugs.tol-project.org/show_bug.cgi?id=322">322</text:a> </text:p>
          </table:table-cell>
          <table:table-cell office:value-type="date" office:date-value="2005-10-17">
            <text:p>17/10/05</text:p>
          </table:table-cell>
          <table:table-cell office:value-type="date" office:date-value="2006-05-02">
            <text:p>02/05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sdelfresno@bayesinf.com </text:p>
          </table:table-cell>
          <table:table-cell office:value-type="string">
            <text:p>Sergio Del Fresno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TYPE_Tex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line jump </text:p>
          </table:table-cell>
        </table:table-row>
        <table:table-row table:style-name="ro1">
          <table:table-cell office:value-type="string">
            <text:p><text:a xlink:href="http://bugs.tol-project.org/show_bug.cgi?id=327">327</text:a> </text:p>
          </table:table-cell>
          <table:table-cell office:value-type="date" office:date-value="2005-10-24">
            <text:p>24/10/05</text:p>
          </table:table-cell>
          <table:table-cell office:value-type="date" office:date-value="2005-10-25">
            <text:p>25/10/05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ug in SetSer function </text:p>
          </table:table-cell>
        </table:table-row>
        <table:table-row table:style-name="ro1">
          <table:table-cell office:value-type="string">
            <text:p><text:a xlink:href="http://bugs.tol-project.org/show_bug.cgi?id=331">331</text:a> </text:p>
          </table:table-cell>
          <table:table-cell office:value-type="date" office:date-value="2005-11-03">
            <text:p>03/11/05</text:p>
          </table:table-cell>
          <table:table-cell office:value-type="date" office:date-value="2006-12-07">
            <text:p>07/12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E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onvert objects without an explicit type </text:p>
          </table:table-cell>
        </table:table-row>
        <table:table-row table:style-name="ro1">
          <table:table-cell office:value-type="string">
            <text:p><text:a xlink:href="http://bugs.tol-project.org/show_bug.cgi?id=340">340</text:a> </text:p>
          </table:table-cell>
          <table:table-cell office:value-type="date" office:date-value="2005-12-09">
            <text:p>09/12/05</text:p>
          </table:table-cell>
          <table:table-cell office:value-type="date" office:date-value="2006-12-02">
            <text:p>02/12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tatistic function in DatCh </text:p>
          </table:table-cell>
        </table:table-row>
        <table:table-row table:style-name="ro1">
          <table:table-cell office:value-type="string">
            <text:p><text:a xlink:href="http://bugs.tol-project.org/show_bug.cgi?id=341">341</text:a> </text:p>
          </table:table-cell>
          <table:table-cell office:value-type="date" office:date-value="2005-12-21">
            <text:p>21/12/05</text:p>
          </table:table-cell>
          <table:table-cell office:value-type="date" office:date-value="2006-12-02">
            <text:p>02/12/06</text:p>
          </table:table-cell>
          <table:table-cell office:value-type="string">
            <text:p>blo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gallardo@bayesinf.com </text:p>
          </table:table-cell>
          <table:table-cell office:value-type="string">
            <text:p>Javier Gallard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Estimate </text:p>
          </table:table-cell>
        </table:table-row>
        <table:table-row table:style-name="ro1">
          <table:table-cell office:value-type="string">
            <text:p><text:a xlink:href="http://bugs.tol-project.org/show_bug.cgi?id=342">342</text:a> </text:p>
          </table:table-cell>
          <table:table-cell office:value-type="date" office:date-value="2005-12-22">
            <text:p>22/12/05</text:p>
          </table:table-cell>
          <table:table-cell office:value-type="date" office:date-value="2006-12-07">
            <text:p>07/12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"Show" function shows "Include" traces </text:p>
          </table:table-cell>
        </table:table-row>
        <table:table-row table:style-name="ro1">
          <table:table-cell office:value-type="string">
            <text:p><text:a xlink:href="http://bugs.tol-project.org/show_bug.cgi?id=346">346</text:a> </text:p>
          </table:table-cell>
          <table:table-cell office:value-type="date" office:date-value="2006-01-26">
            <text:p>26/01/06</text:p>
          </table:table-cell>
          <table:table-cell office:value-type="date" office:date-value="2007-11-06">
            <text:p>06/11/07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asalafranca@bayesinf.com </text:p>
          </table:table-cell>
          <table:table-cell office:value-type="string">
            <text:p>Alfons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1+1+1 Not Equal SetSun(SetOfReal(1,1,1)) </text:p>
          </table:table-cell>
        </table:table-row>
        <table:table-row table:style-name="ro1">
          <table:table-cell office:value-type="string">
            <text:p><text:a xlink:href="http://bugs.tol-project.org/show_bug.cgi?id=350">350</text:a> </text:p>
          </table:table-cell>
          <table:table-cell office:value-type="date" office:date-value="2006-02-07">
            <text:p>07/02/06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mamigo@bayesinf.com </text:p>
          </table:table-cell>
          <table:table-cell office:value-type="string">
            <text:p>Maria Amig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Toltcl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eries definition with Include inside "{ }" </text:p>
          </table:table-cell>
        </table:table-row>
        <table:table-row table:style-name="ro1">
          <table:table-cell office:value-type="string">
            <text:p><text:a xlink:href="http://bugs.tol-project.org/show_bug.cgi?id=352">352</text:a> </text:p>
          </table:table-cell>
          <table:table-cell office:value-type="date" office:date-value="2006-02-09">
            <text:p>09/02/06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able Function </text:p>
          </table:table-cell>
        </table:table-row>
        <table:table-row table:style-name="ro1">
          <table:table-cell office:value-type="string">
            <text:p><text:a xlink:href="http://bugs.tol-project.org/show_bug.cgi?id=357">357</text:a> </text:p>
          </table:table-cell>
          <table:table-cell office:value-type="date" office:date-value="2006-02-22">
            <text:p>22/02/06</text:p>
          </table:table-cell>
          <table:table-cell office:value-type="date" office:date-value="2006-12-07">
            <text:p>07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n error in GetDir function </text:p>
          </table:table-cell>
        </table:table-row>
        <table:table-row table:style-name="ro1">
          <table:table-cell office:value-type="string">
            <text:p><text:a xlink:href="http://bugs.tol-project.org/show_bug.cgi?id=358">358</text:a> </text:p>
          </table:table-cell>
          <table:table-cell table:number-columns-repeated="2" office:value-type="date" office:date-value="2006-02-22">
            <text:p>22/02/06</text:p>
          </table:table-cell>
          <table:table-cell office:value-type="string">
            <text:p>maj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LATE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trange behaviour when downloading series from database. </text:p>
          </table:table-cell>
        </table:table-row>
        <table:table-row table:style-name="ro1">
          <table:table-cell office:value-type="string">
            <text:p><text:a xlink:href="http://bugs.tol-project.org/show_bug.cgi?id=359">359</text:a> </text:p>
          </table:table-cell>
          <table:table-cell table:number-columns-repeated="2" office:value-type="date" office:date-value="2006-02-23">
            <text:p>23/0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 creating series at global scope. </text:p>
          </table:table-cell>
        </table:table-row>
        <table:table-row table:style-name="ro1">
          <table:table-cell office:value-type="string">
            <text:p><text:a xlink:href="http://bugs.tol-project.org/show_bug.cgi?id=361">361</text:a> </text:p>
          </table:table-cell>
          <table:table-cell office:value-type="date" office:date-value="2006-03-01">
            <text:p>01/03/06</text:p>
          </table:table-cell>
          <table:table-cell office:value-type="date" office:date-value="2006-03-20">
            <text:p>20/03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E </text:p>
          </table:table-cell>
          <table:table-cell office:value-type="string">
            <text:p>night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crash in compile- decompile - compile with Struct </text:p>
          </table:table-cell>
        </table:table-row>
        <table:table-row table:style-name="ro1">
          <table:table-cell office:value-type="string">
            <text:p><text:a xlink:href="http://bugs.tol-project.org/show_bug.cgi?id=368">368</text:a> </text:p>
          </table:table-cell>
          <table:table-cell office:value-type="date" office:date-value="2006-03-21">
            <text:p>21/03/06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he parser can't recognize a non-sense code. </text:p>
          </table:table-cell>
        </table:table-row>
        <table:table-row table:style-name="ro1">
          <table:table-cell office:value-type="string">
            <text:p><text:a xlink:href="http://bugs.tol-project.org/show_bug.cgi?id=370">370</text:a> </text:p>
          </table:table-cell>
          <table:table-cell office:value-type="date" office:date-value="2006-03-24">
            <text:p>24/03/06</text:p>
          </table:table-cell>
          <table:table-cell office:value-type="date" office:date-value="2006-12-07">
            <text:p>07/12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majalvo@bayesinf.com </text:p>
          </table:table-cell>
          <table:table-cell office:value-type="string">
            <text:p>Mª Ángeles Jalv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eticion para calculo de los residuos iniciales de un modelo ARIMA </text:p>
          </table:table-cell>
        </table:table-row>
        <table:table-row table:style-name="ro1">
          <table:table-cell office:value-type="string">
            <text:p><text:a xlink:href="http://bugs.tol-project.org/show_bug.cgi?id=371">371</text:a> </text:p>
          </table:table-cell>
          <table:table-cell office:value-type="date" office:date-value="2006-03-27">
            <text:p>27/03/06</text:p>
          </table:table-cell>
          <table:table-cell office:value-type="date" office:date-value="2006-12-02">
            <text:p>02/12/06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xport of data of a set-table </text:p>
          </table:table-cell>
        </table:table-row>
        <table:table-row table:style-name="ro1">
          <table:table-cell office:value-type="string">
            <text:p><text:a xlink:href="http://bugs.tol-project.org/show_bug.cgi?id=374">374</text:a> </text:p>
          </table:table-cell>
          <table:table-cell office:value-type="date" office:date-value="2006-03-29">
            <text:p>29/03/06</text:p>
          </table:table-cell>
          <table:table-cell office:value-type="date" office:date-value="2006-12-02">
            <text:p>02/12/06</text:p>
          </table:table-cell>
          <table:table-cell office:value-type="string">
            <text:p>maj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table:style-name="ce3" office:value-type="date" office:date-value="2003-01-01">
            <text:p>01/01/03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Unordered timeset problem. </text:p>
          </table:table-cell>
        </table:table-row>
        <table:table-row table:style-name="ro1">
          <table:table-cell office:value-type="string">
            <text:p><text:a xlink:href="http://bugs.tol-project.org/show_bug.cgi?id=376">376</text:a> </text:p>
          </table:table-cell>
          <table:table-cell office:value-type="date" office:date-value="2006-03-30">
            <text:p>30/03/06</text:p>
          </table:table-cell>
          <table:table-cell office:value-type="date" office:date-value="2006-12-07">
            <text:p>07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 when creating a long set of dates </text:p>
          </table:table-cell>
        </table:table-row>
        <table:table-row table:style-name="ro1">
          <table:table-cell office:value-type="string">
            <text:p><text:a xlink:href="http://bugs.tol-project.org/show_bug.cgi?id=377">377</text:a> </text:p>
          </table:table-cell>
          <table:table-cell office:value-type="date" office:date-value="2006-03-30">
            <text:p>30/03/06</text:p>
          </table:table-cell>
          <table:table-cell office:value-type="date" office:date-value="2006-12-02">
            <text:p>02/12/06</text:p>
          </table:table-cell>
          <table:table-cell office:value-type="string">
            <text:p>maj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 in defining real numbers in scientific format </text:p>
          </table:table-cell>
        </table:table-row>
        <table:table-row table:style-name="ro1">
          <table:table-cell office:value-type="string">
            <text:p><text:a xlink:href="http://bugs.tol-project.org/show_bug.cgi?id=378">378</text:a> </text:p>
          </table:table-cell>
          <table:table-cell office:value-type="date" office:date-value="2006-03-31">
            <text:p>31/03/06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using Estimate </text:p>
          </table:table-cell>
        </table:table-row>
        <table:table-row table:style-name="ro1">
          <table:table-cell office:value-type="string">
            <text:p><text:a xlink:href="http://bugs.tol-project.org/show_bug.cgi?id=379">379</text:a> </text:p>
          </table:table-cell>
          <table:table-cell office:value-type="date" office:date-value="2006-04-03">
            <text:p>03/04/06</text:p>
          </table:table-cell>
          <table:table-cell office:value-type="date" office:date-value="2006-12-02">
            <text:p>02/12/06</text:p>
          </table:table-cell>
          <table:table-cell office:value-type="string">
            <text:p>cri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 when including a text </text:p>
          </table:table-cell>
        </table:table-row>
        <table:table-row table:style-name="ro1">
          <table:table-cell office:value-type="string">
            <text:p><text:a xlink:href="http://bugs.tol-project.org/show_bug.cgi?id=383">383</text:a> </text:p>
          </table:table-cell>
          <table:table-cell office:value-type="date" office:date-value="2006-04-11">
            <text:p>11/04/06</text:p>
          </table:table-cell>
          <table:table-cell office:value-type="date" office:date-value="2006-12-02">
            <text:p>02/12/06</text:p>
          </table:table-cell>
          <table:table-cell office:value-type="string">
            <text:p>blo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stimate makes TOL crash when ModelDef has a wrong bad definition </text:p>
          </table:table-cell>
        </table:table-row>
        <table:table-row table:style-name="ro1">
          <table:table-cell office:value-type="string">
            <text:p><text:a xlink:href="http://bugs.tol-project.org/show_bug.cgi?id=384">384</text:a> </text:p>
          </table:table-cell>
          <table:table-cell office:value-type="date" office:date-value="2006-04-12">
            <text:p>12/04/06</text:p>
          </table:table-cell>
          <table:table-cell office:value-type="date" office:date-value="2006-04-29">
            <text:p>29/04/06</text:p>
          </table:table-cell>
          <table:table-cell office:value-type="string">
            <text:p>min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Initial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 with TOL variable Language </text:p>
          </table:table-cell>
        </table:table-row>
        <table:table-row table:style-name="ro1">
          <table:table-cell office:value-type="string">
            <text:p><text:a xlink:href="http://bugs.tol-project.org/show_bug.cgi?id=388">388</text:a> </text:p>
          </table:table-cell>
          <table:table-cell office:value-type="date" office:date-value="2006-04-25">
            <text:p>25/04/06</text:p>
          </table:table-cell>
          <table:table-cell office:value-type="date" office:date-value="2006-12-02">
            <text:p>02/12/06</text:p>
          </table:table-cell>
          <table:table-cell office:value-type="string">
            <text:p>cri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 with adding matrices </text:p>
          </table:table-cell>
        </table:table-row>
        <table:table-row table:style-name="ro1">
          <table:table-cell office:value-type="string">
            <text:p><text:a xlink:href="http://bugs.tol-project.org/show_bug.cgi?id=390">390</text:a> </text:p>
          </table:table-cell>
          <table:table-cell office:value-type="date" office:date-value="2006-04-26">
            <text:p>26/04/06</text:p>
          </table:table-cell>
          <table:table-cell office:value-type="date" office:date-value="2006-12-02">
            <text:p>02/12/06</text:p>
          </table:table-cell>
          <table:table-cell office:value-type="string">
            <text:p>cri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roblem with DistNormalInv </text:p>
          </table:table-cell>
        </table:table-row>
        <table:table-row table:style-name="ro1">
          <table:table-cell office:value-type="string">
            <text:p><text:a xlink:href="http://bugs.tol-project.org/show_bug.cgi?id=397">397</text:a> </text:p>
          </table:table-cell>
          <table:table-cell office:value-type="date" office:date-value="2006-05-10">
            <text:p>10/05/06</text:p>
          </table:table-cell>
          <table:table-cell office:value-type="date" office:date-value="2006-12-07">
            <text:p>07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E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tol.exe crashes when a compound expression is passed by command line using -c </text:p>
          </table:table-cell>
        </table:table-row>
        <table:table-row table:style-name="ro1">
          <table:table-cell office:value-type="string">
            <text:p><text:a xlink:href="http://bugs.tol-project.org/show_bug.cgi?id=399">399</text:a> </text:p>
          </table:table-cell>
          <table:table-cell office:value-type="date" office:date-value="2006-05-24">
            <text:p>24/05/06</text:p>
          </table:table-cell>
          <table:table-cell office:value-type="date" office:date-value="2007-11-07">
            <text:p>07/11/07</text:p>
          </table:table-cell>
          <table:table-cell office:value-type="string">
            <text:p>enh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RESO </text:p>
          </table:table-cell>
          <table:table-cell office:value-type="string">
            <text:p>WONT </text:p>
          </table:table-cell>
          <table:table-cell office:value-type="string">
            <text:p>TOL </text:p>
          </table:table-cell>
          <table:table-cell office:value-type="string">
            <text:p>ESTIMATE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Optional auto-scaling of variables as estimate enhancement </text:p>
          </table:table-cell>
        </table:table-row>
        <table:table-row table:style-name="ro1">
          <table:table-cell office:value-type="string">
            <text:p><text:a xlink:href="http://bugs.tol-project.org/show_bug.cgi?id=415">415</text:a> </text:p>
          </table:table-cell>
          <table:table-cell office:value-type="date" office:date-value="2006-07-05">
            <text:p>05/07/06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sub-hourly timeset's doesn't work </text:p>
          </table:table-cell>
        </table:table-row>
        <table:table-row table:style-name="ro1">
          <table:table-cell office:value-type="string">
            <text:p><text:a xlink:href="http://bugs.tol-project.org/show_bug.cgi?id=417">417</text:a> </text:p>
          </table:table-cell>
          <table:table-cell office:value-type="date" office:date-value="2006-07-12">
            <text:p>12/07/06</text:p>
          </table:table-cell>
          <table:table-cell office:value-type="date" office:date-value="2006-12-07">
            <text:p>07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segmentation fault </text:p>
          </table:table-cell>
        </table:table-row>
        <table:table-row table:style-name="ro1">
          <table:table-cell office:value-type="string">
            <text:p><text:a xlink:href="http://bugs.tol-project.org/show_bug.cgi?id=431">431</text:a> </text:p>
          </table:table-cell>
          <table:table-cell office:value-type="date" office:date-value="2006-09-29">
            <text:p>29/09/06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fmunoz@bayesinf.com </text:p>
          </table:table-cell>
          <table:table-cell office:value-type="string">
            <text:p>Francisco Muño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night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Problems with logical functions and unknown values </text:p>
          </table:table-cell>
        </table:table-row>
        <table:table-row table:style-name="ro1">
          <table:table-cell office:value-type="string">
            <text:p><text:a xlink:href="http://bugs.tol-project.org/show_bug.cgi?id=481">481</text:a> </text:p>
          </table:table-cell>
          <table:table-cell office:value-type="date" office:date-value="2007-03-15">
            <text:p>15/03/07</text:p>
          </table:table-cell>
          <table:table-cell office:value-type="date" office:date-value="2007-03-16">
            <text:p>16/03/07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Any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Reassignation (:=) of a set element fails </text:p>
          </table:table-cell>
        </table:table-row>
        <table:table-row table:style-name="ro1">
          <table:table-cell office:value-type="string">
            <text:p><text:a xlink:href="http://bugs.tol-project.org/show_bug.cgi?id=485">485</text:a> </text:p>
          </table:table-cell>
          <table:table-cell office:value-type="date" office:date-value="2007-05-04">
            <text:p>04/05/07</text:p>
          </table:table-cell>
          <table:table-cell office:value-type="date" office:date-value="2007-11-07">
            <text:p>07/11/07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fmunoz@bayesinf.com </text:p>
          </table:table-cell>
          <table:table-cell office:value-type="string">
            <text:p>Francisco Muño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Database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BSeries makes the series global </text:p>
          </table:table-cell>
        </table:table-row>
        <table:table-row table:style-name="ro1">
          <table:table-cell office:value-type="string">
            <text:p><text:a xlink:href="http://bugs.tol-project.org/show_bug.cgi?id=491">491</text:a> </text:p>
          </table:table-cell>
          <table:table-cell table:number-columns-repeated="2" office:value-type="date" office:date-value="2007-05-31">
            <text:p>31/05/07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REMI </text:p>
          </table:table-cell>
          <table:table-cell office:value-type="string">
            <text:p>TOL </text:p>
          </table:table-cell>
          <table:table-cell office:value-type="string">
            <text:p>TYPE_Mat </text:p>
          </table:table-cell>
          <table:table-cell table:style-name="ce3" office:value-type="date" office:date-value="2005-01-01">
            <text:p>01/01/05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imply definition of a column matrix returns a row matrix </text:p>
          </table:table-cell>
        </table:table-row>
        <table:table-row table:style-name="ro1">
          <table:table-cell office:value-type="string">
            <text:p><text:a xlink:href="http://bugs.tol-project.org/show_bug.cgi?id=504">504</text:a> </text:p>
          </table:table-cell>
          <table:table-cell table:number-columns-repeated="2" office:value-type="date" office:date-value="2007-08-28">
            <text:p>28/08/07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pgea@bayesinf.com </text:p>
          </table:table-cell>
          <table:table-cell office:value-type="string">
            <text:p>Pedro Ge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Methods() function </text:p>
          </table:table-cell>
        </table:table-row>
        <table:table-row table:style-name="ro1">
          <table:table-cell office:value-type="string">
            <text:p><text:a xlink:href="http://bugs.tol-project.org/show_bug.cgi?id=517">517</text:a> </text:p>
          </table:table-cell>
          <table:table-cell office:value-type="date" office:date-value="2007-10-29">
            <text:p>29/10/07</text:p>
          </table:table-cell>
          <table:table-cell office:value-type="date" office:date-value="2007-11-06">
            <text:p>06/11/07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lmartiles@bayesinf.com </text:p>
          </table:table-cell>
          <table:table-cell office:value-type="string">
            <text:p>L.M. Artiles Mart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Doc </text:p>
          </table:table-cell>
          <table:table-cell office:value-type="string">
            <text:p>Unclassi </text:p>
          </table:table-cell>
          <table:table-cell office:value-type="string">
            <text:p>unspe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missing function descrption </text:p>
          </table:table-cell>
        </table:table-row>
        <table:table-row table:style-name="ro1">
          <table:table-cell office:value-type="string">
            <text:p><text:a xlink:href="http://bugs.tol-project.org/show_bug.cgi?id=567">567</text:a> </text:p>
          </table:table-cell>
          <table:table-cell office:value-type="date" office:date-value="2008-03-20">
            <text:p>20/03/08</text:p>
          </table:table-cell>
          <table:table-cell office:value-type="date" office:date-value="2008-05-19">
            <text:p>19/05/08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Pol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xpand a Ratio makes TOL to crash </text:p>
          </table:table-cell>
        </table:table-row>
        <table:table-row table:style-name="ro1">
          <table:table-cell office:value-type="string">
            <text:p><text:a xlink:href="http://bugs.tol-project.org/show_bug.cgi?id=574">574</text:a> </text:p>
          </table:table-cell>
          <table:table-cell table:number-columns-repeated="2" office:value-type="date" office:date-value="2008-04-18">
            <text:p>18/04/08</text:p>
          </table:table-cell>
          <table:table-cell office:value-type="string">
            <text:p>tri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in TOL starting message </text:p>
          </table:table-cell>
        </table:table-row>
        <table:table-row table:style-name="ro1">
          <table:table-cell office:value-type="string">
            <text:p><text:a xlink:href="http://bugs.tol-project.org/show_bug.cgi?id=603">603</text:a> </text:p>
          </table:table-cell>
          <table:table-cell table:number-columns-repeated="2" office:value-type="date" office:date-value="2008-08-08">
            <text:p>08/08/08</text:p>
          </table:table-cell>
          <table:table-cell office:value-type="string">
            <text:p>blo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ales@bayesinf.com </text:p>
          </table:table-cell>
          <table:table-cell office:value-type="string">
            <text:p>Carlos Perales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erie created with Rand() function change trhough time </text:p>
          </table:table-cell>
        </table:table-row>
        <table:table-row table:style-name="ro1">
          <table:table-cell office:value-type="string">
            <text:p><text:a xlink:href="http://bugs.tol-project.org/show_bug.cgi?id=325">325</text:a> </text:p>
          </table:table-cell>
          <table:table-cell office:value-type="date" office:date-value="2005-10-24">
            <text:p>24/10/05</text:p>
          </table:table-cell>
          <table:table-cell office:value-type="date" office:date-value="2005-10-28">
            <text:p>28/10/05</text:p>
          </table:table-cell>
          <table:table-cell office:value-type="string">
            <text:p>min </text:p>
          </table:table-cell>
          <table:table-cell office:value-type="string">
            <text:p>P4 </text:p>
          </table:table-cell>
          <table:table-cell office:value-type="string">
            <text:p>PC </text:p>
          </table:table-cell>
          <table:table-cell office:value-type="string">
            <text:p>azamorano@tol-project.org </text:p>
          </table:table-cell>
          <table:table-cell office:value-type="string">
            <text:p>Antonio Zamorano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Graphics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 warning message appears when you make a table from a time series graphic </text:p>
          </table:table-cell>
        </table:table-row>
        <table:table-row table:style-name="ro1">
          <table:table-cell office:value-type="string">
            <text:p><text:a xlink:href="http://bugs.tol-project.org/show_bug.cgi?id=42">42</text:a> </text:p>
          </table:table-cell>
          <table:table-cell office:value-type="date" office:date-value="2004-05-18">
            <text:p>18/05/04</text:p>
          </table:table-cell>
          <table:table-cell office:value-type="date" office:date-value="2006-12-04">
            <text:p>04/12/06</text:p>
          </table:table-cell>
          <table:table-cell office:value-type="string">
            <text:p>nor </text:p>
          </table:table-cell>
          <table:table-cell office:value-type="string">
            <text:p>P4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 compile a file without code </text:p>
          </table:table-cell>
        </table:table-row>
        <table:table-row table:style-name="ro1">
          <table:table-cell office:value-type="string">
            <text:p><text:a xlink:href="http://bugs.tol-project.org/show_bug.cgi?id=262">262</text:a> </text:p>
          </table:table-cell>
          <table:table-cell office:value-type="date" office:date-value="2005-05-13">
            <text:p>13/05/05</text:p>
          </table:table-cell>
          <table:table-cell office:value-type="date" office:date-value="2006-12-05">
            <text:p>05/12/06</text:p>
          </table:table-cell>
          <table:table-cell office:value-type="string">
            <text:p>min </text:p>
          </table:table-cell>
          <table:table-cell office:value-type="string">
            <text:p>P4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Cod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ifferent out grammar makes TOL to crash with FindCode </text:p>
          </table:table-cell>
        </table:table-row>
        <table:table-row table:style-name="ro1">
          <table:table-cell office:value-type="string">
            <text:p><text:a xlink:href="http://bugs.tol-project.org/show_bug.cgi?id=547">547</text:a> </text:p>
          </table:table-cell>
          <table:table-cell table:number-columns-repeated="2" office:value-type="date" office:date-value="2008-01-11">
            <text:p>11/01/08</text:p>
          </table:table-cell>
          <table:table-cell office:value-type="string">
            <text:p>nor </text:p>
          </table:table-cell>
          <table:table-cell office:value-type="string">
            <text:p>P4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table:style-name="ce3" office:value-type="date" office:date-value="2006-01-01">
            <text:p>01/01/06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extOccurrences does not find strings with size greater than 1 char </text:p>
          </table:table-cell>
        </table:table-row>
        <table:table-row table:style-name="ro1">
          <table:table-cell office:value-type="string">
            <text:p><text:a xlink:href="http://bugs.tol-project.org/show_bug.cgi?id=188">188</text:a> </text:p>
          </table:table-cell>
          <table:table-cell office:value-type="date" office:date-value="2004-10-25">
            <text:p>25/10/04</text:p>
          </table:table-cell>
          <table:table-cell office:value-type="date" office:date-value="2006-05-11">
            <text:p>11/05/06</text:p>
          </table:table-cell>
          <table:table-cell office:value-type="string">
            <text:p>min </text:p>
          </table:table-cell>
          <table:table-cell office:value-type="string">
            <text:p>P4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Initiali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Opening non-existing files from command line </text:p>
          </table:table-cell>
        </table:table-row>
        <table:table-row table:style-name="ro1">
          <table:table-cell office:value-type="string">
            <text:p><text:a xlink:href="http://bugs.tol-project.org/show_bug.cgi?id=266">266</text:a> </text:p>
          </table:table-cell>
          <table:table-cell office:value-type="date" office:date-value="2005-05-20">
            <text:p>20/05/05</text:p>
          </table:table-cell>
          <table:table-cell office:value-type="date" office:date-value="2007-11-06">
            <text:p>06/11/07</text:p>
          </table:table-cell>
          <table:table-cell office:value-type="string">
            <text:p>enh </text:p>
          </table:table-cell>
          <table:table-cell office:value-type="string">
            <text:p>P4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asalafranca@bayesinf.com </text:p>
          </table:table-cell>
          <table:table-cell office:value-type="string">
            <text:p>Alfons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Project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ecopile in 'Archivos incluidos' window with F8 </text:p>
          </table:table-cell>
        </table:table-row>
        <table:table-row table:style-name="ro1">
          <table:table-cell office:value-type="string">
            <text:p><text:a xlink:href="http://bugs.tol-project.org/show_bug.cgi?id=373">373</text:a> </text:p>
          </table:table-cell>
          <table:table-cell office:value-type="date" office:date-value="2006-03-28">
            <text:p>28/03/06</text:p>
          </table:table-cell>
          <table:table-cell office:value-type="date" office:date-value="2006-04-20">
            <text:p>20/04/06</text:p>
          </table:table-cell>
          <table:table-cell office:value-type="string">
            <text:p>enh </text:p>
          </table:table-cell>
          <table:table-cell office:value-type="string">
            <text:p>P4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LATE </text:p>
          </table:table-cell>
          <table:table-cell office:value-type="string">
            <text:p>Tol-Base </text:p>
          </table:table-cell>
          <table:table-cell office:value-type="string">
            <text:p>Object i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Object inspector can't remember the width of the columns </text:p>
          </table:table-cell>
        </table:table-row>
        <table:table-row table:style-name="ro1">
          <table:table-cell office:value-type="string">
            <text:p><text:a xlink:href="http://bugs.tol-project.org/show_bug.cgi?id=20">20</text:a> </text:p>
          </table:table-cell>
          <table:table-cell office:value-type="date" office:date-value="2004-04-02">
            <text:p>02/04/04</text:p>
          </table:table-cell>
          <table:table-cell office:value-type="date" office:date-value="2006-12-04">
            <text:p>04/12/06</text:p>
          </table:table-cell>
          <table:table-cell office:value-type="string">
            <text:p>enh </text:p>
          </table:table-cell>
          <table:table-cell office:value-type="string">
            <text:p>P5 </text:p>
          </table:table-cell>
          <table:table-cell office:value-type="string">
            <text:p>All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manuelb@tol-project.org </text:p>
          </table:table-cell>
          <table:table-cell office:value-type="string">
            <text:p>Manuel Balderrába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Rea </text:p>
          </table:table-cell>
          <table:table-cell office:value-type="string">
            <text:p>undef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logical, relational and arithmetic functions behaviour. </text:p>
          </table:table-cell>
        </table:table-row>
        <table:table-row table:style-name="ro1">
          <table:table-cell office:value-type="string">
            <text:p><text:a xlink:href="http://bugs.tol-project.org/show_bug.cgi?id=37">37</text:a> </text:p>
          </table:table-cell>
          <table:table-cell office:value-type="date" office:date-value="2004-05-10">
            <text:p>10/05/04</text:p>
          </table:table-cell>
          <table:table-cell office:value-type="date" office:date-value="2006-12-04">
            <text:p>04/12/06</text:p>
          </table:table-cell>
          <table:table-cell office:value-type="string">
            <text:p>tri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jgallardo@bayesinf.com </text:p>
          </table:table-cell>
          <table:table-cell office:value-type="string">
            <text:p>Javier Gallard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variable name superior to the 267 characters </text:p>
          </table:table-cell>
        </table:table-row>
        <table:table-row table:style-name="ro1">
          <table:table-cell office:value-type="string">
            <text:p><text:a xlink:href="http://bugs.tol-project.org/show_bug.cgi?id=69">69</text:a> </text:p>
          </table:table-cell>
          <table:table-cell office:value-type="date" office:date-value="2004-06-09">
            <text:p>09/06/04</text:p>
          </table:table-cell>
          <table:table-cell office:value-type="date" office:date-value="2006-12-04">
            <text:p>04/12/06</text:p>
          </table:table-cell>
          <table:table-cell office:value-type="string">
            <text:p>tri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ex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n orthographic mistake in the description of 'ToName' </text:p>
          </table:table-cell>
        </table:table-row>
        <table:table-row table:style-name="ro1">
          <table:table-cell office:value-type="string">
            <text:p><text:a xlink:href="http://bugs.tol-project.org/show_bug.cgi?id=146">146</text:a> </text:p>
          </table:table-cell>
          <table:table-cell office:value-type="date" office:date-value="2004-09-13">
            <text:p>13/09/04</text:p>
          </table:table-cell>
          <table:table-cell office:value-type="date" office:date-value="2006-12-05">
            <text:p>05/12/06</text:p>
          </table:table-cell>
          <table:table-cell office:value-type="string">
            <text:p>nor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General scope error </text:p>
          </table:table-cell>
        </table:table-row>
        <table:table-row table:style-name="ro1">
          <table:table-cell office:value-type="string">
            <text:p><text:a xlink:href="http://bugs.tol-project.org/show_bug.cgi?id=203">203</text:a> </text:p>
          </table:table-cell>
          <table:table-cell office:value-type="date" office:date-value="2004-11-27">
            <text:p>27/11/04</text:p>
          </table:table-cell>
          <table:table-cell office:value-type="date" office:date-value="2006-12-05">
            <text:p>05/12/06</text:p>
          </table:table-cell>
          <table:table-cell office:value-type="string">
            <text:p>tri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ex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ERROR in ToName functions </text:p>
          </table:table-cell>
        </table:table-row>
        <table:table-row table:style-name="ro1">
          <table:table-cell office:value-type="string">
            <text:p><text:a xlink:href="http://bugs.tol-project.org/show_bug.cgi?id=214">214</text:a> </text:p>
          </table:table-cell>
          <table:table-cell office:value-type="date" office:date-value="2005-01-19">
            <text:p>19/01/05</text:p>
          </table:table-cell>
          <table:table-cell office:value-type="date" office:date-value="2005-01-22">
            <text:p>22/01/05</text:p>
          </table:table-cell>
          <table:table-cell office:value-type="string">
            <text:p>enh </text:p>
          </table:table-cell>
          <table:table-cell office:value-type="string">
            <text:p>P5 </text:p>
          </table:table-cell>
          <table:table-cell office:value-type="string">
            <text:p>All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Any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MakeGlobal could improve its behavior </text:p>
          </table:table-cell>
        </table:table-row>
        <table:table-row table:style-name="ro1">
          <table:table-cell office:value-type="string">
            <text:p><text:a xlink:href="http://bugs.tol-project.org/show_bug.cgi?id=216">216</text:a> </text:p>
          </table:table-cell>
          <table:table-cell office:value-type="date" office:date-value="2005-01-21">
            <text:p>21/01/05</text:p>
          </table:table-cell>
          <table:table-cell office:value-type="date" office:date-value="2006-12-05">
            <text:p>05/12/06</text:p>
          </table:table-cell>
          <table:table-cell office:value-type="string">
            <text:p>min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ex </text:p>
          </table:table-cell>
          <table:table-cell table:style-name="ce3" office:value-type="date" office:date-value="2002-01-01">
            <text:p>01/01/02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Function "Text Argumets". It does not use the optional parameters </text:p>
          </table:table-cell>
        </table:table-row>
        <table:table-row table:style-name="ro1">
          <table:table-cell office:value-type="string">
            <text:p><text:a xlink:href="http://bugs.tol-project.org/show_bug.cgi?id=250">250</text:a> </text:p>
          </table:table-cell>
          <table:table-cell office:value-type="date" office:date-value="2005-03-22">
            <text:p>22/03/05</text:p>
          </table:table-cell>
          <table:table-cell office:value-type="date" office:date-value="2006-12-07">
            <text:p>07/12/06</text:p>
          </table:table-cell>
          <table:table-cell office:value-type="string">
            <text:p>maj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maalamo@bayesinf.com </text:p>
          </table:table-cell>
          <table:table-cell office:value-type="string">
            <text:p>Miguel Angel Alam... </text:p>
          </table:table-cell>
          <table:table-cell office:value-type="string">
            <text:p>RESO </text:p>
          </table:table-cell>
          <table:table-cell office:value-type="string">
            <text:p>REMI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he function "While" is aproximately 4 times slower than the function "For" or "Eval" </text:p>
          </table:table-cell>
        </table:table-row>
        <table:table-row table:style-name="ro1">
          <table:table-cell office:value-type="string">
            <text:p><text:a xlink:href="http://bugs.tol-project.org/show_bug.cgi?id=309">309</text:a> </text:p>
          </table:table-cell>
          <table:table-cell table:number-columns-repeated="2" office:value-type="date" office:date-value="2005-09-27">
            <text:p>27/09/05</text:p>
          </table:table-cell>
          <table:table-cell office:value-type="string">
            <text:p>tri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atorre@bayesinf.com </text:p>
          </table:table-cell>
          <table:table-cell office:value-type="string">
            <text:p>Alfredo Torre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PutStructure doesn't work </text:p>
          </table:table-cell>
        </table:table-row>
        <table:table-row table:style-name="ro1">
          <table:table-cell office:value-type="string">
            <text:p><text:a xlink:href="http://bugs.tol-project.org/show_bug.cgi?id=319">319</text:a> </text:p>
          </table:table-cell>
          <table:table-cell office:value-type="date" office:date-value="2005-10-14">
            <text:p>14/10/05</text:p>
          </table:table-cell>
          <table:table-cell office:value-type="date" office:date-value="2006-05-04">
            <text:p>04/05/06</text:p>
          </table:table-cell>
          <table:table-cell office:value-type="string">
            <text:p>enh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t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truct function can yield a TOL failure </text:p>
          </table:table-cell>
        </table:table-row>
        <table:table-row table:style-name="ro1">
          <table:table-cell office:value-type="string">
            <text:p><text:a xlink:href="http://bugs.tol-project.org/show_bug.cgi?id=405">405</text:a> </text:p>
          </table:table-cell>
          <table:table-cell office:value-type="date" office:date-value="2006-06-08">
            <text:p>08/06/06</text:p>
          </table:table-cell>
          <table:table-cell office:value-type="date" office:date-value="2006-12-07">
            <text:p>07/12/06</text:p>
          </table:table-cell>
          <table:table-cell office:value-type="string">
            <text:p>tri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danirus@tol-project.org </text:p>
          </table:table-cell>
          <table:table-cell office:value-type="string">
            <text:p>Daniel Rus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wrong message of error in enclosing columns </text:p>
          </table:table-cell>
        </table:table-row>
        <table:table-row table:style-name="ro1">
          <table:table-cell office:value-type="string">
            <text:p><text:a xlink:href="http://bugs.tol-project.org/show_bug.cgi?id=133">133</text:a> </text:p>
          </table:table-cell>
          <table:table-cell office:value-type="date" office:date-value="2004-08-24">
            <text:p>24/08/04</text:p>
          </table:table-cell>
          <table:table-cell office:value-type="date" office:date-value="2004-08-25">
            <text:p>25/08/04</text:p>
          </table:table-cell>
          <table:table-cell office:value-type="string">
            <text:p>cri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hamoros@bayesinf.com </text:p>
          </table:table-cell>
          <table:table-cell office:value-type="string">
            <text:p>Hugo </text:p>
          </table:table-cell>
          <table:table-cell office:value-type="string">
            <text:p>libarra@bayesinf.com </text:p>
          </table:table-cell>
          <table:table-cell office:value-type="string">
            <text:p>Lander Ibarr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Project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I Can´t to add any node into a new TOL project. </text:p>
          </table:table-cell>
        </table:table-row>
        <table:table-row table:style-name="ro1">
          <table:table-cell office:value-type="string">
            <text:p><text:a xlink:href="http://bugs.tol-project.org/show_bug.cgi?id=16">16</text:a> </text:p>
          </table:table-cell>
          <table:table-cell office:value-type="date" office:date-value="2004-03-30">
            <text:p>30/03/04</text:p>
          </table:table-cell>
          <table:table-cell office:value-type="date" office:date-value="2006-04-19">
            <text:p>19/04/06</text:p>
          </table:table-cell>
          <table:table-cell office:value-type="string">
            <text:p>tri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ad work of Ctrl button </text:p>
          </table:table-cell>
        </table:table-row>
        <table:table-row table:style-name="ro1">
          <table:table-cell office:value-type="string">
            <text:p><text:a xlink:href="http://bugs.tol-project.org/show_bug.cgi?id=353">353</text:a> </text:p>
          </table:table-cell>
          <table:table-cell office:value-type="date" office:date-value="2006-02-09">
            <text:p>09/02/06</text:p>
          </table:table-cell>
          <table:table-cell office:value-type="date" office:date-value="2006-04-19">
            <text:p>19/04/06</text:p>
          </table:table-cell>
          <table:table-cell office:value-type="string">
            <text:p>enh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jgarcia@bayesinf.com </text:p>
          </table:table-cell>
          <table:table-cell office:value-type="string">
            <text:p>Jaime García </text:p>
          </table:table-cell>
          <table:table-cell office:value-type="string">
            <text:p>asalafranca@bayesinf.com </text:p>
          </table:table-cell>
          <table:table-cell office:value-type="string">
            <text:p>Alfons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Editor </text:p>
          </table:table-cell>
          <table:table-cell office:value-type="string">
            <text:p>cvs-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intaxis check error window can`t be closed with 'Esc' key </text:p>
          </table:table-cell>
        </table:table-row>
        <table:table-row table:style-name="ro1">
          <table:table-cell office:value-type="string">
            <text:p><text:a xlink:href="http://bugs.tol-project.org/show_bug.cgi?id=48">48</text:a> </text:p>
          </table:table-cell>
          <table:table-cell office:value-type="date" office:date-value="2004-05-21">
            <text:p>21/05/04</text:p>
          </table:table-cell>
          <table:table-cell office:value-type="date" office:date-value="2004-05-28">
            <text:p>28/05/04</text:p>
          </table:table-cell>
          <table:table-cell office:value-type="string">
            <text:p>enh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josp.jorge@gmail.com </text:p>
          </table:table-cell>
          <table:table-cell office:value-type="string">
            <text:p>Jorge Pérez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REMI </text:p>
          </table:table-cell>
          <table:table-cell office:value-type="string">
            <text:p>Tol-Base </text:p>
          </table:table-cell>
          <table:table-cell office:value-type="string">
            <text:p>Object i </text:p>
          </table:table-cell>
          <table:table-cell office:value-type="string">
            <text:p>undef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could be possible to make a copy of the object inspector? </text:p>
          </table:table-cell>
        </table:table-row>
        <table:table-row table:style-name="ro1">
          <table:table-cell office:value-type="string">
            <text:p><text:a xlink:href="http://bugs.tol-project.org/show_bug.cgi?id=291">291</text:a> </text:p>
          </table:table-cell>
          <table:table-cell office:value-type="date" office:date-value="2005-08-23">
            <text:p>23/08/05</text:p>
          </table:table-cell>
          <table:table-cell office:value-type="date" office:date-value="2006-04-21">
            <text:p>21/04/06</text:p>
          </table:table-cell>
          <table:table-cell office:value-type="string">
            <text:p>tri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cpaz@bayesforecast.com </text:p>
          </table:table-cell>
          <table:table-cell office:value-type="string">
            <text:p>Christian Pa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-Base </text:p>
          </table:table-cell>
          <table:table-cell office:value-type="string">
            <text:p>Object i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BDT Inclusion from Network Path </text:p>
          </table:table-cell>
        </table:table-row>
        <table:table-row table:style-name="ro1">
          <table:table-cell office:value-type="string">
            <text:p><text:a xlink:href="http://bugs.tol-project.org/show_bug.cgi?id=190">190</text:a> </text:p>
          </table:table-cell>
          <table:table-cell office:value-type="date" office:date-value="2004-10-28">
            <text:p>28/10/04</text:p>
          </table:table-cell>
          <table:table-cell office:value-type="date" office:date-value="2006-12-02">
            <text:p>02/12/06</text:p>
          </table:table-cell>
          <table:table-cell office:value-type="string">
            <text:p>enh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table:style-name="ce3" office:value-type="date" office:date-value="2001-01-01">
            <text:p>01/01/01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In order to improve the error messages </text:p>
          </table:table-cell>
        </table:table-row>
        <table:table-row table:style-name="ro1">
          <table:table-cell office:value-type="string">
            <text:p><text:a xlink:href="http://bugs.tol-project.org/show_bug.cgi?id=271">271</text:a> </text:p>
          </table:table-cell>
          <table:table-cell office:value-type="date" office:date-value="2005-05-27">
            <text:p>27/05/05</text:p>
          </table:table-cell>
          <table:table-cell office:value-type="date" office:date-value="2006-12-02">
            <text:p>02/12/06</text:p>
          </table:table-cell>
          <table:table-cell office:value-type="string">
            <text:p>nor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asalafranca@bayesinf.com </text:p>
          </table:table-cell>
          <table:table-cell office:value-type="string">
            <text:p>Alfons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im </text:p>
          </table:table-cell>
          <table:table-cell table:style-name="ce3" office:value-type="date" office:date-value="2003-01-01">
            <text:p>01/01/03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Tol crushes witn a negative Succ() - In() TimeSet </text:p>
          </table:table-cell>
        </table:table-row>
        <table:table-row table:style-name="ro1">
          <table:table-cell office:value-type="string">
            <text:p><text:a xlink:href="http://bugs.tol-project.org/show_bug.cgi?id=312">312</text:a> </text:p>
          </table:table-cell>
          <table:table-cell office:value-type="date" office:date-value="2005-09-30">
            <text:p>30/09/05</text:p>
          </table:table-cell>
          <table:table-cell office:value-type="date" office:date-value="2006-12-02">
            <text:p>02/12/06</text:p>
          </table:table-cell>
          <table:table-cell office:value-type="string">
            <text:p>enh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imendez@bayesinf.com </text:p>
          </table:table-cell>
          <table:table-cell office:value-type="string">
            <text:p>Iván Méndez Ruzafa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Dat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n improvement for TextToDate function </text:p>
          </table:table-cell>
        </table:table-row>
        <table:table-row table:style-name="ro1">
          <table:table-cell office:value-type="string">
            <text:p><text:a xlink:href="http://bugs.tol-project.org/show_bug.cgi?id=347">347</text:a> </text:p>
          </table:table-cell>
          <table:table-cell office:value-type="date" office:date-value="2006-01-26">
            <text:p>26/01/06</text:p>
          </table:table-cell>
          <table:table-cell office:value-type="date" office:date-value="2006-12-07">
            <text:p>07/12/06</text:p>
          </table:table-cell>
          <table:table-cell office:value-type="string">
            <text:p>tri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asalafranca@bayesinf.com </text:p>
          </table:table-cell>
          <table:table-cell office:value-type="string">
            <text:p>Alfons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night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Syntax analyser , can not find this error </text:p>
          </table:table-cell>
        </table:table-row>
        <table:table-row table:style-name="ro1">
          <table:table-cell office:value-type="string">
            <text:p><text:a xlink:href="http://bugs.tol-project.org/show_bug.cgi?id=355">355</text:a> </text:p>
          </table:table-cell>
          <table:table-cell table:number-columns-repeated="2" office:value-type="date" office:date-value="2006-02-16">
            <text:p>16/02/06</text:p>
          </table:table-cell>
          <table:table-cell office:value-type="string">
            <text:p>maj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mlocubiche@bayesinf.com </text:p>
          </table:table-cell>
          <table:table-cell office:value-type="string">
            <text:p>Manuel Locubiche ... </text:p>
          </table:table-cell>
          <table:table-cell office:value-type="string">
            <text:p>RESO </text:p>
          </table:table-cell>
          <table:table-cell office:value-type="string">
            <text:p>INVA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A problem whith CalInd sintax </text:p>
          </table:table-cell>
        </table:table-row>
        <table:table-row table:style-name="ro1">
          <table:table-cell office:value-type="string">
            <text:p><text:a xlink:href="http://bugs.tol-project.org/show_bug.cgi?id=366">366</text:a> </text:p>
          </table:table-cell>
          <table:table-cell office:value-type="date" office:date-value="2006-03-15">
            <text:p>15/03/06</text:p>
          </table:table-cell>
          <table:table-cell office:value-type="date" office:date-value="2006-12-07">
            <text:p>07/12/06</text:p>
          </table:table-cell>
          <table:table-cell office:value-type="string">
            <text:p>tri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csoto@tol-project.org </text:p>
          </table:table-cell>
          <table:table-cell office:value-type="string">
            <text:p>Roberto Cuesta Soto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Tex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Description of the FirstToUpper function </text:p>
          </table:table-cell>
        </table:table-row>
        <table:table-row table:style-name="ro1">
          <table:table-cell office:value-type="string">
            <text:p><text:a xlink:href="http://bugs.tol-project.org/show_bug.cgi?id=400">400</text:a> </text:p>
          </table:table-cell>
          <table:table-cell office:value-type="date" office:date-value="2006-05-26">
            <text:p>26/05/06</text:p>
          </table:table-cell>
          <table:table-cell office:value-type="date" office:date-value="2006-12-07">
            <text:p>07/12/06</text:p>
          </table:table-cell>
          <table:table-cell office:value-type="string">
            <text:p>blo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Ser </text:p>
          </table:table-cell>
          <table:table-cell office:value-type="string">
            <text:p>cvs 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Void cells in bdt's causes bad series reading </text:p>
          </table:table-cell>
        </table:table-row>
        <table:table-row table:style-name="ro1">
          <table:table-cell office:value-type="string">
            <text:p><text:a xlink:href="http://bugs.tol-project.org/show_bug.cgi?id=419">419</text:a> </text:p>
          </table:table-cell>
          <table:table-cell office:value-type="date" office:date-value="2006-07-19">
            <text:p>19/07/06</text:p>
          </table:table-cell>
          <table:table-cell office:value-type="date" office:date-value="2006-12-02">
            <text:p>02/12/06</text:p>
          </table:table-cell>
          <table:table-cell office:value-type="string">
            <text:p>min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giken019@yahoo.com </text:p>
          </table:table-cell>
          <table:table-cell office:value-type="string">
            <text:p>JC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TYPE_Any </text:p>
          </table:table-cell>
          <table:table-cell office:value-type="string">
            <text:p>undef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Problem with BinGroup </text:p>
          </table:table-cell>
        </table:table-row>
        <table:table-row table:style-name="ro1">
          <table:table-cell office:value-type="string">
            <text:p><text:a xlink:href="http://bugs.tol-project.org/show_bug.cgi?id=454">454</text:a> </text:p>
          </table:table-cell>
          <table:table-cell office:value-type="date" office:date-value="2006-12-01">
            <text:p>01/12/06</text:p>
          </table:table-cell>
          <table:table-cell office:value-type="date" office:date-value="2006-12-02">
            <text:p>02/12/06</text:p>
          </table:table-cell>
          <table:table-cell office:value-type="string">
            <text:p>min </text:p>
          </table:table-cell>
          <table:table-cell office:value-type="string">
            <text:p>P5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cperez@bayesinf.com </text:p>
          </table:table-cell>
          <table:table-cell office:value-type="string">
            <text:p>César Pérez </text:p>
          </table:table-cell>
          <table:table-cell office:value-type="string">
            <text:p>RESO </text:p>
          </table:table-cell>
          <table:table-cell office:value-type="string">
            <text:p>FIXE </text:p>
          </table:table-cell>
          <table:table-cell office:value-type="string">
            <text:p>TOL </text:p>
          </table:table-cell>
          <table:table-cell office:value-type="string">
            <text:p>Unclassi </text:p>
          </table:table-cell>
          <table:table-cell table:style-name="ce3" office:value-type="date" office:date-value="2004-01-01">
            <text:p>01/01/04</text:p>
          </table:table-cell>
          <table:table-cell office:value-type="string">
            <text:p>Wind </text:p>
          </table:table-cell>
          <table:table-cell office:value-type="float" office:value="0">
            <text:p>0</text:p>
          </table:table-cell>
          <table:table-cell office:value-type="string">
            <text:p>Mysterious error message </text:p>
          </table:table-cell>
        </table:table-row>
        <table:table-row table:style-name="ro1">
          <table:table-cell office:value-type="string">
            <text:p><text:a xlink:href="http://bugs.tol-project.org/show_bug.cgi?id=435">435</text:a> </text:p>
          </table:table-cell>
          <table:table-cell office:value-type="date" office:date-value="2006-10-16">
            <text:p>16/10/06</text:p>
          </table:table-cell>
          <table:table-cell office:value-type="date" office:date-value="2006-12-07">
            <text:p>07/12/06</text:p>
          </table:table-cell>
          <table:table-cell office:value-type="string">
            <text:p>blo </text:p>
          </table:table-cell>
          <table:table-cell office:value-type="string">
            <text:p>P1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jimarin@bayesinf.com </text:p>
          </table:table-cell>
          <table:table-cell office:value-type="string">
            <text:p>Jose Ignacio Marín </text:p>
          </table:table-cell>
          <table:table-cell office:value-type="string">
            <text:p>CLOS </text:p>
          </table:table-cell>
          <table:table-cell office:value-type="string">
            <text:p>REMI </text:p>
          </table:table-cell>
          <table:table-cell office:value-type="string">
            <text:p>TOL </text:p>
          </table:table-cell>
          <table:table-cell office:value-type="string">
            <text:p>ENGINE_P </text:p>
          </table:table-cell>
          <table:table-cell office:value-type="string">
            <text:p>cvs </text:p>
          </table:table-cell>
          <table:table-cell office:value-type="string">
            <text:p>All </text:p>
          </table:table-cell>
          <table:table-cell office:value-type="float" office:value="0">
            <text:p>0</text:p>
          </table:table-cell>
          <table:table-cell office:value-type="string">
            <text:p>Struct doing weird things... </text:p>
          </table:table-cell>
        </table:table-row>
        <table:table-row table:style-name="ro1">
          <table:table-cell office:value-type="string">
            <text:p><text:a xlink:href="http://bugs.tol-project.org/show_bug.cgi?id=375">375</text:a> </text:p>
          </table:table-cell>
          <table:table-cell office:value-type="date" office:date-value="2006-03-29">
            <text:p>29/03/06</text:p>
          </table:table-cell>
          <table:table-cell office:value-type="date" office:date-value="2006-12-07">
            <text:p>07/12/06</text:p>
          </table:table-cell>
          <table:table-cell office:value-type="string">
            <text:p>nor </text:p>
          </table:table-cell>
          <table:table-cell office:value-type="string">
            <text:p>P3 </text:p>
          </table:table-cell>
          <table:table-cell office:value-type="string">
            <text:p>PC </text:p>
          </table:table-cell>
          <table:table-cell office:value-type="string">
            <text:p>vdebuen@tol-project.org </text:p>
          </table:table-cell>
          <table:table-cell office:value-type="string">
            <text:p>Víctor de Buen Re... </text:p>
          </table:table-cell>
          <table:table-cell office:value-type="string">
            <text:p>azamorano@tol-project.org </text:p>
          </table:table-cell>
          <table:table-cell office:value-type="string">
            <text:p>Antonio Zamorano </text:p>
          </table:table-cell>
          <table:table-cell office:value-type="string">
            <text:p>CLOS </text:p>
          </table:table-cell>
          <table:table-cell office:value-type="string">
            <text:p>REMI </text:p>
          </table:table-cell>
          <table:table-cell office:value-type="string">
            <text:p>TOL </text:p>
          </table:table-cell>
          <table:table-cell office:value-type="string">
            <text:p>INSTALL </text:p>
          </table:table-cell>
          <table:table-cell office:value-type="string">
            <text:p>cvs </text:p>
          </table:table-cell>
          <table:table-cell office:value-type="string">
            <text:p>Linu </text:p>
          </table:table-cell>
          <table:table-cell office:value-type="float" office:value="0">
            <text:p>0</text:p>
          </table:table-cell>
          <table:table-cell office:value-type="string">
            <text:p>Compilation errors 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7">17/10/2008</text:date>, <text:time>19:53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Victor de Buen</meta:initial-creator>
    <meta:creation-date>2008-10-17T19:48:00</meta:creation-date>
    <dc:creator>Victor de Buen</dc:creator>
    <dc:date>2008-10-17T19:53:10</dc:date>
    <meta:editing-cycles>1</meta:editing-cycles>
    <meta:editing-duration>PT5M16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10718"/>
  </office:meta>
</office:document-meta>
</file>